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52.92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erature20200426_074339" table:style-name="ta1">
        <table:shapes>
          <draw:frame draw:z-index="0" draw:style-name="gr1" draw:text-style-name="P1" svg:width="291.97mm" svg:height="137.86mm" svg:x="299.1mm" svg:y="26.83mm">
            <draw:object draw:notify-on-update-of-ranges="temperature20200426_074339.A1:temperature20200426_074339.A1 temperature20200426_074339.A2:temperature20200426_074339.A811 temperature20200426_074339.B1:temperature20200426_074339.B1 temperature20200426_074339.B2:temperature20200426_074339.B811 temperature20200426_074339.C1:temperature20200426_074339.C1 temperature20200426_074339.C2:temperature20200426_074339.C8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[min]</text:p>
          </table:table-cell>
          <table:table-cell office:value-type="string" calcext:value-type="string">
            <text:p>Temperature[°C]</text:p>
          </table:table-cell>
          <table:table-cell office:value-type="string" calcext:value-type="string">
            <text:p>Reference Temperature[°C]</text:p>
          </table:table-cell>
          <table:table-cell office:value-type="string" calcext:value-type="string">
            <text:p>Power[W]</text:p>
          </table:table-cell>
          <table:table-cell office:value-type="string" calcext:value-type="string">
            <text:p>Observer state Temperature[°C]</text:p>
          </table:table-cell>
          <table:table-cell office:value-type="string" calcext:value-type="string">
            <text:p>Observer state Power[W]</text:p>
          </table:table-cell>
          <table:table-cell office:value-type="string" calcext:value-type="string">
            <text:p>Observer state Ambient temperature[°C]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1500" calcext:value-type="float">
            <text:p>1500</text:p>
          </table:table-cell>
          <table:table-cell office:value-type="float" office:value="41.4071628508188" calcext:value-type="float">
            <text:p>41.4071628508188</text:p>
          </table:table-cell>
          <table:table-cell office:value-type="float" office:value="189.71604966407" calcext:value-type="float">
            <text:p>189.71604966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1500" calcext:value-type="float">
            <text:p>1500</text:p>
          </table:table-cell>
          <table:table-cell office:value-type="float" office:value="50.5269021219888" calcext:value-type="float">
            <text:p>50.5269021219888</text:p>
          </table:table-cell>
          <table:table-cell office:value-type="float" office:value="269.999589413312" calcext:value-type="float">
            <text:p>269.999589413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1500" calcext:value-type="float">
            <text:p>1500</text:p>
          </table:table-cell>
          <table:table-cell office:value-type="float" office:value="53.6585790505967" calcext:value-type="float">
            <text:p>53.6585790505967</text:p>
          </table:table-cell>
          <table:table-cell office:value-type="float" office:value="332.226598059061" calcext:value-type="float">
            <text:p>332.2265980590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867" calcext:value-type="float">
            <text:p>867</text:p>
          </table:table-cell>
          <table:table-cell office:value-type="float" office:value="54.7255569964817" calcext:value-type="float">
            <text:p>54.7255569964817</text:p>
          </table:table-cell>
          <table:table-cell office:value-type="float" office:value="395.579382486108" calcext:value-type="float">
            <text:p>395.579382486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108368957774" calcext:value-type="float">
            <text:p>55.108368957774</text:p>
          </table:table-cell>
          <table:table-cell office:value-type="float" office:value="413.162151058771" calcext:value-type="float">
            <text:p>413.1621510587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2367406080348" calcext:value-type="float">
            <text:p>55.2367406080348</text:p>
          </table:table-cell>
          <table:table-cell office:value-type="float" office:value="399.217119412591" calcext:value-type="float">
            <text:p>399.2171194125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2800642373517" calcext:value-type="float">
            <text:p>55.2800642373517</text:p>
          </table:table-cell>
          <table:table-cell office:value-type="float" office:value="384.399358434872" calcext:value-type="float">
            <text:p>384.3993584348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3238308895516" calcext:value-type="float">
            <text:p>55.3238308895516</text:p>
          </table:table-cell>
          <table:table-cell office:value-type="float" office:value="370.406616904405" calcext:value-type="float">
            <text:p>370.4066169044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3594548225998" calcext:value-type="float">
            <text:p>55.3594548225998</text:p>
          </table:table-cell>
          <table:table-cell office:value-type="float" office:value="356.578914961419" calcext:value-type="float">
            <text:p>356.5789149614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3832127482876" calcext:value-type="float">
            <text:p>55.3832127482876</text:p>
          </table:table-cell>
          <table:table-cell office:value-type="float" office:value="343.458993808796" calcext:value-type="float">
            <text:p>343.4589938087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4417502694076" calcext:value-type="float">
            <text:p>55.4417502694076</text:p>
          </table:table-cell>
          <table:table-cell office:value-type="float" office:value="330.934257816864" calcext:value-type="float">
            <text:p>330.9342578168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4533205626629" calcext:value-type="float">
            <text:p>55.4533205626629</text:p>
          </table:table-cell>
          <table:table-cell office:value-type="float" office:value="319.883014810781" calcext:value-type="float">
            <text:p>319.883014810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4492900105788" calcext:value-type="float">
            <text:p>55.4492900105788</text:p>
          </table:table-cell>
          <table:table-cell office:value-type="float" office:value="307.671315970044" calcext:value-type="float">
            <text:p>307.6713159700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.4746951938009" calcext:value-type="float">
            <text:p>55.4746951938009</text:p>
          </table:table-cell>
          <table:table-cell office:value-type="float" office:value="296.349059463847" calcext:value-type="float">
            <text:p>296.3490594638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.4823006269554" calcext:value-type="float">
            <text:p>55.4823006269554</text:p>
          </table:table-cell>
          <table:table-cell office:value-type="float" office:value="285.371858228415" calcext:value-type="float">
            <text:p>285.3718582284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5.4838081634237" calcext:value-type="float">
            <text:p>55.4838081634237</text:p>
          </table:table-cell>
          <table:table-cell office:value-type="float" office:value="274.755472940114" calcext:value-type="float">
            <text:p>274.755472940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5.4832437139874" calcext:value-type="float">
            <text:p>55.4832437139874</text:p>
          </table:table-cell>
          <table:table-cell office:value-type="float" office:value="264.596003770587" calcext:value-type="float">
            <text:p>264.596003770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55.482027584162" calcext:value-type="float">
            <text:p>55.482027584162</text:p>
          </table:table-cell>
          <table:table-cell office:value-type="float" office:value="254.975192820003" calcext:value-type="float">
            <text:p>254.975192820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.4806530773027" calcext:value-type="float">
            <text:p>55.4806530773027</text:p>
          </table:table-cell>
          <table:table-cell office:value-type="float" office:value="245.927643258534" calcext:value-type="float">
            <text:p>245.9276432585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5.4793734336495" calcext:value-type="float">
            <text:p>55.4793734336495</text:p>
          </table:table-cell>
          <table:table-cell office:value-type="float" office:value="237.986647004927" calcext:value-type="float">
            <text:p>237.9866470049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5.4780140505602" calcext:value-type="float">
            <text:p>55.4780140505602</text:p>
          </table:table-cell>
          <table:table-cell office:value-type="float" office:value="229.72683287822" calcext:value-type="float">
            <text:p>229.726832878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5.4766717504459" calcext:value-type="float">
            <text:p>55.4766717504459</text:p>
          </table:table-cell>
          <table:table-cell office:value-type="float" office:value="221.616330796411" calcext:value-type="float">
            <text:p>221.6163307964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.4754285602504" calcext:value-type="float">
            <text:p>55.4754285602504</text:p>
          </table:table-cell>
          <table:table-cell office:value-type="float" office:value="214.144583504026" calcext:value-type="float">
            <text:p>214.1445835040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5.4742371683113" calcext:value-type="float">
            <text:p>55.4742371683113</text:p>
          </table:table-cell>
          <table:table-cell office:value-type="float" office:value="206.995540022064" calcext:value-type="float">
            <text:p>206.9955400220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5.4731069458448" calcext:value-type="float">
            <text:p>55.4731069458448</text:p>
          </table:table-cell>
          <table:table-cell office:value-type="float" office:value="200.241820217274" calcext:value-type="float">
            <text:p>200.2418202172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.4720412678754" calcext:value-type="float">
            <text:p>55.4720412678754</text:p>
          </table:table-cell>
          <table:table-cell office:value-type="float" office:value="193.860077926605" calcext:value-type="float">
            <text:p>193.860077926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55.4710093705411" calcext:value-type="float">
            <text:p>55.4710093705411</text:p>
          </table:table-cell>
          <table:table-cell office:value-type="float" office:value="187.637688110764" calcext:value-type="float">
            <text:p>187.637688110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5.47004313002" calcext:value-type="float">
            <text:p>55.47004313002</text:p>
          </table:table-cell>
          <table:table-cell office:value-type="float" office:value="181.858694892362" calcext:value-type="float">
            <text:p>181.8586948923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55.4114151076553" calcext:value-type="float">
            <text:p>55.4114151076553</text:p>
          </table:table-cell>
          <table:table-cell office:value-type="float" office:value="176.716702999917" calcext:value-type="float">
            <text:p>176.716702999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  <table:table-cell office:value-type="float" office:value="55.3848453185941" calcext:value-type="float">
            <text:p>55.3848453185941</text:p>
          </table:table-cell>
          <table:table-cell office:value-type="float" office:value="177.456903122376" calcext:value-type="float">
            <text:p>177.456903122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office:value-type="float" office:value="55.3744072211153" calcext:value-type="float">
            <text:p>55.3744072211153</text:p>
          </table:table-cell>
          <table:table-cell office:value-type="float" office:value="181.531857449526" calcext:value-type="float">
            <text:p>181.5318574495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.3712420665175" calcext:value-type="float">
            <text:p>55.3712420665175</text:p>
          </table:table-cell>
          <table:table-cell office:value-type="float" office:value="185.736187714929" calcext:value-type="float">
            <text:p>185.7361877149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229" calcext:value-type="float">
            <text:p>229</text:p>
          </table:table-cell>
          <table:table-cell office:value-type="float" office:value="55.362318565953" calcext:value-type="float">
            <text:p>55.362318565953</text:p>
          </table:table-cell>
          <table:table-cell office:value-type="float" office:value="190.406464667101" calcext:value-type="float">
            <text:p>190.406464667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float" office:value="55.3679181781125" calcext:value-type="float">
            <text:p>55.3679181781125</text:p>
          </table:table-cell>
          <table:table-cell office:value-type="float" office:value="193.516178265517" calcext:value-type="float">
            <text:p>193.5161782655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03" calcext:value-type="float">
            <text:p>203</text:p>
          </table:table-cell>
          <table:table-cell office:value-type="float" office:value="55.3430050421203" calcext:value-type="float">
            <text:p>55.3430050421203</text:p>
          </table:table-cell>
          <table:table-cell office:value-type="float" office:value="195.07293300359" calcext:value-type="float">
            <text:p>195.072933003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346" calcext:value-type="float">
            <text:p>346</text:p>
          </table:table-cell>
          <table:table-cell office:value-type="float" office:value="55.2965761607071" calcext:value-type="float">
            <text:p>55.2965761607071</text:p>
          </table:table-cell>
          <table:table-cell office:value-type="float" office:value="200.340844734958" calcext:value-type="float">
            <text:p>200.340844734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353" calcext:value-type="float">
            <text:p>353</text:p>
          </table:table-cell>
          <table:table-cell office:value-type="float" office:value="55.2812939585108" calcext:value-type="float">
            <text:p>55.2812939585108</text:p>
          </table:table-cell>
          <table:table-cell office:value-type="float" office:value="209.613825353932" calcext:value-type="float">
            <text:p>209.6138253539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322" calcext:value-type="float">
            <text:p>322</text:p>
          </table:table-cell>
          <table:table-cell office:value-type="float" office:value="55.2769229224609" calcext:value-type="float">
            <text:p>55.2769229224609</text:p>
          </table:table-cell>
          <table:table-cell office:value-type="float" office:value="218.103258958178" calcext:value-type="float">
            <text:p>218.103258958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  <table:table-cell office:value-type="float" office:value="55.2761821133972" calcext:value-type="float">
            <text:p>55.2761821133972</text:p>
          </table:table-cell>
          <table:table-cell office:value-type="float" office:value="224.750764237601" calcext:value-type="float">
            <text:p>224.7507642376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59" calcext:value-type="float">
            <text:p>259</text:p>
          </table:table-cell>
          <table:table-cell office:value-type="float" office:value="55.2765090359462" calcext:value-type="float">
            <text:p>55.2765090359462</text:p>
          </table:table-cell>
          <table:table-cell office:value-type="float" office:value="229.601240767224" calcext:value-type="float">
            <text:p>229.6012407672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55.2770598718587" calcext:value-type="float">
            <text:p>55.2770598718587</text:p>
          </table:table-cell>
          <table:table-cell office:value-type="float" office:value="233.151639054797" calcext:value-type="float">
            <text:p>233.1516390547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.2775462231429" calcext:value-type="float">
            <text:p>55.2775462231429</text:p>
          </table:table-cell>
          <table:table-cell office:value-type="float" office:value="235.572542825985" calcext:value-type="float">
            <text:p>235.5725428259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55.2733707817739" calcext:value-type="float">
            <text:p>55.2733707817739</text:p>
          </table:table-cell>
          <table:table-cell office:value-type="float" office:value="237.937865597168" calcext:value-type="float">
            <text:p>237.9378655971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55.2767216769479" calcext:value-type="float">
            <text:p>55.2767216769479</text:p>
          </table:table-cell>
          <table:table-cell office:value-type="float" office:value="239.435355174904" calcext:value-type="float">
            <text:p>239.4353551749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189" calcext:value-type="float">
            <text:p>189</text:p>
          </table:table-cell>
          <table:table-cell office:value-type="float" office:value="55.2779005468446" calcext:value-type="float">
            <text:p>55.2779005468446</text:p>
          </table:table-cell>
          <table:table-cell office:value-type="float" office:value="240.133381202388" calcext:value-type="float">
            <text:p>240.1333812023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55.2" calcext:value-type="float">
            <text:p>55.2</text:p>
          </table:table-cell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float" office:value="55.2717616983195" calcext:value-type="float">
            <text:p>55.2717616983195</text:p>
          </table:table-cell>
          <table:table-cell office:value-type="float" office:value="240.480963091902" calcext:value-type="float">
            <text:p>240.4809630919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55.2" calcext:value-type="float">
            <text:p>55.2</text:p>
          </table:table-cell>
          <table:table-cell office:value-type="float" office:value="55" calcext:value-type="float">
            <text:p>55</text:p>
          </table:table-cell>
          <table:table-cell office:value-type="float" office:value="338" calcext:value-type="float">
            <text:p>338</text:p>
          </table:table-cell>
          <table:table-cell office:value-type="float" office:value="55.2174653222726" calcext:value-type="float">
            <text:p>55.2174653222726</text:p>
          </table:table-cell>
          <table:table-cell office:value-type="float" office:value="243.602635280644" calcext:value-type="float">
            <text:p>243.6026352806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55.2" calcext:value-type="float">
            <text:p>55.2</text:p>
          </table:table-cell>
          <table:table-cell office:value-type="float" office:value="55" calcext:value-type="float">
            <text:p>55</text:p>
          </table:table-cell>
          <table:table-cell office:value-type="float" office:value="480" calcext:value-type="float">
            <text:p>480</text:p>
          </table:table-cell>
          <table:table-cell office:value-type="float" office:value="55.1609188572153" calcext:value-type="float">
            <text:p>55.1609188572153</text:p>
          </table:table-cell>
          <table:table-cell office:value-type="float" office:value="252.563909879763" calcext:value-type="float">
            <text:p>252.563909879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532" calcext:value-type="float">
            <text:p>532</text:p>
          </table:table-cell>
          <table:table-cell office:value-type="float" office:value="55.1127301836478" calcext:value-type="float">
            <text:p>55.1127301836478</text:p>
          </table:table-cell>
          <table:table-cell office:value-type="float" office:value="266.140927203324" calcext:value-type="float">
            <text:p>266.1409272033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485" calcext:value-type="float">
            <text:p>485</text:p>
          </table:table-cell>
          <table:table-cell office:value-type="float" office:value="55.1020021599848" calcext:value-type="float">
            <text:p>55.1020021599848</text:p>
          </table:table-cell>
          <table:table-cell office:value-type="float" office:value="281.280395053628" calcext:value-type="float">
            <text:p>281.280395053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451" calcext:value-type="float">
            <text:p>451</text:p>
          </table:table-cell>
          <table:table-cell office:value-type="float" office:value="55.0918914291013" calcext:value-type="float">
            <text:p>55.0918914291013</text:p>
          </table:table-cell>
          <table:table-cell office:value-type="float" office:value="293.458727448045" calcext:value-type="float">
            <text:p>293.458727448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404" calcext:value-type="float">
            <text:p>404</text:p>
          </table:table-cell>
          <table:table-cell office:value-type="float" office:value="55.0895794398689" calcext:value-type="float">
            <text:p>55.0895794398689</text:p>
          </table:table-cell>
          <table:table-cell office:value-type="float" office:value="303.302888788374" calcext:value-type="float">
            <text:p>303.302888788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55.1012389905526" calcext:value-type="float">
            <text:p>55.1012389905526</text:p>
          </table:table-cell>
          <table:table-cell office:value-type="float" office:value="310.165893520344" calcext:value-type="float">
            <text:p>310.1658935203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55.2" calcext:value-type="float">
            <text:p>55.2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office:value-type="float" office:value="55.1187100415745" calcext:value-type="float">
            <text:p>55.1187100415745</text:p>
          </table:table-cell>
          <table:table-cell office:value-type="float" office:value="314.297508324782" calcext:value-type="float">
            <text:p>314.297508324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69" calcext:value-type="float">
            <text:p>269</text:p>
          </table:table-cell>
          <table:table-cell office:value-type="float" office:value="55.1104756695399" calcext:value-type="float">
            <text:p>55.1104756695399</text:p>
          </table:table-cell>
          <table:table-cell office:value-type="float" office:value="314.674280159427" calcext:value-type="float">
            <text:p>314.674280159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55.0977430672368" calcext:value-type="float">
            <text:p>55.0977430672368</text:p>
          </table:table-cell>
          <table:table-cell office:value-type="float" office:value="316.319882253123" calcext:value-type="float">
            <text:p>316.3198822531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office:value-type="float" office:value="55.0935370575711" calcext:value-type="float">
            <text:p>55.0935370575711</text:p>
          </table:table-cell>
          <table:table-cell office:value-type="float" office:value="319.019562986348" calcext:value-type="float">
            <text:p>319.019562986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91" calcext:value-type="float">
            <text:p>291</text:p>
          </table:table-cell>
          <table:table-cell office:value-type="float" office:value="55.0924239324981" calcext:value-type="float">
            <text:p>55.0924239324981</text:p>
          </table:table-cell>
          <table:table-cell office:value-type="float" office:value="321.196331046444" calcext:value-type="float">
            <text:p>321.196331046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81" calcext:value-type="float">
            <text:p>281</text:p>
          </table:table-cell>
          <table:table-cell office:value-type="float" office:value="55.0921867740665" calcext:value-type="float">
            <text:p>55.0921867740665</text:p>
          </table:table-cell>
          <table:table-cell office:value-type="float" office:value="323.125122478121" calcext:value-type="float">
            <text:p>323.1251224781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5.092275273443" calcext:value-type="float">
            <text:p>55.092275273443</text:p>
          </table:table-cell>
          <table:table-cell office:value-type="float" office:value="324.53114941597" calcext:value-type="float">
            <text:p>324.531149415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67" calcext:value-type="float">
            <text:p>267</text:p>
          </table:table-cell>
          <table:table-cell office:value-type="float" office:value="55.0924273383217" calcext:value-type="float">
            <text:p>55.0924273383217</text:p>
          </table:table-cell>
          <table:table-cell office:value-type="float" office:value="325.524668669262" calcext:value-type="float">
            <text:p>325.524668669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63" calcext:value-type="float">
            <text:p>263</text:p>
          </table:table-cell>
          <table:table-cell office:value-type="float" office:value="55.0925682653326" calcext:value-type="float">
            <text:p>55.0925682653326</text:p>
          </table:table-cell>
          <table:table-cell office:value-type="float" office:value="326.244975668885" calcext:value-type="float">
            <text:p>326.2449756688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60" calcext:value-type="float">
            <text:p>260</text:p>
          </table:table-cell>
          <table:table-cell office:value-type="float" office:value="55.0926766599393" calcext:value-type="float">
            <text:p>55.0926766599393</text:p>
          </table:table-cell>
          <table:table-cell office:value-type="float" office:value="326.727747548037" calcext:value-type="float">
            <text:p>326.727747548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58" calcext:value-type="float">
            <text:p>258</text:p>
          </table:table-cell>
          <table:table-cell office:value-type="float" office:value="55.0927557940245" calcext:value-type="float">
            <text:p>55.0927557940245</text:p>
          </table:table-cell>
          <table:table-cell office:value-type="float" office:value="327.070481507498" calcext:value-type="float">
            <text:p>327.070481507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56" calcext:value-type="float">
            <text:p>256</text:p>
          </table:table-cell>
          <table:table-cell office:value-type="float" office:value="55.0928128089339" calcext:value-type="float">
            <text:p>55.0928128089339</text:p>
          </table:table-cell>
          <table:table-cell office:value-type="float" office:value="327.302908504681" calcext:value-type="float">
            <text:p>327.3029085046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55.0928521528955" calcext:value-type="float">
            <text:p>55.0928521528955</text:p>
          </table:table-cell>
          <table:table-cell office:value-type="float" office:value="327.462461618417" calcext:value-type="float">
            <text:p>327.4624616184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54" calcext:value-type="float">
            <text:p>254</text:p>
          </table:table-cell>
          <table:table-cell office:value-type="float" office:value="55.092878651643" calcext:value-type="float">
            <text:p>55.092878651643</text:p>
          </table:table-cell>
          <table:table-cell office:value-type="float" office:value="327.565073790649" calcext:value-type="float">
            <text:p>327.565073790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55.0832966369595" calcext:value-type="float">
            <text:p>55.0832966369595</text:p>
          </table:table-cell>
          <table:table-cell office:value-type="float" office:value="327.585768488979" calcext:value-type="float">
            <text:p>327.5857684889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68" calcext:value-type="float">
            <text:p>268</text:p>
          </table:table-cell>
          <table:table-cell office:value-type="float" office:value="55.0860408429833" calcext:value-type="float">
            <text:p>55.0860408429833</text:p>
          </table:table-cell>
          <table:table-cell office:value-type="float" office:value="328.93411695293" calcext:value-type="float">
            <text:p>328.934116952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55.0866691127091" calcext:value-type="float">
            <text:p>55.0866691127091</text:p>
          </table:table-cell>
          <table:table-cell office:value-type="float" office:value="329.814806908988" calcext:value-type="float">
            <text:p>329.8148069089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60" calcext:value-type="float">
            <text:p>260</text:p>
          </table:table-cell>
          <table:table-cell office:value-type="float" office:value="55.0741888616519" calcext:value-type="float">
            <text:p>55.0741888616519</text:p>
          </table:table-cell>
          <table:table-cell office:value-type="float" office:value="329.927402989759" calcext:value-type="float">
            <text:p>329.9274029897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5.0867954637212" calcext:value-type="float">
            <text:p>55.0867954637212</text:p>
          </table:table-cell>
          <table:table-cell office:value-type="float" office:value="330.940843090833" calcext:value-type="float">
            <text:p>330.9408430908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54" calcext:value-type="float">
            <text:p>254</text:p>
          </table:table-cell>
          <table:table-cell office:value-type="float" office:value="55.0911631343803" calcext:value-type="float">
            <text:p>55.0911631343803</text:p>
          </table:table-cell>
          <table:table-cell office:value-type="float" office:value="330.797962397619" calcext:value-type="float">
            <text:p>330.7979623976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55.0926037658073" calcext:value-type="float">
            <text:p>55.0926037658073</text:p>
          </table:table-cell>
          <table:table-cell office:value-type="float" office:value="330.162113551297" calcext:value-type="float">
            <text:p>330.162113551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office:value-type="float" office:value="55.0834303077776" calcext:value-type="float">
            <text:p>55.0834303077776</text:p>
          </table:table-cell>
          <table:table-cell office:value-type="float" office:value="329.493266608317" calcext:value-type="float">
            <text:p>329.493266608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  <table:table-cell office:value-type="float" office:value="55.0611633367304" calcext:value-type="float">
            <text:p>55.0611633367304</text:p>
          </table:table-cell>
          <table:table-cell office:value-type="float" office:value="331.717865460257" calcext:value-type="float">
            <text:p>331.7178654602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276" calcext:value-type="float">
            <text:p>276</text:p>
          </table:table-cell>
          <table:table-cell office:value-type="float" office:value="55.0825633803695" calcext:value-type="float">
            <text:p>55.0825633803695</text:p>
          </table:table-cell>
          <table:table-cell office:value-type="float" office:value="334.161304810759" calcext:value-type="float">
            <text:p>334.1613048107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8" calcext:value-type="float">
            <text:p>358</text:p>
          </table:table-cell>
          <table:table-cell office:value-type="float" office:value="55.0287348879683" calcext:value-type="float">
            <text:p>55.0287348879683</text:p>
          </table:table-cell>
          <table:table-cell office:value-type="float" office:value="335.088045127924" calcext:value-type="float">
            <text:p>335.0880451279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24" calcext:value-type="float">
            <text:p>424</text:p>
          </table:table-cell>
          <table:table-cell office:value-type="float" office:value="55.0064249100706" calcext:value-type="float">
            <text:p>55.0064249100706</text:p>
          </table:table-cell>
          <table:table-cell office:value-type="float" office:value="341.87220070997" calcext:value-type="float">
            <text:p>341.87220070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16" calcext:value-type="float">
            <text:p>416</text:p>
          </table:table-cell>
          <table:table-cell office:value-type="float" office:value="54.999589071555" calcext:value-type="float">
            <text:p>54.999589071555</text:p>
          </table:table-cell>
          <table:table-cell office:value-type="float" office:value="349.366428069785" calcext:value-type="float">
            <text:p>349.366428069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89" calcext:value-type="float">
            <text:p>389</text:p>
          </table:table-cell>
          <table:table-cell office:value-type="float" office:value="54.9796665061133" calcext:value-type="float">
            <text:p>54.9796665061133</text:p>
          </table:table-cell>
          <table:table-cell office:value-type="float" office:value="355.505295160806" calcext:value-type="float">
            <text:p>355.505295160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  <table:table-cell office:value-type="float" office:value="54.9917089584187" calcext:value-type="float">
            <text:p>54.9917089584187</text:p>
          </table:table-cell>
          <table:table-cell office:value-type="float" office:value="361.699323351983" calcext:value-type="float">
            <text:p>361.6993233519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3" calcext:value-type="float">
            <text:p>343</text:p>
          </table:table-cell>
          <table:table-cell office:value-type="float" office:value="54.996095031611" calcext:value-type="float">
            <text:p>54.996095031611</text:p>
          </table:table-cell>
          <table:table-cell office:value-type="float" office:value="365.151221243863" calcext:value-type="float">
            <text:p>365.1512212438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75" calcext:value-type="float">
            <text:p>375</text:p>
          </table:table-cell>
          <table:table-cell office:value-type="float" office:value="54.957347767889" calcext:value-type="float">
            <text:p>54.957347767889</text:p>
          </table:table-cell>
          <table:table-cell office:value-type="float" office:value="367.703486086212" calcext:value-type="float">
            <text:p>367.7034860862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54.9730047017148" calcext:value-type="float">
            <text:p>54.9730047017148</text:p>
          </table:table-cell>
          <table:table-cell office:value-type="float" office:value="373.184172788406" calcext:value-type="float">
            <text:p>373.1841727884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07" calcext:value-type="float">
            <text:p>307</text:p>
          </table:table-cell>
          <table:table-cell office:value-type="float" office:value="54.9807847165997" calcext:value-type="float">
            <text:p>54.9807847165997</text:p>
          </table:table-cell>
          <table:table-cell office:value-type="float" office:value="375.442221728246" calcext:value-type="float">
            <text:p>375.4422217282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float" office:value="54.9939892752619" calcext:value-type="float">
            <text:p>54.9939892752619</text:p>
          </table:table-cell>
          <table:table-cell office:value-type="float" office:value="376.067663258211" calcext:value-type="float">
            <text:p>376.0676632582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office:value-type="float" office:value="54.9905393202695" calcext:value-type="float">
            <text:p>54.9905393202695</text:p>
          </table:table-cell>
          <table:table-cell office:value-type="float" office:value="376.959441157606" calcext:value-type="float">
            <text:p>376.959441157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office:value-type="float" office:value="54.9973180885741" calcext:value-type="float">
            <text:p>54.9973180885741</text:p>
          </table:table-cell>
          <table:table-cell office:value-type="float" office:value="376.502762961367" calcext:value-type="float">
            <text:p>376.5027629613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office:value-type="float" office:value="54.9911612755833" calcext:value-type="float">
            <text:p>54.9911612755833</text:p>
          </table:table-cell>
          <table:table-cell office:value-type="float" office:value="375.564712623791" calcext:value-type="float">
            <text:p>375.564712623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54.9813784884753" calcext:value-type="float">
            <text:p>54.9813784884753</text:p>
          </table:table-cell>
          <table:table-cell office:value-type="float" office:value="375.396313055666" calcext:value-type="float">
            <text:p>375.3963130556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93" calcext:value-type="float">
            <text:p>393</text:p>
          </table:table-cell>
          <table:table-cell office:value-type="float" office:value="54.9438688941469" calcext:value-type="float">
            <text:p>54.9438688941469</text:p>
          </table:table-cell>
          <table:table-cell office:value-type="float" office:value="377.978425873674" calcext:value-type="float">
            <text:p>377.9784258736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6" calcext:value-type="float">
            <text:p>406</text:p>
          </table:table-cell>
          <table:table-cell office:value-type="float" office:value="54.9513611219135" calcext:value-type="float">
            <text:p>54.9513611219135</text:p>
          </table:table-cell>
          <table:table-cell office:value-type="float" office:value="383.948727335545" calcext:value-type="float">
            <text:p>383.948727335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401" calcext:value-type="float">
            <text:p>401</text:p>
          </table:table-cell>
          <table:table-cell office:value-type="float" office:value="54.9277528718505" calcext:value-type="float">
            <text:p>54.9277528718505</text:p>
          </table:table-cell>
          <table:table-cell office:value-type="float" office:value="387.272578684659" calcext:value-type="float">
            <text:p>387.2725786846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79" calcext:value-type="float">
            <text:p>379</text:p>
          </table:table-cell>
          <table:table-cell office:value-type="float" office:value="54.9273115297208" calcext:value-type="float">
            <text:p>54.9273115297208</text:p>
          </table:table-cell>
          <table:table-cell office:value-type="float" office:value="391.64201059446" calcext:value-type="float">
            <text:p>391.642010594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419" calcext:value-type="float">
            <text:p>419</text:p>
          </table:table-cell>
          <table:table-cell office:value-type="float" office:value="54.9120211611448" calcext:value-type="float">
            <text:p>54.9120211611448</text:p>
          </table:table-cell>
          <table:table-cell office:value-type="float" office:value="395.64447186516" calcext:value-type="float">
            <text:p>395.644471865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410" calcext:value-type="float">
            <text:p>410</text:p>
          </table:table-cell>
          <table:table-cell office:value-type="float" office:value="54.9072954520705" calcext:value-type="float">
            <text:p>54.9072954520705</text:p>
          </table:table-cell>
          <table:table-cell office:value-type="float" office:value="399.993364396907" calcext:value-type="float">
            <text:p>399.9933643969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92" calcext:value-type="float">
            <text:p>392</text:p>
          </table:table-cell>
          <table:table-cell office:value-type="float" office:value="54.9058460301033" calcext:value-type="float">
            <text:p>54.9058460301033</text:p>
          </table:table-cell>
          <table:table-cell office:value-type="float" office:value="404.17486347083" calcext:value-type="float">
            <text:p>404.17486347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75" calcext:value-type="float">
            <text:p>375</text:p>
          </table:table-cell>
          <table:table-cell office:value-type="float" office:value="54.9057347389905" calcext:value-type="float">
            <text:p>54.9057347389905</text:p>
          </table:table-cell>
          <table:table-cell office:value-type="float" office:value="407.307072526109" calcext:value-type="float">
            <text:p>407.3070725261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62" calcext:value-type="float">
            <text:p>362</text:p>
          </table:table-cell>
          <table:table-cell office:value-type="float" office:value="54.9059718022539" calcext:value-type="float">
            <text:p>54.9059718022539</text:p>
          </table:table-cell>
          <table:table-cell office:value-type="float" office:value="409.553255016794" calcext:value-type="float">
            <text:p>409.553255016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96" calcext:value-type="float">
            <text:p>296</text:p>
          </table:table-cell>
          <table:table-cell office:value-type="float" office:value="54.9338335657292" calcext:value-type="float">
            <text:p>54.9338335657292</text:p>
          </table:table-cell>
          <table:table-cell office:value-type="float" office:value="411.267694929297" calcext:value-type="float">
            <text:p>411.267694929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26" calcext:value-type="float">
            <text:p>326</text:p>
          </table:table-cell>
          <table:table-cell office:value-type="float" office:value="54.9158574137304" calcext:value-type="float">
            <text:p>54.9158574137304</text:p>
          </table:table-cell>
          <table:table-cell office:value-type="float" office:value="409.871092266295" calcext:value-type="float">
            <text:p>409.8710922662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46" calcext:value-type="float">
            <text:p>346</text:p>
          </table:table-cell>
          <table:table-cell office:value-type="float" office:value="54.9095839545509" calcext:value-type="float">
            <text:p>54.9095839545509</text:p>
          </table:table-cell>
          <table:table-cell office:value-type="float" office:value="410.190239193233" calcext:value-type="float">
            <text:p>410.1902391932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54.9274164611196" calcext:value-type="float">
            <text:p>54.9274164611196</text:p>
          </table:table-cell>
          <table:table-cell office:value-type="float" office:value="411.251674662347" calcext:value-type="float">
            <text:p>411.2516746623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54.9144620658065" calcext:value-type="float">
            <text:p>54.9144620658065</text:p>
          </table:table-cell>
          <table:table-cell office:value-type="float" office:value="410.646062142316" calcext:value-type="float">
            <text:p>410.6460621423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14" calcext:value-type="float">
            <text:p>314</text:p>
          </table:table-cell>
          <table:table-cell office:value-type="float" office:value="54.9220044775244" calcext:value-type="float">
            <text:p>54.9220044775244</text:p>
          </table:table-cell>
          <table:table-cell office:value-type="float" office:value="409.726561852999" calcext:value-type="float">
            <text:p>409.726561852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7" calcext:value-type="float">
            <text:p>347</text:p>
          </table:table-cell>
          <table:table-cell office:value-type="float" office:value="54.9116921498731" calcext:value-type="float">
            <text:p>54.9116921498731</text:p>
          </table:table-cell>
          <table:table-cell office:value-type="float" office:value="409.338631729138" calcext:value-type="float">
            <text:p>409.338631729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81" calcext:value-type="float">
            <text:p>281</text:p>
          </table:table-cell>
          <table:table-cell office:value-type="float" office:value="54.9352506202605" calcext:value-type="float">
            <text:p>54.9352506202605</text:p>
          </table:table-cell>
          <table:table-cell office:value-type="float" office:value="408.492914466234" calcext:value-type="float">
            <text:p>408.492914466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07" calcext:value-type="float">
            <text:p>307</text:p>
          </table:table-cell>
          <table:table-cell office:value-type="float" office:value="54.931794549224" calcext:value-type="float">
            <text:p>54.931794549224</text:p>
          </table:table-cell>
          <table:table-cell office:value-type="float" office:value="405.606994297031" calcext:value-type="float">
            <text:p>405.6069942970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37" calcext:value-type="float">
            <text:p>18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29" calcext:value-type="float">
            <text:p>329</text:p>
          </table:table-cell>
          <table:table-cell office:value-type="float" office:value="54.9247863100946" calcext:value-type="float">
            <text:p>54.9247863100946</text:p>
          </table:table-cell>
          <table:table-cell office:value-type="float" office:value="405.229601232096" calcext:value-type="float">
            <text:p>405.2296012320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float" office:value="54.9163862236225" calcext:value-type="float">
            <text:p>54.9163862236225</text:p>
          </table:table-cell>
          <table:table-cell office:value-type="float" office:value="405.540980875231" calcext:value-type="float">
            <text:p>405.540980875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35" calcext:value-type="float">
            <text:p>335</text:p>
          </table:table-cell>
          <table:table-cell office:value-type="float" office:value="54.9201725008583" calcext:value-type="float">
            <text:p>54.9201725008583</text:p>
          </table:table-cell>
          <table:table-cell office:value-type="float" office:value="407.046898346474" calcext:value-type="float">
            <text:p>407.0468983464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94" calcext:value-type="float">
            <text:p>294</text:p>
          </table:table-cell>
          <table:table-cell office:value-type="float" office:value="54.9339577827751" calcext:value-type="float">
            <text:p>54.9339577827751</text:p>
          </table:table-cell>
          <table:table-cell office:value-type="float" office:value="406.766884036499" calcext:value-type="float">
            <text:p>406.7668840364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94" calcext:value-type="float">
            <text:p>294</text:p>
          </table:table-cell>
          <table:table-cell office:value-type="float" office:value="54.9397621426469" calcext:value-type="float">
            <text:p>54.9397621426469</text:p>
          </table:table-cell>
          <table:table-cell office:value-type="float" office:value="403.744680098696" calcext:value-type="float">
            <text:p>403.744680098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54.9669736855929" calcext:value-type="float">
            <text:p>54.9669736855929</text:p>
          </table:table-cell>
          <table:table-cell office:value-type="float" office:value="401.605709542744" calcext:value-type="float">
            <text:p>401.605709542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54.9816199719777" calcext:value-type="float">
            <text:p>54.9816199719777</text:p>
          </table:table-cell>
          <table:table-cell office:value-type="float" office:value="397.77468936078" calcext:value-type="float">
            <text:p>397.77468936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office:value-type="float" office:value="54.9953572260223" calcext:value-type="float">
            <text:p>54.9953572260223</text:p>
          </table:table-cell>
          <table:table-cell office:value-type="float" office:value="393.03057703457" calcext:value-type="float">
            <text:p>393.03057703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  <table:table-cell office:value-type="float" office:value="54.9815543265156" calcext:value-type="float">
            <text:p>54.9815543265156</text:p>
          </table:table-cell>
          <table:table-cell office:value-type="float" office:value="387.284789931191" calcext:value-type="float">
            <text:p>387.284789931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54.9769595500036" calcext:value-type="float">
            <text:p>54.9769595500036</text:p>
          </table:table-cell>
          <table:table-cell office:value-type="float" office:value="386.072589382363" calcext:value-type="float">
            <text:p>386.0725893823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office:value-type="float" office:value="54.9936088641947" calcext:value-type="float">
            <text:p>54.9936088641947</text:p>
          </table:table-cell>
          <table:table-cell office:value-type="float" office:value="384.702524907791" calcext:value-type="float">
            <text:p>384.702524907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39" calcext:value-type="float">
            <text:p>239</text:p>
          </table:table-cell>
          <table:table-cell office:value-type="float" office:value="54.9990094316814" calcext:value-type="float">
            <text:p>54.9990094316814</text:p>
          </table:table-cell>
          <table:table-cell office:value-type="float" office:value="381.69781204605" calcext:value-type="float">
            <text:p>381.69781204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37" calcext:value-type="float">
            <text:p>20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2" calcext:value-type="float">
            <text:p>342</text:p>
          </table:table-cell>
          <table:table-cell office:value-type="float" office:value="54.978008633244" calcext:value-type="float">
            <text:p>54.978008633244</text:p>
          </table:table-cell>
          <table:table-cell office:value-type="float" office:value="380.235902482432" calcext:value-type="float">
            <text:p>380.2359024824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4.9935500122088" calcext:value-type="float">
            <text:p>54.9935500122088</text:p>
          </table:table-cell>
          <table:table-cell office:value-type="float" office:value="380.307292141317" calcext:value-type="float">
            <text:p>380.307292141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8" calcext:value-type="float">
            <text:p>258</text:p>
          </table:table-cell>
          <table:table-cell office:value-type="float" office:value="54.9983126521348" calcext:value-type="float">
            <text:p>54.9983126521348</text:p>
          </table:table-cell>
          <table:table-cell office:value-type="float" office:value="378.74585866789" calcext:value-type="float">
            <text:p>378.74585866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35" calcext:value-type="float">
            <text:p>235</text:p>
          </table:table-cell>
          <table:table-cell office:value-type="float" office:value="55.0066127259115" calcext:value-type="float">
            <text:p>55.0066127259115</text:p>
          </table:table-cell>
          <table:table-cell office:value-type="float" office:value="376.591713413021" calcext:value-type="float">
            <text:p>376.591713413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64" calcext:value-type="float">
            <text:p>264</text:p>
          </table:table-cell>
          <table:table-cell office:value-type="float" office:value="55.002692448349" calcext:value-type="float">
            <text:p>55.002692448349</text:p>
          </table:table-cell>
          <table:table-cell office:value-type="float" office:value="374.295468269256" calcext:value-type="float">
            <text:p>374.2954682692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7" calcext:value-type="float">
            <text:p>277</text:p>
          </table:table-cell>
          <table:table-cell office:value-type="float" office:value="55.0011715731755" calcext:value-type="float">
            <text:p>55.0011715731755</text:p>
          </table:table-cell>
          <table:table-cell office:value-type="float" office:value="373.104177106134" calcext:value-type="float">
            <text:p>373.1041771061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55.0005513033326" calcext:value-type="float">
            <text:p>55.0005513033326</text:p>
          </table:table-cell>
          <table:table-cell office:value-type="float" office:value="372.432066803501" calcext:value-type="float">
            <text:p>372.432066803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55.0002897144237" calcext:value-type="float">
            <text:p>55.0002897144237</text:p>
          </table:table-cell>
          <table:table-cell office:value-type="float" office:value="372.026407043362" calcext:value-type="float">
            <text:p>372.0264070433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418" calcext:value-type="float">
            <text:p>418</text:p>
          </table:table-cell>
          <table:table-cell office:value-type="float" office:value="54.9387128888834" calcext:value-type="float">
            <text:p>54.9387128888834</text:p>
          </table:table-cell>
          <table:table-cell office:value-type="float" office:value="373.450738429308" calcext:value-type="float">
            <text:p>373.4507384293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3" calcext:value-type="float">
            <text:p>453</text:p>
          </table:table-cell>
          <table:table-cell office:value-type="float" office:value="54.9485478092064" calcext:value-type="float">
            <text:p>54.9485478092064</text:p>
          </table:table-cell>
          <table:table-cell office:value-type="float" office:value="381.163424210581" calcext:value-type="float">
            <text:p>381.1634242105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02" calcext:value-type="float">
            <text:p>302</text:p>
          </table:table-cell>
          <table:table-cell office:value-type="float" office:value="54.9792599065316" calcext:value-type="float">
            <text:p>54.9792599065316</text:p>
          </table:table-cell>
          <table:table-cell office:value-type="float" office:value="385.356253663059" calcext:value-type="float">
            <text:p>385.3562536630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47" calcext:value-type="float">
            <text:p>247</text:p>
          </table:table-cell>
          <table:table-cell office:value-type="float" office:value="54.9942591587292" calcext:value-type="float">
            <text:p>54.9942591587292</text:p>
          </table:table-cell>
          <table:table-cell office:value-type="float" office:value="383.89199859881" calcext:value-type="float">
            <text:p>383.891998598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40" calcext:value-type="float">
            <text:p>240</text:p>
          </table:table-cell>
          <table:table-cell office:value-type="float" office:value="54.9816780102385" calcext:value-type="float">
            <text:p>54.9816780102385</text:p>
          </table:table-cell>
          <table:table-cell office:value-type="float" office:value="380.94557988261" calcext:value-type="float">
            <text:p>380.945579882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office:value-type="float" office:value="54.9852195112549" calcext:value-type="float">
            <text:p>54.9852195112549</text:p>
          </table:table-cell>
          <table:table-cell office:value-type="float" office:value="379.755490137291" calcext:value-type="float">
            <text:p>379.755490137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4.9801948298356" calcext:value-type="float">
            <text:p>54.9801948298356</text:p>
          </table:table-cell>
          <table:table-cell office:value-type="float" office:value="379.320883345018" calcext:value-type="float">
            <text:p>379.320883345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0" calcext:value-type="float">
            <text:p>270</text:p>
          </table:table-cell>
          <table:table-cell office:value-type="float" office:value="54.9939891058566" calcext:value-type="float">
            <text:p>54.9939891058566</text:p>
          </table:table-cell>
          <table:table-cell office:value-type="float" office:value="379.392953285821" calcext:value-type="float">
            <text:p>379.3929532858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61" calcext:value-type="float">
            <text:p>261</text:p>
          </table:table-cell>
          <table:table-cell office:value-type="float" office:value="54.9987057410295" calcext:value-type="float">
            <text:p>54.9987057410295</text:p>
          </table:table-cell>
          <table:table-cell office:value-type="float" office:value="377.806430741164" calcext:value-type="float">
            <text:p>377.8064307411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97" calcext:value-type="float">
            <text:p>297</text:p>
          </table:table-cell>
          <table:table-cell office:value-type="float" office:value="54.9902329071514" calcext:value-type="float">
            <text:p>54.9902329071514</text:p>
          </table:table-cell>
          <table:table-cell office:value-type="float" office:value="377.000395568219" calcext:value-type="float">
            <text:p>377.000395568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4.9972397046335" calcext:value-type="float">
            <text:p>54.9972397046335</text:p>
          </table:table-cell>
          <table:table-cell office:value-type="float" office:value="376.531235918361" calcext:value-type="float">
            <text:p>376.5312359183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54" calcext:value-type="float">
            <text:p>23.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1" calcext:value-type="float">
            <text:p>351</text:p>
          </table:table-cell>
          <table:table-cell office:value-type="float" office:value="54.9673190386818" calcext:value-type="float">
            <text:p>54.9673190386818</text:p>
          </table:table-cell>
          <table:table-cell office:value-type="float" office:value="375.572929864118" calcext:value-type="float">
            <text:p>375.572929864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54.9792798018091" calcext:value-type="float">
            <text:p>54.9792798018091</text:p>
          </table:table-cell>
          <table:table-cell office:value-type="float" office:value="378.468947289071" calcext:value-type="float">
            <text:p>378.4689472890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office:value-type="float" office:value="54.9862730785585" calcext:value-type="float">
            <text:p>54.9862730785585</text:p>
          </table:table-cell>
          <table:table-cell office:value-type="float" office:value="379.015773573477" calcext:value-type="float">
            <text:p>379.0157735734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7" calcext:value-type="float">
            <text:p>277</text:p>
          </table:table-cell>
          <table:table-cell office:value-type="float" office:value="54.9926109698664" calcext:value-type="float">
            <text:p>54.9926109698664</text:p>
          </table:table-cell>
          <table:table-cell office:value-type="float" office:value="379.01495832339" calcext:value-type="float">
            <text:p>379.01495832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54.9821872471817" calcext:value-type="float">
            <text:p>54.9821872471817</text:p>
          </table:table-cell>
          <table:table-cell office:value-type="float" office:value="378.515915169306" calcext:value-type="float">
            <text:p>378.515915169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2" calcext:value-type="float">
            <text:p>272</text:p>
          </table:table-cell>
          <table:table-cell office:value-type="float" office:value="54.9939892140862" calcext:value-type="float">
            <text:p>54.9939892140862</text:p>
          </table:table-cell>
          <table:table-cell office:value-type="float" office:value="378.68521809408" calcext:value-type="float">
            <text:p>378.68521809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63" calcext:value-type="float">
            <text:p>263</text:p>
          </table:table-cell>
          <table:table-cell office:value-type="float" office:value="54.9986412097516" calcext:value-type="float">
            <text:p>54.9986412097516</text:p>
          </table:table-cell>
          <table:table-cell office:value-type="float" office:value="377.28935803377" calcext:value-type="float">
            <text:p>377.28935803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67" calcext:value-type="float">
            <text:p>267</text:p>
          </table:table-cell>
          <table:table-cell office:value-type="float" office:value="55.0000706276976" calcext:value-type="float">
            <text:p>55.0000706276976</text:p>
          </table:table-cell>
          <table:table-cell office:value-type="float" office:value="375.746380972279" calcext:value-type="float">
            <text:p>375.746380972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5.0004173722983" calcext:value-type="float">
            <text:p>55.0004173722983</text:p>
          </table:table-cell>
          <table:table-cell office:value-type="float" office:value="374.452504032939" calcext:value-type="float">
            <text:p>374.4525040329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3" calcext:value-type="float">
            <text:p>343</text:p>
          </table:table-cell>
          <table:table-cell office:value-type="float" office:value="54.9807994284419" calcext:value-type="float">
            <text:p>54.9807994284419</text:p>
          </table:table-cell>
          <table:table-cell office:value-type="float" office:value="373.398316954054" calcext:value-type="float">
            <text:p>373.3983169540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  <table:table-cell office:value-type="float" office:value="54.9763753028076" calcext:value-type="float">
            <text:p>54.9763753028076</text:p>
          </table:table-cell>
          <table:table-cell office:value-type="float" office:value="374.913443138295" calcext:value-type="float">
            <text:p>374.9134431382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412" calcext:value-type="float">
            <text:p>412</text:p>
          </table:table-cell>
          <table:table-cell office:value-type="float" office:value="54.9452106625222" calcext:value-type="float">
            <text:p>54.9452106625222</text:p>
          </table:table-cell>
          <table:table-cell office:value-type="float" office:value="376.393015338688" calcext:value-type="float">
            <text:p>376.3930153386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474" calcext:value-type="float">
            <text:p>474</text:p>
          </table:table-cell>
          <table:table-cell office:value-type="float" office:value="54.9163667815753" calcext:value-type="float">
            <text:p>54.9163667815753</text:p>
          </table:table-cell>
          <table:table-cell office:value-type="float" office:value="382.702413143712" calcext:value-type="float">
            <text:p>382.7024131437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98" calcext:value-type="float">
            <text:p>398</text:p>
          </table:table-cell>
          <table:table-cell office:value-type="float" office:value="54.9378208286733" calcext:value-type="float">
            <text:p>54.9378208286733</text:p>
          </table:table-cell>
          <table:table-cell office:value-type="float" office:value="389.999342091069" calcext:value-type="float">
            <text:p>389.9993420910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95" calcext:value-type="float">
            <text:p>395</text:p>
          </table:table-cell>
          <table:table-cell office:value-type="float" office:value="54.9327536983613" calcext:value-type="float">
            <text:p>54.9327536983613</text:p>
          </table:table-cell>
          <table:table-cell office:value-type="float" office:value="393.108511222684" calcext:value-type="float">
            <text:p>393.1085112226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8" calcext:value-type="float">
            <text:p>258</text:p>
          </table:table-cell>
          <table:table-cell office:value-type="float" office:value="54.9713169798801" calcext:value-type="float">
            <text:p>54.9713169798801</text:p>
          </table:table-cell>
          <table:table-cell office:value-type="float" office:value="394.690456009219" calcext:value-type="float">
            <text:p>394.690456009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21" calcext:value-type="float">
            <text:p>26.21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54.9656595004269" calcext:value-type="float">
            <text:p>54.9656595004269</text:p>
          </table:table-cell>
          <table:table-cell office:value-type="float" office:value="393.217545604715" calcext:value-type="float">
            <text:p>393.2175456047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float" office:value="54.9624258551979" calcext:value-type="float">
            <text:p>54.9624258551979</text:p>
          </table:table-cell>
          <table:table-cell office:value-type="float" office:value="391.63504921494" calcext:value-type="float">
            <text:p>391.63504921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23" calcext:value-type="float">
            <text:p>323</text:p>
          </table:table-cell>
          <table:table-cell office:value-type="float" office:value="54.9546410996779" calcext:value-type="float">
            <text:p>54.9546410996779</text:p>
          </table:table-cell>
          <table:table-cell office:value-type="float" office:value="389.630727800628" calcext:value-type="float">
            <text:p>389.630727800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14" calcext:value-type="float">
            <text:p>314</text:p>
          </table:table-cell>
          <table:table-cell office:value-type="float" office:value="54.9557289015597" calcext:value-type="float">
            <text:p>54.9557289015597</text:p>
          </table:table-cell>
          <table:table-cell office:value-type="float" office:value="390.911852419079" calcext:value-type="float">
            <text:p>390.9118524190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87" calcext:value-type="float">
            <text:p>26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office:value-type="float" office:value="54.9792132692269" calcext:value-type="float">
            <text:p>54.9792132692269</text:p>
          </table:table-cell>
          <table:table-cell office:value-type="float" office:value="390.267493755852" calcext:value-type="float">
            <text:p>390.267493755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15" calcext:value-type="float">
            <text:p>315</text:p>
          </table:table-cell>
          <table:table-cell office:value-type="float" office:value="54.961710154883" calcext:value-type="float">
            <text:p>54.961710154883</text:p>
          </table:table-cell>
          <table:table-cell office:value-type="float" office:value="388.017081819695" calcext:value-type="float">
            <text:p>388.017081819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66" calcext:value-type="float">
            <text:p>266</text:p>
          </table:table-cell>
          <table:table-cell office:value-type="float" office:value="54.9790433017369" calcext:value-type="float">
            <text:p>54.9790433017369</text:p>
          </table:table-cell>
          <table:table-cell office:value-type="float" office:value="387.263198462845" calcext:value-type="float">
            <text:p>387.2631984628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54.9602797129734" calcext:value-type="float">
            <text:p>54.9602797129734</text:p>
          </table:table-cell>
          <table:table-cell office:value-type="float" office:value="384.856975252318" calcext:value-type="float">
            <text:p>384.8569752523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29" calcext:value-type="float">
            <text:p>329</text:p>
          </table:table-cell>
          <table:table-cell office:value-type="float" office:value="54.9718611177534" calcext:value-type="float">
            <text:p>54.9718611177534</text:p>
          </table:table-cell>
          <table:table-cell office:value-type="float" office:value="385.675658885979" calcext:value-type="float">
            <text:p>385.6756588859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19" calcext:value-type="float">
            <text:p>319</text:p>
          </table:table-cell>
          <table:table-cell office:value-type="float" office:value="54.9651355631539" calcext:value-type="float">
            <text:p>54.9651355631539</text:p>
          </table:table-cell>
          <table:table-cell office:value-type="float" office:value="384.627802233279" calcext:value-type="float">
            <text:p>384.627802233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54.9280077296805" calcext:value-type="float">
            <text:p>54.9280077296805</text:p>
          </table:table-cell>
          <table:table-cell office:value-type="float" office:value="382.419678007553" calcext:value-type="float">
            <text:p>382.4196780075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office:value-type="float" office:value="54.9110090672562" calcext:value-type="float">
            <text:p>54.9110090672562</text:p>
          </table:table-cell>
          <table:table-cell office:value-type="float" office:value="385.746931215072" calcext:value-type="float">
            <text:p>385.7469312150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21" calcext:value-type="float">
            <text:p>28.2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24" calcext:value-type="float">
            <text:p>424</text:p>
          </table:table-cell>
          <table:table-cell office:value-type="float" office:value="54.9526394477422" calcext:value-type="float">
            <text:p>54.9526394477422</text:p>
          </table:table-cell>
          <table:table-cell office:value-type="float" office:value="391.654441746244" calcext:value-type="float">
            <text:p>391.6544417462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37" calcext:value-type="float">
            <text:p>28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12" calcext:value-type="float">
            <text:p>312</text:p>
          </table:table-cell>
          <table:table-cell office:value-type="float" office:value="54.9858971332796" calcext:value-type="float">
            <text:p>54.9858971332796</text:p>
          </table:table-cell>
          <table:table-cell office:value-type="float" office:value="392.433260405343" calcext:value-type="float">
            <text:p>392.433260405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54" calcext:value-type="float">
            <text:p>28.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54.9972160506896" calcext:value-type="float">
            <text:p>54.9972160506896</text:p>
          </table:table-cell>
          <table:table-cell office:value-type="float" office:value="389.906928620795" calcext:value-type="float">
            <text:p>389.9069286207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92" calcext:value-type="float">
            <text:p>392</text:p>
          </table:table-cell>
          <table:table-cell office:value-type="float" office:value="55.0008807774656" calcext:value-type="float">
            <text:p>55.0008807774656</text:p>
          </table:table-cell>
          <table:table-cell office:value-type="float" office:value="389.0830305861" calcext:value-type="float">
            <text:p>389.08303058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87" calcext:value-type="float">
            <text:p>28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27" calcext:value-type="float">
            <text:p>527</text:p>
          </table:table-cell>
          <table:table-cell office:value-type="float" office:value="55.0024179237418" calcext:value-type="float">
            <text:p>55.0024179237418</text:p>
          </table:table-cell>
          <table:table-cell office:value-type="float" office:value="394.554253976078" calcext:value-type="float">
            <text:p>394.554253976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66" calcext:value-type="float">
            <text:p>666</text:p>
          </table:table-cell>
          <table:table-cell office:value-type="float" office:value="55.0038361270872" calcext:value-type="float">
            <text:p>55.0038361270872</text:p>
          </table:table-cell>
          <table:table-cell office:value-type="float" office:value="406.062168074957" calcext:value-type="float">
            <text:p>406.0621680749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21" calcext:value-type="float">
            <text:p>29.21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828" calcext:value-type="float">
            <text:p>828</text:p>
          </table:table-cell>
          <table:table-cell office:value-type="float" office:value="55.0059155992356" calcext:value-type="float">
            <text:p>55.0059155992356</text:p>
          </table:table-cell>
          <table:table-cell office:value-type="float" office:value="424.921864675179" calcext:value-type="float">
            <text:p>424.9218646751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47" calcext:value-type="float">
            <text:p>947</text:p>
          </table:table-cell>
          <table:table-cell office:value-type="float" office:value="55.0130933517941" calcext:value-type="float">
            <text:p>55.0130933517941</text:p>
          </table:table-cell>
          <table:table-cell office:value-type="float" office:value="450.35732924946" calcext:value-type="float">
            <text:p>450.357329249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54" calcext:value-type="float">
            <text:p>29.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63" calcext:value-type="float">
            <text:p>1063</text:p>
          </table:table-cell>
          <table:table-cell office:value-type="float" office:value="55.0143132903676" calcext:value-type="float">
            <text:p>55.0143132903676</text:p>
          </table:table-cell>
          <table:table-cell office:value-type="float" office:value="479.769664915222" calcext:value-type="float">
            <text:p>479.769664915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71" calcext:value-type="float">
            <text:p>29.7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168" calcext:value-type="float">
            <text:p>1168</text:p>
          </table:table-cell>
          <table:table-cell office:value-type="float" office:value="55.0176402910798" calcext:value-type="float">
            <text:p>55.0176402910798</text:p>
          </table:table-cell>
          <table:table-cell office:value-type="float" office:value="510.563675067513" calcext:value-type="float">
            <text:p>510.5636750675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348" calcext:value-type="float">
            <text:p>1348</text:p>
          </table:table-cell>
          <table:table-cell office:value-type="float" office:value="54.9815059741684" calcext:value-type="float">
            <text:p>54.9815059741684</text:p>
          </table:table-cell>
          <table:table-cell office:value-type="float" office:value="550.024471225626" calcext:value-type="float">
            <text:p>550.0244712256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449" calcext:value-type="float">
            <text:p>1449</text:p>
          </table:table-cell>
          <table:table-cell office:value-type="float" office:value="55.0110077567057" calcext:value-type="float">
            <text:p>55.0110077567057</text:p>
          </table:table-cell>
          <table:table-cell office:value-type="float" office:value="597.380579512617" calcext:value-type="float">
            <text:p>597.3805795126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float" office:value="55" calcext:value-type="float">
            <text:p>55</text:p>
          </table:table-cell>
          <table:table-cell office:value-type="float" office:value="55.1155" calcext:value-type="float">
            <text:p>55.1155</text:p>
          </table:table-cell>
          <table:table-cell office:value-type="float" office:value="1474" calcext:value-type="float">
            <text:p>1474</text:p>
          </table:table-cell>
          <table:table-cell office:value-type="float" office:value="55.0297899299494" calcext:value-type="float">
            <text:p>55.0297899299494</text:p>
          </table:table-cell>
          <table:table-cell office:value-type="float" office:value="643.839937369856" calcext:value-type="float">
            <text:p>643.8399373698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37" calcext:value-type="float">
            <text:p>30.37</text:p>
          </table:table-cell>
          <table:table-cell office:value-type="float" office:value="55.1" calcext:value-type="float">
            <text:p>55.1</text:p>
          </table:table-cell>
          <table:table-cell office:value-type="float" office:value="55.2317" calcext:value-type="float">
            <text:p>55.2317</text:p>
          </table:table-cell>
          <table:table-cell office:value-type="float" office:value="1500" calcext:value-type="float">
            <text:p>1500</text:p>
          </table:table-cell>
          <table:table-cell office:value-type="float" office:value="55.0466047896837" calcext:value-type="float">
            <text:p>55.0466047896837</text:p>
          </table:table-cell>
          <table:table-cell office:value-type="float" office:value="690.745699521352" calcext:value-type="float">
            <text:p>690.7456995213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55.1" calcext:value-type="float">
            <text:p>55.1</text:p>
          </table:table-cell>
          <table:table-cell office:value-type="float" office:value="55.3479" calcext:value-type="float">
            <text:p>55.3479</text:p>
          </table:table-cell>
          <table:table-cell office:value-type="float" office:value="1500" calcext:value-type="float">
            <text:p>1500</text:p>
          </table:table-cell>
          <table:table-cell office:value-type="float" office:value="55.0775521548777" calcext:value-type="float">
            <text:p>55.0775521548777</text:p>
          </table:table-cell>
          <table:table-cell office:value-type="float" office:value="736.006093284881" calcext:value-type="float">
            <text:p>736.0060932848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71" calcext:value-type="float">
            <text:p>30.71</text:p>
          </table:table-cell>
          <table:table-cell office:value-type="float" office:value="55.1" calcext:value-type="float">
            <text:p>55.1</text:p>
          </table:table-cell>
          <table:table-cell office:value-type="float" office:value="55.4648" calcext:value-type="float">
            <text:p>55.4648</text:p>
          </table:table-cell>
          <table:table-cell office:value-type="float" office:value="1500" calcext:value-type="float">
            <text:p>1500</text:p>
          </table:table-cell>
          <table:table-cell office:value-type="float" office:value="55.1287664930469" calcext:value-type="float">
            <text:p>55.1287664930469</text:p>
          </table:table-cell>
          <table:table-cell office:value-type="float" office:value="779.922593582141" calcext:value-type="float">
            <text:p>779.922593582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87" calcext:value-type="float">
            <text:p>30.87</text:p>
          </table:table-cell>
          <table:table-cell office:value-type="float" office:value="55.1" calcext:value-type="float">
            <text:p>55.1</text:p>
          </table:table-cell>
          <table:table-cell office:value-type="float" office:value="55.5817" calcext:value-type="float">
            <text:p>55.5817</text:p>
          </table:table-cell>
          <table:table-cell office:value-type="float" office:value="1500" calcext:value-type="float">
            <text:p>1500</text:p>
          </table:table-cell>
          <table:table-cell office:value-type="float" office:value="55.1544630160824" calcext:value-type="float">
            <text:p>55.1544630160824</text:p>
          </table:table-cell>
          <table:table-cell office:value-type="float" office:value="821.539624454058" calcext:value-type="float">
            <text:p>821.539624454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55.2" calcext:value-type="float">
            <text:p>55.2</text:p>
          </table:table-cell>
          <table:table-cell office:value-type="float" office:value="55.6986" calcext:value-type="float">
            <text:p>55.6986</text:p>
          </table:table-cell>
          <table:table-cell office:value-type="float" office:value="1500" calcext:value-type="float">
            <text:p>1500</text:p>
          </table:table-cell>
          <table:table-cell office:value-type="float" office:value="55.1677828310115" calcext:value-type="float">
            <text:p>55.1677828310115</text:p>
          </table:table-cell>
          <table:table-cell office:value-type="float" office:value="862.221457679061" calcext:value-type="float">
            <text:p>862.2214576790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21" calcext:value-type="float">
            <text:p>31.21</text:p>
          </table:table-cell>
          <table:table-cell office:value-type="float" office:value="55.2" calcext:value-type="float">
            <text:p>55.2</text:p>
          </table:table-cell>
          <table:table-cell office:value-type="float" office:value="55.8148" calcext:value-type="float">
            <text:p>55.8148</text:p>
          </table:table-cell>
          <table:table-cell office:value-type="float" office:value="1500" calcext:value-type="float">
            <text:p>1500</text:p>
          </table:table-cell>
          <table:table-cell office:value-type="float" office:value="55.2136863608327" calcext:value-type="float">
            <text:p>55.2136863608327</text:p>
          </table:table-cell>
          <table:table-cell office:value-type="float" office:value="900.814835808932" calcext:value-type="float">
            <text:p>900.8148358089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37" calcext:value-type="float">
            <text:p>31.37</text:p>
          </table:table-cell>
          <table:table-cell office:value-type="float" office:value="55.3" calcext:value-type="float">
            <text:p>55.3</text:p>
          </table:table-cell>
          <table:table-cell office:value-type="float" office:value="55.9317" calcext:value-type="float">
            <text:p>55.9317</text:p>
          </table:table-cell>
          <table:table-cell office:value-type="float" office:value="1500" calcext:value-type="float">
            <text:p>1500</text:p>
          </table:table-cell>
          <table:table-cell office:value-type="float" office:value="55.2564007646614" calcext:value-type="float">
            <text:p>55.2564007646614</text:p>
          </table:table-cell>
          <table:table-cell office:value-type="float" office:value="938.146712151437" calcext:value-type="float">
            <text:p>938.1467121514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55.3" calcext:value-type="float">
            <text:p>55.3</text:p>
          </table:table-cell>
          <table:table-cell office:value-type="float" office:value="56.0479" calcext:value-type="float">
            <text:p>56.0479</text:p>
          </table:table-cell>
          <table:table-cell office:value-type="float" office:value="1500" calcext:value-type="float">
            <text:p>1500</text:p>
          </table:table-cell>
          <table:table-cell office:value-type="float" office:value="55.3311249579351" calcext:value-type="float">
            <text:p>55.3311249579351</text:p>
          </table:table-cell>
          <table:table-cell office:value-type="float" office:value="970.663166782075" calcext:value-type="float">
            <text:p>970.6631667820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71" calcext:value-type="float">
            <text:p>31.71</text:p>
          </table:table-cell>
          <table:table-cell office:value-type="float" office:value="55.3" calcext:value-type="float">
            <text:p>55.3</text:p>
          </table:table-cell>
          <table:table-cell office:value-type="float" office:value="56.1655" calcext:value-type="float">
            <text:p>56.1655</text:p>
          </table:table-cell>
          <table:table-cell office:value-type="float" office:value="1500" calcext:value-type="float">
            <text:p>1500</text:p>
          </table:table-cell>
          <table:table-cell office:value-type="float" office:value="55.3743806636538" calcext:value-type="float">
            <text:p>55.3743806636538</text:p>
          </table:table-cell>
          <table:table-cell office:value-type="float" office:value="1005.13081897664" calcext:value-type="float">
            <text:p>1005.130818976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87" calcext:value-type="float">
            <text:p>31.87</text:p>
          </table:table-cell>
          <table:table-cell office:value-type="float" office:value="55.4" calcext:value-type="float">
            <text:p>55.4</text:p>
          </table:table-cell>
          <table:table-cell office:value-type="float" office:value="56.2824" calcext:value-type="float">
            <text:p>56.2824</text:p>
          </table:table-cell>
          <table:table-cell office:value-type="float" office:value="1500" calcext:value-type="float">
            <text:p>1500</text:p>
          </table:table-cell>
          <table:table-cell office:value-type="float" office:value="55.3929628045676" calcext:value-type="float">
            <text:p>55.3929628045676</text:p>
          </table:table-cell>
          <table:table-cell office:value-type="float" office:value="1038.36410309818" calcext:value-type="float">
            <text:p>1038.364103098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55.4" calcext:value-type="float">
            <text:p>55.4</text:p>
          </table:table-cell>
          <table:table-cell office:value-type="float" office:value="56.3986" calcext:value-type="float">
            <text:p>56.3986</text:p>
          </table:table-cell>
          <table:table-cell office:value-type="float" office:value="1500" calcext:value-type="float">
            <text:p>1500</text:p>
          </table:table-cell>
          <table:table-cell office:value-type="float" office:value="55.4684421195792" calcext:value-type="float">
            <text:p>55.4684421195792</text:p>
          </table:table-cell>
          <table:table-cell office:value-type="float" office:value="1070.79435355429" calcext:value-type="float">
            <text:p>1070.794353554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21" calcext:value-type="float">
            <text:p>32.21</text:p>
          </table:table-cell>
          <table:table-cell office:value-type="float" office:value="55.5" calcext:value-type="float">
            <text:p>55.5</text:p>
          </table:table-cell>
          <table:table-cell office:value-type="float" office:value="56.5155" calcext:value-type="float">
            <text:p>56.5155</text:p>
          </table:table-cell>
          <table:table-cell office:value-type="float" office:value="1500" calcext:value-type="float">
            <text:p>1500</text:p>
          </table:table-cell>
          <table:table-cell office:value-type="float" office:value="55.5313451938577" calcext:value-type="float">
            <text:p>55.5313451938577</text:p>
          </table:table-cell>
          <table:table-cell office:value-type="float" office:value="1101.38345589104" calcext:value-type="float">
            <text:p>1101.38345589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37" calcext:value-type="float">
            <text:p>32.37</text:p>
          </table:table-cell>
          <table:table-cell office:value-type="float" office:value="55.6" calcext:value-type="float">
            <text:p>55.6</text:p>
          </table:table-cell>
          <table:table-cell office:value-type="float" office:value="56.6331" calcext:value-type="float">
            <text:p>56.6331</text:p>
          </table:table-cell>
          <table:table-cell office:value-type="float" office:value="1500" calcext:value-type="float">
            <text:p>1500</text:p>
          </table:table-cell>
          <table:table-cell office:value-type="float" office:value="55.5876867837519" calcext:value-type="float">
            <text:p>55.5876867837519</text:p>
          </table:table-cell>
          <table:table-cell office:value-type="float" office:value="1131.1295728481" calcext:value-type="float">
            <text:p>1131.12957284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55.6" calcext:value-type="float">
            <text:p>55.6</text:p>
          </table:table-cell>
          <table:table-cell office:value-type="float" office:value="56.7493" calcext:value-type="float">
            <text:p>56.7493</text:p>
          </table:table-cell>
          <table:table-cell office:value-type="float" office:value="1500" calcext:value-type="float">
            <text:p>1500</text:p>
          </table:table-cell>
          <table:table-cell office:value-type="float" office:value="55.6755492006438" calcext:value-type="float">
            <text:p>55.6755492006438</text:p>
          </table:table-cell>
          <table:table-cell office:value-type="float" office:value="1159.89540105535" calcext:value-type="float">
            <text:p>1159.895401055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71" calcext:value-type="float">
            <text:p>32.71</text:p>
          </table:table-cell>
          <table:table-cell office:value-type="float" office:value="55.7" calcext:value-type="float">
            <text:p>55.7</text:p>
          </table:table-cell>
          <table:table-cell office:value-type="float" office:value="56.8655" calcext:value-type="float">
            <text:p>56.8655</text:p>
          </table:table-cell>
          <table:table-cell office:value-type="float" office:value="1500" calcext:value-type="float">
            <text:p>1500</text:p>
          </table:table-cell>
          <table:table-cell office:value-type="float" office:value="55.7614656303694" calcext:value-type="float">
            <text:p>55.7614656303694</text:p>
          </table:table-cell>
          <table:table-cell office:value-type="float" office:value="1187.71567912793" calcext:value-type="float">
            <text:p>1187.715679127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88" calcext:value-type="float">
            <text:p>32.88</text:p>
          </table:table-cell>
          <table:table-cell office:value-type="float" office:value="55.8" calcext:value-type="float">
            <text:p>55.8</text:p>
          </table:table-cell>
          <table:table-cell office:value-type="float" office:value="56.9824" calcext:value-type="float">
            <text:p>56.9824</text:p>
          </table:table-cell>
          <table:table-cell office:value-type="float" office:value="1500" calcext:value-type="float">
            <text:p>1500</text:p>
          </table:table-cell>
          <table:table-cell office:value-type="float" office:value="55.8064448425268" calcext:value-type="float">
            <text:p>55.8064448425268</text:p>
          </table:table-cell>
          <table:table-cell office:value-type="float" office:value="1213.96008007083" calcext:value-type="float">
            <text:p>1213.96008007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55.9" calcext:value-type="float">
            <text:p>55.9</text:p>
          </table:table-cell>
          <table:table-cell office:value-type="float" office:value="57.0993" calcext:value-type="float">
            <text:p>57.0993</text:p>
          </table:table-cell>
          <table:table-cell office:value-type="float" office:value="1500" calcext:value-type="float">
            <text:p>1500</text:p>
          </table:table-cell>
          <table:table-cell office:value-type="float" office:value="55.9001075406074" calcext:value-type="float">
            <text:p>55.9001075406074</text:p>
          </table:table-cell>
          <table:table-cell office:value-type="float" office:value="1239.7430490586" calcext:value-type="float">
            <text:p>1239.74304905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56" calcext:value-type="float">
            <text:p>56</text:p>
          </table:table-cell>
          <table:table-cell office:value-type="float" office:value="57.2162" calcext:value-type="float">
            <text:p>57.2162</text:p>
          </table:table-cell>
          <table:table-cell office:value-type="float" office:value="1500" calcext:value-type="float">
            <text:p>1500</text:p>
          </table:table-cell>
          <table:table-cell office:value-type="float" office:value="56.0010539246617" calcext:value-type="float">
            <text:p>56.0010539246617</text:p>
          </table:table-cell>
          <table:table-cell office:value-type="float" office:value="1264.57284928128" calcext:value-type="float">
            <text:p>1264.572849281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38" calcext:value-type="float">
            <text:p>33.38</text:p>
          </table:table-cell>
          <table:table-cell office:value-type="float" office:value="56.1" calcext:value-type="float">
            <text:p>56.1</text:p>
          </table:table-cell>
          <table:table-cell office:value-type="float" office:value="57.3331" calcext:value-type="float">
            <text:p>57.3331</text:p>
          </table:table-cell>
          <table:table-cell office:value-type="float" office:value="1500" calcext:value-type="float">
            <text:p>1500</text:p>
          </table:table-cell>
          <table:table-cell office:value-type="float" office:value="56.0929284379695" calcext:value-type="float">
            <text:p>56.0929284379695</text:p>
          </table:table-cell>
          <table:table-cell office:value-type="float" office:value="1288.11762833634" calcext:value-type="float">
            <text:p>1288.117628336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56.2" calcext:value-type="float">
            <text:p>56.2</text:p>
          </table:table-cell>
          <table:table-cell office:value-type="float" office:value="57.45" calcext:value-type="float">
            <text:p>57.45</text:p>
          </table:table-cell>
          <table:table-cell office:value-type="float" office:value="1437" calcext:value-type="float">
            <text:p>1437</text:p>
          </table:table-cell>
          <table:table-cell office:value-type="float" office:value="56.2189803681891" calcext:value-type="float">
            <text:p>56.2189803681891</text:p>
          </table:table-cell>
          <table:table-cell office:value-type="float" office:value="1310.23705894534" calcext:value-type="float">
            <text:p>1310.237058945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71" calcext:value-type="float">
            <text:p>33.71</text:p>
          </table:table-cell>
          <table:table-cell office:value-type="float" office:value="56.2" calcext:value-type="float">
            <text:p>56.2</text:p>
          </table:table-cell>
          <table:table-cell office:value-type="float" office:value="57.5669" calcext:value-type="float">
            <text:p>57.5669</text:p>
          </table:table-cell>
          <table:table-cell office:value-type="float" office:value="1388" calcext:value-type="float">
            <text:p>1388</text:p>
          </table:table-cell>
          <table:table-cell office:value-type="float" office:value="56.3039219653495" calcext:value-type="float">
            <text:p>56.3039219653495</text:p>
          </table:table-cell>
          <table:table-cell office:value-type="float" office:value="1327.37428283481" calcext:value-type="float">
            <text:p>1327.374282834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56.3" calcext:value-type="float">
            <text:p>56.3</text:p>
          </table:table-cell>
          <table:table-cell office:value-type="float" office:value="57.6838" calcext:value-type="float">
            <text:p>57.6838</text:p>
          </table:table-cell>
          <table:table-cell office:value-type="float" office:value="1423" calcext:value-type="float">
            <text:p>1423</text:p>
          </table:table-cell>
          <table:table-cell office:value-type="float" office:value="56.384929196515" calcext:value-type="float">
            <text:p>56.384929196515</text:p>
          </table:table-cell>
          <table:table-cell office:value-type="float" office:value="1342.44487149118" calcext:value-type="float">
            <text:p>1342.44487149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56.4" calcext:value-type="float">
            <text:p>56.4</text:p>
          </table:table-cell>
          <table:table-cell office:value-type="float" office:value="57.7993" calcext:value-type="float">
            <text:p>57.7993</text:p>
          </table:table-cell>
          <table:table-cell office:value-type="float" office:value="1390" calcext:value-type="float">
            <text:p>1390</text:p>
          </table:table-cell>
          <table:table-cell office:value-type="float" office:value="56.4870811130283" calcext:value-type="float">
            <text:p>56.4870811130283</text:p>
          </table:table-cell>
          <table:table-cell office:value-type="float" office:value="1358.40579866865" calcext:value-type="float">
            <text:p>1358.405798668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21" calcext:value-type="float">
            <text:p>34.21</text:p>
          </table:table-cell>
          <table:table-cell office:value-type="float" office:value="56.6" calcext:value-type="float">
            <text:p>56.6</text:p>
          </table:table-cell>
          <table:table-cell office:value-type="float" office:value="57.9169" calcext:value-type="float">
            <text:p>57.9169</text:p>
          </table:table-cell>
          <table:table-cell office:value-type="float" office:value="1394" calcext:value-type="float">
            <text:p>1394</text:p>
          </table:table-cell>
          <table:table-cell office:value-type="float" office:value="56.5887464430787" calcext:value-type="float">
            <text:p>56.5887464430787</text:p>
          </table:table-cell>
          <table:table-cell office:value-type="float" office:value="1373.64754966573" calcext:value-type="float">
            <text:p>1373.647549665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38" calcext:value-type="float">
            <text:p>34.38</text:p>
          </table:table-cell>
          <table:table-cell office:value-type="float" office:value="56.7" calcext:value-type="float">
            <text:p>56.7</text:p>
          </table:table-cell>
          <table:table-cell office:value-type="float" office:value="58.0331" calcext:value-type="float">
            <text:p>58.0331</text:p>
          </table:table-cell>
          <table:table-cell office:value-type="float" office:value="1320" calcext:value-type="float">
            <text:p>1320</text:p>
          </table:table-cell>
          <table:table-cell office:value-type="float" office:value="56.7078441537449" calcext:value-type="float">
            <text:p>56.7078441537449</text:p>
          </table:table-cell>
          <table:table-cell office:value-type="float" office:value="1385.28720315824" calcext:value-type="float">
            <text:p>1385.28720315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56.8" calcext:value-type="float">
            <text:p>56.8</text:p>
          </table:table-cell>
          <table:table-cell office:value-type="float" office:value="58.1507" calcext:value-type="float">
            <text:p>58.1507</text:p>
          </table:table-cell>
          <table:table-cell office:value-type="float" office:value="1319" calcext:value-type="float">
            <text:p>1319</text:p>
          </table:table-cell>
          <table:table-cell office:value-type="float" office:value="56.8119966455747" calcext:value-type="float">
            <text:p>56.8119966455747</text:p>
          </table:table-cell>
          <table:table-cell office:value-type="float" office:value="1394.72459941507" calcext:value-type="float">
            <text:p>1394.724599415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71" calcext:value-type="float">
            <text:p>34.71</text:p>
          </table:table-cell>
          <table:table-cell office:value-type="float" office:value="56.9" calcext:value-type="float">
            <text:p>56.9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1172" calcext:value-type="float">
            <text:p>1172</text:p>
          </table:table-cell>
          <table:table-cell office:value-type="float" office:value="56.9623542219007" calcext:value-type="float">
            <text:p>56.9623542219007</text:p>
          </table:table-cell>
          <table:table-cell office:value-type="float" office:value="1402.56345177879" calcext:value-type="float">
            <text:p>1402.563451778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57" calcext:value-type="float">
            <text:p>57</text:p>
          </table:table-cell>
          <table:table-cell office:value-type="float" office:value="58.3831" calcext:value-type="float">
            <text:p>58.3831</text:p>
          </table:table-cell>
          <table:table-cell office:value-type="float" office:value="1218" calcext:value-type="float">
            <text:p>1218</text:p>
          </table:table-cell>
          <table:table-cell office:value-type="float" office:value="57.0605883438294" calcext:value-type="float">
            <text:p>57.0605883438294</text:p>
          </table:table-cell>
          <table:table-cell office:value-type="float" office:value="1405.72093429458" calcext:value-type="float">
            <text:p>1405.720934294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57.1" calcext:value-type="float">
            <text:p>57.1</text:p>
          </table:table-cell>
          <table:table-cell office:value-type="float" office:value="58.5" calcext:value-type="float">
            <text:p>58.5</text:p>
          </table:table-cell>
          <table:table-cell office:value-type="float" office:value="1181" calcext:value-type="float">
            <text:p>1181</text:p>
          </table:table-cell>
          <table:table-cell office:value-type="float" office:value="57.184565828259" calcext:value-type="float">
            <text:p>57.184565828259</text:p>
          </table:table-cell>
          <table:table-cell office:value-type="float" office:value="1409.55876510848" calcext:value-type="float">
            <text:p>1409.558765108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21" calcext:value-type="float">
            <text:p>35.21</text:p>
          </table:table-cell>
          <table:table-cell office:value-type="float" office:value="57.3" calcext:value-type="float">
            <text:p>57.3</text:p>
          </table:table-cell>
          <table:table-cell office:value-type="float" office:value="58.6162" calcext:value-type="float">
            <text:p>58.6162</text:p>
          </table:table-cell>
          <table:table-cell office:value-type="float" office:value="1272" calcext:value-type="float">
            <text:p>1272</text:p>
          </table:table-cell>
          <table:table-cell office:value-type="float" office:value="57.2696597142088" calcext:value-type="float">
            <text:p>57.2696597142088</text:p>
          </table:table-cell>
          <table:table-cell office:value-type="float" office:value="1413.58031693306" calcext:value-type="float">
            <text:p>1413.58031693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38" calcext:value-type="float">
            <text:p>35.38</text:p>
          </table:table-cell>
          <table:table-cell office:value-type="float" office:value="57.4" calcext:value-type="float">
            <text:p>57.4</text:p>
          </table:table-cell>
          <table:table-cell office:value-type="float" office:value="58.7338" calcext:value-type="float">
            <text:p>58.7338</text:p>
          </table:table-cell>
          <table:table-cell office:value-type="float" office:value="1219" calcext:value-type="float">
            <text:p>1219</text:p>
          </table:table-cell>
          <table:table-cell office:value-type="float" office:value="57.3949504970712" calcext:value-type="float">
            <text:p>57.3949504970712</text:p>
          </table:table-cell>
          <table:table-cell office:value-type="float" office:value="1418.67787844367" calcext:value-type="float">
            <text:p>1418.677878443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57.5" calcext:value-type="float">
            <text:p>57.5</text:p>
          </table:table-cell>
          <table:table-cell office:value-type="float" office:value="58.85" calcext:value-type="float">
            <text:p>58.85</text:p>
          </table:table-cell>
          <table:table-cell office:value-type="float" office:value="1128" calcext:value-type="float">
            <text:p>1128</text:p>
          </table:table-cell>
          <table:table-cell office:value-type="float" office:value="57.5452211924249" calcext:value-type="float">
            <text:p>57.5452211924249</text:p>
          </table:table-cell>
          <table:table-cell office:value-type="float" office:value="1422.28764876441" calcext:value-type="float">
            <text:p>1422.287648764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71" calcext:value-type="float">
            <text:p>35.71</text:p>
          </table:table-cell>
          <table:table-cell office:value-type="float" office:value="57.6" calcext:value-type="float">
            <text:p>57.6</text:p>
          </table:table-cell>
          <table:table-cell office:value-type="float" office:value="58.9669" calcext:value-type="float">
            <text:p>58.9669</text:p>
          </table:table-cell>
          <table:table-cell office:value-type="float" office:value="1185" calcext:value-type="float">
            <text:p>1185</text:p>
          </table:table-cell>
          <table:table-cell office:value-type="float" office:value="57.6379786621698" calcext:value-type="float">
            <text:p>57.6379786621698</text:p>
          </table:table-cell>
          <table:table-cell office:value-type="float" office:value="1422.43053892189" calcext:value-type="float">
            <text:p>1422.43053892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57.7" calcext:value-type="float">
            <text:p>57.7</text:p>
          </table:table-cell>
          <table:table-cell office:value-type="float" office:value="59.0838" calcext:value-type="float">
            <text:p>59.0838</text:p>
          </table:table-cell>
          <table:table-cell office:value-type="float" office:value="1291" calcext:value-type="float">
            <text:p>1291</text:p>
          </table:table-cell>
          <table:table-cell office:value-type="float" office:value="57.7189967366896" calcext:value-type="float">
            <text:p>57.7189967366896</text:p>
          </table:table-cell>
          <table:table-cell office:value-type="float" office:value="1424.5305574467" calcext:value-type="float">
            <text:p>1424.5305574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57.8" calcext:value-type="float">
            <text:p>57.8</text:p>
          </table:table-cell>
          <table:table-cell office:value-type="float" office:value="59.2007" calcext:value-type="float">
            <text:p>59.2007</text:p>
          </table:table-cell>
          <table:table-cell office:value-type="float" office:value="1241" calcext:value-type="float">
            <text:p>1241</text:p>
          </table:table-cell>
          <table:table-cell office:value-type="float" office:value="57.8439400982439" calcext:value-type="float">
            <text:p>57.8439400982439</text:p>
          </table:table-cell>
          <table:table-cell office:value-type="float" office:value="1431.02497494772" calcext:value-type="float">
            <text:p>1431.024974947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58" calcext:value-type="float">
            <text:p>58</text:p>
          </table:table-cell>
          <table:table-cell office:value-type="float" office:value="59.3169" calcext:value-type="float">
            <text:p>59.3169</text:p>
          </table:table-cell>
          <table:table-cell office:value-type="float" office:value="1257" calcext:value-type="float">
            <text:p>1257</text:p>
          </table:table-cell>
          <table:table-cell office:value-type="float" office:value="57.950218179139" calcext:value-type="float">
            <text:p>57.950218179139</text:p>
          </table:table-cell>
          <table:table-cell office:value-type="float" office:value="1435.7900101351" calcext:value-type="float">
            <text:p>1435.7900101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38" calcext:value-type="float">
            <text:p>36.38</text:p>
          </table:table-cell>
          <table:table-cell office:value-type="float" office:value="58" calcext:value-type="float">
            <text:p>58</text:p>
          </table:table-cell>
          <table:table-cell office:value-type="float" office:value="59.4331" calcext:value-type="float">
            <text:p>59.4331</text:p>
          </table:table-cell>
          <table:table-cell office:value-type="float" office:value="1220" calcext:value-type="float">
            <text:p>1220</text:p>
          </table:table-cell>
          <table:table-cell office:value-type="float" office:value="58.0872004231075" calcext:value-type="float">
            <text:p>58.0872004231075</text:p>
          </table:table-cell>
          <table:table-cell office:value-type="float" office:value="1439.28957981494" calcext:value-type="float">
            <text:p>1439.28957981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54" calcext:value-type="float">
            <text:p>36.54</text:p>
          </table:table-cell>
          <table:table-cell office:value-type="float" office:value="58.2" calcext:value-type="float">
            <text:p>58.2</text:p>
          </table:table-cell>
          <table:table-cell office:value-type="float" office:value="59.55" calcext:value-type="float">
            <text:p>59.55</text:p>
          </table:table-cell>
          <table:table-cell office:value-type="float" office:value="1183" calcext:value-type="float">
            <text:p>1183</text:p>
          </table:table-cell>
          <table:table-cell office:value-type="float" office:value="58.2406802413131" calcext:value-type="float">
            <text:p>58.2406802413131</text:p>
          </table:table-cell>
          <table:table-cell office:value-type="float" office:value="1442.47769119758" calcext:value-type="float">
            <text:p>1442.47769119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71" calcext:value-type="float">
            <text:p>36.71</text:p>
          </table:table-cell>
          <table:table-cell office:value-type="float" office:value="58.3" calcext:value-type="float">
            <text:p>58.3</text:p>
          </table:table-cell>
          <table:table-cell office:value-type="float" office:value="59.6676" calcext:value-type="float">
            <text:p>59.6676</text:p>
          </table:table-cell>
          <table:table-cell office:value-type="float" office:value="1241" calcext:value-type="float">
            <text:p>1241</text:p>
          </table:table-cell>
          <table:table-cell office:value-type="float" office:value="58.3551091511167" calcext:value-type="float">
            <text:p>58.3551091511167</text:p>
          </table:table-cell>
          <table:table-cell office:value-type="float" office:value="1444.87057579176" calcext:value-type="float">
            <text:p>1444.87057579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88" calcext:value-type="float">
            <text:p>36.88</text:p>
          </table:table-cell>
          <table:table-cell office:value-type="float" office:value="58.5" calcext:value-type="float">
            <text:p>58.5</text:p>
          </table:table-cell>
          <table:table-cell office:value-type="float" office:value="59.7838" calcext:value-type="float">
            <text:p>59.7838</text:p>
          </table:table-cell>
          <table:table-cell office:value-type="float" office:value="1281" calcext:value-type="float">
            <text:p>1281</text:p>
          </table:table-cell>
          <table:table-cell office:value-type="float" office:value="58.461780695454" calcext:value-type="float">
            <text:p>58.461780695454</text:p>
          </table:table-cell>
          <table:table-cell office:value-type="float" office:value="1449.05847847133" calcext:value-type="float">
            <text:p>1449.058478471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58.5" calcext:value-type="float">
            <text:p>58.5</text:p>
          </table:table-cell>
          <table:table-cell office:value-type="float" office:value="59.9014" calcext:value-type="float">
            <text:p>59.9014</text:p>
          </table:table-cell>
          <table:table-cell office:value-type="float" office:value="1210" calcext:value-type="float">
            <text:p>1210</text:p>
          </table:table-cell>
          <table:table-cell office:value-type="float" office:value="58.5926901959485" calcext:value-type="float">
            <text:p>58.5926901959485</text:p>
          </table:table-cell>
          <table:table-cell office:value-type="float" office:value="1452.93742262358" calcext:value-type="float">
            <text:p>1452.937422623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21" calcext:value-type="float">
            <text:p>37.21</text:p>
          </table:table-cell>
          <table:table-cell office:value-type="float" office:value="58.7" calcext:value-type="float">
            <text:p>58.7</text:p>
          </table:table-cell>
          <table:table-cell office:value-type="float" office:value="60.0176" calcext:value-type="float">
            <text:p>60.0176</text:p>
          </table:table-cell>
          <table:table-cell office:value-type="float" office:value="1120" calcext:value-type="float">
            <text:p>1120</text:p>
          </table:table-cell>
          <table:table-cell office:value-type="float" office:value="58.6913506176957" calcext:value-type="float">
            <text:p>58.6913506176957</text:p>
          </table:table-cell>
          <table:table-cell office:value-type="float" office:value="1453.92808838184" calcext:value-type="float">
            <text:p>1453.92808838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38" calcext:value-type="float">
            <text:p>37.38</text:p>
          </table:table-cell>
          <table:table-cell office:value-type="float" office:value="58.8" calcext:value-type="float">
            <text:p>58.8</text:p>
          </table:table-cell>
          <table:table-cell office:value-type="float" office:value="60.1345" calcext:value-type="float">
            <text:p>60.1345</text:p>
          </table:table-cell>
          <table:table-cell office:value-type="float" office:value="988" calcext:value-type="float">
            <text:p>988</text:p>
          </table:table-cell>
          <table:table-cell office:value-type="float" office:value="58.8224094441824" calcext:value-type="float">
            <text:p>58.8224094441824</text:p>
          </table:table-cell>
          <table:table-cell office:value-type="float" office:value="1450.3100477495" calcext:value-type="float">
            <text:p>1450.31004774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54" calcext:value-type="float">
            <text:p>37.54</text:p>
          </table:table-cell>
          <table:table-cell office:value-type="float" office:value="58.9" calcext:value-type="float">
            <text:p>58.9</text:p>
          </table:table-cell>
          <table:table-cell office:value-type="float" office:value="60.2507" calcext:value-type="float">
            <text:p>60.2507</text:p>
          </table:table-cell>
          <table:table-cell office:value-type="float" office:value="907" calcext:value-type="float">
            <text:p>907</text:p>
          </table:table-cell>
          <table:table-cell office:value-type="float" office:value="58.9514226179596" calcext:value-type="float">
            <text:p>58.9514226179596</text:p>
          </table:table-cell>
          <table:table-cell office:value-type="float" office:value="1442.25421060343" calcext:value-type="float">
            <text:p>1442.25421060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71" calcext:value-type="float">
            <text:p>37.71</text:p>
          </table:table-cell>
          <table:table-cell office:value-type="float" office:value="59.1" calcext:value-type="float">
            <text:p>59.1</text:p>
          </table:table-cell>
          <table:table-cell office:value-type="float" office:value="60.3676" calcext:value-type="float">
            <text:p>60.3676</text:p>
          </table:table-cell>
          <table:table-cell office:value-type="float" office:value="851" calcext:value-type="float">
            <text:p>851</text:p>
          </table:table-cell>
          <table:table-cell office:value-type="float" office:value="59.0584899918704" calcext:value-type="float">
            <text:p>59.0584899918704</text:p>
          </table:table-cell>
          <table:table-cell office:value-type="float" office:value="1430.3968918983" calcext:value-type="float">
            <text:p>1430.39689189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88" calcext:value-type="float">
            <text:p>37.88</text:p>
          </table:table-cell>
          <table:table-cell office:value-type="float" office:value="59.1" calcext:value-type="float">
            <text:p>59.1</text:p>
          </table:table-cell>
          <table:table-cell office:value-type="float" office:value="60.4838" calcext:value-type="float">
            <text:p>60.4838</text:p>
          </table:table-cell>
          <table:table-cell office:value-type="float" office:value="754" calcext:value-type="float">
            <text:p>754</text:p>
          </table:table-cell>
          <table:table-cell office:value-type="float" office:value="59.1900759542443" calcext:value-type="float">
            <text:p>59.1900759542443</text:p>
          </table:table-cell>
          <table:table-cell office:value-type="float" office:value="1415.79461992778" calcext:value-type="float">
            <text:p>1415.79461992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59.3" calcext:value-type="float">
            <text:p>59.3</text:p>
          </table:table-cell>
          <table:table-cell office:value-type="float" office:value="60.6007" calcext:value-type="float">
            <text:p>60.6007</text:p>
          </table:table-cell>
          <table:table-cell office:value-type="float" office:value="704" calcext:value-type="float">
            <text:p>704</text:p>
          </table:table-cell>
          <table:table-cell office:value-type="float" office:value="59.3110971688263" calcext:value-type="float">
            <text:p>59.3110971688263</text:p>
          </table:table-cell>
          <table:table-cell office:value-type="float" office:value="1398.26890468681" calcext:value-type="float">
            <text:p>1398.268904686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21" calcext:value-type="float">
            <text:p>38.21</text:p>
          </table:table-cell>
          <table:table-cell office:value-type="float" office:value="59.4" calcext:value-type="float">
            <text:p>59.4</text:p>
          </table:table-cell>
          <table:table-cell office:value-type="float" office:value="60.7183" calcext:value-type="float">
            <text:p>60.7183</text:p>
          </table:table-cell>
          <table:table-cell office:value-type="float" office:value="642" calcext:value-type="float">
            <text:p>642</text:p>
          </table:table-cell>
          <table:table-cell office:value-type="float" office:value="59.4402532059447" calcext:value-type="float">
            <text:p>59.4402532059447</text:p>
          </table:table-cell>
          <table:table-cell office:value-type="float" office:value="1378.03742198189" calcext:value-type="float">
            <text:p>1378.03742198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38" calcext:value-type="float">
            <text:p>38.38</text:p>
          </table:table-cell>
          <table:table-cell office:value-type="float" office:value="59.5" calcext:value-type="float">
            <text:p>59.5</text:p>
          </table:table-cell>
          <table:table-cell office:value-type="float" office:value="60.8345" calcext:value-type="float">
            <text:p>60.8345</text:p>
          </table:table-cell>
          <table:table-cell office:value-type="float" office:value="558" calcext:value-type="float">
            <text:p>558</text:p>
          </table:table-cell>
          <table:table-cell office:value-type="float" office:value="59.5694395975639" calcext:value-type="float">
            <text:p>59.5694395975639</text:p>
          </table:table-cell>
          <table:table-cell office:value-type="float" office:value="1355.58664949268" calcext:value-type="float">
            <text:p>1355.58664949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59.7" calcext:value-type="float">
            <text:p>59.7</text:p>
          </table:table-cell>
          <table:table-cell office:value-type="float" office:value="60.9514" calcext:value-type="float">
            <text:p>60.9514</text:p>
          </table:table-cell>
          <table:table-cell office:value-type="float" office:value="523" calcext:value-type="float">
            <text:p>523</text:p>
          </table:table-cell>
          <table:table-cell office:value-type="float" office:value="59.6764763541013" calcext:value-type="float">
            <text:p>59.6764763541013</text:p>
          </table:table-cell>
          <table:table-cell office:value-type="float" office:value="1331.38476765177" calcext:value-type="float">
            <text:p>1331.38476765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71" calcext:value-type="float">
            <text:p>38.71</text:p>
          </table:table-cell>
          <table:table-cell office:value-type="float" office:value="59.8" calcext:value-type="float">
            <text:p>59.8</text:p>
          </table:table-cell>
          <table:table-cell office:value-type="float" office:value="61.069" calcext:value-type="float">
            <text:p>61.069</text:p>
          </table:table-cell>
          <table:table-cell office:value-type="float" office:value="489" calcext:value-type="float">
            <text:p>489</text:p>
          </table:table-cell>
          <table:table-cell office:value-type="float" office:value="59.8192130829739" calcext:value-type="float">
            <text:p>59.8192130829739</text:p>
          </table:table-cell>
          <table:table-cell office:value-type="float" office:value="1306.39088001899" calcext:value-type="float">
            <text:p>1306.390880018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59.9" calcext:value-type="float">
            <text:p>59.9</text:p>
          </table:table-cell>
          <table:table-cell office:value-type="float" office:value="61.1852" calcext:value-type="float">
            <text:p>61.1852</text:p>
          </table:table-cell>
          <table:table-cell office:value-type="float" office:value="453" calcext:value-type="float">
            <text:p>453</text:p>
          </table:table-cell>
          <table:table-cell office:value-type="float" office:value="59.9062170789645" calcext:value-type="float">
            <text:p>59.9062170789645</text:p>
          </table:table-cell>
          <table:table-cell office:value-type="float" office:value="1279.73880783472" calcext:value-type="float">
            <text:p>1279.73880783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60" calcext:value-type="float">
            <text:p>60</text:p>
          </table:table-cell>
          <table:table-cell office:value-type="float" office:value="61.3014" calcext:value-type="float">
            <text:p>61.3014</text:p>
          </table:table-cell>
          <table:table-cell office:value-type="float" office:value="441" calcext:value-type="float">
            <text:p>441</text:p>
          </table:table-cell>
          <table:table-cell office:value-type="float" office:value="60.0304828824105" calcext:value-type="float">
            <text:p>60.0304828824105</text:p>
          </table:table-cell>
          <table:table-cell office:value-type="float" office:value="1253.76002746584" calcext:value-type="float">
            <text:p>1253.760027465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21" calcext:value-type="float">
            <text:p>39.21</text:p>
          </table:table-cell>
          <table:table-cell office:value-type="float" office:value="60.2" calcext:value-type="float">
            <text:p>60.2</text:p>
          </table:table-cell>
          <table:table-cell office:value-type="float" office:value="61.419" calcext:value-type="float">
            <text:p>61.419</text:p>
          </table:table-cell>
          <table:table-cell office:value-type="float" office:value="415" calcext:value-type="float">
            <text:p>415</text:p>
          </table:table-cell>
          <table:table-cell office:value-type="float" office:value="60.122848389948" calcext:value-type="float">
            <text:p>60.122848389948</text:p>
          </table:table-cell>
          <table:table-cell office:value-type="float" office:value="1226.84528317503" calcext:value-type="float">
            <text:p>1226.845283175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38" calcext:value-type="float">
            <text:p>39.38</text:p>
          </table:table-cell>
          <table:table-cell office:value-type="float" office:value="60.2" calcext:value-type="float">
            <text:p>60.2</text:p>
          </table:table-cell>
          <table:table-cell office:value-type="float" office:value="61.5352" calcext:value-type="float">
            <text:p>61.5352</text:p>
          </table:table-cell>
          <table:table-cell office:value-type="float" office:value="378" calcext:value-type="float">
            <text:p>378</text:p>
          </table:table-cell>
          <table:table-cell office:value-type="float" office:value="60.2209233682937" calcext:value-type="float">
            <text:p>60.2209233682937</text:p>
          </table:table-cell>
          <table:table-cell office:value-type="float" office:value="1202.41008867529" calcext:value-type="float">
            <text:p>1202.410088675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60.3" calcext:value-type="float">
            <text:p>60.3</text:p>
          </table:table-cell>
          <table:table-cell office:value-type="float" office:value="61.6521" calcext:value-type="float">
            <text:p>61.6521</text:p>
          </table:table-cell>
          <table:table-cell office:value-type="float" office:value="347" calcext:value-type="float">
            <text:p>347</text:p>
          </table:table-cell>
          <table:table-cell office:value-type="float" office:value="60.3210650874975" calcext:value-type="float">
            <text:p>60.3210650874975</text:p>
          </table:table-cell>
          <table:table-cell office:value-type="float" office:value="1174.12631588501" calcext:value-type="float">
            <text:p>1174.12631588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60.4" calcext:value-type="float">
            <text:p>60.4</text:p>
          </table:table-cell>
          <table:table-cell office:value-type="float" office:value="61.769" calcext:value-type="float">
            <text:p>61.769</text:p>
          </table:table-cell>
          <table:table-cell office:value-type="float" office:value="323" calcext:value-type="float">
            <text:p>323</text:p>
          </table:table-cell>
          <table:table-cell office:value-type="float" office:value="60.4177953070588" calcext:value-type="float">
            <text:p>60.4177953070588</text:p>
          </table:table-cell>
          <table:table-cell office:value-type="float" office:value="1145.73317240331" calcext:value-type="float">
            <text:p>1145.73317240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60.5" calcext:value-type="float">
            <text:p>60.5</text:p>
          </table:table-cell>
          <table:table-cell office:value-type="float" office:value="61.8852" calcext:value-type="float">
            <text:p>61.8852</text:p>
          </table:table-cell>
          <table:table-cell office:value-type="float" office:value="287" calcext:value-type="float">
            <text:p>287</text:p>
          </table:table-cell>
          <table:table-cell office:value-type="float" office:value="60.5190654923035" calcext:value-type="float">
            <text:p>60.5190654923035</text:p>
          </table:table-cell>
          <table:table-cell office:value-type="float" office:value="1117.88861211788" calcext:value-type="float">
            <text:p>1117.888612117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05" calcext:value-type="float">
            <text:p>40.05</text:p>
          </table:table-cell>
          <table:table-cell office:value-type="float" office:value="60.6" calcext:value-type="float">
            <text:p>60.6</text:p>
          </table:table-cell>
          <table:table-cell office:value-type="float" office:value="62" calcext:value-type="float">
            <text:p>62</text:p>
          </table:table-cell>
          <table:table-cell office:value-type="float" office:value="288" calcext:value-type="float">
            <text:p>288</text:p>
          </table:table-cell>
          <table:table-cell office:value-type="float" office:value="60.5760683257401" calcext:value-type="float">
            <text:p>60.5760683257401</text:p>
          </table:table-cell>
          <table:table-cell office:value-type="float" office:value="1089.35177147994" calcext:value-type="float">
            <text:p>1089.351771479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office:value-type="float" office:value="60.7" calcext:value-type="float">
            <text:p>60.7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60.6845897495817" calcext:value-type="float">
            <text:p>60.6845897495817</text:p>
          </table:table-cell>
          <table:table-cell office:value-type="float" office:value="1062.76277230027" calcext:value-type="float">
            <text:p>1062.762772300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38" calcext:value-type="float">
            <text:p>40.38</text:p>
          </table:table-cell>
          <table:table-cell office:value-type="float" office:value="60.7" calcext:value-type="float">
            <text:p>60.7</text:p>
          </table:table-cell>
          <table:table-cell office:value-type="float" office:value="62" calcext:value-type="float">
            <text:p>62</text:p>
          </table:table-cell>
          <table:table-cell office:value-type="float" office:value="243" calcext:value-type="float">
            <text:p>243</text:p>
          </table:table-cell>
          <table:table-cell office:value-type="float" office:value="60.7585470069784" calcext:value-type="float">
            <text:p>60.7585470069784</text:p>
          </table:table-cell>
          <table:table-cell office:value-type="float" office:value="1035.14962090412" calcext:value-type="float">
            <text:p>1035.14962090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60.8" calcext:value-type="float">
            <text:p>60.8</text:p>
          </table:table-cell>
          <table:table-cell office:value-type="float" office:value="62" calcext:value-type="float">
            <text:p>62</text:p>
          </table:table-cell>
          <table:table-cell office:value-type="float" office:value="269" calcext:value-type="float">
            <text:p>269</text:p>
          </table:table-cell>
          <table:table-cell office:value-type="float" office:value="60.8226372441559" calcext:value-type="float">
            <text:p>60.8226372441559</text:p>
          </table:table-cell>
          <table:table-cell office:value-type="float" office:value="1008.67656701159" calcext:value-type="float">
            <text:p>1008.67656701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60.9" calcext:value-type="float">
            <text:p>60.9</text:p>
          </table:table-cell>
          <table:table-cell office:value-type="float" office:value="62" calcext:value-type="float">
            <text:p>62</text:p>
          </table:table-cell>
          <table:table-cell office:value-type="float" office:value="210" calcext:value-type="float">
            <text:p>210</text:p>
          </table:table-cell>
          <table:table-cell office:value-type="float" office:value="60.9231992741857" calcext:value-type="float">
            <text:p>60.9231992741857</text:p>
          </table:table-cell>
          <table:table-cell office:value-type="float" office:value="983.143116132753" calcext:value-type="float">
            <text:p>983.1431161327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88" calcext:value-type="float">
            <text:p>40.88</text:p>
          </table:table-cell>
          <table:table-cell office:value-type="float" office:value="60.9" calcext:value-type="float">
            <text:p>60.9</text:p>
          </table:table-cell>
          <table:table-cell office:value-type="float" office:value="62" calcext:value-type="float">
            <text:p>62</text:p>
          </table:table-cell>
          <table:table-cell office:value-type="float" office:value="227" calcext:value-type="float">
            <text:p>227</text:p>
          </table:table-cell>
          <table:table-cell office:value-type="float" office:value="60.9629903176037" calcext:value-type="float">
            <text:p>60.9629903176037</text:p>
          </table:table-cell>
          <table:table-cell office:value-type="float" office:value="956.538729643758" calcext:value-type="float">
            <text:p>956.538729643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230" calcext:value-type="float">
            <text:p>230</text:p>
          </table:table-cell>
          <table:table-cell office:value-type="float" office:value="61.0362386294806" calcext:value-type="float">
            <text:p>61.0362386294806</text:p>
          </table:table-cell>
          <table:table-cell office:value-type="float" office:value="931.934555922833" calcext:value-type="float">
            <text:p>931.9345559228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61.1" calcext:value-type="float">
            <text:p>61.1</text:p>
          </table:table-cell>
          <table:table-cell office:value-type="float" office:value="62" calcext:value-type="float">
            <text:p>62</text:p>
          </table:table-cell>
          <table:table-cell office:value-type="float" office:value="211" calcext:value-type="float">
            <text:p>211</text:p>
          </table:table-cell>
          <table:table-cell office:value-type="float" office:value="61.1081522959121" calcext:value-type="float">
            <text:p>61.1081522959121</text:p>
          </table:table-cell>
          <table:table-cell office:value-type="float" office:value="910.539581835095" calcext:value-type="float">
            <text:p>910.539581835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38" calcext:value-type="float">
            <text:p>41.38</text:p>
          </table:table-cell>
          <table:table-cell office:value-type="float" office:value="61.1" calcext:value-type="float">
            <text:p>61.1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61.1605132337768" calcext:value-type="float">
            <text:p>61.1605132337768</text:p>
          </table:table-cell>
          <table:table-cell office:value-type="float" office:value="886.356922015626" calcext:value-type="float">
            <text:p>886.3569220156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55" calcext:value-type="float">
            <text:p>41.55</text:p>
          </table:table-cell>
          <table:table-cell office:value-type="float" office:value="61.2" calcext:value-type="float">
            <text:p>61.2</text:p>
          </table:table-cell>
          <table:table-cell office:value-type="float" office:value="62" calcext:value-type="float">
            <text:p>62</text:p>
          </table:table-cell>
          <table:table-cell office:value-type="float" office:value="206" calcext:value-type="float">
            <text:p>206</text:p>
          </table:table-cell>
          <table:table-cell office:value-type="float" office:value="61.2224273281217" calcext:value-type="float">
            <text:p>61.2224273281217</text:p>
          </table:table-cell>
          <table:table-cell office:value-type="float" office:value="863.709640194906" calcext:value-type="float">
            <text:p>863.7096401949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61.2" calcext:value-type="float">
            <text:p>61.2</text:p>
          </table:table-cell>
          <table:table-cell office:value-type="float" office:value="62" calcext:value-type="float">
            <text:p>62</text:p>
          </table:table-cell>
          <table:table-cell office:value-type="float" office:value="238" calcext:value-type="float">
            <text:p>238</text:p>
          </table:table-cell>
          <table:table-cell office:value-type="float" office:value="61.2697976954463" calcext:value-type="float">
            <text:p>61.2697976954463</text:p>
          </table:table-cell>
          <table:table-cell office:value-type="float" office:value="841.294764531446" calcext:value-type="float">
            <text:p>841.2947645314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88" calcext:value-type="float">
            <text:p>41.88</text:p>
          </table:table-cell>
          <table:table-cell office:value-type="float" office:value="61.3" calcext:value-type="float">
            <text:p>61.3</text:p>
          </table:table-cell>
          <table:table-cell office:value-type="float" office:value="62" calcext:value-type="float">
            <text:p>62</text:p>
          </table:table-cell>
          <table:table-cell office:value-type="float" office:value="199" calcext:value-type="float">
            <text:p>199</text:p>
          </table:table-cell>
          <table:table-cell office:value-type="float" office:value="61.3223373689078" calcext:value-type="float">
            <text:p>61.3223373689078</text:p>
          </table:table-cell>
          <table:table-cell office:value-type="float" office:value="819.986733996713" calcext:value-type="float">
            <text:p>819.986733996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05" calcext:value-type="float">
            <text:p>42.05</text:p>
          </table:table-cell>
          <table:table-cell office:value-type="float" office:value="61.3" calcext:value-type="float">
            <text:p>61.3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office:value-type="float" office:value="61.3458136524372" calcext:value-type="float">
            <text:p>61.3458136524372</text:p>
          </table:table-cell>
          <table:table-cell office:value-type="float" office:value="798.881774720501" calcext:value-type="float">
            <text:p>798.881774720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245" calcext:value-type="float">
            <text:p>245</text:p>
          </table:table-cell>
          <table:table-cell office:value-type="float" office:value="61.3938004840873" calcext:value-type="float">
            <text:p>61.3938004840873</text:p>
          </table:table-cell>
          <table:table-cell office:value-type="float" office:value="780.940862063832" calcext:value-type="float">
            <text:p>780.940862063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38" calcext:value-type="float">
            <text:p>42.38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278" calcext:value-type="float">
            <text:p>278</text:p>
          </table:table-cell>
          <table:table-cell office:value-type="float" office:value="61.411103030703" calcext:value-type="float">
            <text:p>61.411103030703</text:p>
          </table:table-cell>
          <table:table-cell office:value-type="float" office:value="763.836296203198" calcext:value-type="float">
            <text:p>763.8362962031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55" calcext:value-type="float">
            <text:p>42.55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289" calcext:value-type="float">
            <text:p>289</text:p>
          </table:table-cell>
          <table:table-cell office:value-type="float" office:value="61.4362355725126" calcext:value-type="float">
            <text:p>61.4362355725126</text:p>
          </table:table-cell>
          <table:table-cell office:value-type="float" office:value="748.256484916351" calcext:value-type="float">
            <text:p>748.256484916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71" calcext:value-type="float">
            <text:p>42.71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61.4429986406062" calcext:value-type="float">
            <text:p>61.4429986406062</text:p>
          </table:table-cell>
          <table:table-cell office:value-type="float" office:value="735.592004309734" calcext:value-type="float">
            <text:p>735.5920043097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88" calcext:value-type="float">
            <text:p>42.88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385" calcext:value-type="float">
            <text:p>385</text:p>
          </table:table-cell>
          <table:table-cell office:value-type="float" office:value="61.4445237361216" calcext:value-type="float">
            <text:p>61.4445237361216</text:p>
          </table:table-cell>
          <table:table-cell office:value-type="float" office:value="723.90955705044" calcext:value-type="float">
            <text:p>723.909557050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05" calcext:value-type="float">
            <text:p>43.05</text:p>
          </table:table-cell>
          <table:table-cell office:value-type="float" office:value="61.5" calcext:value-type="float">
            <text:p>61.5</text:p>
          </table:table-cell>
          <table:table-cell office:value-type="float" office:value="62" calcext:value-type="float">
            <text:p>62</text:p>
          </table:table-cell>
          <table:table-cell office:value-type="float" office:value="321" calcext:value-type="float">
            <text:p>321</text:p>
          </table:table-cell>
          <table:table-cell office:value-type="float" office:value="61.501376092929" calcext:value-type="float">
            <text:p>61.501376092929</text:p>
          </table:table-cell>
          <table:table-cell office:value-type="float" office:value="714.470885956684" calcext:value-type="float">
            <text:p>714.4708859566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21" calcext:value-type="float">
            <text:p>43.21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252" calcext:value-type="float">
            <text:p>252</text:p>
          </table:table-cell>
          <table:table-cell office:value-type="float" office:value="61.5629945647581" calcext:value-type="float">
            <text:p>61.5629945647581</text:p>
          </table:table-cell>
          <table:table-cell office:value-type="float" office:value="702.421237941462" calcext:value-type="float">
            <text:p>702.4212379414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38" calcext:value-type="float">
            <text:p>43.38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office:value-type="float" office:value="61.6134106706174" calcext:value-type="float">
            <text:p>61.6134106706174</text:p>
          </table:table-cell>
          <table:table-cell office:value-type="float" office:value="686.642288023418" calcext:value-type="float">
            <text:p>686.642288023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55" calcext:value-type="float">
            <text:p>43.55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office:value-type="float" office:value="61.628779054056" calcext:value-type="float">
            <text:p>61.628779054056</text:p>
          </table:table-cell>
          <table:table-cell office:value-type="float" office:value="670.134041993058" calcext:value-type="float">
            <text:p>670.134041993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71" calcext:value-type="float">
            <text:p>43.71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  <table:table-cell office:value-type="float" office:value="61.6324763955542" calcext:value-type="float">
            <text:p>61.6324763955542</text:p>
          </table:table-cell>
          <table:table-cell office:value-type="float" office:value="656.496921602301" calcext:value-type="float">
            <text:p>656.496921602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88" calcext:value-type="float">
            <text:p>43.88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350" calcext:value-type="float">
            <text:p>350</text:p>
          </table:table-cell>
          <table:table-cell office:value-type="float" office:value="61.6325775535723" calcext:value-type="float">
            <text:p>61.6325775535723</text:p>
          </table:table-cell>
          <table:table-cell office:value-type="float" office:value="647.239090783131" calcext:value-type="float">
            <text:p>647.2390907831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05" calcext:value-type="float">
            <text:p>44.05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392" calcext:value-type="float">
            <text:p>392</text:p>
          </table:table-cell>
          <table:table-cell office:value-type="float" office:value="61.6317086376049" calcext:value-type="float">
            <text:p>61.6317086376049</text:p>
          </table:table-cell>
          <table:table-cell office:value-type="float" office:value="639.286316493732" calcext:value-type="float">
            <text:p>639.2863164937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21" calcext:value-type="float">
            <text:p>44.21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405" calcext:value-type="float">
            <text:p>405</text:p>
          </table:table-cell>
          <table:table-cell office:value-type="float" office:value="61.6384488873012" calcext:value-type="float">
            <text:p>61.6384488873012</text:p>
          </table:table-cell>
          <table:table-cell office:value-type="float" office:value="633.546783883111" calcext:value-type="float">
            <text:p>633.546783883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61.6771205782395" calcext:value-type="float">
            <text:p>61.6771205782395</text:p>
          </table:table-cell>
          <table:table-cell office:value-type="float" office:value="628.146910421998" calcext:value-type="float">
            <text:p>628.146910421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55" calcext:value-type="float">
            <text:p>44.55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office:value-type="float" office:value="61.710398967999" calcext:value-type="float">
            <text:p>61.710398967999</text:p>
          </table:table-cell>
          <table:table-cell office:value-type="float" office:value="619.684463760079" calcext:value-type="float">
            <text:p>619.6844637600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72" calcext:value-type="float">
            <text:p>44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61.7312318395995" calcext:value-type="float">
            <text:p>61.7312318395995</text:p>
          </table:table-cell>
          <table:table-cell office:value-type="float" office:value="609.85135221196" calcext:value-type="float">
            <text:p>609.85135221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88" calcext:value-type="float">
            <text:p>44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16" calcext:value-type="float">
            <text:p>316</text:p>
          </table:table-cell>
          <table:table-cell office:value-type="float" office:value="61.7374032399103" calcext:value-type="float">
            <text:p>61.7374032399103</text:p>
          </table:table-cell>
          <table:table-cell office:value-type="float" office:value="599.358482229881" calcext:value-type="float">
            <text:p>599.3584822298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05" calcext:value-type="float">
            <text:p>45.05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243" calcext:value-type="float">
            <text:p>243</text:p>
          </table:table-cell>
          <table:table-cell office:value-type="float" office:value="61.7774761348737" calcext:value-type="float">
            <text:p>61.7774761348737</text:p>
          </table:table-cell>
          <table:table-cell office:value-type="float" office:value="590.370698775849" calcext:value-type="float">
            <text:p>590.3706987758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22" calcext:value-type="float">
            <text:p>45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28" calcext:value-type="float">
            <text:p>328</text:p>
          </table:table-cell>
          <table:table-cell office:value-type="float" office:value="61.7676445596714" calcext:value-type="float">
            <text:p>61.7676445596714</text:p>
          </table:table-cell>
          <table:table-cell office:value-type="float" office:value="581.966733130439" calcext:value-type="float">
            <text:p>581.966733130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38" calcext:value-type="float">
            <text:p>45.3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75" calcext:value-type="float">
            <text:p>275</text:p>
          </table:table-cell>
          <table:table-cell office:value-type="float" office:value="61.7904291847634" calcext:value-type="float">
            <text:p>61.7904291847634</text:p>
          </table:table-cell>
          <table:table-cell office:value-type="float" office:value="575.017690337178" calcext:value-type="float">
            <text:p>575.017690337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55" calcext:value-type="float">
            <text:p>45.5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61.8095792640585" calcext:value-type="float">
            <text:p>61.8095792640585</text:p>
          </table:table-cell>
          <table:table-cell office:value-type="float" office:value="566.668905516697" calcext:value-type="float">
            <text:p>566.6689055166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72" calcext:value-type="float">
            <text:p>45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89" calcext:value-type="float">
            <text:p>289</text:p>
          </table:table-cell>
          <table:table-cell office:value-type="float" office:value="61.7876131653328" calcext:value-type="float">
            <text:p>61.7876131653328</text:p>
          </table:table-cell>
          <table:table-cell office:value-type="float" office:value="558.663286367167" calcext:value-type="float">
            <text:p>558.6632863671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88" calcext:value-type="float">
            <text:p>45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68" calcext:value-type="float">
            <text:p>368</text:p>
          </table:table-cell>
          <table:table-cell office:value-type="float" office:value="61.8027339819653" calcext:value-type="float">
            <text:p>61.8027339819653</text:p>
          </table:table-cell>
          <table:table-cell office:value-type="float" office:value="554.815362838616" calcext:value-type="float">
            <text:p>554.8153628386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346" calcext:value-type="float">
            <text:p>346</text:p>
          </table:table-cell>
          <table:table-cell office:value-type="float" office:value="61.7930610274264" calcext:value-type="float">
            <text:p>61.7930610274264</text:p>
          </table:table-cell>
          <table:table-cell office:value-type="float" office:value="550.959586206966" calcext:value-type="float">
            <text:p>550.959586206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22" calcext:value-type="float">
            <text:p>46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93" calcext:value-type="float">
            <text:p>393</text:p>
          </table:table-cell>
          <table:table-cell office:value-type="float" office:value="61.8030360981974" calcext:value-type="float">
            <text:p>61.8030360981974</text:p>
          </table:table-cell>
          <table:table-cell office:value-type="float" office:value="549.740664181923" calcext:value-type="float">
            <text:p>549.7406641819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38" calcext:value-type="float">
            <text:p>46.3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71" calcext:value-type="float">
            <text:p>371</text:p>
          </table:table-cell>
          <table:table-cell office:value-type="float" office:value="61.8115119937051" calcext:value-type="float">
            <text:p>61.8115119937051</text:p>
          </table:table-cell>
          <table:table-cell office:value-type="float" office:value="547.387270583788" calcext:value-type="float">
            <text:p>547.3872705837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55" calcext:value-type="float">
            <text:p>46.5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75" calcext:value-type="float">
            <text:p>375</text:p>
          </table:table-cell>
          <table:table-cell office:value-type="float" office:value="61.8141502008165" calcext:value-type="float">
            <text:p>61.8141502008165</text:p>
          </table:table-cell>
          <table:table-cell office:value-type="float" office:value="544.694267870268" calcext:value-type="float">
            <text:p>544.694267870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72" calcext:value-type="float">
            <text:p>46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85" calcext:value-type="float">
            <text:p>385</text:p>
          </table:table-cell>
          <table:table-cell office:value-type="float" office:value="61.8148105393347" calcext:value-type="float">
            <text:p>61.8148105393347</text:p>
          </table:table-cell>
          <table:table-cell office:value-type="float" office:value="542.409643825112" calcext:value-type="float">
            <text:p>542.409643825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88" calcext:value-type="float">
            <text:p>46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94" calcext:value-type="float">
            <text:p>394</text:p>
          </table:table-cell>
          <table:table-cell office:value-type="float" office:value="61.8148308588978" calcext:value-type="float">
            <text:p>61.8148308588978</text:p>
          </table:table-cell>
          <table:table-cell office:value-type="float" office:value="540.685181468526" calcext:value-type="float">
            <text:p>540.6851814685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05" calcext:value-type="float">
            <text:p>47.0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01" calcext:value-type="float">
            <text:p>401</text:p>
          </table:table-cell>
          <table:table-cell office:value-type="float" office:value="61.8146858753515" calcext:value-type="float">
            <text:p>61.8146858753515</text:p>
          </table:table-cell>
          <table:table-cell office:value-type="float" office:value="539.444108050947" calcext:value-type="float">
            <text:p>539.4441080509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22" calcext:value-type="float">
            <text:p>47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94" calcext:value-type="float">
            <text:p>294</text:p>
          </table:table-cell>
          <table:table-cell office:value-type="float" office:value="61.8437803105313" calcext:value-type="float">
            <text:p>61.8437803105313</text:p>
          </table:table-cell>
          <table:table-cell office:value-type="float" office:value="537.558239369042" calcext:value-type="float">
            <text:p>537.5582393690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38" calcext:value-type="float">
            <text:p>47.3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93" calcext:value-type="float">
            <text:p>393</text:p>
          </table:table-cell>
          <table:table-cell office:value-type="float" office:value="61.8240186888829" calcext:value-type="float">
            <text:p>61.8240186888829</text:p>
          </table:table-cell>
          <table:table-cell office:value-type="float" office:value="533.774294964168" calcext:value-type="float">
            <text:p>533.7742949641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55" calcext:value-type="float">
            <text:p>47.5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28" calcext:value-type="float">
            <text:p>428</text:p>
          </table:table-cell>
          <table:table-cell office:value-type="float" office:value="61.8175303614495" calcext:value-type="float">
            <text:p>61.8175303614495</text:p>
          </table:table-cell>
          <table:table-cell office:value-type="float" office:value="533.327092250179" calcext:value-type="float">
            <text:p>533.3270922501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72" calcext:value-type="float">
            <text:p>47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35" calcext:value-type="float">
            <text:p>435</text:p>
          </table:table-cell>
          <table:table-cell office:value-type="float" office:value="61.8149606507512" calcext:value-type="float">
            <text:p>61.8149606507512</text:p>
          </table:table-cell>
          <table:table-cell office:value-type="float" office:value="533.802860019457" calcext:value-type="float">
            <text:p>533.802860019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88" calcext:value-type="float">
            <text:p>47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35" calcext:value-type="float">
            <text:p>435</text:p>
          </table:table-cell>
          <table:table-cell office:value-type="float" office:value="61.8141165962502" calcext:value-type="float">
            <text:p>61.8141165962502</text:p>
          </table:table-cell>
          <table:table-cell office:value-type="float" office:value="534.452599799629" calcext:value-type="float">
            <text:p>534.4525997996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33" calcext:value-type="float">
            <text:p>433</text:p>
          </table:table-cell>
          <table:table-cell office:value-type="float" office:value="61.8139010903329" calcext:value-type="float">
            <text:p>61.8139010903329</text:p>
          </table:table-cell>
          <table:table-cell office:value-type="float" office:value="535.033101445427" calcext:value-type="float">
            <text:p>535.033101445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22" calcext:value-type="float">
            <text:p>48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30" calcext:value-type="float">
            <text:p>430</text:p>
          </table:table-cell>
          <table:table-cell office:value-type="float" office:value="61.8138795905703" calcext:value-type="float">
            <text:p>61.8138795905703</text:p>
          </table:table-cell>
          <table:table-cell office:value-type="float" office:value="535.468531051714" calcext:value-type="float">
            <text:p>535.4685310517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38" calcext:value-type="float">
            <text:p>48.3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29" calcext:value-type="float">
            <text:p>429</text:p>
          </table:table-cell>
          <table:table-cell office:value-type="float" office:value="61.8139100064545" calcext:value-type="float">
            <text:p>61.8139100064545</text:p>
          </table:table-cell>
          <table:table-cell office:value-type="float" office:value="535.774581168252" calcext:value-type="float">
            <text:p>535.7745811682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55" calcext:value-type="float">
            <text:p>48.5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12" calcext:value-type="float">
            <text:p>412</text:p>
          </table:table-cell>
          <table:table-cell office:value-type="float" office:value="61.828807575327" calcext:value-type="float">
            <text:p>61.828807575327</text:p>
          </table:table-cell>
          <table:table-cell office:value-type="float" office:value="535.977912695605" calcext:value-type="float">
            <text:p>535.977912695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72" calcext:value-type="float">
            <text:p>48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17" calcext:value-type="float">
            <text:p>417</text:p>
          </table:table-cell>
          <table:table-cell office:value-type="float" office:value="61.8196309712511" calcext:value-type="float">
            <text:p>61.8196309712511</text:p>
          </table:table-cell>
          <table:table-cell office:value-type="float" office:value="534.96823733246" calcext:value-type="float">
            <text:p>534.968237332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88" calcext:value-type="float">
            <text:p>48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35" calcext:value-type="float">
            <text:p>435</text:p>
          </table:table-cell>
          <table:table-cell office:value-type="float" office:value="61.8157940597402" calcext:value-type="float">
            <text:p>61.8157940597402</text:p>
          </table:table-cell>
          <table:table-cell office:value-type="float" office:value="534.734853230115" calcext:value-type="float">
            <text:p>534.7348532301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05" calcext:value-type="float">
            <text:p>49.0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05" calcext:value-type="float">
            <text:p>405</text:p>
          </table:table-cell>
          <table:table-cell office:value-type="float" office:value="61.8242642206876" calcext:value-type="float">
            <text:p>61.8242642206876</text:p>
          </table:table-cell>
          <table:table-cell office:value-type="float" office:value="535.180768026052" calcext:value-type="float">
            <text:p>535.1807680260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22" calcext:value-type="float">
            <text:p>49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02" calcext:value-type="float">
            <text:p>402</text:p>
          </table:table-cell>
          <table:table-cell office:value-type="float" office:value="61.8356748912016" calcext:value-type="float">
            <text:p>61.8356748912016</text:p>
          </table:table-cell>
          <table:table-cell office:value-type="float" office:value="534.578860588893" calcext:value-type="float">
            <text:p>534.5788605888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38" calcext:value-type="float">
            <text:p>49.3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11" calcext:value-type="float">
            <text:p>411</text:p>
          </table:table-cell>
          <table:table-cell office:value-type="float" office:value="61.8253349379669" calcext:value-type="float">
            <text:p>61.8253349379669</text:p>
          </table:table-cell>
          <table:table-cell office:value-type="float" office:value="532.840460934469" calcext:value-type="float">
            <text:p>532.8404609344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38" calcext:value-type="float">
            <text:p>438</text:p>
          </table:table-cell>
          <table:table-cell office:value-type="float" office:value="61.8175750324065" calcext:value-type="float">
            <text:p>61.8175750324065</text:p>
          </table:table-cell>
          <table:table-cell office:value-type="float" office:value="532.584095737965" calcext:value-type="float">
            <text:p>532.5840957379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72" calcext:value-type="float">
            <text:p>49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43" calcext:value-type="float">
            <text:p>343</text:p>
          </table:table-cell>
          <table:table-cell office:value-type="float" office:value="61.8553501970573" calcext:value-type="float">
            <text:p>61.8553501970573</text:p>
          </table:table-cell>
          <table:table-cell office:value-type="float" office:value="533.499820177044" calcext:value-type="float">
            <text:p>533.4998201770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45" calcext:value-type="float">
            <text:p>245</text:p>
          </table:table-cell>
          <table:table-cell office:value-type="float" office:value="61.8932706502245" calcext:value-type="float">
            <text:p>61.8932706502245</text:p>
          </table:table-cell>
          <table:table-cell office:value-type="float" office:value="528.189891718724" calcext:value-type="float">
            <text:p>528.1898917187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05" calcext:value-type="float">
            <text:p>50.0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49" calcext:value-type="float">
            <text:p>249</text:p>
          </table:table-cell>
          <table:table-cell office:value-type="float" office:value="61.905456832576" calcext:value-type="float">
            <text:p>61.905456832576</text:p>
          </table:table-cell>
          <table:table-cell office:value-type="float" office:value="520.001565555908" calcext:value-type="float">
            <text:p>520.0015655559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22" calcext:value-type="float">
            <text:p>50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78" calcext:value-type="float">
            <text:p>278</text:p>
          </table:table-cell>
          <table:table-cell office:value-type="float" office:value="61.9088370280927" calcext:value-type="float">
            <text:p>61.9088370280927</text:p>
          </table:table-cell>
          <table:table-cell office:value-type="float" office:value="512.71779115465" calcext:value-type="float">
            <text:p>512.71779115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38" calcext:value-type="float">
            <text:p>50.3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61.9093464259108" calcext:value-type="float">
            <text:p>61.9093464259108</text:p>
          </table:table-cell>
          <table:table-cell office:value-type="float" office:value="506.955346489317" calcext:value-type="float">
            <text:p>506.955346489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55" calcext:value-type="float">
            <text:p>50.5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33" calcext:value-type="float">
            <text:p>333</text:p>
          </table:table-cell>
          <table:table-cell office:value-type="float" office:value="61.9090637609901" calcext:value-type="float">
            <text:p>61.9090637609901</text:p>
          </table:table-cell>
          <table:table-cell office:value-type="float" office:value="503.266139434304" calcext:value-type="float">
            <text:p>503.266139434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72" calcext:value-type="float">
            <text:p>50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51" calcext:value-type="float">
            <text:p>351</text:p>
          </table:table-cell>
          <table:table-cell office:value-type="float" office:value="61.908586462119" calcext:value-type="float">
            <text:p>61.908586462119</text:p>
          </table:table-cell>
          <table:table-cell office:value-type="float" office:value="500.20582260975" calcext:value-type="float">
            <text:p>500.205822609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88" calcext:value-type="float">
            <text:p>50.8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64" calcext:value-type="float">
            <text:p>364</text:p>
          </table:table-cell>
          <table:table-cell office:value-type="float" office:value="61.9081642534278" calcext:value-type="float">
            <text:p>61.9081642534278</text:p>
          </table:table-cell>
          <table:table-cell office:value-type="float" office:value="498.100868050109" calcext:value-type="float">
            <text:p>498.1008680501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05" calcext:value-type="float">
            <text:p>51.0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3" calcext:value-type="float">
            <text:p>373</text:p>
          </table:table-cell>
          <table:table-cell office:value-type="float" office:value="61.9078408578258" calcext:value-type="float">
            <text:p>61.9078408578258</text:p>
          </table:table-cell>
          <table:table-cell office:value-type="float" office:value="496.661245865219" calcext:value-type="float">
            <text:p>496.661245865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92" calcext:value-type="float">
            <text:p>392</text:p>
          </table:table-cell>
          <table:table-cell office:value-type="float" office:value="61.902721664962" calcext:value-type="float">
            <text:p>61.902721664962</text:p>
          </table:table-cell>
          <table:table-cell office:value-type="float" office:value="496.107360565226" calcext:value-type="float">
            <text:p>496.107360565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38" calcext:value-type="float">
            <text:p>51.3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42" calcext:value-type="float">
            <text:p>442</text:p>
          </table:table-cell>
          <table:table-cell office:value-type="float" office:value="61.887007498969" calcext:value-type="float">
            <text:p>61.887007498969</text:p>
          </table:table-cell>
          <table:table-cell office:value-type="float" office:value="495.778511561866" calcext:value-type="float">
            <text:p>495.77851156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55" calcext:value-type="float">
            <text:p>51.5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84" calcext:value-type="float">
            <text:p>484</text:p>
          </table:table-cell>
          <table:table-cell office:value-type="float" office:value="61.86730304502" calcext:value-type="float">
            <text:p>61.86730304502</text:p>
          </table:table-cell>
          <table:table-cell office:value-type="float" office:value="498.848222220165" calcext:value-type="float">
            <text:p>498.848222220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87" calcext:value-type="float">
            <text:p>387</text:p>
          </table:table-cell>
          <table:table-cell office:value-type="float" office:value="61.8940267566395" calcext:value-type="float">
            <text:p>61.8940267566395</text:p>
          </table:table-cell>
          <table:table-cell office:value-type="float" office:value="501.78015995674" calcext:value-type="float">
            <text:p>501.780159956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88" calcext:value-type="float">
            <text:p>51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07" calcext:value-type="float">
            <text:p>407</text:p>
          </table:table-cell>
          <table:table-cell office:value-type="float" office:value="61.903428267505" calcext:value-type="float">
            <text:p>61.903428267505</text:p>
          </table:table-cell>
          <table:table-cell office:value-type="float" office:value="501.968207910377" calcext:value-type="float">
            <text:p>501.968207910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05" calcext:value-type="float">
            <text:p>52.0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519" calcext:value-type="float">
            <text:p>519</text:p>
          </table:table-cell>
          <table:table-cell office:value-type="float" office:value="61.8646893744321" calcext:value-type="float">
            <text:p>61.8646893744321</text:p>
          </table:table-cell>
          <table:table-cell office:value-type="float" office:value="503.058743082194" calcext:value-type="float">
            <text:p>503.0587430821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22" calcext:value-type="float">
            <text:p>52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37" calcext:value-type="float">
            <text:p>437</text:p>
          </table:table-cell>
          <table:table-cell office:value-type="float" office:value="61.8922836476433" calcext:value-type="float">
            <text:p>61.8922836476433</text:p>
          </table:table-cell>
          <table:table-cell office:value-type="float" office:value="506.838930417421" calcext:value-type="float">
            <text:p>506.8389304174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38" calcext:value-type="float">
            <text:p>52.3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6" calcext:value-type="float">
            <text:p>406</text:p>
          </table:table-cell>
          <table:table-cell office:value-type="float" office:value="61.8978410032899" calcext:value-type="float">
            <text:p>61.8978410032899</text:p>
          </table:table-cell>
          <table:table-cell office:value-type="float" office:value="507.488466745023" calcext:value-type="float">
            <text:p>507.4884667450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55" calcext:value-type="float">
            <text:p>52.5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97" calcext:value-type="float">
            <text:p>397</text:p>
          </table:table-cell>
          <table:table-cell office:value-type="float" office:value="61.8832312321881" calcext:value-type="float">
            <text:p>61.8832312321881</text:p>
          </table:table-cell>
          <table:table-cell office:value-type="float" office:value="507.170119668473" calcext:value-type="float">
            <text:p>507.170119668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72" calcext:value-type="float">
            <text:p>52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93" calcext:value-type="float">
            <text:p>393</text:p>
          </table:table-cell>
          <table:table-cell office:value-type="float" office:value="61.8810137890894" calcext:value-type="float">
            <text:p>61.8810137890894</text:p>
          </table:table-cell>
          <table:table-cell office:value-type="float" office:value="507.718290477476" calcext:value-type="float">
            <text:p>507.718290477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88" calcext:value-type="float">
            <text:p>52.8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93" calcext:value-type="float">
            <text:p>393</text:p>
          </table:table-cell>
          <table:table-cell office:value-type="float" office:value="61.8651354381159" calcext:value-type="float">
            <text:p>61.8651354381159</text:p>
          </table:table-cell>
          <table:table-cell office:value-type="float" office:value="508.202895797673" calcext:value-type="float">
            <text:p>508.2028957976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05" calcext:value-type="float">
            <text:p>53.0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32" calcext:value-type="float">
            <text:p>432</text:p>
          </table:table-cell>
          <table:table-cell office:value-type="float" office:value="61.8783361098573" calcext:value-type="float">
            <text:p>61.8783361098573</text:p>
          </table:table-cell>
          <table:table-cell office:value-type="float" office:value="510.340540212614" calcext:value-type="float">
            <text:p>510.340540212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22" calcext:value-type="float">
            <text:p>53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68" calcext:value-type="float">
            <text:p>468</text:p>
          </table:table-cell>
          <table:table-cell office:value-type="float" office:value="61.8435831250684" calcext:value-type="float">
            <text:p>61.8435831250684</text:p>
          </table:table-cell>
          <table:table-cell office:value-type="float" office:value="512.021506638055" calcext:value-type="float">
            <text:p>512.0215066380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38" calcext:value-type="float">
            <text:p>53.3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503" calcext:value-type="float">
            <text:p>503</text:p>
          </table:table-cell>
          <table:table-cell office:value-type="float" office:value="61.8314636068174" calcext:value-type="float">
            <text:p>61.8314636068174</text:p>
          </table:table-cell>
          <table:table-cell office:value-type="float" office:value="517.141136862135" calcext:value-type="float">
            <text:p>517.141136862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55" calcext:value-type="float">
            <text:p>53.5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02" calcext:value-type="float">
            <text:p>502</text:p>
          </table:table-cell>
          <table:table-cell office:value-type="float" office:value="61.8278679197853" calcext:value-type="float">
            <text:p>61.8278679197853</text:p>
          </table:table-cell>
          <table:table-cell office:value-type="float" office:value="521.31440827461" calcext:value-type="float">
            <text:p>521.314408274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72" calcext:value-type="float">
            <text:p>53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18" calcext:value-type="float">
            <text:p>518</text:p>
          </table:table-cell>
          <table:table-cell office:value-type="float" office:value="61.8266738024701" calcext:value-type="float">
            <text:p>61.8266738024701</text:p>
          </table:table-cell>
          <table:table-cell office:value-type="float" office:value="526.35566890038" calcext:value-type="float">
            <text:p>526.35566890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88" calcext:value-type="float">
            <text:p>53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94" calcext:value-type="float">
            <text:p>494</text:p>
          </table:table-cell>
          <table:table-cell office:value-type="float" office:value="61.8176021800799" calcext:value-type="float">
            <text:p>61.8176021800799</text:p>
          </table:table-cell>
          <table:table-cell office:value-type="float" office:value="530.551181635454" calcext:value-type="float">
            <text:p>530.5511816354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59" calcext:value-type="float">
            <text:p>459</text:p>
          </table:table-cell>
          <table:table-cell office:value-type="float" office:value="61.8218254588017" calcext:value-type="float">
            <text:p>61.8218254588017</text:p>
          </table:table-cell>
          <table:table-cell office:value-type="float" office:value="533.924739413311" calcext:value-type="float">
            <text:p>533.924739413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22" calcext:value-type="float">
            <text:p>54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67" calcext:value-type="float">
            <text:p>467</text:p>
          </table:table-cell>
          <table:table-cell office:value-type="float" office:value="61.826786898175" calcext:value-type="float">
            <text:p>61.826786898175</text:p>
          </table:table-cell>
          <table:table-cell office:value-type="float" office:value="536.143852915718" calcext:value-type="float">
            <text:p>536.1438529157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38" calcext:value-type="float">
            <text:p>54.3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50" calcext:value-type="float">
            <text:p>450</text:p>
          </table:table-cell>
          <table:table-cell office:value-type="float" office:value="61.8277475227158" calcext:value-type="float">
            <text:p>61.8277475227158</text:p>
          </table:table-cell>
          <table:table-cell office:value-type="float" office:value="537.594553246716" calcext:value-type="float">
            <text:p>537.5945532467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72" calcext:value-type="float">
            <text:p>372</text:p>
          </table:table-cell>
          <table:table-cell office:value-type="float" office:value="61.8462787466374" calcext:value-type="float">
            <text:p>61.8462787466374</text:p>
          </table:table-cell>
          <table:table-cell office:value-type="float" office:value="537.844477778499" calcext:value-type="float">
            <text:p>537.8444777784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72" calcext:value-type="float">
            <text:p>54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60" calcext:value-type="float">
            <text:p>360</text:p>
          </table:table-cell>
          <table:table-cell office:value-type="float" office:value="61.870233323401" calcext:value-type="float">
            <text:p>61.870233323401</text:p>
          </table:table-cell>
          <table:table-cell office:value-type="float" office:value="535.981132140643" calcext:value-type="float">
            <text:p>535.9811321406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89" calcext:value-type="float">
            <text:p>54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15" calcext:value-type="float">
            <text:p>315</text:p>
          </table:table-cell>
          <table:table-cell office:value-type="float" office:value="61.8874278463764" calcext:value-type="float">
            <text:p>61.8874278463764</text:p>
          </table:table-cell>
          <table:table-cell office:value-type="float" office:value="531.030040935079" calcext:value-type="float">
            <text:p>531.0300409350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05" calcext:value-type="float">
            <text:p>55.0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79" calcext:value-type="float">
            <text:p>279</text:p>
          </table:table-cell>
          <table:table-cell office:value-type="float" office:value="61.8930799280719" calcext:value-type="float">
            <text:p>61.8930799280719</text:p>
          </table:table-cell>
          <table:table-cell office:value-type="float" office:value="525.030684617945" calcext:value-type="float">
            <text:p>525.030684617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22" calcext:value-type="float">
            <text:p>55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6" calcext:value-type="float">
            <text:p>406</text:p>
          </table:table-cell>
          <table:table-cell office:value-type="float" office:value="61.8784669314718" calcext:value-type="float">
            <text:p>61.8784669314718</text:p>
          </table:table-cell>
          <table:table-cell office:value-type="float" office:value="521.198815736264" calcext:value-type="float">
            <text:p>521.198815736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39" calcext:value-type="float">
            <text:p>55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28" calcext:value-type="float">
            <text:p>328</text:p>
          </table:table-cell>
          <table:table-cell office:value-type="float" office:value="61.9001530651364" calcext:value-type="float">
            <text:p>61.9001530651364</text:p>
          </table:table-cell>
          <table:table-cell office:value-type="float" office:value="519.055375686891" calcext:value-type="float">
            <text:p>519.0553756868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55" calcext:value-type="float">
            <text:p>55.5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5" calcext:value-type="float">
            <text:p>375</text:p>
          </table:table-cell>
          <table:table-cell office:value-type="float" office:value="61.907083189764" calcext:value-type="float">
            <text:p>61.907083189764</text:p>
          </table:table-cell>
          <table:table-cell office:value-type="float" office:value="513.504544111988" calcext:value-type="float">
            <text:p>513.5045441119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72" calcext:value-type="float">
            <text:p>55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82" calcext:value-type="float">
            <text:p>382</text:p>
          </table:table-cell>
          <table:table-cell office:value-type="float" office:value="61.9089687171742" calcext:value-type="float">
            <text:p>61.9089687171742</text:p>
          </table:table-cell>
          <table:table-cell office:value-type="float" office:value="512.405597815782" calcext:value-type="float">
            <text:p>512.405597815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89" calcext:value-type="float">
            <text:p>55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85" calcext:value-type="float">
            <text:p>385</text:p>
          </table:table-cell>
          <table:table-cell office:value-type="float" office:value="61.9096311179653" calcext:value-type="float">
            <text:p>61.9096311179653</text:p>
          </table:table-cell>
          <table:table-cell office:value-type="float" office:value="511.372927203545" calcext:value-type="float">
            <text:p>511.372927203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05" calcext:value-type="float">
            <text:p>56.0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16" calcext:value-type="float">
            <text:p>416</text:p>
          </table:table-cell>
          <table:table-cell office:value-type="float" office:value="61.8931083292595" calcext:value-type="float">
            <text:p>61.8931083292595</text:p>
          </table:table-cell>
          <table:table-cell office:value-type="float" office:value="510.599314285507" calcext:value-type="float">
            <text:p>510.5993142855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22" calcext:value-type="float">
            <text:p>56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6" calcext:value-type="float">
            <text:p>406</text:p>
          </table:table-cell>
          <table:table-cell office:value-type="float" office:value="61.9040365311049" calcext:value-type="float">
            <text:p>61.9040365311049</text:p>
          </table:table-cell>
          <table:table-cell office:value-type="float" office:value="511.387185170452" calcext:value-type="float">
            <text:p>511.3871851704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93" calcext:value-type="float">
            <text:p>393</text:p>
          </table:table-cell>
          <table:table-cell office:value-type="float" office:value="61.9078663045906" calcext:value-type="float">
            <text:p>61.9078663045906</text:p>
          </table:table-cell>
          <table:table-cell office:value-type="float" office:value="511.243630035422" calcext:value-type="float">
            <text:p>511.2436300354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55" calcext:value-type="float">
            <text:p>56.5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27" calcext:value-type="float">
            <text:p>427</text:p>
          </table:table-cell>
          <table:table-cell office:value-type="float" office:value="61.8883467023578" calcext:value-type="float">
            <text:p>61.8883467023578</text:p>
          </table:table-cell>
          <table:table-cell office:value-type="float" office:value="511.35024957779" calcext:value-type="float">
            <text:p>511.350249577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72" calcext:value-type="float">
            <text:p>56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99" calcext:value-type="float">
            <text:p>499</text:p>
          </table:table-cell>
          <table:table-cell office:value-type="float" office:value="61.8756765484545" calcext:value-type="float">
            <text:p>61.8756765484545</text:p>
          </table:table-cell>
          <table:table-cell office:value-type="float" office:value="513.402654822347" calcext:value-type="float">
            <text:p>513.4026548223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89" calcext:value-type="float">
            <text:p>56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23" calcext:value-type="float">
            <text:p>423</text:p>
          </table:table-cell>
          <table:table-cell office:value-type="float" office:value="61.8924739392416" calcext:value-type="float">
            <text:p>61.8924739392416</text:p>
          </table:table-cell>
          <table:table-cell office:value-type="float" office:value="516.105414589367" calcext:value-type="float">
            <text:p>516.1054145893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01" calcext:value-type="float">
            <text:p>501</text:p>
          </table:table-cell>
          <table:table-cell office:value-type="float" office:value="61.8524045506773" calcext:value-type="float">
            <text:p>61.8524045506773</text:p>
          </table:table-cell>
          <table:table-cell office:value-type="float" office:value="516.273432852556" calcext:value-type="float">
            <text:p>516.273432852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22" calcext:value-type="float">
            <text:p>57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61" calcext:value-type="float">
            <text:p>561</text:p>
          </table:table-cell>
          <table:table-cell office:value-type="float" office:value="61.831984564578" calcext:value-type="float">
            <text:p>61.831984564578</text:p>
          </table:table-cell>
          <table:table-cell office:value-type="float" office:value="520.622930182295" calcext:value-type="float">
            <text:p>520.6229301822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39" calcext:value-type="float">
            <text:p>57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565" calcext:value-type="float">
            <text:p>565</text:p>
          </table:table-cell>
          <table:table-cell office:value-type="float" office:value="61.818901309485" calcext:value-type="float">
            <text:p>61.818901309485</text:p>
          </table:table-cell>
          <table:table-cell office:value-type="float" office:value="527.714797627374" calcext:value-type="float">
            <text:p>527.714797627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55" calcext:value-type="float">
            <text:p>57.5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9" calcext:value-type="float">
            <text:p>379</text:p>
          </table:table-cell>
          <table:table-cell office:value-type="float" office:value="61.8771426762294" calcext:value-type="float">
            <text:p>61.8771426762294</text:p>
          </table:table-cell>
          <table:table-cell office:value-type="float" office:value="532.610338831078" calcext:value-type="float">
            <text:p>532.610338831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72" calcext:value-type="float">
            <text:p>57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14" calcext:value-type="float">
            <text:p>314</text:p>
          </table:table-cell>
          <table:table-cell office:value-type="float" office:value="61.9007537016821" calcext:value-type="float">
            <text:p>61.9007537016821</text:p>
          </table:table-cell>
          <table:table-cell office:value-type="float" office:value="529.59452415015" calcext:value-type="float">
            <text:p>529.59452415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89" calcext:value-type="float">
            <text:p>57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16" calcext:value-type="float">
            <text:p>316</text:p>
          </table:table-cell>
          <table:table-cell office:value-type="float" office:value="61.9083903051762" calcext:value-type="float">
            <text:p>61.9083903051762</text:p>
          </table:table-cell>
          <table:table-cell office:value-type="float" office:value="524.653438083682" calcext:value-type="float">
            <text:p>524.653438083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05" calcext:value-type="float">
            <text:p>58.0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47" calcext:value-type="float">
            <text:p>347</text:p>
          </table:table-cell>
          <table:table-cell office:value-type="float" office:value="61.905421714349" calcext:value-type="float">
            <text:p>61.905421714349</text:p>
          </table:table-cell>
          <table:table-cell office:value-type="float" office:value="520.900066044633" calcext:value-type="float">
            <text:p>520.900066044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22" calcext:value-type="float">
            <text:p>58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50" calcext:value-type="float">
            <text:p>350</text:p>
          </table:table-cell>
          <table:table-cell office:value-type="float" office:value="61.9091654786319" calcext:value-type="float">
            <text:p>61.9091654786319</text:p>
          </table:table-cell>
          <table:table-cell office:value-type="float" office:value="517.919723770631" calcext:value-type="float">
            <text:p>517.9197237706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59" calcext:value-type="float">
            <text:p>459</text:p>
          </table:table-cell>
          <table:table-cell office:value-type="float" office:value="61.8716597034146" calcext:value-type="float">
            <text:p>61.8716597034146</text:p>
          </table:table-cell>
          <table:table-cell office:value-type="float" office:value="515.126373968519" calcext:value-type="float">
            <text:p>515.1263739685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55" calcext:value-type="float">
            <text:p>58.5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61.859329076264" calcext:value-type="float">
            <text:p>61.859329076264</text:p>
          </table:table-cell>
          <table:table-cell office:value-type="float" office:value="519.283326631619" calcext:value-type="float">
            <text:p>519.2833266316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72" calcext:value-type="float">
            <text:p>58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42" calcext:value-type="float">
            <text:p>442</text:p>
          </table:table-cell>
          <table:table-cell office:value-type="float" office:value="61.874345050009" calcext:value-type="float">
            <text:p>61.874345050009</text:p>
          </table:table-cell>
          <table:table-cell office:value-type="float" office:value="522.613725836384" calcext:value-type="float">
            <text:p>522.6137258363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3" calcext:value-type="float">
            <text:p>373</text:p>
          </table:table-cell>
          <table:table-cell office:value-type="float" office:value="61.8937353250005" calcext:value-type="float">
            <text:p>61.8937353250005</text:p>
          </table:table-cell>
          <table:table-cell office:value-type="float" office:value="523.437747580445" calcext:value-type="float">
            <text:p>523.4377475804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72" calcext:value-type="float">
            <text:p>472</text:p>
          </table:table-cell>
          <table:table-cell office:value-type="float" office:value="61.8632232341862" calcext:value-type="float">
            <text:p>61.8632232341862</text:p>
          </table:table-cell>
          <table:table-cell office:value-type="float" office:value="521.169575334884" calcext:value-type="float">
            <text:p>521.1695753348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22" calcext:value-type="float">
            <text:p>59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556" calcext:value-type="float">
            <text:p>556</text:p>
          </table:table-cell>
          <table:table-cell office:value-type="float" office:value="61.8293069091314" calcext:value-type="float">
            <text:p>61.8293069091314</text:p>
          </table:table-cell>
          <table:table-cell office:value-type="float" office:value="524.329032036417" calcext:value-type="float">
            <text:p>524.3290320364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39" calcext:value-type="float">
            <text:p>59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93" calcext:value-type="float">
            <text:p>493</text:p>
          </table:table-cell>
          <table:table-cell office:value-type="float" office:value="61.8410039936414" calcext:value-type="float">
            <text:p>61.8410039936414</text:p>
          </table:table-cell>
          <table:table-cell office:value-type="float" office:value="529.430229490688" calcext:value-type="float">
            <text:p>529.4302294906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55" calcext:value-type="float">
            <text:p>59.5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97" calcext:value-type="float">
            <text:p>397</text:p>
          </table:table-cell>
          <table:table-cell office:value-type="float" office:value="61.8682358969997" calcext:value-type="float">
            <text:p>61.8682358969997</text:p>
          </table:table-cell>
          <table:table-cell office:value-type="float" office:value="531.879442407871" calcext:value-type="float">
            <text:p>531.8794424078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72" calcext:value-type="float">
            <text:p>59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11" calcext:value-type="float">
            <text:p>411</text:p>
          </table:table-cell>
          <table:table-cell office:value-type="float" office:value="61.86655791405" calcext:value-type="float">
            <text:p>61.86655791405</text:p>
          </table:table-cell>
          <table:table-cell office:value-type="float" office:value="530.30119619755" calcext:value-type="float">
            <text:p>530.30119619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89" calcext:value-type="float">
            <text:p>59.8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90" calcext:value-type="float">
            <text:p>390</text:p>
          </table:table-cell>
          <table:table-cell office:value-type="float" office:value="61.8757237449115" calcext:value-type="float">
            <text:p>61.8757237449115</text:p>
          </table:table-cell>
          <table:table-cell office:value-type="float" office:value="528.984914464375" calcext:value-type="float">
            <text:p>528.9849144643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05" calcext:value-type="float">
            <text:p>60.0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66" calcext:value-type="float">
            <text:p>466</text:p>
          </table:table-cell>
          <table:table-cell office:value-type="float" office:value="61.8541588435101" calcext:value-type="float">
            <text:p>61.8541588435101</text:p>
          </table:table-cell>
          <table:table-cell office:value-type="float" office:value="527.049858428196" calcext:value-type="float">
            <text:p>527.049858428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22" calcext:value-type="float">
            <text:p>60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1.835469809919" calcext:value-type="float">
            <text:p>61.835469809919</text:p>
          </table:table-cell>
          <table:table-cell office:value-type="float" office:value="529.63337428529" calcext:value-type="float">
            <text:p>529.633374285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39" calcext:value-type="float">
            <text:p>60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float" office:value="61.850982957594" calcext:value-type="float">
            <text:p>61.850982957594</text:p>
          </table:table-cell>
          <table:table-cell office:value-type="float" office:value="532.075703366248" calcext:value-type="float">
            <text:p>532.0757033662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61.851390059758" calcext:value-type="float">
            <text:p>61.851390059758</text:p>
          </table:table-cell>
          <table:table-cell office:value-type="float" office:value="531.661984654232" calcext:value-type="float">
            <text:p>531.6619846542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72" calcext:value-type="float">
            <text:p>60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36" calcext:value-type="float">
            <text:p>436</text:p>
          </table:table-cell>
          <table:table-cell office:value-type="float" office:value="61.8575248666051" calcext:value-type="float">
            <text:p>61.8575248666051</text:p>
          </table:table-cell>
          <table:table-cell office:value-type="float" office:value="531.801431369391" calcext:value-type="float">
            <text:p>531.801431369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89" calcext:value-type="float">
            <text:p>60.8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26" calcext:value-type="float">
            <text:p>426</text:p>
          </table:table-cell>
          <table:table-cell office:value-type="float" office:value="61.8415806313284" calcext:value-type="float">
            <text:p>61.8415806313284</text:p>
          </table:table-cell>
          <table:table-cell office:value-type="float" office:value="531.810774060308" calcext:value-type="float">
            <text:p>531.8107740603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05" calcext:value-type="float">
            <text:p>61.05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69" calcext:value-type="float">
            <text:p>469</text:p>
          </table:table-cell>
          <table:table-cell office:value-type="float" office:value="61.836951207522" calcext:value-type="float">
            <text:p>61.836951207522</text:p>
          </table:table-cell>
          <table:table-cell office:value-type="float" office:value="534.099763350446" calcext:value-type="float">
            <text:p>534.0997633504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22" calcext:value-type="float">
            <text:p>61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6" calcext:value-type="float">
            <text:p>376</text:p>
          </table:table-cell>
          <table:table-cell office:value-type="float" office:value="61.8836792207692" calcext:value-type="float">
            <text:p>61.8836792207692</text:p>
          </table:table-cell>
          <table:table-cell office:value-type="float" office:value="535.517801991236" calcext:value-type="float">
            <text:p>535.5178019912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39" calcext:value-type="float">
            <text:p>61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  <table:table-cell office:value-type="float" office:value="61.9030828016172" calcext:value-type="float">
            <text:p>61.9030828016172</text:p>
          </table:table-cell>
          <table:table-cell office:value-type="float" office:value="531.099801167943" calcext:value-type="float">
            <text:p>531.099801167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56" calcext:value-type="float">
            <text:p>61.56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61.8996467790209" calcext:value-type="float">
            <text:p>61.8996467790209</text:p>
          </table:table-cell>
          <table:table-cell office:value-type="float" office:value="525.537199358477" calcext:value-type="float">
            <text:p>525.5371993584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72" calcext:value-type="float">
            <text:p>61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66" calcext:value-type="float">
            <text:p>466</text:p>
          </table:table-cell>
          <table:table-cell office:value-type="float" office:value="61.8418544094277" calcext:value-type="float">
            <text:p>61.8418544094277</text:p>
          </table:table-cell>
          <table:table-cell office:value-type="float" office:value="524.005166285546" calcext:value-type="float">
            <text:p>524.0051662855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89" calcext:value-type="float">
            <text:p>61.8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31" calcext:value-type="float">
            <text:p>531</text:p>
          </table:table-cell>
          <table:table-cell office:value-type="float" office:value="61.8306210341367" calcext:value-type="float">
            <text:p>61.8306210341367</text:p>
          </table:table-cell>
          <table:table-cell office:value-type="float" office:value="528.912473407855" calcext:value-type="float">
            <text:p>528.9124734078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06" calcext:value-type="float">
            <text:p>62.0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45" calcext:value-type="float">
            <text:p>445</text:p>
          </table:table-cell>
          <table:table-cell office:value-type="float" office:value="61.8712385345333" calcext:value-type="float">
            <text:p>61.8712385345333</text:p>
          </table:table-cell>
          <table:table-cell office:value-type="float" office:value="533.108085143835" calcext:value-type="float">
            <text:p>533.1080851438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22" calcext:value-type="float">
            <text:p>62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1" calcext:value-type="float">
            <text:p>401</text:p>
          </table:table-cell>
          <table:table-cell office:value-type="float" office:value="61.8471474804691" calcext:value-type="float">
            <text:p>61.8471474804691</text:p>
          </table:table-cell>
          <table:table-cell office:value-type="float" office:value="531.658755170419" calcext:value-type="float">
            <text:p>531.6587551704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39" calcext:value-type="float">
            <text:p>62.3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65" calcext:value-type="float">
            <text:p>365</text:p>
          </table:table-cell>
          <table:table-cell office:value-type="float" office:value="61.8876240142078" calcext:value-type="float">
            <text:p>61.8876240142078</text:p>
          </table:table-cell>
          <table:table-cell office:value-type="float" office:value="531.607692463565" calcext:value-type="float">
            <text:p>531.607692463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56" calcext:value-type="float">
            <text:p>62.5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32" calcext:value-type="float">
            <text:p>332</text:p>
          </table:table-cell>
          <table:table-cell office:value-type="float" office:value="61.8997724458486" calcext:value-type="float">
            <text:p>61.8997724458486</text:p>
          </table:table-cell>
          <table:table-cell office:value-type="float" office:value="528.565365200625" calcext:value-type="float">
            <text:p>528.5653652006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21" calcext:value-type="float">
            <text:p>321</text:p>
          </table:table-cell>
          <table:table-cell office:value-type="float" office:value="61.9080042348999" calcext:value-type="float">
            <text:p>61.9080042348999</text:p>
          </table:table-cell>
          <table:table-cell office:value-type="float" office:value="524.036580021289" calcext:value-type="float">
            <text:p>524.036580021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89" calcext:value-type="float">
            <text:p>62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14" calcext:value-type="float">
            <text:p>414</text:p>
          </table:table-cell>
          <table:table-cell office:value-type="float" office:value="61.8900200031857" calcext:value-type="float">
            <text:p>61.8900200031857</text:p>
          </table:table-cell>
          <table:table-cell office:value-type="float" office:value="520.577259255975" calcext:value-type="float">
            <text:p>520.5772592559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06" calcext:value-type="float">
            <text:p>63.0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10" calcext:value-type="float">
            <text:p>410</text:p>
          </table:table-cell>
          <table:table-cell office:value-type="float" office:value="61.8919431444373" calcext:value-type="float">
            <text:p>61.8919431444373</text:p>
          </table:table-cell>
          <table:table-cell office:value-type="float" office:value="519.903184433862" calcext:value-type="float">
            <text:p>519.9031844338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22" calcext:value-type="float">
            <text:p>63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65" calcext:value-type="float">
            <text:p>365</text:p>
          </table:table-cell>
          <table:table-cell office:value-type="float" office:value="61.9046867614883" calcext:value-type="float">
            <text:p>61.9046867614883</text:p>
          </table:table-cell>
          <table:table-cell office:value-type="float" office:value="518.768076778555" calcext:value-type="float">
            <text:p>518.7680767785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39" calcext:value-type="float">
            <text:p>63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0" calcext:value-type="float">
            <text:p>400</text:p>
          </table:table-cell>
          <table:table-cell office:value-type="float" office:value="61.8984956965652" calcext:value-type="float">
            <text:p>61.8984956965652</text:p>
          </table:table-cell>
          <table:table-cell office:value-type="float" office:value="516.814820222741" calcext:value-type="float">
            <text:p>516.8148202227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56" calcext:value-type="float">
            <text:p>63.5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3" calcext:value-type="float">
            <text:p>373</text:p>
          </table:table-cell>
          <table:table-cell office:value-type="float" office:value="61.9060807382722" calcext:value-type="float">
            <text:p>61.9060807382722</text:p>
          </table:table-cell>
          <table:table-cell office:value-type="float" office:value="515.936093518156" calcext:value-type="float">
            <text:p>515.9360935181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72" calcext:value-type="float">
            <text:p>63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1" calcext:value-type="float">
            <text:p>371</text:p>
          </table:table-cell>
          <table:table-cell office:value-type="float" office:value="61.9089655982469" calcext:value-type="float">
            <text:p>61.9089655982469</text:p>
          </table:table-cell>
          <table:table-cell office:value-type="float" office:value="514.251910728637" calcext:value-type="float">
            <text:p>514.2519107286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89" calcext:value-type="float">
            <text:p>63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27" calcext:value-type="float">
            <text:p>427</text:p>
          </table:table-cell>
          <table:table-cell office:value-type="float" office:value="61.8989915262566" calcext:value-type="float">
            <text:p>61.8989915262566</text:p>
          </table:table-cell>
          <table:table-cell office:value-type="float" office:value="512.896959166031" calcext:value-type="float">
            <text:p>512.8969591660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06" calcext:value-type="float">
            <text:p>64.0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33" calcext:value-type="float">
            <text:p>433</text:p>
          </table:table-cell>
          <table:table-cell office:value-type="float" office:value="61.9063279327149" calcext:value-type="float">
            <text:p>61.9063279327149</text:p>
          </table:table-cell>
          <table:table-cell office:value-type="float" office:value="514.492856561207" calcext:value-type="float">
            <text:p>514.492856561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22" calcext:value-type="float">
            <text:p>64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18" calcext:value-type="float">
            <text:p>418</text:p>
          </table:table-cell>
          <table:table-cell office:value-type="float" office:value="61.9004360559127" calcext:value-type="float">
            <text:p>61.9004360559127</text:p>
          </table:table-cell>
          <table:table-cell office:value-type="float" office:value="515.423558171159" calcext:value-type="float">
            <text:p>515.423558171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39" calcext:value-type="float">
            <text:p>64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float" office:value="61.9070803287326" calcext:value-type="float">
            <text:p>61.9070803287326</text:p>
          </table:table-cell>
          <table:table-cell office:value-type="float" office:value="516.321795311679" calcext:value-type="float">
            <text:p>516.3217953116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56" calcext:value-type="float">
            <text:p>64.5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9" calcext:value-type="float">
            <text:p>409</text:p>
          </table:table-cell>
          <table:table-cell office:value-type="float" office:value="61.9094700942818" calcext:value-type="float">
            <text:p>61.9094700942818</text:p>
          </table:table-cell>
          <table:table-cell office:value-type="float" office:value="516.70071615267" calcext:value-type="float">
            <text:p>516.70071615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72" calcext:value-type="float">
            <text:p>64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6" calcext:value-type="float">
            <text:p>406</text:p>
          </table:table-cell>
          <table:table-cell office:value-type="float" office:value="61.910306700517" calcext:value-type="float">
            <text:p>61.910306700517</text:p>
          </table:table-cell>
          <table:table-cell office:value-type="float" office:value="516.67677999938" calcext:value-type="float">
            <text:p>516.676779999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89" calcext:value-type="float">
            <text:p>64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5" calcext:value-type="float">
            <text:p>405</text:p>
          </table:table-cell>
          <table:table-cell office:value-type="float" office:value="61.9105864158165" calcext:value-type="float">
            <text:p>61.9105864158165</text:p>
          </table:table-cell>
          <table:table-cell office:value-type="float" office:value="516.562472918248" calcext:value-type="float">
            <text:p>516.5624729182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06" calcext:value-type="float">
            <text:p>65.0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6" calcext:value-type="float">
            <text:p>406</text:p>
          </table:table-cell>
          <table:table-cell office:value-type="float" office:value="61.9106704688312" calcext:value-type="float">
            <text:p>61.9106704688312</text:p>
          </table:table-cell>
          <table:table-cell office:value-type="float" office:value="516.441616687161" calcext:value-type="float">
            <text:p>516.4416166871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22" calcext:value-type="float">
            <text:p>65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7" calcext:value-type="float">
            <text:p>407</text:p>
          </table:table-cell>
          <table:table-cell office:value-type="float" office:value="61.9106888270539" calcext:value-type="float">
            <text:p>61.9106888270539</text:p>
          </table:table-cell>
          <table:table-cell office:value-type="float" office:value="516.366845587366" calcext:value-type="float">
            <text:p>516.366845587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39" calcext:value-type="float">
            <text:p>65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4" calcext:value-type="float">
            <text:p>374</text:p>
          </table:table-cell>
          <table:table-cell office:value-type="float" office:value="61.9227385250939" calcext:value-type="float">
            <text:p>61.9227385250939</text:p>
          </table:table-cell>
          <table:table-cell office:value-type="float" office:value="516.261675788535" calcext:value-type="float">
            <text:p>516.2616757885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56" calcext:value-type="float">
            <text:p>65.5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3" calcext:value-type="float">
            <text:p>403</text:p>
          </table:table-cell>
          <table:table-cell office:value-type="float" office:value="61.9152141544401" calcext:value-type="float">
            <text:p>61.9152141544401</text:p>
          </table:table-cell>
          <table:table-cell office:value-type="float" office:value="515.210497182357" calcext:value-type="float">
            <text:p>515.2104971823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72" calcext:value-type="float">
            <text:p>65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07" calcext:value-type="float">
            <text:p>407</text:p>
          </table:table-cell>
          <table:table-cell office:value-type="float" office:value="61.9121249232933" calcext:value-type="float">
            <text:p>61.9121249232933</text:p>
          </table:table-cell>
          <table:table-cell office:value-type="float" office:value="515.112477653346" calcext:value-type="float">
            <text:p>515.112477653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89" calcext:value-type="float">
            <text:p>65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30" calcext:value-type="float">
            <text:p>430</text:p>
          </table:table-cell>
          <table:table-cell office:value-type="float" office:value="61.904778983154" calcext:value-type="float">
            <text:p>61.904778983154</text:p>
          </table:table-cell>
          <table:table-cell office:value-type="float" office:value="515.157430012569" calcext:value-type="float">
            <text:p>515.1574300125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06" calcext:value-type="float">
            <text:p>66.0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12" calcext:value-type="float">
            <text:p>412</text:p>
          </table:table-cell>
          <table:table-cell office:value-type="float" office:value="61.9085827789608" calcext:value-type="float">
            <text:p>61.9085827789608</text:p>
          </table:table-cell>
          <table:table-cell office:value-type="float" office:value="515.975963231931" calcext:value-type="float">
            <text:p>515.975963231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22" calcext:value-type="float">
            <text:p>66.2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07" calcext:value-type="float">
            <text:p>507</text:p>
          </table:table-cell>
          <table:table-cell office:value-type="float" office:value="61.8632047685965" calcext:value-type="float">
            <text:p>61.8632047685965</text:p>
          </table:table-cell>
          <table:table-cell office:value-type="float" office:value="517.62483250364" calcext:value-type="float">
            <text:p>517.624832503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39" calcext:value-type="float">
            <text:p>66.3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11" calcext:value-type="float">
            <text:p>511</text:p>
          </table:table-cell>
          <table:table-cell office:value-type="float" office:value="61.8517838801589" calcext:value-type="float">
            <text:p>61.8517838801589</text:p>
          </table:table-cell>
          <table:table-cell office:value-type="float" office:value="522.139032498634" calcext:value-type="float">
            <text:p>522.1390324986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56" calcext:value-type="float">
            <text:p>66.5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432" calcext:value-type="float">
            <text:p>432</text:p>
          </table:table-cell>
          <table:table-cell office:value-type="float" office:value="61.8647798918544" calcext:value-type="float">
            <text:p>61.8647798918544</text:p>
          </table:table-cell>
          <table:table-cell office:value-type="float" office:value="525.986998273408" calcext:value-type="float">
            <text:p>525.986998273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72" calcext:value-type="float">
            <text:p>66.7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74" calcext:value-type="float">
            <text:p>374</text:p>
          </table:table-cell>
          <table:table-cell office:value-type="float" office:value="61.8918321861367" calcext:value-type="float">
            <text:p>61.8918321861367</text:p>
          </table:table-cell>
          <table:table-cell office:value-type="float" office:value="525.593469032987" calcext:value-type="float">
            <text:p>525.5934690329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89" calcext:value-type="float">
            <text:p>66.8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15" calcext:value-type="float">
            <text:p>415</text:p>
          </table:table-cell>
          <table:table-cell office:value-type="float" office:value="61.8822357615971" calcext:value-type="float">
            <text:p>61.8822357615971</text:p>
          </table:table-cell>
          <table:table-cell office:value-type="float" office:value="524.940423054345" calcext:value-type="float">
            <text:p>524.9404230543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06" calcext:value-type="float">
            <text:p>67.06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 office:value-type="float" office:value="61.8868397462767" calcext:value-type="float">
            <text:p>61.8868397462767</text:p>
          </table:table-cell>
          <table:table-cell office:value-type="float" office:value="524.65284992391" calcext:value-type="float">
            <text:p>524.65284992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22" calcext:value-type="float">
            <text:p>67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68" calcext:value-type="float">
            <text:p>268</text:p>
          </table:table-cell>
          <table:table-cell office:value-type="float" office:value="61.8990556760346" calcext:value-type="float">
            <text:p>61.8990556760346</text:p>
          </table:table-cell>
          <table:table-cell office:value-type="float" office:value="521.157817858013" calcext:value-type="float">
            <text:p>521.157817858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39" calcext:value-type="float">
            <text:p>67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196" calcext:value-type="float">
            <text:p>196</text:p>
          </table:table-cell>
          <table:table-cell office:value-type="float" office:value="61.9067912810609" calcext:value-type="float">
            <text:p>61.9067912810609</text:p>
          </table:table-cell>
          <table:table-cell office:value-type="float" office:value="514.09857225869" calcext:value-type="float">
            <text:p>514.098572258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56" calcext:value-type="float">
            <text:p>67.56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169" calcext:value-type="float">
            <text:p>169</text:p>
          </table:table-cell>
          <table:table-cell office:value-type="float" office:value="61.9085683660023" calcext:value-type="float">
            <text:p>61.9085683660023</text:p>
          </table:table-cell>
          <table:table-cell office:value-type="float" office:value="505.971152415113" calcext:value-type="float">
            <text:p>505.9711524151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72" calcext:value-type="float">
            <text:p>67.72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61.8922140303548" calcext:value-type="float">
            <text:p>61.8922140303548</text:p>
          </table:table-cell>
          <table:table-cell office:value-type="float" office:value="496.660597823142" calcext:value-type="float">
            <text:p>496.660597823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89" calcext:value-type="float">
            <text:p>67.8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33" calcext:value-type="float">
            <text:p>433</text:p>
          </table:table-cell>
          <table:table-cell office:value-type="float" office:value="61.839911594375" calcext:value-type="float">
            <text:p>61.839911594375</text:p>
          </table:table-cell>
          <table:table-cell office:value-type="float" office:value="490.736137754648" calcext:value-type="float">
            <text:p>490.7361377546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06" calcext:value-type="float">
            <text:p>68.06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436" calcext:value-type="float">
            <text:p>436</text:p>
          </table:table-cell>
          <table:table-cell office:value-type="float" office:value="61.8684597799701" calcext:value-type="float">
            <text:p>61.8684597799701</text:p>
          </table:table-cell>
          <table:table-cell office:value-type="float" office:value="494.605731345713" calcext:value-type="float">
            <text:p>494.605731345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22" calcext:value-type="float">
            <text:p>68.22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614" calcext:value-type="float">
            <text:p>614</text:p>
          </table:table-cell>
          <table:table-cell office:value-type="float" office:value="61.8497557878738" calcext:value-type="float">
            <text:p>61.8497557878738</text:p>
          </table:table-cell>
          <table:table-cell office:value-type="float" office:value="500.916589537568" calcext:value-type="float">
            <text:p>500.916589537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39" calcext:value-type="float">
            <text:p>68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738" calcext:value-type="float">
            <text:p>738</text:p>
          </table:table-cell>
          <table:table-cell office:value-type="float" office:value="61.8745271125911" calcext:value-type="float">
            <text:p>61.8745271125911</text:p>
          </table:table-cell>
          <table:table-cell office:value-type="float" office:value="515.019790632935" calcext:value-type="float">
            <text:p>515.0197906329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56" calcext:value-type="float">
            <text:p>68.56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office:value-type="float" office:value="61.8674710142704" calcext:value-type="float">
            <text:p>61.8674710142704</text:p>
          </table:table-cell>
          <table:table-cell office:value-type="float" office:value="533.461869980312" calcext:value-type="float">
            <text:p>533.461869980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73" calcext:value-type="float">
            <text:p>68.73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046" calcext:value-type="float">
            <text:p>1046</text:p>
          </table:table-cell>
          <table:table-cell office:value-type="float" office:value="61.8528668051084" calcext:value-type="float">
            <text:p>61.8528668051084</text:p>
          </table:table-cell>
          <table:table-cell office:value-type="float" office:value="558.547857049846" calcext:value-type="float">
            <text:p>558.5478570498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89" calcext:value-type="float">
            <text:p>68.89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180" calcext:value-type="float">
            <text:p>1180</text:p>
          </table:table-cell>
          <table:table-cell office:value-type="float" office:value="61.8313539767247" calcext:value-type="float">
            <text:p>61.8313539767247</text:p>
          </table:table-cell>
          <table:table-cell office:value-type="float" office:value="589.964894763589" calcext:value-type="float">
            <text:p>589.9648947635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06" calcext:value-type="float">
            <text:p>69.06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316" calcext:value-type="float">
            <text:p>1316</text:p>
          </table:table-cell>
          <table:table-cell office:value-type="float" office:value="61.8275485453325" calcext:value-type="float">
            <text:p>61.8275485453325</text:p>
          </table:table-cell>
          <table:table-cell office:value-type="float" office:value="626.214451793236" calcext:value-type="float">
            <text:p>626.2144517932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1419" calcext:value-type="float">
            <text:p>1419</text:p>
          </table:table-cell>
          <table:table-cell office:value-type="float" office:value="61.8298100091641" calcext:value-type="float">
            <text:p>61.8298100091641</text:p>
          </table:table-cell>
          <table:table-cell office:value-type="float" office:value="662.558418093763" calcext:value-type="float">
            <text:p>662.558418093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39" calcext:value-type="float">
            <text:p>69.3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1463" calcext:value-type="float">
            <text:p>1463</text:p>
          </table:table-cell>
          <table:table-cell office:value-type="float" office:value="61.8665411795734" calcext:value-type="float">
            <text:p>61.8665411795734</text:p>
          </table:table-cell>
          <table:table-cell office:value-type="float" office:value="706.219635330424" calcext:value-type="float">
            <text:p>706.2196353304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56" calcext:value-type="float">
            <text:p>69.56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float" office:value="61.8866868461262" calcext:value-type="float">
            <text:p>61.8866868461262</text:p>
          </table:table-cell>
          <table:table-cell office:value-type="float" office:value="749.673245707906" calcext:value-type="float">
            <text:p>749.6732457079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73" calcext:value-type="float">
            <text:p>69.73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float" office:value="61.8968467446954" calcext:value-type="float">
            <text:p>61.8968467446954</text:p>
          </table:table-cell>
          <table:table-cell office:value-type="float" office:value="792.67301557426" calcext:value-type="float">
            <text:p>792.673015574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89" calcext:value-type="float">
            <text:p>69.89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float" office:value="61.9196901833816" calcext:value-type="float">
            <text:p>61.9196901833816</text:p>
          </table:table-cell>
          <table:table-cell office:value-type="float" office:value="834.335641981156" calcext:value-type="float">
            <text:p>834.3356419811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06" calcext:value-type="float">
            <text:p>70.06</text:p>
          </table:table-cell>
          <table:table-cell office:value-type="float" office:value="61.9" calcext:value-type="float">
            <text:p>61.9</text:p>
          </table:table-cell>
          <table:table-cell office:value-type="float" office:value="62.017" calcext:value-type="float">
            <text:p>62.017</text:p>
          </table:table-cell>
          <table:table-cell office:value-type="float" office:value="1500" calcext:value-type="float">
            <text:p>1500</text:p>
          </table:table-cell>
          <table:table-cell office:value-type="float" office:value="61.9490363430207" calcext:value-type="float">
            <text:p>61.9490363430207</text:p>
          </table:table-cell>
          <table:table-cell office:value-type="float" office:value="874.198090119677" calcext:value-type="float">
            <text:p>874.1980901196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23" calcext:value-type="float">
            <text:p>70.23</text:p>
          </table:table-cell>
          <table:table-cell office:value-type="float" office:value="62" calcext:value-type="float">
            <text:p>62</text:p>
          </table:table-cell>
          <table:table-cell office:value-type="float" office:value="62.182" calcext:value-type="float">
            <text:p>62.182</text:p>
          </table:table-cell>
          <table:table-cell office:value-type="float" office:value="1500" calcext:value-type="float">
            <text:p>1500</text:p>
          </table:table-cell>
          <table:table-cell office:value-type="float" office:value="61.9800380203108" calcext:value-type="float">
            <text:p>61.9800380203108</text:p>
          </table:table-cell>
          <table:table-cell office:value-type="float" office:value="912.325183619348" calcext:value-type="float">
            <text:p>912.325183619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39" calcext:value-type="float">
            <text:p>70.39</text:p>
          </table:table-cell>
          <table:table-cell office:value-type="float" office:value="62" calcext:value-type="float">
            <text:p>62</text:p>
          </table:table-cell>
          <table:table-cell office:value-type="float" office:value="62.35" calcext:value-type="float">
            <text:p>62.35</text:p>
          </table:table-cell>
          <table:table-cell office:value-type="float" office:value="1500" calcext:value-type="float">
            <text:p>1500</text:p>
          </table:table-cell>
          <table:table-cell office:value-type="float" office:value="62.0429457428112" calcext:value-type="float">
            <text:p>62.0429457428112</text:p>
          </table:table-cell>
          <table:table-cell office:value-type="float" office:value="949.161151058258" calcext:value-type="float">
            <text:p>949.1611510582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56" calcext:value-type="float">
            <text:p>70.56</text:p>
          </table:table-cell>
          <table:table-cell office:value-type="float" office:value="62" calcext:value-type="float">
            <text:p>62</text:p>
          </table:table-cell>
          <table:table-cell office:value-type="float" office:value="62.516" calcext:value-type="float">
            <text:p>62.516</text:p>
          </table:table-cell>
          <table:table-cell office:value-type="float" office:value="1500" calcext:value-type="float">
            <text:p>1500</text:p>
          </table:table-cell>
          <table:table-cell office:value-type="float" office:value="62.0692286750741" calcext:value-type="float">
            <text:p>62.0692286750741</text:p>
          </table:table-cell>
          <table:table-cell office:value-type="float" office:value="985.866418498028" calcext:value-type="float">
            <text:p>985.8664184980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73" calcext:value-type="float">
            <text:p>70.73</text:p>
          </table:table-cell>
          <table:table-cell office:value-type="float" office:value="62.1" calcext:value-type="float">
            <text:p>62.1</text:p>
          </table:table-cell>
          <table:table-cell office:value-type="float" office:value="62.683" calcext:value-type="float">
            <text:p>62.683</text:p>
          </table:table-cell>
          <table:table-cell office:value-type="float" office:value="1500" calcext:value-type="float">
            <text:p>1500</text:p>
          </table:table-cell>
          <table:table-cell office:value-type="float" office:value="62.0905620420079" calcext:value-type="float">
            <text:p>62.0905620420079</text:p>
          </table:table-cell>
          <table:table-cell office:value-type="float" office:value="1019.90817456339" calcext:value-type="float">
            <text:p>1019.90817456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89" calcext:value-type="float">
            <text:p>70.89</text:p>
          </table:table-cell>
          <table:table-cell office:value-type="float" office:value="62.1" calcext:value-type="float">
            <text:p>62.1</text:p>
          </table:table-cell>
          <table:table-cell office:value-type="float" office:value="62.851" calcext:value-type="float">
            <text:p>62.851</text:p>
          </table:table-cell>
          <table:table-cell office:value-type="float" office:value="1500" calcext:value-type="float">
            <text:p>1500</text:p>
          </table:table-cell>
          <table:table-cell office:value-type="float" office:value="62.153946875338" calcext:value-type="float">
            <text:p>62.153946875338</text:p>
          </table:table-cell>
          <table:table-cell office:value-type="float" office:value="1049.99501444276" calcext:value-type="float">
            <text:p>1049.995014442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06" calcext:value-type="float">
            <text:p>71.06</text:p>
          </table:table-cell>
          <table:table-cell office:value-type="float" office:value="62.1" calcext:value-type="float">
            <text:p>62.1</text:p>
          </table:table-cell>
          <table:table-cell office:value-type="float" office:value="63.016" calcext:value-type="float">
            <text:p>63.016</text:p>
          </table:table-cell>
          <table:table-cell office:value-type="float" office:value="1500" calcext:value-type="float">
            <text:p>1500</text:p>
          </table:table-cell>
          <table:table-cell office:value-type="float" office:value="62.1826567013055" calcext:value-type="float">
            <text:p>62.1826567013055</text:p>
          </table:table-cell>
          <table:table-cell office:value-type="float" office:value="1081.8098105186" calcext:value-type="float">
            <text:p>1081.8098105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23" calcext:value-type="float">
            <text:p>71.23</text:p>
          </table:table-cell>
          <table:table-cell office:value-type="float" office:value="62.1" calcext:value-type="float">
            <text:p>62.1</text:p>
          </table:table-cell>
          <table:table-cell office:value-type="float" office:value="63.184" calcext:value-type="float">
            <text:p>63.184</text:p>
          </table:table-cell>
          <table:table-cell office:value-type="float" office:value="1500" calcext:value-type="float">
            <text:p>1500</text:p>
          </table:table-cell>
          <table:table-cell office:value-type="float" office:value="62.1956727400899" calcext:value-type="float">
            <text:p>62.1956727400899</text:p>
          </table:table-cell>
          <table:table-cell office:value-type="float" office:value="1112.14943130129" calcext:value-type="float">
            <text:p>1112.14943130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39" calcext:value-type="float">
            <text:p>71.39</text:p>
          </table:table-cell>
          <table:table-cell office:value-type="float" office:value="62.2" calcext:value-type="float">
            <text:p>62.2</text:p>
          </table:table-cell>
          <table:table-cell office:value-type="float" office:value="63.349" calcext:value-type="float">
            <text:p>63.349</text:p>
          </table:table-cell>
          <table:table-cell office:value-type="float" office:value="1500" calcext:value-type="float">
            <text:p>1500</text:p>
          </table:table-cell>
          <table:table-cell office:value-type="float" office:value="62.2558656905269" calcext:value-type="float">
            <text:p>62.2558656905269</text:p>
          </table:table-cell>
          <table:table-cell office:value-type="float" office:value="1141.73457806995" calcext:value-type="float">
            <text:p>1141.73457806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6" calcext:value-type="float">
            <text:p>71.56</text:p>
          </table:table-cell>
          <table:table-cell office:value-type="float" office:value="62.3" calcext:value-type="float">
            <text:p>62.3</text:p>
          </table:table-cell>
          <table:table-cell office:value-type="float" office:value="63.516" calcext:value-type="float">
            <text:p>63.516</text:p>
          </table:table-cell>
          <table:table-cell office:value-type="float" office:value="1500" calcext:value-type="float">
            <text:p>1500</text:p>
          </table:table-cell>
          <table:table-cell office:value-type="float" office:value="62.3502606758157" calcext:value-type="float">
            <text:p>62.3502606758157</text:p>
          </table:table-cell>
          <table:table-cell office:value-type="float" office:value="1170.35168730709" calcext:value-type="float">
            <text:p>1170.351687307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73" calcext:value-type="float">
            <text:p>71.73</text:p>
          </table:table-cell>
          <table:table-cell office:value-type="float" office:value="62.4" calcext:value-type="float">
            <text:p>62.4</text:p>
          </table:table-cell>
          <table:table-cell office:value-type="float" office:value="63.684" calcext:value-type="float">
            <text:p>63.684</text:p>
          </table:table-cell>
          <table:table-cell office:value-type="float" office:value="1500" calcext:value-type="float">
            <text:p>1500</text:p>
          </table:table-cell>
          <table:table-cell office:value-type="float" office:value="62.4207028223102" calcext:value-type="float">
            <text:p>62.4207028223102</text:p>
          </table:table-cell>
          <table:table-cell office:value-type="float" office:value="1197.43983240443" calcext:value-type="float">
            <text:p>1197.439832404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89" calcext:value-type="float">
            <text:p>71.89</text:p>
          </table:table-cell>
          <table:table-cell office:value-type="float" office:value="62.4" calcext:value-type="float">
            <text:p>62.4</text:p>
          </table:table-cell>
          <table:table-cell office:value-type="float" office:value="63.85" calcext:value-type="float">
            <text:p>63.85</text:p>
          </table:table-cell>
          <table:table-cell office:value-type="float" office:value="1500" calcext:value-type="float">
            <text:p>1500</text:p>
          </table:table-cell>
          <table:table-cell office:value-type="float" office:value="62.4818689795821" calcext:value-type="float">
            <text:p>62.4818689795821</text:p>
          </table:table-cell>
          <table:table-cell office:value-type="float" office:value="1223.90745870609" calcext:value-type="float">
            <text:p>1223.907458706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06" calcext:value-type="float">
            <text:p>72.06</text:p>
          </table:table-cell>
          <table:table-cell office:value-type="float" office:value="62.5" calcext:value-type="float">
            <text:p>62.5</text:p>
          </table:table-cell>
          <table:table-cell office:value-type="float" office:value="64.018" calcext:value-type="float">
            <text:p>64.018</text:p>
          </table:table-cell>
          <table:table-cell office:value-type="float" office:value="1500" calcext:value-type="float">
            <text:p>1500</text:p>
          </table:table-cell>
          <table:table-cell office:value-type="float" office:value="62.5583190718599" calcext:value-type="float">
            <text:p>62.5583190718599</text:p>
          </table:table-cell>
          <table:table-cell office:value-type="float" office:value="1248.84766156791" calcext:value-type="float">
            <text:p>1248.84766156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23" calcext:value-type="float">
            <text:p>72.23</text:p>
          </table:table-cell>
          <table:table-cell office:value-type="float" office:value="62.6" calcext:value-type="float">
            <text:p>62.6</text:p>
          </table:table-cell>
          <table:table-cell office:value-type="float" office:value="64.184" calcext:value-type="float">
            <text:p>64.184</text:p>
          </table:table-cell>
          <table:table-cell office:value-type="float" office:value="1500" calcext:value-type="float">
            <text:p>1500</text:p>
          </table:table-cell>
          <table:table-cell office:value-type="float" office:value="62.6038074913465" calcext:value-type="float">
            <text:p>62.6038074913465</text:p>
          </table:table-cell>
          <table:table-cell office:value-type="float" office:value="1272.97460511988" calcext:value-type="float">
            <text:p>1272.974605119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39" calcext:value-type="float">
            <text:p>72.39</text:p>
          </table:table-cell>
          <table:table-cell office:value-type="float" office:value="62.6" calcext:value-type="float">
            <text:p>62.6</text:p>
          </table:table-cell>
          <table:table-cell office:value-type="float" office:value="64.351" calcext:value-type="float">
            <text:p>64.351</text:p>
          </table:table-cell>
          <table:table-cell office:value-type="float" office:value="1500" calcext:value-type="float">
            <text:p>1500</text:p>
          </table:table-cell>
          <table:table-cell office:value-type="float" office:value="62.683367738106" calcext:value-type="float">
            <text:p>62.683367738106</text:p>
          </table:table-cell>
          <table:table-cell office:value-type="float" office:value="1296.21449162166" calcext:value-type="float">
            <text:p>1296.214491621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56" calcext:value-type="float">
            <text:p>72.56</text:p>
          </table:table-cell>
          <table:table-cell office:value-type="float" office:value="62.7" calcext:value-type="float">
            <text:p>62.7</text:p>
          </table:table-cell>
          <table:table-cell office:value-type="float" office:value="64.517" calcext:value-type="float">
            <text:p>64.517</text:p>
          </table:table-cell>
          <table:table-cell office:value-type="float" office:value="1500" calcext:value-type="float">
            <text:p>1500</text:p>
          </table:table-cell>
          <table:table-cell office:value-type="float" office:value="62.7781262839194" calcext:value-type="float">
            <text:p>62.7781262839194</text:p>
          </table:table-cell>
          <table:table-cell office:value-type="float" office:value="1318.51851659832" calcext:value-type="float">
            <text:p>1318.51851659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62.8" calcext:value-type="float">
            <text:p>62.8</text:p>
          </table:table-cell>
          <table:table-cell office:value-type="float" office:value="64.684" calcext:value-type="float">
            <text:p>64.684</text:p>
          </table:table-cell>
          <table:table-cell office:value-type="float" office:value="1500" calcext:value-type="float">
            <text:p>1500</text:p>
          </table:table-cell>
          <table:table-cell office:value-type="float" office:value="62.8249075942591" calcext:value-type="float">
            <text:p>62.8249075942591</text:p>
          </table:table-cell>
          <table:table-cell office:value-type="float" office:value="1338.13279878899" calcext:value-type="float">
            <text:p>1338.132798788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89" calcext:value-type="float">
            <text:p>72.89</text:p>
          </table:table-cell>
          <table:table-cell office:value-type="float" office:value="62.9" calcext:value-type="float">
            <text:p>62.9</text:p>
          </table:table-cell>
          <table:table-cell office:value-type="float" office:value="64.851" calcext:value-type="float">
            <text:p>64.851</text:p>
          </table:table-cell>
          <table:table-cell office:value-type="float" office:value="1500" calcext:value-type="float">
            <text:p>1500</text:p>
          </table:table-cell>
          <table:table-cell office:value-type="float" office:value="62.9195605959773" calcext:value-type="float">
            <text:p>62.9195605959773</text:p>
          </table:table-cell>
          <table:table-cell office:value-type="float" office:value="1358.97712447025" calcext:value-type="float">
            <text:p>1358.97712447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06" calcext:value-type="float">
            <text:p>73.06</text:p>
          </table:table-cell>
          <table:table-cell office:value-type="float" office:value="63" calcext:value-type="float">
            <text:p>63</text:p>
          </table:table-cell>
          <table:table-cell office:value-type="float" office:value="65.018" calcext:value-type="float">
            <text:p>65.018</text:p>
          </table:table-cell>
          <table:table-cell office:value-type="float" office:value="1500" calcext:value-type="float">
            <text:p>1500</text:p>
          </table:table-cell>
          <table:table-cell office:value-type="float" office:value="63.0430807566031" calcext:value-type="float">
            <text:p>63.0430807566031</text:p>
          </table:table-cell>
          <table:table-cell office:value-type="float" office:value="1379.40408735508" calcext:value-type="float">
            <text:p>1379.404087355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23" calcext:value-type="float">
            <text:p>73.23</text:p>
          </table:table-cell>
          <table:table-cell office:value-type="float" office:value="63.1" calcext:value-type="float">
            <text:p>63.1</text:p>
          </table:table-cell>
          <table:table-cell office:value-type="float" office:value="65.184" calcext:value-type="float">
            <text:p>65.184</text:p>
          </table:table-cell>
          <table:table-cell office:value-type="float" office:value="1500" calcext:value-type="float">
            <text:p>1500</text:p>
          </table:table-cell>
          <table:table-cell office:value-type="float" office:value="63.1423264303962" calcext:value-type="float">
            <text:p>63.1423264303962</text:p>
          </table:table-cell>
          <table:table-cell office:value-type="float" office:value="1398.59615143517" calcext:value-type="float">
            <text:p>1398.596151435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63.2" calcext:value-type="float">
            <text:p>63.2</text:p>
          </table:table-cell>
          <table:table-cell office:value-type="float" office:value="65.352" calcext:value-type="float">
            <text:p>65.352</text:p>
          </table:table-cell>
          <table:table-cell office:value-type="float" office:value="1500" calcext:value-type="float">
            <text:p>1500</text:p>
          </table:table-cell>
          <table:table-cell office:value-type="float" office:value="63.2123084461333" calcext:value-type="float">
            <text:p>63.2123084461333</text:p>
          </table:table-cell>
          <table:table-cell office:value-type="float" office:value="1416.92014413445" calcext:value-type="float">
            <text:p>1416.920144134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56" calcext:value-type="float">
            <text:p>73.56</text:p>
          </table:table-cell>
          <table:table-cell office:value-type="float" office:value="63.3" calcext:value-type="float">
            <text:p>63.3</text:p>
          </table:table-cell>
          <table:table-cell office:value-type="float" office:value="65.518" calcext:value-type="float">
            <text:p>65.518</text:p>
          </table:table-cell>
          <table:table-cell office:value-type="float" office:value="1500" calcext:value-type="float">
            <text:p>1500</text:p>
          </table:table-cell>
          <table:table-cell office:value-type="float" office:value="63.3000466048718" calcext:value-type="float">
            <text:p>63.3000466048718</text:p>
          </table:table-cell>
          <table:table-cell office:value-type="float" office:value="1434.84602898704" calcext:value-type="float">
            <text:p>1434.846028987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73" calcext:value-type="float">
            <text:p>73.73</text:p>
          </table:table-cell>
          <table:table-cell office:value-type="float" office:value="63.3" calcext:value-type="float">
            <text:p>63.3</text:p>
          </table:table-cell>
          <table:table-cell office:value-type="float" office:value="65.685" calcext:value-type="float">
            <text:p>65.685</text:p>
          </table:table-cell>
          <table:table-cell office:value-type="float" office:value="1500" calcext:value-type="float">
            <text:p>1500</text:p>
          </table:table-cell>
          <table:table-cell office:value-type="float" office:value="63.4172759912018" calcext:value-type="float">
            <text:p>63.4172759912018</text:p>
          </table:table-cell>
          <table:table-cell office:value-type="float" office:value="1452.33304307299" calcext:value-type="float">
            <text:p>1452.33304307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89" calcext:value-type="float">
            <text:p>73.89</text:p>
          </table:table-cell>
          <table:table-cell office:value-type="float" office:value="63.4" calcext:value-type="float">
            <text:p>63.4</text:p>
          </table:table-cell>
          <table:table-cell office:value-type="float" office:value="65.851" calcext:value-type="float">
            <text:p>65.851</text:p>
          </table:table-cell>
          <table:table-cell office:value-type="float" office:value="1500" calcext:value-type="float">
            <text:p>1500</text:p>
          </table:table-cell>
          <table:table-cell office:value-type="float" office:value="63.4965692508826" calcext:value-type="float">
            <text:p>63.4965692508826</text:p>
          </table:table-cell>
          <table:table-cell office:value-type="float" office:value="1468.96321822213" calcext:value-type="float">
            <text:p>1468.96321822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06" calcext:value-type="float">
            <text:p>74.06</text:p>
          </table:table-cell>
          <table:table-cell office:value-type="float" office:value="63.6" calcext:value-type="float">
            <text:p>63.6</text:p>
          </table:table-cell>
          <table:table-cell office:value-type="float" office:value="66.019" calcext:value-type="float">
            <text:p>66.019</text:p>
          </table:table-cell>
          <table:table-cell office:value-type="float" office:value="1500" calcext:value-type="float">
            <text:p>1500</text:p>
          </table:table-cell>
          <table:table-cell office:value-type="float" office:value="63.609556465515" calcext:value-type="float">
            <text:p>63.609556465515</text:p>
          </table:table-cell>
          <table:table-cell office:value-type="float" office:value="1485.12240736174" calcext:value-type="float">
            <text:p>1485.122407361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23" calcext:value-type="float">
            <text:p>74.23</text:p>
          </table:table-cell>
          <table:table-cell office:value-type="float" office:value="63.7" calcext:value-type="float">
            <text:p>63.7</text:p>
          </table:table-cell>
          <table:table-cell office:value-type="float" office:value="66.186" calcext:value-type="float">
            <text:p>66.186</text:p>
          </table:table-cell>
          <table:table-cell office:value-type="float" office:value="1500" calcext:value-type="float">
            <text:p>1500</text:p>
          </table:table-cell>
          <table:table-cell office:value-type="float" office:value="63.7193445826605" calcext:value-type="float">
            <text:p>63.7193445826605</text:p>
          </table:table-cell>
          <table:table-cell office:value-type="float" office:value="1500.55700527398" calcext:value-type="float">
            <text:p>1500.557005273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63.8" calcext:value-type="float">
            <text:p>63.8</text:p>
          </table:table-cell>
          <table:table-cell office:value-type="float" office:value="66.353" calcext:value-type="float">
            <text:p>66.353</text:p>
          </table:table-cell>
          <table:table-cell office:value-type="float" office:value="1500" calcext:value-type="float">
            <text:p>1500</text:p>
          </table:table-cell>
          <table:table-cell office:value-type="float" office:value="63.8557837659325" calcext:value-type="float">
            <text:p>63.8557837659325</text:p>
          </table:table-cell>
          <table:table-cell office:value-type="float" office:value="1515.53559620563" calcext:value-type="float">
            <text:p>1515.53559620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56" calcext:value-type="float">
            <text:p>74.56</text:p>
          </table:table-cell>
          <table:table-cell office:value-type="float" office:value="63.9" calcext:value-type="float">
            <text:p>63.9</text:p>
          </table:table-cell>
          <table:table-cell office:value-type="float" office:value="66.52" calcext:value-type="float">
            <text:p>66.52</text:p>
          </table:table-cell>
          <table:table-cell office:value-type="float" office:value="1500" calcext:value-type="float">
            <text:p>1500</text:p>
          </table:table-cell>
          <table:table-cell office:value-type="float" office:value="63.9464312150754" calcext:value-type="float">
            <text:p>63.9464312150754</text:p>
          </table:table-cell>
          <table:table-cell office:value-type="float" office:value="1529.7983722832" calcext:value-type="float">
            <text:p>1529.7983722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73" calcext:value-type="float">
            <text:p>74.73</text:p>
          </table:table-cell>
          <table:table-cell office:value-type="float" office:value="64" calcext:value-type="float">
            <text:p>64</text:p>
          </table:table-cell>
          <table:table-cell office:value-type="float" office:value="66.687" calcext:value-type="float">
            <text:p>66.687</text:p>
          </table:table-cell>
          <table:table-cell office:value-type="float" office:value="1500" calcext:value-type="float">
            <text:p>1500</text:p>
          </table:table-cell>
          <table:table-cell office:value-type="float" office:value="64.0611745206204" calcext:value-type="float">
            <text:p>64.0611745206204</text:p>
          </table:table-cell>
          <table:table-cell office:value-type="float" office:value="1543.55650043792" calcext:value-type="float">
            <text:p>1543.55650043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64.1" calcext:value-type="float">
            <text:p>64.1</text:p>
          </table:table-cell>
          <table:table-cell office:value-type="float" office:value="66.853" calcext:value-type="float">
            <text:p>66.853</text:p>
          </table:table-cell>
          <table:table-cell office:value-type="float" office:value="1500" calcext:value-type="float">
            <text:p>1500</text:p>
          </table:table-cell>
          <table:table-cell office:value-type="float" office:value="64.163595025307" calcext:value-type="float">
            <text:p>64.163595025307</text:p>
          </table:table-cell>
          <table:table-cell office:value-type="float" office:value="1555.54529483133" calcext:value-type="float">
            <text:p>1555.545294831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06" calcext:value-type="float">
            <text:p>75.06</text:p>
          </table:table-cell>
          <table:table-cell office:value-type="float" office:value="64.2" calcext:value-type="float">
            <text:p>64.2</text:p>
          </table:table-cell>
          <table:table-cell office:value-type="float" office:value="67.019" calcext:value-type="float">
            <text:p>67.019</text:p>
          </table:table-cell>
          <table:table-cell office:value-type="float" office:value="1500" calcext:value-type="float">
            <text:p>1500</text:p>
          </table:table-cell>
          <table:table-cell office:value-type="float" office:value="64.2701734069898" calcext:value-type="float">
            <text:p>64.2701734069898</text:p>
          </table:table-cell>
          <table:table-cell office:value-type="float" office:value="1568.35407557709" calcext:value-type="float">
            <text:p>1568.354075577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23" calcext:value-type="float">
            <text:p>75.23</text:p>
          </table:table-cell>
          <table:table-cell office:value-type="float" office:value="64.3" calcext:value-type="float">
            <text:p>64.3</text:p>
          </table:table-cell>
          <table:table-cell office:value-type="float" office:value="67.186" calcext:value-type="float">
            <text:p>67.186</text:p>
          </table:table-cell>
          <table:table-cell office:value-type="float" office:value="1500" calcext:value-type="float">
            <text:p>1500</text:p>
          </table:table-cell>
          <table:table-cell office:value-type="float" office:value="64.3901684348561" calcext:value-type="float">
            <text:p>64.3901684348561</text:p>
          </table:table-cell>
          <table:table-cell office:value-type="float" office:value="1580.53171881825" calcext:value-type="float">
            <text:p>1580.531718818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64.5" calcext:value-type="float">
            <text:p>64.5</text:p>
          </table:table-cell>
          <table:table-cell office:value-type="float" office:value="67.353" calcext:value-type="float">
            <text:p>67.353</text:p>
          </table:table-cell>
          <table:table-cell office:value-type="float" office:value="1500" calcext:value-type="float">
            <text:p>1500</text:p>
          </table:table-cell>
          <table:table-cell office:value-type="float" office:value="64.4934593512382" calcext:value-type="float">
            <text:p>64.4934593512382</text:p>
          </table:table-cell>
          <table:table-cell office:value-type="float" office:value="1592.36701315173" calcext:value-type="float">
            <text:p>1592.367013151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56" calcext:value-type="float">
            <text:p>75.56</text:p>
          </table:table-cell>
          <table:table-cell office:value-type="float" office:value="64.5" calcext:value-type="float">
            <text:p>64.5</text:p>
          </table:table-cell>
          <table:table-cell office:value-type="float" office:value="67.521" calcext:value-type="float">
            <text:p>67.521</text:p>
          </table:table-cell>
          <table:table-cell office:value-type="float" office:value="1500" calcext:value-type="float">
            <text:p>1500</text:p>
          </table:table-cell>
          <table:table-cell office:value-type="float" office:value="64.6057949211619" calcext:value-type="float">
            <text:p>64.6057949211619</text:p>
          </table:table-cell>
          <table:table-cell office:value-type="float" office:value="1603.79229497383" calcext:value-type="float">
            <text:p>1603.792294973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73" calcext:value-type="float">
            <text:p>75.73</text:p>
          </table:table-cell>
          <table:table-cell office:value-type="float" office:value="64.7" calcext:value-type="float">
            <text:p>64.7</text:p>
          </table:table-cell>
          <table:table-cell office:value-type="float" office:value="67.686" calcext:value-type="float">
            <text:p>67.686</text:p>
          </table:table-cell>
          <table:table-cell office:value-type="float" office:value="1500" calcext:value-type="float">
            <text:p>1500</text:p>
          </table:table-cell>
          <table:table-cell office:value-type="float" office:value="64.7146763141257" calcext:value-type="float">
            <text:p>64.7146763141257</text:p>
          </table:table-cell>
          <table:table-cell office:value-type="float" office:value="1614.76587981812" calcext:value-type="float">
            <text:p>1614.76587981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64.8" calcext:value-type="float">
            <text:p>64.8</text:p>
          </table:table-cell>
          <table:table-cell office:value-type="float" office:value="67.854" calcext:value-type="float">
            <text:p>67.854</text:p>
          </table:table-cell>
          <table:table-cell office:value-type="float" office:value="1500" calcext:value-type="float">
            <text:p>1500</text:p>
          </table:table-cell>
          <table:table-cell office:value-type="float" office:value="64.8522421743394" calcext:value-type="float">
            <text:p>64.8522421743394</text:p>
          </table:table-cell>
          <table:table-cell office:value-type="float" office:value="1625.5159453085" calcext:value-type="float">
            <text:p>1625.5159453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06" calcext:value-type="float">
            <text:p>76.06</text:p>
          </table:table-cell>
          <table:table-cell office:value-type="float" office:value="64.9" calcext:value-type="float">
            <text:p>64.9</text:p>
          </table:table-cell>
          <table:table-cell office:value-type="float" office:value="68.02" calcext:value-type="float">
            <text:p>68.02</text:p>
          </table:table-cell>
          <table:table-cell office:value-type="float" office:value="1500" calcext:value-type="float">
            <text:p>1500</text:p>
          </table:table-cell>
          <table:table-cell office:value-type="float" office:value="64.9785454942162" calcext:value-type="float">
            <text:p>64.9785454942162</text:p>
          </table:table-cell>
          <table:table-cell office:value-type="float" office:value="1635.68565166016" calcext:value-type="float">
            <text:p>1635.68565166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23" calcext:value-type="float">
            <text:p>76.23</text:p>
          </table:table-cell>
          <table:table-cell office:value-type="float" office:value="65" calcext:value-type="float">
            <text:p>65</text:p>
          </table:table-cell>
          <table:table-cell office:value-type="float" office:value="68.187" calcext:value-type="float">
            <text:p>68.187</text:p>
          </table:table-cell>
          <table:table-cell office:value-type="float" office:value="2000" calcext:value-type="float">
            <text:p>2000</text:p>
          </table:table-cell>
          <table:table-cell office:value-type="float" office:value="65.0653825577675" calcext:value-type="float">
            <text:p>65.0653825577675</text:p>
          </table:table-cell>
          <table:table-cell office:value-type="float" office:value="1649.8128238098" calcext:value-type="float">
            <text:p>1649.81282380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65.1" calcext:value-type="float">
            <text:p>65.1</text:p>
          </table:table-cell>
          <table:table-cell office:value-type="float" office:value="68.354" calcext:value-type="float">
            <text:p>68.354</text:p>
          </table:table-cell>
          <table:table-cell office:value-type="float" office:value="2000" calcext:value-type="float">
            <text:p>2000</text:p>
          </table:table-cell>
          <table:table-cell office:value-type="float" office:value="65.1728234255471" calcext:value-type="float">
            <text:p>65.1728234255471</text:p>
          </table:table-cell>
          <table:table-cell office:value-type="float" office:value="1682.88994495325" calcext:value-type="float">
            <text:p>1682.889944953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56" calcext:value-type="float">
            <text:p>76.56</text:p>
          </table:table-cell>
          <table:table-cell office:value-type="float" office:value="65.4" calcext:value-type="float">
            <text:p>65.4</text:p>
          </table:table-cell>
          <table:table-cell office:value-type="float" office:value="68.52" calcext:value-type="float">
            <text:p>68.52</text:p>
          </table:table-cell>
          <table:table-cell office:value-type="float" office:value="2000" calcext:value-type="float">
            <text:p>2000</text:p>
          </table:table-cell>
          <table:table-cell office:value-type="float" office:value="65.3448666073041" calcext:value-type="float">
            <text:p>65.3448666073041</text:p>
          </table:table-cell>
          <table:table-cell office:value-type="float" office:value="1714.83525933798" calcext:value-type="float">
            <text:p>1714.835259337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73" calcext:value-type="float">
            <text:p>76.73</text:p>
          </table:table-cell>
          <table:table-cell office:value-type="float" office:value="65.9" calcext:value-type="float">
            <text:p>65.9</text:p>
          </table:table-cell>
          <table:table-cell office:value-type="float" office:value="68.687" calcext:value-type="float">
            <text:p>68.687</text:p>
          </table:table-cell>
          <table:table-cell office:value-type="float" office:value="2000" calcext:value-type="float">
            <text:p>2000</text:p>
          </table:table-cell>
          <table:table-cell office:value-type="float" office:value="65.6039283082792" calcext:value-type="float">
            <text:p>65.6039283082792</text:p>
          </table:table-cell>
          <table:table-cell office:value-type="float" office:value="1742.84634655237" calcext:value-type="float">
            <text:p>1742.84634655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66.4" calcext:value-type="float">
            <text:p>66.4</text:p>
          </table:table-cell>
          <table:table-cell office:value-type="float" office:value="68.853" calcext:value-type="float">
            <text:p>68.853</text:p>
          </table:table-cell>
          <table:table-cell office:value-type="float" office:value="2000" calcext:value-type="float">
            <text:p>2000</text:p>
          </table:table-cell>
          <table:table-cell office:value-type="float" office:value="66.0434150511492" calcext:value-type="float">
            <text:p>66.0434150511492</text:p>
          </table:table-cell>
          <table:table-cell office:value-type="float" office:value="1773.99204889058" calcext:value-type="float">
            <text:p>1773.99204889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06" calcext:value-type="float">
            <text:p>77.06</text:p>
          </table:table-cell>
          <table:table-cell office:value-type="float" office:value="66.8" calcext:value-type="float">
            <text:p>66.8</text:p>
          </table:table-cell>
          <table:table-cell office:value-type="float" office:value="69.021" calcext:value-type="float">
            <text:p>69.021</text:p>
          </table:table-cell>
          <table:table-cell office:value-type="float" office:value="2000" calcext:value-type="float">
            <text:p>2000</text:p>
          </table:table-cell>
          <table:table-cell office:value-type="float" office:value="66.5061955210131" calcext:value-type="float">
            <text:p>66.5061955210131</text:p>
          </table:table-cell>
          <table:table-cell office:value-type="float" office:value="1804.05627461204" calcext:value-type="float">
            <text:p>1804.056274612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23" calcext:value-type="float">
            <text:p>77.23</text:p>
          </table:table-cell>
          <table:table-cell office:value-type="float" office:value="67.3" calcext:value-type="float">
            <text:p>67.3</text:p>
          </table:table-cell>
          <table:table-cell office:value-type="float" office:value="69.188" calcext:value-type="float">
            <text:p>69.188</text:p>
          </table:table-cell>
          <table:table-cell office:value-type="float" office:value="2000" calcext:value-type="float">
            <text:p>2000</text:p>
          </table:table-cell>
          <table:table-cell office:value-type="float" office:value="66.9910528872455" calcext:value-type="float">
            <text:p>66.9910528872455</text:p>
          </table:table-cell>
          <table:table-cell office:value-type="float" office:value="1832.77075074059" calcext:value-type="float">
            <text:p>1832.770750740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67.8" calcext:value-type="float">
            <text:p>67.8</text:p>
          </table:table-cell>
          <table:table-cell office:value-type="float" office:value="69.354" calcext:value-type="float">
            <text:p>69.354</text:p>
          </table:table-cell>
          <table:table-cell office:value-type="float" office:value="1838" calcext:value-type="float">
            <text:p>1838</text:p>
          </table:table-cell>
          <table:table-cell office:value-type="float" office:value="67.4957690951922" calcext:value-type="float">
            <text:p>67.4957690951922</text:p>
          </table:table-cell>
          <table:table-cell office:value-type="float" office:value="1860.64579701061" calcext:value-type="float">
            <text:p>1860.645797010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56" calcext:value-type="float">
            <text:p>77.56</text:p>
          </table:table-cell>
          <table:table-cell office:value-type="float" office:value="68.3" calcext:value-type="float">
            <text:p>68.3</text:p>
          </table:table-cell>
          <table:table-cell office:value-type="float" office:value="69.521" calcext:value-type="float">
            <text:p>69.521</text:p>
          </table:table-cell>
          <table:table-cell office:value-type="float" office:value="1277" calcext:value-type="float">
            <text:p>1277</text:p>
          </table:table-cell>
          <table:table-cell office:value-type="float" office:value="67.9818408824692" calcext:value-type="float">
            <text:p>67.9818408824692</text:p>
          </table:table-cell>
          <table:table-cell office:value-type="float" office:value="1872.78323462735" calcext:value-type="float">
            <text:p>1872.78323462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73" calcext:value-type="float">
            <text:p>77.73</text:p>
          </table:table-cell>
          <table:table-cell office:value-type="float" office:value="68.8" calcext:value-type="float">
            <text:p>68.8</text:p>
          </table:table-cell>
          <table:table-cell office:value-type="float" office:value="69.688" calcext:value-type="float">
            <text:p>69.688</text:p>
          </table:table-cell>
          <table:table-cell office:value-type="float" office:value="807" calcext:value-type="float">
            <text:p>807</text:p>
          </table:table-cell>
          <table:table-cell office:value-type="float" office:value="68.4452994559797" calcext:value-type="float">
            <text:p>68.4452994559797</text:p>
          </table:table-cell>
          <table:table-cell office:value-type="float" office:value="1859.64054612303" calcext:value-type="float">
            <text:p>1859.64054612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69" calcext:value-type="float">
            <text:p>69</text:p>
          </table:table-cell>
          <table:table-cell office:value-type="float" office:value="69.855" calcext:value-type="float">
            <text:p>69.855</text:p>
          </table:table-cell>
          <table:table-cell office:value-type="float" office:value="367" calcext:value-type="float">
            <text:p>367</text:p>
          </table:table-cell>
          <table:table-cell office:value-type="float" office:value="68.8681356011895" calcext:value-type="float">
            <text:p>68.8681356011895</text:p>
          </table:table-cell>
          <table:table-cell office:value-type="float" office:value="1825.64762329748" calcext:value-type="float">
            <text:p>1825.647623297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06" calcext:value-type="float">
            <text:p>78.06</text:p>
          </table:table-cell>
          <table:table-cell office:value-type="float" office:value="69.2" calcext:value-type="float">
            <text:p>69.2</text:p>
          </table:table-cell>
          <table:table-cell office:value-type="float" office:value="70.021" calcext:value-type="float">
            <text:p>70.021</text:p>
          </table:table-cell>
          <table:table-cell office:value-type="float" office:value="233" calcext:value-type="float">
            <text:p>233</text:p>
          </table:table-cell>
          <table:table-cell office:value-type="float" office:value="69.1378056631358" calcext:value-type="float">
            <text:p>69.1378056631358</text:p>
          </table:table-cell>
          <table:table-cell office:value-type="float" office:value="1774.31359002189" calcext:value-type="float">
            <text:p>1774.31359002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23" calcext:value-type="float">
            <text:p>78.23</text:p>
          </table:table-cell>
          <table:table-cell office:value-type="float" office:value="69.2" calcext:value-type="float">
            <text:p>69.2</text:p>
          </table:table-cell>
          <table:table-cell office:value-type="float" office:value="70.189" calcext:value-type="float">
            <text:p>70.189</text:p>
          </table:table-cell>
          <table:table-cell office:value-type="float" office:value="306" calcext:value-type="float">
            <text:p>306</text:p>
          </table:table-cell>
          <table:table-cell office:value-type="float" office:value="69.3051260919648" calcext:value-type="float">
            <text:p>69.3051260919648</text:p>
          </table:table-cell>
          <table:table-cell office:value-type="float" office:value="1719.24597492541" calcext:value-type="float">
            <text:p>1719.24597492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69.3" calcext:value-type="float">
            <text:p>69.3</text:p>
          </table:table-cell>
          <table:table-cell office:value-type="float" office:value="70.355" calcext:value-type="float">
            <text:p>70.355</text:p>
          </table:table-cell>
          <table:table-cell office:value-type="float" office:value="403" calcext:value-type="float">
            <text:p>403</text:p>
          </table:table-cell>
          <table:table-cell office:value-type="float" office:value="69.3962590946263" calcext:value-type="float">
            <text:p>69.3962590946263</text:p>
          </table:table-cell>
          <table:table-cell office:value-type="float" office:value="1669.70180416402" calcext:value-type="float">
            <text:p>1669.70180416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56" calcext:value-type="float">
            <text:p>78.56</text:p>
          </table:table-cell>
          <table:table-cell office:value-type="float" office:value="69.4" calcext:value-type="float">
            <text:p>69.4</text:p>
          </table:table-cell>
          <table:table-cell office:value-type="float" office:value="70.522" calcext:value-type="float">
            <text:p>70.522</text:p>
          </table:table-cell>
          <table:table-cell office:value-type="float" office:value="457" calcext:value-type="float">
            <text:p>457</text:p>
          </table:table-cell>
          <table:table-cell office:value-type="float" office:value="69.5009041471271" calcext:value-type="float">
            <text:p>69.5009041471271</text:p>
          </table:table-cell>
          <table:table-cell office:value-type="float" office:value="1626.31520252869" calcext:value-type="float">
            <text:p>1626.315202528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73" calcext:value-type="float">
            <text:p>78.73</text:p>
          </table:table-cell>
          <table:table-cell office:value-type="float" office:value="69.4" calcext:value-type="float">
            <text:p>69.4</text:p>
          </table:table-cell>
          <table:table-cell office:value-type="float" office:value="70.688" calcext:value-type="float">
            <text:p>70.688</text:p>
          </table:table-cell>
          <table:table-cell office:value-type="float" office:value="577" calcext:value-type="float">
            <text:p>577</text:p>
          </table:table-cell>
          <table:table-cell office:value-type="float" office:value="69.5458889062569" calcext:value-type="float">
            <text:p>69.5458889062569</text:p>
          </table:table-cell>
          <table:table-cell office:value-type="float" office:value="1587.27778202148" calcext:value-type="float">
            <text:p>1587.27778202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69.6" calcext:value-type="float">
            <text:p>69.6</text:p>
          </table:table-cell>
          <table:table-cell office:value-type="float" office:value="70.855" calcext:value-type="float">
            <text:p>70.855</text:p>
          </table:table-cell>
          <table:table-cell office:value-type="float" office:value="627" calcext:value-type="float">
            <text:p>627</text:p>
          </table:table-cell>
          <table:table-cell office:value-type="float" office:value="69.6246033779786" calcext:value-type="float">
            <text:p>69.6246033779786</text:p>
          </table:table-cell>
          <table:table-cell office:value-type="float" office:value="1554.4073101782" calcext:value-type="float">
            <text:p>1554.4073101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07" calcext:value-type="float">
            <text:p>79.07</text:p>
          </table:table-cell>
          <table:table-cell office:value-type="float" office:value="69.6" calcext:value-type="float">
            <text:p>69.6</text:p>
          </table:table-cell>
          <table:table-cell office:value-type="float" office:value="71.023" calcext:value-type="float">
            <text:p>71.023</text:p>
          </table:table-cell>
          <table:table-cell office:value-type="float" office:value="635" calcext:value-type="float">
            <text:p>635</text:p>
          </table:table-cell>
          <table:table-cell office:value-type="float" office:value="69.701232980717" calcext:value-type="float">
            <text:p>69.701232980717</text:p>
          </table:table-cell>
          <table:table-cell office:value-type="float" office:value="1525.05342883521" calcext:value-type="float">
            <text:p>1525.05342883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23" calcext:value-type="float">
            <text:p>79.23</text:p>
          </table:table-cell>
          <table:table-cell office:value-type="float" office:value="69.6" calcext:value-type="float">
            <text:p>69.6</text:p>
          </table:table-cell>
          <table:table-cell office:value-type="float" office:value="71.188" calcext:value-type="float">
            <text:p>71.188</text:p>
          </table:table-cell>
          <table:table-cell office:value-type="float" office:value="628" calcext:value-type="float">
            <text:p>628</text:p>
          </table:table-cell>
          <table:table-cell office:value-type="float" office:value="69.7359564295106" calcext:value-type="float">
            <text:p>69.7359564295106</text:p>
          </table:table-cell>
          <table:table-cell office:value-type="float" office:value="1497.51186297184" calcext:value-type="float">
            <text:p>1497.51186297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69.7" calcext:value-type="float">
            <text:p>69.7</text:p>
          </table:table-cell>
          <table:table-cell office:value-type="float" office:value="71.356" calcext:value-type="float">
            <text:p>71.356</text:p>
          </table:table-cell>
          <table:table-cell office:value-type="float" office:value="662" calcext:value-type="float">
            <text:p>662</text:p>
          </table:table-cell>
          <table:table-cell office:value-type="float" office:value="69.79754603192" calcext:value-type="float">
            <text:p>69.79754603192</text:p>
          </table:table-cell>
          <table:table-cell office:value-type="float" office:value="1475.55377454694" calcext:value-type="float">
            <text:p>1475.553774546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57" calcext:value-type="float">
            <text:p>79.57</text:p>
          </table:table-cell>
          <table:table-cell office:value-type="float" office:value="69.7" calcext:value-type="float">
            <text:p>69.7</text:p>
          </table:table-cell>
          <table:table-cell office:value-type="float" office:value="71.523" calcext:value-type="float">
            <text:p>71.523</text:p>
          </table:table-cell>
          <table:table-cell office:value-type="float" office:value="684" calcext:value-type="float">
            <text:p>684</text:p>
          </table:table-cell>
          <table:table-cell office:value-type="float" office:value="69.8403018100137" calcext:value-type="float">
            <text:p>69.8403018100137</text:p>
          </table:table-cell>
          <table:table-cell office:value-type="float" office:value="1451.99093735373" calcext:value-type="float">
            <text:p>1451.990937353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73" calcext:value-type="float">
            <text:p>79.73</text:p>
          </table:table-cell>
          <table:table-cell office:value-type="float" office:value="69.8" calcext:value-type="float">
            <text:p>69.8</text:p>
          </table:table-cell>
          <table:table-cell office:value-type="float" office:value="71.689" calcext:value-type="float">
            <text:p>71.689</text:p>
          </table:table-cell>
          <table:table-cell office:value-type="float" office:value="729" calcext:value-type="float">
            <text:p>729</text:p>
          </table:table-cell>
          <table:table-cell office:value-type="float" office:value="69.8813029023474" calcext:value-type="float">
            <text:p>69.8813029023474</text:p>
          </table:table-cell>
          <table:table-cell office:value-type="float" office:value="1430.92578858427" calcext:value-type="float">
            <text:p>1430.92578858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69.9" calcext:value-type="float">
            <text:p>69.9</text:p>
          </table:table-cell>
          <table:table-cell office:value-type="float" office:value="71.856" calcext:value-type="float">
            <text:p>71.856</text:p>
          </table:table-cell>
          <table:table-cell office:value-type="float" office:value="719" calcext:value-type="float">
            <text:p>719</text:p>
          </table:table-cell>
          <table:table-cell office:value-type="float" office:value="69.9478790457609" calcext:value-type="float">
            <text:p>69.9478790457609</text:p>
          </table:table-cell>
          <table:table-cell office:value-type="float" office:value="1411.90521667969" calcext:value-type="float">
            <text:p>1411.90521667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07" calcext:value-type="float">
            <text:p>80.07</text:p>
          </table:table-cell>
          <table:table-cell office:value-type="float" office:value="69.9" calcext:value-type="float">
            <text:p>69.9</text:p>
          </table:table-cell>
          <table:table-cell office:value-type="float" office:value="72" calcext:value-type="float">
            <text:p>72</text:p>
          </table:table-cell>
          <table:table-cell office:value-type="float" office:value="695" calcext:value-type="float">
            <text:p>695</text:p>
          </table:table-cell>
          <table:table-cell office:value-type="float" office:value="70.0002672507637" calcext:value-type="float">
            <text:p>70.0002672507637</text:p>
          </table:table-cell>
          <table:table-cell office:value-type="float" office:value="1392.76611122602" calcext:value-type="float">
            <text:p>1392.766111226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23" calcext:value-type="float">
            <text:p>80.23</text:p>
          </table:table-cell>
          <table:table-cell office:value-type="float" office:value="69.9" calcext:value-type="float">
            <text:p>69.9</text:p>
          </table:table-cell>
          <table:table-cell office:value-type="float" office:value="72" calcext:value-type="float">
            <text:p>72</text:p>
          </table:table-cell>
          <table:table-cell office:value-type="float" office:value="719" calcext:value-type="float">
            <text:p>719</text:p>
          </table:table-cell>
          <table:table-cell office:value-type="float" office:value="70.0222410067723" calcext:value-type="float">
            <text:p>70.0222410067723</text:p>
          </table:table-cell>
          <table:table-cell office:value-type="float" office:value="1374.30004697073" calcext:value-type="float">
            <text:p>1374.300046970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69.9" calcext:value-type="float">
            <text:p>69.9</text:p>
          </table:table-cell>
          <table:table-cell office:value-type="float" office:value="72" calcext:value-type="float">
            <text:p>72</text:p>
          </table:table-cell>
          <table:table-cell office:value-type="float" office:value="768" calcext:value-type="float">
            <text:p>768</text:p>
          </table:table-cell>
          <table:table-cell office:value-type="float" office:value="70.0279963191238" calcext:value-type="float">
            <text:p>70.0279963191238</text:p>
          </table:table-cell>
          <table:table-cell office:value-type="float" office:value="1358.38614357228" calcext:value-type="float">
            <text:p>1358.386143572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57" calcext:value-type="float">
            <text:p>80.57</text:p>
          </table:table-cell>
          <table:table-cell office:value-type="float" office:value="69.9" calcext:value-type="float">
            <text:p>69.9</text:p>
          </table:table-cell>
          <table:table-cell office:value-type="float" office:value="72" calcext:value-type="float">
            <text:p>72</text:p>
          </table:table-cell>
          <table:table-cell office:value-type="float" office:value="826" calcext:value-type="float">
            <text:p>826</text:p>
          </table:table-cell>
          <table:table-cell office:value-type="float" office:value="70.0284685173268" calcext:value-type="float">
            <text:p>70.0284685173268</text:p>
          </table:table-cell>
          <table:table-cell office:value-type="float" office:value="1345.64318203806" calcext:value-type="float">
            <text:p>1345.6431820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73" calcext:value-type="float">
            <text:p>80.7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57" calcext:value-type="float">
            <text:p>857</text:p>
          </table:table-cell>
          <table:table-cell office:value-type="float" office:value="70.0605460283381" calcext:value-type="float">
            <text:p>70.0605460283381</text:p>
          </table:table-cell>
          <table:table-cell office:value-type="float" office:value="1336.5451335437" calcext:value-type="float">
            <text:p>1336.54513354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70.1" calcext:value-type="float">
            <text:p>70.1</text:p>
          </table:table-cell>
          <table:table-cell office:value-type="float" office:value="72" calcext:value-type="float">
            <text:p>72</text:p>
          </table:table-cell>
          <table:table-cell office:value-type="float" office:value="802" calcext:value-type="float">
            <text:p>802</text:p>
          </table:table-cell>
          <table:table-cell office:value-type="float" office:value="70.1376787800689" calcext:value-type="float">
            <text:p>70.1376787800689</text:p>
          </table:table-cell>
          <table:table-cell office:value-type="float" office:value="1326.15857836811" calcext:value-type="float">
            <text:p>1326.158578368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07" calcext:value-type="float">
            <text:p>81.07</text:p>
          </table:table-cell>
          <table:table-cell office:value-type="float" office:value="70.1" calcext:value-type="float">
            <text:p>70.1</text:p>
          </table:table-cell>
          <table:table-cell office:value-type="float" office:value="72" calcext:value-type="float">
            <text:p>72</text:p>
          </table:table-cell>
          <table:table-cell office:value-type="float" office:value="743" calcext:value-type="float">
            <text:p>743</text:p>
          </table:table-cell>
          <table:table-cell office:value-type="float" office:value="70.1935886307894" calcext:value-type="float">
            <text:p>70.1935886307894</text:p>
          </table:table-cell>
          <table:table-cell office:value-type="float" office:value="1313.1956199527" calcext:value-type="float">
            <text:p>1313.1956199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23" calcext:value-type="float">
            <text:p>81.23</text:p>
          </table:table-cell>
          <table:table-cell office:value-type="float" office:value="70.2" calcext:value-type="float">
            <text:p>70.2</text:p>
          </table:table-cell>
          <table:table-cell office:value-type="float" office:value="72" calcext:value-type="float">
            <text:p>72</text:p>
          </table:table-cell>
          <table:table-cell office:value-type="float" office:value="760" calcext:value-type="float">
            <text:p>760</text:p>
          </table:table-cell>
          <table:table-cell office:value-type="float" office:value="70.2117032280879" calcext:value-type="float">
            <text:p>70.2117032280879</text:p>
          </table:table-cell>
          <table:table-cell office:value-type="float" office:value="1299.51518699157" calcext:value-type="float">
            <text:p>1299.515186991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70.2" calcext:value-type="float">
            <text:p>70.2</text:p>
          </table:table-cell>
          <table:table-cell office:value-type="float" office:value="72" calcext:value-type="float">
            <text:p>72</text:p>
          </table:table-cell>
          <table:table-cell office:value-type="float" office:value="755" calcext:value-type="float">
            <text:p>755</text:p>
          </table:table-cell>
          <table:table-cell office:value-type="float" office:value="70.2671060469257" calcext:value-type="float">
            <text:p>70.2671060469257</text:p>
          </table:table-cell>
          <table:table-cell office:value-type="float" office:value="1287.27930481073" calcext:value-type="float">
            <text:p>1287.279304810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57" calcext:value-type="float">
            <text:p>81.57</text:p>
          </table:table-cell>
          <table:table-cell office:value-type="float" office:value="70.3" calcext:value-type="float">
            <text:p>70.3</text:p>
          </table:table-cell>
          <table:table-cell office:value-type="float" office:value="72" calcext:value-type="float">
            <text:p>72</text:p>
          </table:table-cell>
          <table:table-cell office:value-type="float" office:value="740" calcext:value-type="float">
            <text:p>740</text:p>
          </table:table-cell>
          <table:table-cell office:value-type="float" office:value="70.2997683759575" calcext:value-type="float">
            <text:p>70.2997683759575</text:p>
          </table:table-cell>
          <table:table-cell office:value-type="float" office:value="1274.47595358006" calcext:value-type="float">
            <text:p>1274.47595358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73" calcext:value-type="float">
            <text:p>81.73</text:p>
          </table:table-cell>
          <table:table-cell office:value-type="float" office:value="70.3" calcext:value-type="float">
            <text:p>70.3</text:p>
          </table:table-cell>
          <table:table-cell office:value-type="float" office:value="72" calcext:value-type="float">
            <text:p>72</text:p>
          </table:table-cell>
          <table:table-cell office:value-type="float" office:value="699" calcext:value-type="float">
            <text:p>699</text:p>
          </table:table-cell>
          <table:table-cell office:value-type="float" office:value="70.3748442200019" calcext:value-type="float">
            <text:p>70.3748442200019</text:p>
          </table:table-cell>
          <table:table-cell office:value-type="float" office:value="1261.53481774234" calcext:value-type="float">
            <text:p>1261.53481774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70.3" calcext:value-type="float">
            <text:p>70.3</text:p>
          </table:table-cell>
          <table:table-cell office:value-type="float" office:value="72" calcext:value-type="float">
            <text:p>72</text:p>
          </table:table-cell>
          <table:table-cell office:value-type="float" office:value="704" calcext:value-type="float">
            <text:p>704</text:p>
          </table:table-cell>
          <table:table-cell office:value-type="float" office:value="70.3998898951428" calcext:value-type="float">
            <text:p>70.3998898951428</text:p>
          </table:table-cell>
          <table:table-cell office:value-type="float" office:value="1247.15039597082" calcext:value-type="float">
            <text:p>1247.150395970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07" calcext:value-type="float">
            <text:p>82.07</text:p>
          </table:table-cell>
          <table:table-cell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 office:value-type="float" office:value="702" calcext:value-type="float">
            <text:p>702</text:p>
          </table:table-cell>
          <table:table-cell office:value-type="float" office:value="70.4539616423863" calcext:value-type="float">
            <text:p>70.4539616423863</text:p>
          </table:table-cell>
          <table:table-cell office:value-type="float" office:value="1234.56119469536" calcext:value-type="float">
            <text:p>1234.561194695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23" calcext:value-type="float">
            <text:p>82.23</text:p>
          </table:table-cell>
          <table:table-cell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 office:value-type="float" office:value="682" calcext:value-type="float">
            <text:p>682</text:p>
          </table:table-cell>
          <table:table-cell office:value-type="float" office:value="70.4893745580226" calcext:value-type="float">
            <text:p>70.4893745580226</text:p>
          </table:table-cell>
          <table:table-cell office:value-type="float" office:value="1221.16391763026" calcext:value-type="float">
            <text:p>1221.163917630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 office:value-type="float" office:value="718" calcext:value-type="float">
            <text:p>718</text:p>
          </table:table-cell>
          <table:table-cell office:value-type="float" office:value="70.4998295153973" calcext:value-type="float">
            <text:p>70.4998295153973</text:p>
          </table:table-cell>
          <table:table-cell office:value-type="float" office:value="1209.30614453039" calcext:value-type="float">
            <text:p>1209.306144530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57" calcext:value-type="float">
            <text:p>82.57</text:p>
          </table:table-cell>
          <table:table-cell office:value-type="float" office:value="70.5" calcext:value-type="float">
            <text:p>70.5</text:p>
          </table:table-cell>
          <table:table-cell office:value-type="float" office:value="72" calcext:value-type="float">
            <text:p>72</text:p>
          </table:table-cell>
          <table:table-cell office:value-type="float" office:value="715" calcext:value-type="float">
            <text:p>715</text:p>
          </table:table-cell>
          <table:table-cell office:value-type="float" office:value="70.5444253063754" calcext:value-type="float">
            <text:p>70.5444253063754</text:p>
          </table:table-cell>
          <table:table-cell office:value-type="float" office:value="1198.22272002431" calcext:value-type="float">
            <text:p>1198.222720024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73" calcext:value-type="float">
            <text:p>82.73</text:p>
          </table:table-cell>
          <table:table-cell office:value-type="float" office:value="70.5" calcext:value-type="float">
            <text:p>70.5</text:p>
          </table:table-cell>
          <table:table-cell office:value-type="float" office:value="72" calcext:value-type="float">
            <text:p>72</text:p>
          </table:table-cell>
          <table:table-cell office:value-type="float" office:value="689" calcext:value-type="float">
            <text:p>689</text:p>
          </table:table-cell>
          <table:table-cell office:value-type="float" office:value="70.5825530120787" calcext:value-type="float">
            <text:p>70.5825530120787</text:p>
          </table:table-cell>
          <table:table-cell office:value-type="float" office:value="1186.29919730823" calcext:value-type="float">
            <text:p>1186.299197308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70.6" calcext:value-type="float">
            <text:p>70.6</text:p>
          </table:table-cell>
          <table:table-cell office:value-type="float" office:value="72" calcext:value-type="float">
            <text:p>72</text:p>
          </table:table-cell>
          <table:table-cell office:value-type="float" office:value="670" calcext:value-type="float">
            <text:p>670</text:p>
          </table:table-cell>
          <table:table-cell office:value-type="float" office:value="70.6254516180694" calcext:value-type="float">
            <text:p>70.6254516180694</text:p>
          </table:table-cell>
          <table:table-cell office:value-type="float" office:value="1174.48196762595" calcext:value-type="float">
            <text:p>1174.481967625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07" calcext:value-type="float">
            <text:p>83.07</text:p>
          </table:table-cell>
          <table:table-cell office:value-type="float" office:value="70.6" calcext:value-type="float">
            <text:p>70.6</text:p>
          </table:table-cell>
          <table:table-cell office:value-type="float" office:value="72" calcext:value-type="float">
            <text:p>72</text:p>
          </table:table-cell>
          <table:table-cell office:value-type="float" office:value="646" calcext:value-type="float">
            <text:p>646</text:p>
          </table:table-cell>
          <table:table-cell office:value-type="float" office:value="70.673401265873" calcext:value-type="float">
            <text:p>70.673401265873</text:p>
          </table:table-cell>
          <table:table-cell office:value-type="float" office:value="1161.53174673305" calcext:value-type="float">
            <text:p>1161.53174673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23" calcext:value-type="float">
            <text:p>83.23</text:p>
          </table:table-cell>
          <table:table-cell office:value-type="float" office:value="70.6" calcext:value-type="float">
            <text:p>70.6</text:p>
          </table:table-cell>
          <table:table-cell office:value-type="float" office:value="72" calcext:value-type="float">
            <text:p>72</text:p>
          </table:table-cell>
          <table:table-cell office:value-type="float" office:value="669" calcext:value-type="float">
            <text:p>669</text:p>
          </table:table-cell>
          <table:table-cell office:value-type="float" office:value="70.6883553713353" calcext:value-type="float">
            <text:p>70.6883553713353</text:p>
          </table:table-cell>
          <table:table-cell office:value-type="float" office:value="1148.73973585857" calcext:value-type="float">
            <text:p>1148.739735858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70.6" calcext:value-type="float">
            <text:p>70.6</text:p>
          </table:table-cell>
          <table:table-cell office:value-type="float" office:value="72" calcext:value-type="float">
            <text:p>72</text:p>
          </table:table-cell>
          <table:table-cell office:value-type="float" office:value="675" calcext:value-type="float">
            <text:p>675</text:p>
          </table:table-cell>
          <table:table-cell office:value-type="float" office:value="70.7273029268951" calcext:value-type="float">
            <text:p>70.7273029268951</text:p>
          </table:table-cell>
          <table:table-cell office:value-type="float" office:value="1137.6421628339" calcext:value-type="float">
            <text:p>1137.6421628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57" calcext:value-type="float">
            <text:p>83.57</text:p>
          </table:table-cell>
          <table:table-cell office:value-type="float" office:value="70.7" calcext:value-type="float">
            <text:p>70.7</text:p>
          </table:table-cell>
          <table:table-cell office:value-type="float" office:value="72" calcext:value-type="float">
            <text:p>72</text:p>
          </table:table-cell>
          <table:table-cell office:value-type="float" office:value="685" calcext:value-type="float">
            <text:p>685</text:p>
          </table:table-cell>
          <table:table-cell office:value-type="float" office:value="70.7349122849289" calcext:value-type="float">
            <text:p>70.7349122849289</text:p>
          </table:table-cell>
          <table:table-cell office:value-type="float" office:value="1126.20126055163" calcext:value-type="float">
            <text:p>1126.201260551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73" calcext:value-type="float">
            <text:p>83.73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640" calcext:value-type="float">
            <text:p>640</text:p>
          </table:table-cell>
          <table:table-cell office:value-type="float" office:value="70.801008625812" calcext:value-type="float">
            <text:p>70.801008625812</text:p>
          </table:table-cell>
          <table:table-cell office:value-type="float" office:value="1116.02091512915" calcext:value-type="float">
            <text:p>1116.020915129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595" calcext:value-type="float">
            <text:p>595</text:p>
          </table:table-cell>
          <table:table-cell office:value-type="float" office:value="70.8549387048313" calcext:value-type="float">
            <text:p>70.8549387048313</text:p>
          </table:table-cell>
          <table:table-cell office:value-type="float" office:value="1104.67868614565" calcext:value-type="float">
            <text:p>1104.67868614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07" calcext:value-type="float">
            <text:p>84.07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612" calcext:value-type="float">
            <text:p>612</text:p>
          </table:table-cell>
          <table:table-cell office:value-type="float" office:value="70.8760088052146" calcext:value-type="float">
            <text:p>70.8760088052146</text:p>
          </table:table-cell>
          <table:table-cell office:value-type="float" office:value="1090.90381917667" calcext:value-type="float">
            <text:p>1090.90381917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23" calcext:value-type="float">
            <text:p>84.23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651" calcext:value-type="float">
            <text:p>651</text:p>
          </table:table-cell>
          <table:table-cell office:value-type="float" office:value="70.8817719285264" calcext:value-type="float">
            <text:p>70.8817719285264</text:p>
          </table:table-cell>
          <table:table-cell office:value-type="float" office:value="1078.9503852564" calcext:value-type="float">
            <text:p>1078.95038525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690" calcext:value-type="float">
            <text:p>690</text:p>
          </table:table-cell>
          <table:table-cell office:value-type="float" office:value="70.882662844271" calcext:value-type="float">
            <text:p>70.882662844271</text:p>
          </table:table-cell>
          <table:table-cell office:value-type="float" office:value="1069.2263912095" calcext:value-type="float">
            <text:p>1069.2263912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57" calcext:value-type="float">
            <text:p>84.57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724" calcext:value-type="float">
            <text:p>724</text:p>
          </table:table-cell>
          <table:table-cell office:value-type="float" office:value="70.882091256302" calcext:value-type="float">
            <text:p>70.882091256302</text:p>
          </table:table-cell>
          <table:table-cell office:value-type="float" office:value="1061.72017369559" calcext:value-type="float">
            <text:p>1061.720173695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73" calcext:value-type="float">
            <text:p>84.73</text:p>
          </table:table-cell>
          <table:table-cell office:value-type="float" office:value="70.9" calcext:value-type="float">
            <text:p>70.9</text:p>
          </table:table-cell>
          <table:table-cell office:value-type="float" office:value="72" calcext:value-type="float">
            <text:p>72</text:p>
          </table:table-cell>
          <table:table-cell office:value-type="float" office:value="673" calcext:value-type="float">
            <text:p>673</text:p>
          </table:table-cell>
          <table:table-cell office:value-type="float" office:value="70.9340778875074" calcext:value-type="float">
            <text:p>70.9340778875074</text:p>
          </table:table-cell>
          <table:table-cell office:value-type="float" office:value="1055.61661002121" calcext:value-type="float">
            <text:p>1055.616610021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70.9" calcext:value-type="float">
            <text:p>70.9</text:p>
          </table:table-cell>
          <table:table-cell office:value-type="float" office:value="72" calcext:value-type="float">
            <text:p>72</text:p>
          </table:table-cell>
          <table:table-cell office:value-type="float" office:value="653" calcext:value-type="float">
            <text:p>653</text:p>
          </table:table-cell>
          <table:table-cell office:value-type="float" office:value="70.9635628012191" calcext:value-type="float">
            <text:p>70.9635628012191</text:p>
          </table:table-cell>
          <table:table-cell office:value-type="float" office:value="1047.14719040341" calcext:value-type="float">
            <text:p>1047.147190403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07" calcext:value-type="float">
            <text:p>85.07</text:p>
          </table:table-cell>
          <table:table-cell office:value-type="float" office:value="70.9" calcext:value-type="float">
            <text:p>70.9</text:p>
          </table:table-cell>
          <table:table-cell office:value-type="float" office:value="72" calcext:value-type="float">
            <text:p>72</text:p>
          </table:table-cell>
          <table:table-cell office:value-type="float" office:value="671" calcext:value-type="float">
            <text:p>671</text:p>
          </table:table-cell>
          <table:table-cell office:value-type="float" office:value="70.9730908547897" calcext:value-type="float">
            <text:p>70.9730908547897</text:p>
          </table:table-cell>
          <table:table-cell office:value-type="float" office:value="1038.34990901362" calcext:value-type="float">
            <text:p>1038.349909013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23" calcext:value-type="float">
            <text:p>85.2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53" calcext:value-type="float">
            <text:p>653</text:p>
          </table:table-cell>
          <table:table-cell office:value-type="float" office:value="71.0010404225808" calcext:value-type="float">
            <text:p>71.0010404225808</text:p>
          </table:table-cell>
          <table:table-cell office:value-type="float" office:value="1030.6688901862" calcext:value-type="float">
            <text:p>1030.66889018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47" calcext:value-type="float">
            <text:p>647</text:p>
          </table:table-cell>
          <table:table-cell office:value-type="float" office:value="71.0365990655244" calcext:value-type="float">
            <text:p>71.0365990655244</text:p>
          </table:table-cell>
          <table:table-cell office:value-type="float" office:value="1022.41976165565" calcext:value-type="float">
            <text:p>1022.41976165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57" calcext:value-type="float">
            <text:p>85.57</text:p>
          </table:table-cell>
          <table:table-cell office:value-type="float" office:value="70.9" calcext:value-type="float">
            <text:p>70.9</text:p>
          </table:table-cell>
          <table:table-cell office:value-type="float" office:value="72" calcext:value-type="float">
            <text:p>72</text:p>
          </table:table-cell>
          <table:table-cell office:value-type="float" office:value="636" calcext:value-type="float">
            <text:p>636</text:p>
          </table:table-cell>
          <table:table-cell office:value-type="float" office:value="71.0599267672514" calcext:value-type="float">
            <text:p>71.0599267672514</text:p>
          </table:table-cell>
          <table:table-cell office:value-type="float" office:value="1014.47664880145" calcext:value-type="float">
            <text:p>1014.47664880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73" calcext:value-type="float">
            <text:p>85.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85" calcext:value-type="float">
            <text:p>685</text:p>
          </table:table-cell>
          <table:table-cell office:value-type="float" office:value="71.0504256021822" calcext:value-type="float">
            <text:p>71.0504256021822</text:p>
          </table:table-cell>
          <table:table-cell office:value-type="float" office:value="1006.84509760309" calcext:value-type="float">
            <text:p>1006.84509760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87" calcext:value-type="float">
            <text:p>687</text:p>
          </table:table-cell>
          <table:table-cell office:value-type="float" office:value="71.0643459127168" calcext:value-type="float">
            <text:p>71.0643459127168</text:p>
          </table:table-cell>
          <table:table-cell office:value-type="float" office:value="1000.71392048346" calcext:value-type="float">
            <text:p>1000.71392048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07" calcext:value-type="float">
            <text:p>86.0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05" calcext:value-type="float">
            <text:p>705</text:p>
          </table:table-cell>
          <table:table-cell office:value-type="float" office:value="71.0685200981965" calcext:value-type="float">
            <text:p>71.0685200981965</text:p>
          </table:table-cell>
          <table:table-cell office:value-type="float" office:value="994.947753031278" calcext:value-type="float">
            <text:p>994.947753031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23" calcext:value-type="float">
            <text:p>86.23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706" calcext:value-type="float">
            <text:p>706</text:p>
          </table:table-cell>
          <table:table-cell office:value-type="float" office:value="71.0805110202035" calcext:value-type="float">
            <text:p>71.0805110202035</text:p>
          </table:table-cell>
          <table:table-cell office:value-type="float" office:value="989.69878266935" calcext:value-type="float">
            <text:p>989.698782669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657" calcext:value-type="float">
            <text:p>657</text:p>
          </table:table-cell>
          <table:table-cell office:value-type="float" office:value="71.12000333618" calcext:value-type="float">
            <text:p>71.12000333618</text:p>
          </table:table-cell>
          <table:table-cell office:value-type="float" office:value="984.599891293444" calcext:value-type="float">
            <text:p>984.599891293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57" calcext:value-type="float">
            <text:p>86.57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627" calcext:value-type="float">
            <text:p>627</text:p>
          </table:table-cell>
          <table:table-cell office:value-type="float" office:value="71.1514045836588" calcext:value-type="float">
            <text:p>71.1514045836588</text:p>
          </table:table-cell>
          <table:table-cell office:value-type="float" office:value="977.733033650475" calcext:value-type="float">
            <text:p>977.7330336504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73" calcext:value-type="float">
            <text:p>86.73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676" calcext:value-type="float">
            <text:p>676</text:p>
          </table:table-cell>
          <table:table-cell office:value-type="float" office:value="71.143920802879" calcext:value-type="float">
            <text:p>71.143920802879</text:p>
          </table:table-cell>
          <table:table-cell office:value-type="float" office:value="970.080167162187" calcext:value-type="float">
            <text:p>970.080167162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705" calcext:value-type="float">
            <text:p>705</text:p>
          </table:table-cell>
          <table:table-cell office:value-type="float" office:value="71.1399816849198" calcext:value-type="float">
            <text:p>71.1399816849198</text:p>
          </table:table-cell>
          <table:table-cell office:value-type="float" office:value="965.178814982254" calcext:value-type="float">
            <text:p>965.1788149822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07" calcext:value-type="float">
            <text:p>87.07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668" calcext:value-type="float">
            <text:p>668</text:p>
          </table:table-cell>
          <table:table-cell office:value-type="float" office:value="71.1686572009047" calcext:value-type="float">
            <text:p>71.1686572009047</text:p>
          </table:table-cell>
          <table:table-cell office:value-type="float" office:value="961.020377066661" calcext:value-type="float">
            <text:p>961.0203770666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23" calcext:value-type="float">
            <text:p>87.23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604" calcext:value-type="float">
            <text:p>604</text:p>
          </table:table-cell>
          <table:table-cell office:value-type="float" office:value="71.1816848768502" calcext:value-type="float">
            <text:p>71.1816848768502</text:p>
          </table:table-cell>
          <table:table-cell office:value-type="float" office:value="955.839968396482" calcext:value-type="float">
            <text:p>955.8399683964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665" calcext:value-type="float">
            <text:p>665</text:p>
          </table:table-cell>
          <table:table-cell office:value-type="float" office:value="71.1697451534894" calcext:value-type="float">
            <text:p>71.1697451534894</text:p>
          </table:table-cell>
          <table:table-cell office:value-type="float" office:value="950.926483887408" calcext:value-type="float">
            <text:p>950.926483887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57" calcext:value-type="float">
            <text:p>87.57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603" calcext:value-type="float">
            <text:p>603</text:p>
          </table:table-cell>
          <table:table-cell office:value-type="float" office:value="71.2159683388268" calcext:value-type="float">
            <text:p>71.2159683388268</text:p>
          </table:table-cell>
          <table:table-cell office:value-type="float" office:value="946.561412711143" calcext:value-type="float">
            <text:p>946.5614127111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73" calcext:value-type="float">
            <text:p>87.73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585" calcext:value-type="float">
            <text:p>585</text:p>
          </table:table-cell>
          <table:table-cell office:value-type="float" office:value="71.245851187934" calcext:value-type="float">
            <text:p>71.245851187934</text:p>
          </table:table-cell>
          <table:table-cell office:value-type="float" office:value="940.078457048888" calcext:value-type="float">
            <text:p>940.078457048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598" calcext:value-type="float">
            <text:p>598</text:p>
          </table:table-cell>
          <table:table-cell office:value-type="float" office:value="71.2514025636592" calcext:value-type="float">
            <text:p>71.2514025636592</text:p>
          </table:table-cell>
          <table:table-cell office:value-type="float" office:value="933.07891868903" calcext:value-type="float">
            <text:p>933.078918689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07" calcext:value-type="float">
            <text:p>88.07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634" calcext:value-type="float">
            <text:p>634</text:p>
          </table:table-cell>
          <table:table-cell office:value-type="float" office:value="71.2478482853577" calcext:value-type="float">
            <text:p>71.2478482853577</text:p>
          </table:table-cell>
          <table:table-cell office:value-type="float" office:value="927.613285831545" calcext:value-type="float">
            <text:p>927.613285831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23" calcext:value-type="float">
            <text:p>88.23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631" calcext:value-type="float">
            <text:p>631</text:p>
          </table:table-cell>
          <table:table-cell office:value-type="float" office:value="71.2551176945728" calcext:value-type="float">
            <text:p>71.2551176945728</text:p>
          </table:table-cell>
          <table:table-cell office:value-type="float" office:value="923.293482438713" calcext:value-type="float">
            <text:p>923.293482438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641" calcext:value-type="float">
            <text:p>641</text:p>
          </table:table-cell>
          <table:table-cell office:value-type="float" office:value="71.2571747289383" calcext:value-type="float">
            <text:p>71.2571747289383</text:p>
          </table:table-cell>
          <table:table-cell office:value-type="float" office:value="919.406710303792" calcext:value-type="float">
            <text:p>919.406710303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663" calcext:value-type="float">
            <text:p>663</text:p>
          </table:table-cell>
          <table:table-cell office:value-type="float" office:value="71.2575152572941" calcext:value-type="float">
            <text:p>71.2575152572941</text:p>
          </table:table-cell>
          <table:table-cell office:value-type="float" office:value="916.276750670337" calcext:value-type="float">
            <text:p>916.2767506703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73" calcext:value-type="float">
            <text:p>88.73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644" calcext:value-type="float">
            <text:p>644</text:p>
          </table:table-cell>
          <table:table-cell office:value-type="float" office:value="71.2862989236143" calcext:value-type="float">
            <text:p>71.2862989236143</text:p>
          </table:table-cell>
          <table:table-cell office:value-type="float" office:value="913.447157123817" calcext:value-type="float">
            <text:p>913.4471571238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603" calcext:value-type="float">
            <text:p>603</text:p>
          </table:table-cell>
          <table:table-cell office:value-type="float" office:value="71.3092903774859" calcext:value-type="float">
            <text:p>71.3092903774859</text:p>
          </table:table-cell>
          <table:table-cell office:value-type="float" office:value="908.988197116623" calcext:value-type="float">
            <text:p>908.988197116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07" calcext:value-type="float">
            <text:p>89.07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568" calcext:value-type="float">
            <text:p>568</text:p>
          </table:table-cell>
          <table:table-cell office:value-type="float" office:value="71.3395674637872" calcext:value-type="float">
            <text:p>71.3395674637872</text:p>
          </table:table-cell>
          <table:table-cell office:value-type="float" office:value="903.09459531002" calcext:value-type="float">
            <text:p>903.09459531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23" calcext:value-type="float">
            <text:p>89.23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569" calcext:value-type="float">
            <text:p>569</text:p>
          </table:table-cell>
          <table:table-cell office:value-type="float" office:value="71.3494664119441" calcext:value-type="float">
            <text:p>71.3494664119441</text:p>
          </table:table-cell>
          <table:table-cell office:value-type="float" office:value="896.26711905605" calcext:value-type="float">
            <text:p>896.26711905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71.3521801203456" calcext:value-type="float">
            <text:p>71.3521801203456</text:p>
          </table:table-cell>
          <table:table-cell office:value-type="float" office:value="890.225091765414" calcext:value-type="float">
            <text:p>890.2250917654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57" calcext:value-type="float">
            <text:p>89.5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548" calcext:value-type="float">
            <text:p>548</text:p>
          </table:table-cell>
          <table:table-cell office:value-type="float" office:value="71.3943482990084" calcext:value-type="float">
            <text:p>71.3943482990084</text:p>
          </table:table-cell>
          <table:table-cell office:value-type="float" office:value="884.992085851379" calcext:value-type="float">
            <text:p>884.992085851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73" calcext:value-type="float">
            <text:p>89.73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583" calcext:value-type="float">
            <text:p>583</text:p>
          </table:table-cell>
          <table:table-cell office:value-type="float" office:value="71.3845916075015" calcext:value-type="float">
            <text:p>71.3845916075015</text:p>
          </table:table-cell>
          <table:table-cell office:value-type="float" office:value="877.560733702889" calcext:value-type="float">
            <text:p>877.560733702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office:value-type="float" office:value="71.3864379078035" calcext:value-type="float">
            <text:p>71.3864379078035</text:p>
          </table:table-cell>
          <table:table-cell office:value-type="float" office:value="872.043330950262" calcext:value-type="float">
            <text:p>872.043330950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07" calcext:value-type="float">
            <text:p>90.07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658" calcext:value-type="float">
            <text:p>658</text:p>
          </table:table-cell>
          <table:table-cell office:value-type="float" office:value="71.3795118062451" calcext:value-type="float">
            <text:p>71.3795118062451</text:p>
          </table:table-cell>
          <table:table-cell office:value-type="float" office:value="868.85027465159" calcext:value-type="float">
            <text:p>868.85027465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23" calcext:value-type="float">
            <text:p>90.23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80" calcext:value-type="float">
            <text:p>680</text:p>
          </table:table-cell>
          <table:table-cell office:value-type="float" office:value="71.3869836425282" calcext:value-type="float">
            <text:p>71.3869836425282</text:p>
          </table:table-cell>
          <table:table-cell office:value-type="float" office:value="867.675787549448" calcext:value-type="float">
            <text:p>867.6757875494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office:value-type="float" office:value="71.4255154180569" calcext:value-type="float">
            <text:p>71.4255154180569</text:p>
          </table:table-cell>
          <table:table-cell office:value-type="float" office:value="865.229820081297" calcext:value-type="float">
            <text:p>865.229820081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57" calcext:value-type="float">
            <text:p>90.57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559" calcext:value-type="float">
            <text:p>559</text:p>
          </table:table-cell>
          <table:table-cell office:value-type="float" office:value="71.4406680575045" calcext:value-type="float">
            <text:p>71.4406680575045</text:p>
          </table:table-cell>
          <table:table-cell office:value-type="float" office:value="859.52502166229" calcext:value-type="float">
            <text:p>859.525021662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73" calcext:value-type="float">
            <text:p>90.73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592" calcext:value-type="float">
            <text:p>592</text:p>
          </table:table-cell>
          <table:table-cell office:value-type="float" office:value="71.436676912001" calcext:value-type="float">
            <text:p>71.436676912001</text:p>
          </table:table-cell>
          <table:table-cell office:value-type="float" office:value="854.843984451031" calcext:value-type="float">
            <text:p>854.8439844510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592" calcext:value-type="float">
            <text:p>592</text:p>
          </table:table-cell>
          <table:table-cell office:value-type="float" office:value="71.4434883623646" calcext:value-type="float">
            <text:p>71.4434883623646</text:p>
          </table:table-cell>
          <table:table-cell office:value-type="float" office:value="850.68908632387" calcext:value-type="float">
            <text:p>850.689086323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07" calcext:value-type="float">
            <text:p>91.0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06" calcext:value-type="float">
            <text:p>606</text:p>
          </table:table-cell>
          <table:table-cell office:value-type="float" office:value="71.4453998876098" calcext:value-type="float">
            <text:p>71.4453998876098</text:p>
          </table:table-cell>
          <table:table-cell office:value-type="float" office:value="846.966503482374" calcext:value-type="float">
            <text:p>846.966503482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24" calcext:value-type="float">
            <text:p>91.2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17" calcext:value-type="float">
            <text:p>617</text:p>
          </table:table-cell>
          <table:table-cell office:value-type="float" office:value="71.4457168410457" calcext:value-type="float">
            <text:p>71.4457168410457</text:p>
          </table:table-cell>
          <table:table-cell office:value-type="float" office:value="844.026216598505" calcext:value-type="float">
            <text:p>844.0262165985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30" calcext:value-type="float">
            <text:p>630</text:p>
          </table:table-cell>
          <table:table-cell office:value-type="float" office:value="71.4455606826765" calcext:value-type="float">
            <text:p>71.4455606826765</text:p>
          </table:table-cell>
          <table:table-cell office:value-type="float" office:value="841.776041379648" calcext:value-type="float">
            <text:p>841.7760413796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57" calcext:value-type="float">
            <text:p>91.5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38" calcext:value-type="float">
            <text:p>638</text:p>
          </table:table-cell>
          <table:table-cell office:value-type="float" office:value="71.4453014199126" calcext:value-type="float">
            <text:p>71.4453014199126</text:p>
          </table:table-cell>
          <table:table-cell office:value-type="float" office:value="840.057423779257" calcext:value-type="float">
            <text:p>840.0574237792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74" calcext:value-type="float">
            <text:p>91.7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44" calcext:value-type="float">
            <text:p>644</text:p>
          </table:table-cell>
          <table:table-cell office:value-type="float" office:value="71.4450619069697" calcext:value-type="float">
            <text:p>71.4450619069697</text:p>
          </table:table-cell>
          <table:table-cell office:value-type="float" office:value="838.811649676673" calcext:value-type="float">
            <text:p>838.8116496766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49" calcext:value-type="float">
            <text:p>649</text:p>
          </table:table-cell>
          <table:table-cell office:value-type="float" office:value="71.4448682673226" calcext:value-type="float">
            <text:p>71.4448682673226</text:p>
          </table:table-cell>
          <table:table-cell office:value-type="float" office:value="837.86430860535" calcext:value-type="float">
            <text:p>837.864308605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07" calcext:value-type="float">
            <text:p>92.0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0" calcext:value-type="float">
            <text:p>660</text:p>
          </table:table-cell>
          <table:table-cell office:value-type="float" office:value="71.4447331712005" calcext:value-type="float">
            <text:p>71.4447331712005</text:p>
          </table:table-cell>
          <table:table-cell office:value-type="float" office:value="837.180800260307" calcext:value-type="float">
            <text:p>837.1808002603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24" calcext:value-type="float">
            <text:p>92.2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3" calcext:value-type="float">
            <text:p>663</text:p>
          </table:table-cell>
          <table:table-cell office:value-type="float" office:value="71.44462000392" calcext:value-type="float">
            <text:p>71.44462000392</text:p>
          </table:table-cell>
          <table:table-cell office:value-type="float" office:value="836.687584573462" calcext:value-type="float">
            <text:p>836.6875845734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4" calcext:value-type="float">
            <text:p>664</text:p>
          </table:table-cell>
          <table:table-cell office:value-type="float" office:value="71.4445368512462" calcext:value-type="float">
            <text:p>71.4445368512462</text:p>
          </table:table-cell>
          <table:table-cell office:value-type="float" office:value="836.316777782205" calcext:value-type="float">
            <text:p>836.3167777822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57" calcext:value-type="float">
            <text:p>92.5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5" calcext:value-type="float">
            <text:p>665</text:p>
          </table:table-cell>
          <table:table-cell office:value-type="float" office:value="71.4444737815268" calcext:value-type="float">
            <text:p>71.4444737815268</text:p>
          </table:table-cell>
          <table:table-cell office:value-type="float" office:value="836.003256301889" calcext:value-type="float">
            <text:p>836.003256301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74" calcext:value-type="float">
            <text:p>92.7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6" calcext:value-type="float">
            <text:p>666</text:p>
          </table:table-cell>
          <table:table-cell office:value-type="float" office:value="71.4444242875405" calcext:value-type="float">
            <text:p>71.4444242875405</text:p>
          </table:table-cell>
          <table:table-cell office:value-type="float" office:value="835.788045673316" calcext:value-type="float">
            <text:p>835.7880456733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7" calcext:value-type="float">
            <text:p>667</text:p>
          </table:table-cell>
          <table:table-cell office:value-type="float" office:value="71.4443874722736" calcext:value-type="float">
            <text:p>71.4443874722736</text:p>
          </table:table-cell>
          <table:table-cell office:value-type="float" office:value="835.609138331311" calcext:value-type="float">
            <text:p>835.609138331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07" calcext:value-type="float">
            <text:p>93.0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8" calcext:value-type="float">
            <text:p>668</text:p>
          </table:table-cell>
          <table:table-cell office:value-type="float" office:value="71.4443602123371" calcext:value-type="float">
            <text:p>71.4443602123371</text:p>
          </table:table-cell>
          <table:table-cell office:value-type="float" office:value="835.503695477292" calcext:value-type="float">
            <text:p>835.5036954772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8" calcext:value-type="float">
            <text:p>668</text:p>
          </table:table-cell>
          <table:table-cell office:value-type="float" office:value="71.4443406640572" calcext:value-type="float">
            <text:p>71.4443406640572</text:p>
          </table:table-cell>
          <table:table-cell office:value-type="float" office:value="835.405990197606" calcext:value-type="float">
            <text:p>835.405990197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9" calcext:value-type="float">
            <text:p>669</text:p>
          </table:table-cell>
          <table:table-cell office:value-type="float" office:value="71.4443241795835" calcext:value-type="float">
            <text:p>71.4443241795835</text:p>
          </table:table-cell>
          <table:table-cell office:value-type="float" office:value="835.317295402852" calcext:value-type="float">
            <text:p>835.317295402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57" calcext:value-type="float">
            <text:p>93.5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70" calcext:value-type="float">
            <text:p>670</text:p>
          </table:table-cell>
          <table:table-cell office:value-type="float" office:value="71.4443117162317" calcext:value-type="float">
            <text:p>71.4443117162317</text:p>
          </table:table-cell>
          <table:table-cell office:value-type="float" office:value="835.271239178879" calcext:value-type="float">
            <text:p>835.2712391788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74" calcext:value-type="float">
            <text:p>93.7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70" calcext:value-type="float">
            <text:p>670</text:p>
          </table:table-cell>
          <table:table-cell office:value-type="float" office:value="71.4443029677971" calcext:value-type="float">
            <text:p>71.4443029677971</text:p>
          </table:table-cell>
          <table:table-cell office:value-type="float" office:value="835.231203753894" calcext:value-type="float">
            <text:p>835.231203753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69" calcext:value-type="float">
            <text:p>669</text:p>
          </table:table-cell>
          <table:table-cell office:value-type="float" office:value="71.4442974969238" calcext:value-type="float">
            <text:p>71.4442974969238</text:p>
          </table:table-cell>
          <table:table-cell office:value-type="float" office:value="835.216138208025" calcext:value-type="float">
            <text:p>835.216138208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07" calcext:value-type="float">
            <text:p>94.0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50" calcext:value-type="float">
            <text:p>650</text:p>
          </table:table-cell>
          <table:table-cell office:value-type="float" office:value="71.4542607347483" calcext:value-type="float">
            <text:p>71.4542607347483</text:p>
          </table:table-cell>
          <table:table-cell office:value-type="float" office:value="834.317775401254" calcext:value-type="float">
            <text:p>834.3177754012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24" calcext:value-type="float">
            <text:p>94.2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09" calcext:value-type="float">
            <text:p>609</text:p>
          </table:table-cell>
          <table:table-cell office:value-type="float" office:value="71.4779793025101" calcext:value-type="float">
            <text:p>71.4779793025101</text:p>
          </table:table-cell>
          <table:table-cell office:value-type="float" office:value="832.575058433363" calcext:value-type="float">
            <text:p>832.5750584333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74" calcext:value-type="float">
            <text:p>674</text:p>
          </table:table-cell>
          <table:table-cell office:value-type="float" office:value="71.4564901990204" calcext:value-type="float">
            <text:p>71.4564901990204</text:p>
          </table:table-cell>
          <table:table-cell office:value-type="float" office:value="830.458652381494" calcext:value-type="float">
            <text:p>830.458652381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57" calcext:value-type="float">
            <text:p>94.5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579" calcext:value-type="float">
            <text:p>579</text:p>
          </table:table-cell>
          <table:table-cell office:value-type="float" office:value="71.5005536608887" calcext:value-type="float">
            <text:p>71.5005536608887</text:p>
          </table:table-cell>
          <table:table-cell office:value-type="float" office:value="830.003647494203" calcext:value-type="float">
            <text:p>830.003647494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74" calcext:value-type="float">
            <text:p>94.7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25" calcext:value-type="float">
            <text:p>625</text:p>
          </table:table-cell>
          <table:table-cell office:value-type="float" office:value="71.4877906741845" calcext:value-type="float">
            <text:p>71.4877906741845</text:p>
          </table:table-cell>
          <table:table-cell office:value-type="float" office:value="826.654328314328" calcext:value-type="float">
            <text:p>826.654328314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57" calcext:value-type="float">
            <text:p>557</text:p>
          </table:table-cell>
          <table:table-cell office:value-type="float" office:value="71.5237905895278" calcext:value-type="float">
            <text:p>71.5237905895278</text:p>
          </table:table-cell>
          <table:table-cell office:value-type="float" office:value="823.8251770769" calcext:value-type="float">
            <text:p>823.82517707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07" calcext:value-type="float">
            <text:p>95.0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55" calcext:value-type="float">
            <text:p>555</text:p>
          </table:table-cell>
          <table:table-cell office:value-type="float" office:value="71.5356010688147" calcext:value-type="float">
            <text:p>71.5356010688147</text:p>
          </table:table-cell>
          <table:table-cell office:value-type="float" office:value="818.801212801048" calcext:value-type="float">
            <text:p>818.8012128010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24" calcext:value-type="float">
            <text:p>95.2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  <table:table-cell office:value-type="float" office:value="71.5053854892317" calcext:value-type="float">
            <text:p>71.5053854892317</text:p>
          </table:table-cell>
          <table:table-cell office:value-type="float" office:value="813.709849939395" calcext:value-type="float">
            <text:p>813.7098499393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office:value-type="float" office:value="71.5032263568051" calcext:value-type="float">
            <text:p>71.5032263568051</text:p>
          </table:table-cell>
          <table:table-cell office:value-type="float" office:value="812.972255397463" calcext:value-type="float">
            <text:p>812.9722553974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57" calcext:value-type="float">
            <text:p>95.5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02" calcext:value-type="float">
            <text:p>602</text:p>
          </table:table-cell>
          <table:table-cell office:value-type="float" office:value="71.5275942450081" calcext:value-type="float">
            <text:p>71.5275942450081</text:p>
          </table:table-cell>
          <table:table-cell office:value-type="float" office:value="812.252673323353" calcext:value-type="float">
            <text:p>812.2526733233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74" calcext:value-type="float">
            <text:p>95.7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71" calcext:value-type="float">
            <text:p>571</text:p>
          </table:table-cell>
          <table:table-cell office:value-type="float" office:value="71.5354727015057" calcext:value-type="float">
            <text:p>71.5354727015057</text:p>
          </table:table-cell>
          <table:table-cell office:value-type="float" office:value="809.948823857013" calcext:value-type="float">
            <text:p>809.948823857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71.5065131063165" calcext:value-type="float">
            <text:p>71.5065131063165</text:p>
          </table:table-cell>
          <table:table-cell office:value-type="float" office:value="807.416619388675" calcext:value-type="float">
            <text:p>807.4166193886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07" calcext:value-type="float">
            <text:p>96.0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615" calcext:value-type="float">
            <text:p>615</text:p>
          </table:table-cell>
          <table:table-cell office:value-type="float" office:value="71.5134422971834" calcext:value-type="float">
            <text:p>71.5134422971834</text:p>
          </table:table-cell>
          <table:table-cell office:value-type="float" office:value="807.396048503212" calcext:value-type="float">
            <text:p>807.3960485032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24" calcext:value-type="float">
            <text:p>96.2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41" calcext:value-type="float">
            <text:p>641</text:p>
          </table:table-cell>
          <table:table-cell office:value-type="float" office:value="71.5197357062026" calcext:value-type="float">
            <text:p>71.5197357062026</text:p>
          </table:table-cell>
          <table:table-cell office:value-type="float" office:value="807.625173864127" calcext:value-type="float">
            <text:p>807.6251738641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98" calcext:value-type="float">
            <text:p>598</text:p>
          </table:table-cell>
          <table:table-cell office:value-type="float" office:value="71.5328240781486" calcext:value-type="float">
            <text:p>71.5328240781486</text:p>
          </table:table-cell>
          <table:table-cell office:value-type="float" office:value="807.110308528746" calcext:value-type="float">
            <text:p>807.1103085287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57" calcext:value-type="float">
            <text:p>96.5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87" calcext:value-type="float">
            <text:p>587</text:p>
          </table:table-cell>
          <table:table-cell office:value-type="float" office:value="71.5372168507949" calcext:value-type="float">
            <text:p>71.5372168507949</text:p>
          </table:table-cell>
          <table:table-cell office:value-type="float" office:value="805.396960521589" calcext:value-type="float">
            <text:p>805.3969605215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74" calcext:value-type="float">
            <text:p>96.7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71.5548326737801" calcext:value-type="float">
            <text:p>71.5548326737801</text:p>
          </table:table-cell>
          <table:table-cell office:value-type="float" office:value="803.742198399954" calcext:value-type="float">
            <text:p>803.742198399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81" calcext:value-type="float">
            <text:p>581</text:p>
          </table:table-cell>
          <table:table-cell office:value-type="float" office:value="71.5540651144293" calcext:value-type="float">
            <text:p>71.5540651144293</text:p>
          </table:table-cell>
          <table:table-cell office:value-type="float" office:value="801.300875808799" calcext:value-type="float">
            <text:p>801.300875808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84" calcext:value-type="float">
            <text:p>584</text:p>
          </table:table-cell>
          <table:table-cell office:value-type="float" office:value="71.5475214075201" calcext:value-type="float">
            <text:p>71.5475214075201</text:p>
          </table:table-cell>
          <table:table-cell office:value-type="float" office:value="798.652068747361" calcext:value-type="float">
            <text:p>798.6520687473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24" calcext:value-type="float">
            <text:p>97.2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11" calcext:value-type="float">
            <text:p>611</text:p>
          </table:table-cell>
          <table:table-cell office:value-type="float" office:value="71.5414017947794" calcext:value-type="float">
            <text:p>71.5414017947794</text:p>
          </table:table-cell>
          <table:table-cell office:value-type="float" office:value="797.815297469727" calcext:value-type="float">
            <text:p>797.815297469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19" calcext:value-type="float">
            <text:p>619</text:p>
          </table:table-cell>
          <table:table-cell office:value-type="float" office:value="71.5392768195161" calcext:value-type="float">
            <text:p>71.5392768195161</text:p>
          </table:table-cell>
          <table:table-cell office:value-type="float" office:value="797.733796386422" calcext:value-type="float">
            <text:p>797.7337963864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57" calcext:value-type="float">
            <text:p>97.5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57" calcext:value-type="float">
            <text:p>557</text:p>
          </table:table-cell>
          <table:table-cell office:value-type="float" office:value="71.5569406799605" calcext:value-type="float">
            <text:p>71.5569406799605</text:p>
          </table:table-cell>
          <table:table-cell office:value-type="float" office:value="796.37722626153" calcext:value-type="float">
            <text:p>796.377226261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74" calcext:value-type="float">
            <text:p>97.7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10" calcext:value-type="float">
            <text:p>610</text:p>
          </table:table-cell>
          <table:table-cell office:value-type="float" office:value="71.5443960011007" calcext:value-type="float">
            <text:p>71.5443960011007</text:p>
          </table:table-cell>
          <table:table-cell office:value-type="float" office:value="795.056511078444" calcext:value-type="float">
            <text:p>795.056511078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17" calcext:value-type="float">
            <text:p>617</text:p>
          </table:table-cell>
          <table:table-cell office:value-type="float" office:value="71.5460655583567" calcext:value-type="float">
            <text:p>71.5460655583567</text:p>
          </table:table-cell>
          <table:table-cell office:value-type="float" office:value="795.074904054792" calcext:value-type="float">
            <text:p>795.074904054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07" calcext:value-type="float">
            <text:p>98.0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33" calcext:value-type="float">
            <text:p>633</text:p>
          </table:table-cell>
          <table:table-cell office:value-type="float" office:value="71.5406034901515" calcext:value-type="float">
            <text:p>71.5406034901515</text:p>
          </table:table-cell>
          <table:table-cell office:value-type="float" office:value="795.150452850379" calcext:value-type="float">
            <text:p>795.150452850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24" calcext:value-type="float">
            <text:p>98.2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36" calcext:value-type="float">
            <text:p>636</text:p>
          </table:table-cell>
          <table:table-cell office:value-type="float" office:value="71.5387557807523" calcext:value-type="float">
            <text:p>71.5387557807523</text:p>
          </table:table-cell>
          <table:table-cell office:value-type="float" office:value="795.711870763653" calcext:value-type="float">
            <text:p>795.7118707636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41" calcext:value-type="float">
            <text:p>98.4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37" calcext:value-type="float">
            <text:p>637</text:p>
          </table:table-cell>
          <table:table-cell office:value-type="float" office:value="71.5477912557323" calcext:value-type="float">
            <text:p>71.5477912557323</text:p>
          </table:table-cell>
          <table:table-cell office:value-type="float" office:value="796.409494886474" calcext:value-type="float">
            <text:p>796.4094948864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57" calcext:value-type="float">
            <text:p>98.5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17" calcext:value-type="float">
            <text:p>617</text:p>
          </table:table-cell>
          <table:table-cell office:value-type="float" office:value="71.5449886898626" calcext:value-type="float">
            <text:p>71.5449886898626</text:p>
          </table:table-cell>
          <table:table-cell office:value-type="float" office:value="795.914573962663" calcext:value-type="float">
            <text:p>795.9145739626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31" calcext:value-type="float">
            <text:p>631</text:p>
          </table:table-cell>
          <table:table-cell office:value-type="float" office:value="71.5403189006747" calcext:value-type="float">
            <text:p>71.5403189006747</text:p>
          </table:table-cell>
          <table:table-cell office:value-type="float" office:value="795.960548845889" calcext:value-type="float">
            <text:p>795.960548845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91" calcext:value-type="float">
            <text:p>98.9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34" calcext:value-type="float">
            <text:p>634</text:p>
          </table:table-cell>
          <table:table-cell office:value-type="float" office:value="71.5387409497856" calcext:value-type="float">
            <text:p>71.5387409497856</text:p>
          </table:table-cell>
          <table:table-cell office:value-type="float" office:value="796.393782859425" calcext:value-type="float">
            <text:p>796.3937828594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07" calcext:value-type="float">
            <text:p>99.0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47" calcext:value-type="float">
            <text:p>647</text:p>
          </table:table-cell>
          <table:table-cell office:value-type="float" office:value="71.5337312227482" calcext:value-type="float">
            <text:p>71.5337312227482</text:p>
          </table:table-cell>
          <table:table-cell office:value-type="float" office:value="796.982006052721" calcext:value-type="float">
            <text:p>796.9820060527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24" calcext:value-type="float">
            <text:p>99.2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35" calcext:value-type="float">
            <text:p>635</text:p>
          </table:table-cell>
          <table:table-cell office:value-type="float" office:value="71.5365925573188" calcext:value-type="float">
            <text:p>71.5365925573188</text:p>
          </table:table-cell>
          <table:table-cell office:value-type="float" office:value="797.757951393276" calcext:value-type="float">
            <text:p>797.7579513932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41" calcext:value-type="float">
            <text:p>99.4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31" calcext:value-type="float">
            <text:p>631</text:p>
          </table:table-cell>
          <table:table-cell office:value-type="float" office:value="71.5376422395585" calcext:value-type="float">
            <text:p>71.5376422395585</text:p>
          </table:table-cell>
          <table:table-cell office:value-type="float" office:value="798.113723221695" calcext:value-type="float">
            <text:p>798.113723221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57" calcext:value-type="float">
            <text:p>99.5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65" calcext:value-type="float">
            <text:p>565</text:p>
          </table:table-cell>
          <table:table-cell office:value-type="float" office:value="71.5747820688565" calcext:value-type="float">
            <text:p>71.5747820688565</text:p>
          </table:table-cell>
          <table:table-cell office:value-type="float" office:value="797.854425416328" calcext:value-type="float">
            <text:p>797.854425416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74" calcext:value-type="float">
            <text:p>99.7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08" calcext:value-type="float">
            <text:p>608</text:p>
          </table:table-cell>
          <table:table-cell office:value-type="float" office:value="71.5627070174495" calcext:value-type="float">
            <text:p>71.5627070174495</text:p>
          </table:table-cell>
          <table:table-cell office:value-type="float" office:value="795.32972446105" calcext:value-type="float">
            <text:p>795.32972446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91" calcext:value-type="float">
            <text:p>99.9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714" calcext:value-type="float">
            <text:p>714</text:p>
          </table:table-cell>
          <table:table-cell office:value-type="float" office:value="71.5702387663255" calcext:value-type="float">
            <text:p>71.5702387663255</text:p>
          </table:table-cell>
          <table:table-cell office:value-type="float" office:value="792.509354728321" calcext:value-type="float">
            <text:p>792.509354728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07" calcext:value-type="float">
            <text:p>100.0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738" calcext:value-type="float">
            <text:p>738</text:p>
          </table:table-cell>
          <table:table-cell office:value-type="float" office:value="71.5765993904511" calcext:value-type="float">
            <text:p>71.5765993904511</text:p>
          </table:table-cell>
          <table:table-cell office:value-type="float" office:value="797.641724379085" calcext:value-type="float">
            <text:p>797.641724379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24" calcext:value-type="float">
            <text:p>100.2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733" calcext:value-type="float">
            <text:p>733</text:p>
          </table:table-cell>
          <table:table-cell office:value-type="float" office:value="71.551572475266" calcext:value-type="float">
            <text:p>71.551572475266</text:p>
          </table:table-cell>
          <table:table-cell office:value-type="float" office:value="801.996393464597" calcext:value-type="float">
            <text:p>801.9963934645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41" calcext:value-type="float">
            <text:p>100.4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96" calcext:value-type="float">
            <text:p>696</text:p>
          </table:table-cell>
          <table:table-cell office:value-type="float" office:value="71.5774761124209" calcext:value-type="float">
            <text:p>71.5774761124209</text:p>
          </table:table-cell>
          <table:table-cell office:value-type="float" office:value="805.517202483189" calcext:value-type="float">
            <text:p>805.517202483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57" calcext:value-type="float">
            <text:p>100.57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26" calcext:value-type="float">
            <text:p>626</text:p>
          </table:table-cell>
          <table:table-cell office:value-type="float" office:value="71.5916657950944" calcext:value-type="float">
            <text:p>71.5916657950944</text:p>
          </table:table-cell>
          <table:table-cell office:value-type="float" office:value="806.991987462735" calcext:value-type="float">
            <text:p>806.991987462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74" calcext:value-type="float">
            <text:p>100.7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40" calcext:value-type="float">
            <text:p>640</text:p>
          </table:table-cell>
          <table:table-cell office:value-type="float" office:value="71.5736043233017" calcext:value-type="float">
            <text:p>71.5736043233017</text:p>
          </table:table-cell>
          <table:table-cell office:value-type="float" office:value="806.062908670401" calcext:value-type="float">
            <text:p>806.0629086704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91" calcext:value-type="float">
            <text:p>100.9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52" calcext:value-type="float">
            <text:p>552</text:p>
          </table:table-cell>
          <table:table-cell office:value-type="float" office:value="71.6064241182989" calcext:value-type="float">
            <text:p>71.6064241182989</text:p>
          </table:table-cell>
          <table:table-cell office:value-type="float" office:value="804.890450207403" calcext:value-type="float">
            <text:p>804.890450207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07" calcext:value-type="float">
            <text:p>101.0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93" calcext:value-type="float">
            <text:p>693</text:p>
          </table:table-cell>
          <table:table-cell office:value-type="float" office:value="71.5812524486561" calcext:value-type="float">
            <text:p>71.5812524486561</text:p>
          </table:table-cell>
          <table:table-cell office:value-type="float" office:value="803.100420030134" calcext:value-type="float">
            <text:p>803.1004200301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24" calcext:value-type="float">
            <text:p>101.2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710" calcext:value-type="float">
            <text:p>710</text:p>
          </table:table-cell>
          <table:table-cell office:value-type="float" office:value="71.5538056790702" calcext:value-type="float">
            <text:p>71.5538056790702</text:p>
          </table:table-cell>
          <table:table-cell office:value-type="float" office:value="805.458992439088" calcext:value-type="float">
            <text:p>805.458992439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41" calcext:value-type="float">
            <text:p>101.4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98" calcext:value-type="float">
            <text:p>698</text:p>
          </table:table-cell>
          <table:table-cell office:value-type="float" office:value="71.5720855958857" calcext:value-type="float">
            <text:p>71.5720855958857</text:p>
          </table:table-cell>
          <table:table-cell office:value-type="float" office:value="809.160046036473" calcext:value-type="float">
            <text:p>809.160046036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57" calcext:value-type="float">
            <text:p>101.57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office:value-type="float" office:value="71.5716889449225" calcext:value-type="float">
            <text:p>71.5716889449225</text:p>
          </table:table-cell>
          <table:table-cell office:value-type="float" office:value="810.453549511088" calcext:value-type="float">
            <text:p>810.453549511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74" calcext:value-type="float">
            <text:p>101.7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52" calcext:value-type="float">
            <text:p>552</text:p>
          </table:table-cell>
          <table:table-cell office:value-type="float" office:value="71.6125882701085" calcext:value-type="float">
            <text:p>71.6125882701085</text:p>
          </table:table-cell>
          <table:table-cell office:value-type="float" office:value="809.47228741712" calcext:value-type="float">
            <text:p>809.472287417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91" calcext:value-type="float">
            <text:p>101.9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541" calcext:value-type="float">
            <text:p>541</text:p>
          </table:table-cell>
          <table:table-cell office:value-type="float" office:value="71.6093238123973" calcext:value-type="float">
            <text:p>71.6093238123973</text:p>
          </table:table-cell>
          <table:table-cell office:value-type="float" office:value="804.801573976447" calcext:value-type="float">
            <text:p>804.8015739764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07" calcext:value-type="float">
            <text:p>102.07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67" calcext:value-type="float">
            <text:p>667</text:p>
          </table:table-cell>
          <table:table-cell office:value-type="float" office:value="71.5864406348529" calcext:value-type="float">
            <text:p>71.5864406348529</text:p>
          </table:table-cell>
          <table:table-cell office:value-type="float" office:value="802.180456931947" calcext:value-type="float">
            <text:p>802.1804569319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24" calcext:value-type="float">
            <text:p>102.2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95" calcext:value-type="float">
            <text:p>595</text:p>
          </table:table-cell>
          <table:table-cell office:value-type="float" office:value="71.6059733439271" calcext:value-type="float">
            <text:p>71.6059733439271</text:p>
          </table:table-cell>
          <table:table-cell office:value-type="float" office:value="801.691750461079" calcext:value-type="float">
            <text:p>801.6917504610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41" calcext:value-type="float">
            <text:p>102.4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06" calcext:value-type="float">
            <text:p>606</text:p>
          </table:table-cell>
          <table:table-cell office:value-type="float" office:value="71.6074129278813" calcext:value-type="float">
            <text:p>71.6074129278813</text:p>
          </table:table-cell>
          <table:table-cell office:value-type="float" office:value="799.107821148291" calcext:value-type="float">
            <text:p>799.107821148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57" calcext:value-type="float">
            <text:p>102.57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91" calcext:value-type="float">
            <text:p>591</text:p>
          </table:table-cell>
          <table:table-cell office:value-type="float" office:value="71.6142289055185" calcext:value-type="float">
            <text:p>71.6142289055185</text:p>
          </table:table-cell>
          <table:table-cell office:value-type="float" office:value="798.551285793237" calcext:value-type="float">
            <text:p>798.551285793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74" calcext:value-type="float">
            <text:p>102.7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630" calcext:value-type="float">
            <text:p>630</text:p>
          </table:table-cell>
          <table:table-cell office:value-type="float" office:value="71.5945614135862" calcext:value-type="float">
            <text:p>71.5945614135862</text:p>
          </table:table-cell>
          <table:table-cell office:value-type="float" office:value="796.996925699159" calcext:value-type="float">
            <text:p>796.996925699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91" calcext:value-type="float">
            <text:p>102.9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74" calcext:value-type="float">
            <text:p>674</text:p>
          </table:table-cell>
          <table:table-cell office:value-type="float" office:value="71.5924428467902" calcext:value-type="float">
            <text:p>71.5924428467902</text:p>
          </table:table-cell>
          <table:table-cell office:value-type="float" office:value="797.810708792829" calcext:value-type="float">
            <text:p>797.8107087928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07" calcext:value-type="float">
            <text:p>103.07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73" calcext:value-type="float">
            <text:p>573</text:p>
          </table:table-cell>
          <table:table-cell office:value-type="float" office:value="71.622459790871" calcext:value-type="float">
            <text:p>71.622459790871</text:p>
          </table:table-cell>
          <table:table-cell office:value-type="float" office:value="798.178836974884" calcext:value-type="float">
            <text:p>798.1788369748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24" calcext:value-type="float">
            <text:p>103.2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746" calcext:value-type="float">
            <text:p>746</text:p>
          </table:table-cell>
          <table:table-cell office:value-type="float" office:value="71.6326241408923" calcext:value-type="float">
            <text:p>71.6326241408923</text:p>
          </table:table-cell>
          <table:table-cell office:value-type="float" office:value="797.870964840755" calcext:value-type="float">
            <text:p>797.870964840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41" calcext:value-type="float">
            <text:p>103.4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707" calcext:value-type="float">
            <text:p>707</text:p>
          </table:table-cell>
          <table:table-cell office:value-type="float" office:value="71.6364363974189" calcext:value-type="float">
            <text:p>71.6364363974189</text:p>
          </table:table-cell>
          <table:table-cell office:value-type="float" office:value="802.700844926462" calcext:value-type="float">
            <text:p>802.7008449264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57" calcext:value-type="float">
            <text:p>103.57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82" calcext:value-type="float">
            <text:p>682</text:p>
          </table:table-cell>
          <table:table-cell office:value-type="float" office:value="71.6381507547881" calcext:value-type="float">
            <text:p>71.6381507547881</text:p>
          </table:table-cell>
          <table:table-cell office:value-type="float" office:value="805.696969252552" calcext:value-type="float">
            <text:p>805.696969252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74" calcext:value-type="float">
            <text:p>103.7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69" calcext:value-type="float">
            <text:p>669</text:p>
          </table:table-cell>
          <table:table-cell office:value-type="float" office:value="71.6389800219049" calcext:value-type="float">
            <text:p>71.6389800219049</text:p>
          </table:table-cell>
          <table:table-cell office:value-type="float" office:value="807.607688360202" calcext:value-type="float">
            <text:p>807.6076883602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91" calcext:value-type="float">
            <text:p>103.9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736" calcext:value-type="float">
            <text:p>736</text:p>
          </table:table-cell>
          <table:table-cell office:value-type="float" office:value="71.6156917515526" calcext:value-type="float">
            <text:p>71.6156917515526</text:p>
          </table:table-cell>
          <table:table-cell office:value-type="float" office:value="808.808490510772" calcext:value-type="float">
            <text:p>808.8084905107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07" calcext:value-type="float">
            <text:p>104.07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69" calcext:value-type="float">
            <text:p>669</text:p>
          </table:table-cell>
          <table:table-cell office:value-type="float" office:value="71.6316166988357" calcext:value-type="float">
            <text:p>71.6316166988357</text:p>
          </table:table-cell>
          <table:table-cell office:value-type="float" office:value="812.363391118265" calcext:value-type="float">
            <text:p>812.363391118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24" calcext:value-type="float">
            <text:p>104.2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44" calcext:value-type="float">
            <text:p>644</text:p>
          </table:table-cell>
          <table:table-cell office:value-type="float" office:value="71.6370166635164" calcext:value-type="float">
            <text:p>71.6370166635164</text:p>
          </table:table-cell>
          <table:table-cell office:value-type="float" office:value="813.176989742004" calcext:value-type="float">
            <text:p>813.17698974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41" calcext:value-type="float">
            <text:p>104.4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37" calcext:value-type="float">
            <text:p>637</text:p>
          </table:table-cell>
          <table:table-cell office:value-type="float" office:value="71.639259464193" calcext:value-type="float">
            <text:p>71.639259464193</text:p>
          </table:table-cell>
          <table:table-cell office:value-type="float" office:value="813.186690204255" calcext:value-type="float">
            <text:p>813.1866902042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58" calcext:value-type="float">
            <text:p>104.5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36" calcext:value-type="float">
            <text:p>636</text:p>
          </table:table-cell>
          <table:table-cell office:value-type="float" office:value="71.6400097948623" calcext:value-type="float">
            <text:p>71.6400097948623</text:p>
          </table:table-cell>
          <table:table-cell office:value-type="float" office:value="812.923784002413" calcext:value-type="float">
            <text:p>812.923784002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74" calcext:value-type="float">
            <text:p>104.7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37" calcext:value-type="float">
            <text:p>637</text:p>
          </table:table-cell>
          <table:table-cell office:value-type="float" office:value="71.6402443420571" calcext:value-type="float">
            <text:p>71.6402443420571</text:p>
          </table:table-cell>
          <table:table-cell office:value-type="float" office:value="812.645130360848" calcext:value-type="float">
            <text:p>812.6451303608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91" calcext:value-type="float">
            <text:p>104.9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38" calcext:value-type="float">
            <text:p>638</text:p>
          </table:table-cell>
          <table:table-cell office:value-type="float" office:value="71.6402987425039" calcext:value-type="float">
            <text:p>71.6402987425039</text:p>
          </table:table-cell>
          <table:table-cell office:value-type="float" office:value="812.411932791282" calcext:value-type="float">
            <text:p>812.411932791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08" calcext:value-type="float">
            <text:p>105.0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39" calcext:value-type="float">
            <text:p>639</text:p>
          </table:table-cell>
          <table:table-cell office:value-type="float" office:value="71.6402967641574" calcext:value-type="float">
            <text:p>71.6402967641574</text:p>
          </table:table-cell>
          <table:table-cell office:value-type="float" office:value="812.246442009355" calcext:value-type="float">
            <text:p>812.246442009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24" calcext:value-type="float">
            <text:p>105.2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40" calcext:value-type="float">
            <text:p>640</text:p>
          </table:table-cell>
          <table:table-cell office:value-type="float" office:value="71.640281226502" calcext:value-type="float">
            <text:p>71.640281226502</text:p>
          </table:table-cell>
          <table:table-cell office:value-type="float" office:value="812.123936592417" calcext:value-type="float">
            <text:p>812.1239365924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41" calcext:value-type="float">
            <text:p>105.4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40" calcext:value-type="float">
            <text:p>640</text:p>
          </table:table-cell>
          <table:table-cell office:value-type="float" office:value="71.6402664488246" calcext:value-type="float">
            <text:p>71.6402664488246</text:p>
          </table:table-cell>
          <table:table-cell office:value-type="float" office:value="812.045652804891" calcext:value-type="float">
            <text:p>812.0456528048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58" calcext:value-type="float">
            <text:p>105.5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42" calcext:value-type="float">
            <text:p>642</text:p>
          </table:table-cell>
          <table:table-cell office:value-type="float" office:value="71.6402542360599" calcext:value-type="float">
            <text:p>71.6402542360599</text:p>
          </table:table-cell>
          <table:table-cell office:value-type="float" office:value="812.012439631677" calcext:value-type="float">
            <text:p>812.0124396316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74" calcext:value-type="float">
            <text:p>105.7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48" calcext:value-type="float">
            <text:p>548</text:p>
          </table:table-cell>
          <table:table-cell office:value-type="float" office:value="71.640228129724" calcext:value-type="float">
            <text:p>71.640228129724</text:p>
          </table:table-cell>
          <table:table-cell office:value-type="float" office:value="810.562219472364" calcext:value-type="float">
            <text:p>810.5622194723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91" calcext:value-type="float">
            <text:p>105.9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64" calcext:value-type="float">
            <text:p>564</text:p>
          </table:table-cell>
          <table:table-cell office:value-type="float" office:value="71.6398902462193" calcext:value-type="float">
            <text:p>71.6398902462193</text:p>
          </table:table-cell>
          <table:table-cell office:value-type="float" office:value="806.712017810437" calcext:value-type="float">
            <text:p>806.7120178104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08" calcext:value-type="float">
            <text:p>106.0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84" calcext:value-type="float">
            <text:p>584</text:p>
          </table:table-cell>
          <table:table-cell office:value-type="float" office:value="71.6393931647643" calcext:value-type="float">
            <text:p>71.6393931647643</text:p>
          </table:table-cell>
          <table:table-cell office:value-type="float" office:value="803.645155584958" calcext:value-type="float">
            <text:p>803.645155584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24" calcext:value-type="float">
            <text:p>106.2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95" calcext:value-type="float">
            <text:p>595</text:p>
          </table:table-cell>
          <table:table-cell office:value-type="float" office:value="71.6389548406055" calcext:value-type="float">
            <text:p>71.6389548406055</text:p>
          </table:table-cell>
          <table:table-cell office:value-type="float" office:value="801.467283222872" calcext:value-type="float">
            <text:p>801.4672832228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41" calcext:value-type="float">
            <text:p>106.4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98" calcext:value-type="float">
            <text:p>598</text:p>
          </table:table-cell>
          <table:table-cell office:value-type="float" office:value="71.6386105613754" calcext:value-type="float">
            <text:p>71.6386105613754</text:p>
          </table:table-cell>
          <table:table-cell office:value-type="float" office:value="799.788600427894" calcext:value-type="float">
            <text:p>799.788600427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58" calcext:value-type="float">
            <text:p>106.5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71.6383301930506" calcext:value-type="float">
            <text:p>71.6383301930506</text:p>
          </table:table-cell>
          <table:table-cell office:value-type="float" office:value="798.277279741087" calcext:value-type="float">
            <text:p>798.2772797410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74" calcext:value-type="float">
            <text:p>106.7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99" calcext:value-type="float">
            <text:p>599</text:p>
          </table:table-cell>
          <table:table-cell office:value-type="float" office:value="71.6380706252774" calcext:value-type="float">
            <text:p>71.6380706252774</text:p>
          </table:table-cell>
          <table:table-cell office:value-type="float" office:value="796.753513469597" calcext:value-type="float">
            <text:p>796.7535134695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91" calcext:value-type="float">
            <text:p>106.9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617" calcext:value-type="float">
            <text:p>617</text:p>
          </table:table-cell>
          <table:table-cell office:value-type="float" office:value="71.6378600448754" calcext:value-type="float">
            <text:p>71.6378600448754</text:p>
          </table:table-cell>
          <table:table-cell office:value-type="float" office:value="795.992613008128" calcext:value-type="float">
            <text:p>795.9926130081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08" calcext:value-type="float">
            <text:p>107.0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58" calcext:value-type="float">
            <text:p>558</text:p>
          </table:table-cell>
          <table:table-cell office:value-type="float" office:value="71.6716335803806" calcext:value-type="float">
            <text:p>71.6716335803806</text:p>
          </table:table-cell>
          <table:table-cell office:value-type="float" office:value="794.947755113993" calcext:value-type="float">
            <text:p>794.9477551139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24" calcext:value-type="float">
            <text:p>107.2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70" calcext:value-type="float">
            <text:p>570</text:p>
          </table:table-cell>
          <table:table-cell office:value-type="float" office:value="71.6645732927366" calcext:value-type="float">
            <text:p>71.6645732927366</text:p>
          </table:table-cell>
          <table:table-cell office:value-type="float" office:value="791.56473567022" calcext:value-type="float">
            <text:p>791.564735670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41" calcext:value-type="float">
            <text:p>107.4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85" calcext:value-type="float">
            <text:p>585</text:p>
          </table:table-cell>
          <table:table-cell office:value-type="float" office:value="71.6462174266834" calcext:value-type="float">
            <text:p>71.6462174266834</text:p>
          </table:table-cell>
          <table:table-cell office:value-type="float" office:value="788.693658038874" calcext:value-type="float">
            <text:p>788.6936580388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58" calcext:value-type="float">
            <text:p>107.58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788" calcext:value-type="float">
            <text:p>788</text:p>
          </table:table-cell>
          <table:table-cell office:value-type="float" office:value="71.6969058167176" calcext:value-type="float">
            <text:p>71.6969058167176</text:p>
          </table:table-cell>
          <table:table-cell office:value-type="float" office:value="786.379720557281" calcext:value-type="float">
            <text:p>786.3797205572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74" calcext:value-type="float">
            <text:p>107.74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71.707593109549" calcext:value-type="float">
            <text:p>71.707593109549</text:p>
          </table:table-cell>
          <table:table-cell office:value-type="float" office:value="788.100323960037" calcext:value-type="float">
            <text:p>788.100323960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91" calcext:value-type="float">
            <text:p>107.91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858" calcext:value-type="float">
            <text:p>858</text:p>
          </table:table-cell>
          <table:table-cell office:value-type="float" office:value="71.6999209751927" calcext:value-type="float">
            <text:p>71.6999209751927</text:p>
          </table:table-cell>
          <table:table-cell office:value-type="float" office:value="790.186075566494" calcext:value-type="float">
            <text:p>790.186075566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08" calcext:value-type="float">
            <text:p>108.0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858" calcext:value-type="float">
            <text:p>858</text:p>
          </table:table-cell>
          <table:table-cell office:value-type="float" office:value="71.6959014828317" calcext:value-type="float">
            <text:p>71.6959014828317</text:p>
          </table:table-cell>
          <table:table-cell office:value-type="float" office:value="799.234036169821" calcext:value-type="float">
            <text:p>799.2340361698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24" calcext:value-type="float">
            <text:p>108.2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893" calcext:value-type="float">
            <text:p>893</text:p>
          </table:table-cell>
          <table:table-cell office:value-type="float" office:value="71.6779007632368" calcext:value-type="float">
            <text:p>71.6779007632368</text:p>
          </table:table-cell>
          <table:table-cell office:value-type="float" office:value="809.347038763083" calcext:value-type="float">
            <text:p>809.347038763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41" calcext:value-type="float">
            <text:p>108.41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879" calcext:value-type="float">
            <text:p>879</text:p>
          </table:table-cell>
          <table:table-cell office:value-type="float" office:value="71.7150441373162" calcext:value-type="float">
            <text:p>71.7150441373162</text:p>
          </table:table-cell>
          <table:table-cell office:value-type="float" office:value="819.790068358683" calcext:value-type="float">
            <text:p>819.790068358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58" calcext:value-type="float">
            <text:p>108.5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888" calcext:value-type="float">
            <text:p>888</text:p>
          </table:table-cell>
          <table:table-cell office:value-type="float" office:value="71.7328732448875" calcext:value-type="float">
            <text:p>71.7328732448875</text:p>
          </table:table-cell>
          <table:table-cell office:value-type="float" office:value="829.599441864633" calcext:value-type="float">
            <text:p>829.599441864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74" calcext:value-type="float">
            <text:p>108.74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1011" calcext:value-type="float">
            <text:p>1011</text:p>
          </table:table-cell>
          <table:table-cell office:value-type="float" office:value="71.7216820343821" calcext:value-type="float">
            <text:p>71.7216820343821</text:p>
          </table:table-cell>
          <table:table-cell office:value-type="float" office:value="841.612485396288" calcext:value-type="float">
            <text:p>841.6124853962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91" calcext:value-type="float">
            <text:p>108.91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1094" calcext:value-type="float">
            <text:p>1094</text:p>
          </table:table-cell>
          <table:table-cell office:value-type="float" office:value="71.7379653470209" calcext:value-type="float">
            <text:p>71.7379653470209</text:p>
          </table:table-cell>
          <table:table-cell office:value-type="float" office:value="858.768705138504" calcext:value-type="float">
            <text:p>858.768705138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08" calcext:value-type="float">
            <text:p>109.08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1191" calcext:value-type="float">
            <text:p>1191</text:p>
          </table:table-cell>
          <table:table-cell office:value-type="float" office:value="71.737648565187" calcext:value-type="float">
            <text:p>71.737648565187</text:p>
          </table:table-cell>
          <table:table-cell office:value-type="float" office:value="879.8394705775" calcext:value-type="float">
            <text:p>879.83947057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24" calcext:value-type="float">
            <text:p>109.24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1329" calcext:value-type="float">
            <text:p>1329</text:p>
          </table:table-cell>
          <table:table-cell office:value-type="float" office:value="71.7470647826639" calcext:value-type="float">
            <text:p>71.7470647826639</text:p>
          </table:table-cell>
          <table:table-cell office:value-type="float" office:value="903.881829730744" calcext:value-type="float">
            <text:p>903.881829730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41" calcext:value-type="float">
            <text:p>109.41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1456" calcext:value-type="float">
            <text:p>1456</text:p>
          </table:table-cell>
          <table:table-cell office:value-type="float" office:value="71.7537144823968" calcext:value-type="float">
            <text:p>71.7537144823968</text:p>
          </table:table-cell>
          <table:table-cell office:value-type="float" office:value="935.162000303674" calcext:value-type="float">
            <text:p>935.1620003036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58" calcext:value-type="float">
            <text:p>109.58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1567" calcext:value-type="float">
            <text:p>1567</text:p>
          </table:table-cell>
          <table:table-cell office:value-type="float" office:value="71.7595859889219" calcext:value-type="float">
            <text:p>71.7595859889219</text:p>
          </table:table-cell>
          <table:table-cell office:value-type="float" office:value="971.4265681638" calcext:value-type="float">
            <text:p>971.4265681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74" calcext:value-type="float">
            <text:p>109.74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1627" calcext:value-type="float">
            <text:p>1627</text:p>
          </table:table-cell>
          <table:table-cell office:value-type="float" office:value="71.7800600796117" calcext:value-type="float">
            <text:p>71.7800600796117</text:p>
          </table:table-cell>
          <table:table-cell office:value-type="float" office:value="1010.02803024834" calcext:value-type="float">
            <text:p>1010.028030248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91" calcext:value-type="float">
            <text:p>109.91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1737" calcext:value-type="float">
            <text:p>1737</text:p>
          </table:table-cell>
          <table:table-cell office:value-type="float" office:value="71.7766662724683" calcext:value-type="float">
            <text:p>71.7766662724683</text:p>
          </table:table-cell>
          <table:table-cell office:value-type="float" office:value="1051.1253336231" calcext:value-type="float">
            <text:p>1051.1253336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71.8" calcext:value-type="float">
            <text:p>71.8</text:p>
          </table:table-cell>
          <table:table-cell office:value-type="float" office:value="72.0288" calcext:value-type="float">
            <text:p>72.0288</text:p>
          </table:table-cell>
          <table:table-cell office:value-type="float" office:value="1169" calcext:value-type="float">
            <text:p>1169</text:p>
          </table:table-cell>
          <table:table-cell office:value-type="float" office:value="71.7984742506479" calcext:value-type="float">
            <text:p>71.7984742506479</text:p>
          </table:table-cell>
          <table:table-cell office:value-type="float" office:value="1066.29850483135" calcext:value-type="float">
            <text:p>1066.29850483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25" calcext:value-type="float">
            <text:p>110.25</text:p>
          </table:table-cell>
          <table:table-cell office:value-type="float" office:value="71.9" calcext:value-type="float">
            <text:p>71.9</text:p>
          </table:table-cell>
          <table:table-cell office:value-type="float" office:value="72.1624" calcext:value-type="float">
            <text:p>72.1624</text:p>
          </table:table-cell>
          <table:table-cell office:value-type="float" office:value="1282" calcext:value-type="float">
            <text:p>1282</text:p>
          </table:table-cell>
          <table:table-cell office:value-type="float" office:value="71.8630032036727" calcext:value-type="float">
            <text:p>71.8630032036727</text:p>
          </table:table-cell>
          <table:table-cell office:value-type="float" office:value="1083.57046150076" calcext:value-type="float">
            <text:p>1083.57046150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41" calcext:value-type="float">
            <text:p>110.41</text:p>
          </table:table-cell>
          <table:table-cell office:value-type="float" office:value="71.9" calcext:value-type="float">
            <text:p>71.9</text:p>
          </table:table-cell>
          <table:table-cell office:value-type="float" office:value="72.2952" calcext:value-type="float">
            <text:p>72.2952</text:p>
          </table:table-cell>
          <table:table-cell office:value-type="float" office:value="1323" calcext:value-type="float">
            <text:p>1323</text:p>
          </table:table-cell>
          <table:table-cell office:value-type="float" office:value="71.9377081932839" calcext:value-type="float">
            <text:p>71.9377081932839</text:p>
          </table:table-cell>
          <table:table-cell office:value-type="float" office:value="1102.3163203026" calcext:value-type="float">
            <text:p>1102.31632030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71.9" calcext:value-type="float">
            <text:p>71.9</text:p>
          </table:table-cell>
          <table:table-cell office:value-type="float" office:value="72.4288" calcext:value-type="float">
            <text:p>72.4288</text:p>
          </table:table-cell>
          <table:table-cell office:value-type="float" office:value="1497" calcext:value-type="float">
            <text:p>1497</text:p>
          </table:table-cell>
          <table:table-cell office:value-type="float" office:value="71.9705400692213" calcext:value-type="float">
            <text:p>71.9705400692213</text:p>
          </table:table-cell>
          <table:table-cell office:value-type="float" office:value="1125.88369698735" calcext:value-type="float">
            <text:p>1125.88369698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75" calcext:value-type="float">
            <text:p>110.75</text:p>
          </table:table-cell>
          <table:table-cell office:value-type="float" office:value="71.9" calcext:value-type="float">
            <text:p>71.9</text:p>
          </table:table-cell>
          <table:table-cell office:value-type="float" office:value="72.5616" calcext:value-type="float">
            <text:p>72.5616</text:p>
          </table:table-cell>
          <table:table-cell office:value-type="float" office:value="1697" calcext:value-type="float">
            <text:p>1697</text:p>
          </table:table-cell>
          <table:table-cell office:value-type="float" office:value="71.9846614291501" calcext:value-type="float">
            <text:p>71.9846614291501</text:p>
          </table:table-cell>
          <table:table-cell office:value-type="float" office:value="1157.09599384624" calcext:value-type="float">
            <text:p>1157.09599384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91" calcext:value-type="float">
            <text:p>110.91</text:p>
          </table:table-cell>
          <table:table-cell office:value-type="float" office:value="72" calcext:value-type="float">
            <text:p>72</text:p>
          </table:table-cell>
          <table:table-cell office:value-type="float" office:value="72.6952" calcext:value-type="float">
            <text:p>72.6952</text:p>
          </table:table-cell>
          <table:table-cell office:value-type="float" office:value="1789" calcext:value-type="float">
            <text:p>1789</text:p>
          </table:table-cell>
          <table:table-cell office:value-type="float" office:value="72.0268369227233" calcext:value-type="float">
            <text:p>72.0268369227233</text:p>
          </table:table-cell>
          <table:table-cell office:value-type="float" office:value="1195.47157190291" calcext:value-type="float">
            <text:p>1195.47157190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08" calcext:value-type="float">
            <text:p>111.08</text:p>
          </table:table-cell>
          <table:table-cell office:value-type="float" office:value="72.1" calcext:value-type="float">
            <text:p>72.1</text:p>
          </table:table-cell>
          <table:table-cell office:value-type="float" office:value="72.8288" calcext:value-type="float">
            <text:p>72.8288</text:p>
          </table:table-cell>
          <table:table-cell office:value-type="float" office:value="1760" calcext:value-type="float">
            <text:p>1760</text:p>
          </table:table-cell>
          <table:table-cell office:value-type="float" office:value="72.0948723871285" calcext:value-type="float">
            <text:p>72.0948723871285</text:p>
          </table:table-cell>
          <table:table-cell office:value-type="float" office:value="1235.16357094706" calcext:value-type="float">
            <text:p>1235.163570947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72.2" calcext:value-type="float">
            <text:p>72.2</text:p>
          </table:table-cell>
          <table:table-cell office:value-type="float" office:value="72.9624" calcext:value-type="float">
            <text:p>72.9624</text:p>
          </table:table-cell>
          <table:table-cell office:value-type="float" office:value="1766" calcext:value-type="float">
            <text:p>1766</text:p>
          </table:table-cell>
          <table:table-cell office:value-type="float" office:value="72.1665833366223" calcext:value-type="float">
            <text:p>72.1665833366223</text:p>
          </table:table-cell>
          <table:table-cell office:value-type="float" office:value="1272.87050667003" calcext:value-type="float">
            <text:p>1272.87050667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41" calcext:value-type="float">
            <text:p>111.41</text:p>
          </table:table-cell>
          <table:table-cell office:value-type="float" office:value="72.4" calcext:value-type="float">
            <text:p>72.4</text:p>
          </table:table-cell>
          <table:table-cell office:value-type="float" office:value="73.096" calcext:value-type="float">
            <text:p>73.096</text:p>
          </table:table-cell>
          <table:table-cell office:value-type="float" office:value="1681" calcext:value-type="float">
            <text:p>1681</text:p>
          </table:table-cell>
          <table:table-cell office:value-type="float" office:value="72.2663095182333" calcext:value-type="float">
            <text:p>72.2663095182333</text:p>
          </table:table-cell>
          <table:table-cell office:value-type="float" office:value="1305.72874923633" calcext:value-type="float">
            <text:p>1305.72874923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58" calcext:value-type="float">
            <text:p>111.58</text:p>
          </table:table-cell>
          <table:table-cell office:value-type="float" office:value="72.6" calcext:value-type="float">
            <text:p>72.6</text:p>
          </table:table-cell>
          <table:table-cell office:value-type="float" office:value="73.2288" calcext:value-type="float">
            <text:p>73.2288</text:p>
          </table:table-cell>
          <table:table-cell office:value-type="float" office:value="1241" calcext:value-type="float">
            <text:p>1241</text:p>
          </table:table-cell>
          <table:table-cell office:value-type="float" office:value="72.4982619338697" calcext:value-type="float">
            <text:p>72.4982619338697</text:p>
          </table:table-cell>
          <table:table-cell office:value-type="float" office:value="1333.87925327522" calcext:value-type="float">
            <text:p>1333.879253275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75" calcext:value-type="float">
            <text:p>111.75</text:p>
          </table:table-cell>
          <table:table-cell office:value-type="float" office:value="72.8" calcext:value-type="float">
            <text:p>72.8</text:p>
          </table:table-cell>
          <table:table-cell office:value-type="float" office:value="73.3624" calcext:value-type="float">
            <text:p>73.3624</text:p>
          </table:table-cell>
          <table:table-cell office:value-type="float" office:value="894" calcext:value-type="float">
            <text:p>894</text:p>
          </table:table-cell>
          <table:table-cell office:value-type="float" office:value="72.7370346784046" calcext:value-type="float">
            <text:p>72.7370346784046</text:p>
          </table:table-cell>
          <table:table-cell office:value-type="float" office:value="1341.42914281512" calcext:value-type="float">
            <text:p>1341.429142815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91" calcext:value-type="float">
            <text:p>111.91</text:p>
          </table:table-cell>
          <table:table-cell office:value-type="float" office:value="73.1" calcext:value-type="float">
            <text:p>73.1</text:p>
          </table:table-cell>
          <table:table-cell office:value-type="float" office:value="73.496" calcext:value-type="float">
            <text:p>73.496</text:p>
          </table:table-cell>
          <table:table-cell office:value-type="float" office:value="667" calcext:value-type="float">
            <text:p>667</text:p>
          </table:table-cell>
          <table:table-cell office:value-type="float" office:value="72.9628867721266" calcext:value-type="float">
            <text:p>72.9628867721266</text:p>
          </table:table-cell>
          <table:table-cell office:value-type="float" office:value="1334.58310491826" calcext:value-type="float">
            <text:p>1334.583104918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08" calcext:value-type="float">
            <text:p>112.08</text:p>
          </table:table-cell>
          <table:table-cell office:value-type="float" office:value="73.2" calcext:value-type="float">
            <text:p>73.2</text:p>
          </table:table-cell>
          <table:table-cell office:value-type="float" office:value="73.6288" calcext:value-type="float">
            <text:p>73.6288</text:p>
          </table:table-cell>
          <table:table-cell office:value-type="float" office:value="499" calcext:value-type="float">
            <text:p>499</text:p>
          </table:table-cell>
          <table:table-cell office:value-type="float" office:value="73.192164487468" calcext:value-type="float">
            <text:p>73.192164487468</text:p>
          </table:table-cell>
          <table:table-cell office:value-type="float" office:value="1316.02118380464" calcext:value-type="float">
            <text:p>1316.021183804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25" calcext:value-type="float">
            <text:p>112.25</text:p>
          </table:table-cell>
          <table:table-cell office:value-type="float" office:value="73.4" calcext:value-type="float">
            <text:p>73.4</text:p>
          </table:table-cell>
          <table:table-cell office:value-type="float" office:value="73.7624" calcext:value-type="float">
            <text:p>73.7624</text:p>
          </table:table-cell>
          <table:table-cell office:value-type="float" office:value="680" calcext:value-type="float">
            <text:p>680</text:p>
          </table:table-cell>
          <table:table-cell office:value-type="float" office:value="73.3085169771153" calcext:value-type="float">
            <text:p>73.3085169771153</text:p>
          </table:table-cell>
          <table:table-cell office:value-type="float" office:value="1294.48946682181" calcext:value-type="float">
            <text:p>1294.48946682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41" calcext:value-type="float">
            <text:p>112.41</text:p>
          </table:table-cell>
          <table:table-cell office:value-type="float" office:value="73.4" calcext:value-type="float">
            <text:p>73.4</text:p>
          </table:table-cell>
          <table:table-cell office:value-type="float" office:value="73.8952" calcext:value-type="float">
            <text:p>73.8952</text:p>
          </table:table-cell>
          <table:table-cell office:value-type="float" office:value="781" calcext:value-type="float">
            <text:p>781</text:p>
          </table:table-cell>
          <table:table-cell office:value-type="float" office:value="73.437335054201" calcext:value-type="float">
            <text:p>73.437335054201</text:p>
          </table:table-cell>
          <table:table-cell office:value-type="float" office:value="1280.24418129117" calcext:value-type="float">
            <text:p>1280.24418129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58" calcext:value-type="float">
            <text:p>112.58</text:p>
          </table:table-cell>
          <table:table-cell office:value-type="float" office:value="73.4" calcext:value-type="float">
            <text:p>73.4</text:p>
          </table:table-cell>
          <table:table-cell office:value-type="float" office:value="74.0296" calcext:value-type="float">
            <text:p>74.0296</text:p>
          </table:table-cell>
          <table:table-cell office:value-type="float" office:value="1096" calcext:value-type="float">
            <text:p>1096</text:p>
          </table:table-cell>
          <table:table-cell office:value-type="float" office:value="73.4854005082814" calcext:value-type="float">
            <text:p>73.4854005082814</text:p>
          </table:table-cell>
          <table:table-cell office:value-type="float" office:value="1272.85732508558" calcext:value-type="float">
            <text:p>1272.857325085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75" calcext:value-type="float">
            <text:p>112.75</text:p>
          </table:table-cell>
          <table:table-cell office:value-type="float" office:value="73.4" calcext:value-type="float">
            <text:p>73.4</text:p>
          </table:table-cell>
          <table:table-cell office:value-type="float" office:value="74.1632" calcext:value-type="float">
            <text:p>74.1632</text:p>
          </table:table-cell>
          <table:table-cell office:value-type="float" office:value="1427" calcext:value-type="float">
            <text:p>1427</text:p>
          </table:table-cell>
          <table:table-cell office:value-type="float" office:value="73.5018835516335" calcext:value-type="float">
            <text:p>73.5018835516335</text:p>
          </table:table-cell>
          <table:table-cell office:value-type="float" office:value="1280.07145130275" calcext:value-type="float">
            <text:p>1280.071451302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91" calcext:value-type="float">
            <text:p>112.91</text:p>
          </table:table-cell>
          <table:table-cell office:value-type="float" office:value="73.4" calcext:value-type="float">
            <text:p>73.4</text:p>
          </table:table-cell>
          <table:table-cell office:value-type="float" office:value="74.2968" calcext:value-type="float">
            <text:p>74.2968</text:p>
          </table:table-cell>
          <table:table-cell office:value-type="float" office:value="1635" calcext:value-type="float">
            <text:p>1635</text:p>
          </table:table-cell>
          <table:table-cell office:value-type="float" office:value="73.533495583022" calcext:value-type="float">
            <text:p>73.533495583022</text:p>
          </table:table-cell>
          <table:table-cell office:value-type="float" office:value="1300.00089936698" calcext:value-type="float">
            <text:p>1300.000899366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08" calcext:value-type="float">
            <text:p>113.08</text:p>
          </table:table-cell>
          <table:table-cell office:value-type="float" office:value="73.5" calcext:value-type="float">
            <text:p>73.5</text:p>
          </table:table-cell>
          <table:table-cell office:value-type="float" office:value="74.4296" calcext:value-type="float">
            <text:p>74.4296</text:p>
          </table:table-cell>
          <table:table-cell office:value-type="float" office:value="1693" calcext:value-type="float">
            <text:p>1693</text:p>
          </table:table-cell>
          <table:table-cell office:value-type="float" office:value="73.575071829053" calcext:value-type="float">
            <text:p>73.575071829053</text:p>
          </table:table-cell>
          <table:table-cell office:value-type="float" office:value="1329.09896248309" calcext:value-type="float">
            <text:p>1329.09896248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25" calcext:value-type="float">
            <text:p>113.25</text:p>
          </table:table-cell>
          <table:table-cell office:value-type="float" office:value="73.5" calcext:value-type="float">
            <text:p>73.5</text:p>
          </table:table-cell>
          <table:table-cell office:value-type="float" office:value="74.5632" calcext:value-type="float">
            <text:p>74.5632</text:p>
          </table:table-cell>
          <table:table-cell office:value-type="float" office:value="1771" calcext:value-type="float">
            <text:p>1771</text:p>
          </table:table-cell>
          <table:table-cell office:value-type="float" office:value="73.6035047534406" calcext:value-type="float">
            <text:p>73.6035047534406</text:p>
          </table:table-cell>
          <table:table-cell office:value-type="float" office:value="1359.21124692073" calcext:value-type="float">
            <text:p>1359.211246920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41" calcext:value-type="float">
            <text:p>113.41</text:p>
          </table:table-cell>
          <table:table-cell office:value-type="float" office:value="73.5" calcext:value-type="float">
            <text:p>73.5</text:p>
          </table:table-cell>
          <table:table-cell office:value-type="float" office:value="74.6968" calcext:value-type="float">
            <text:p>74.6968</text:p>
          </table:table-cell>
          <table:table-cell office:value-type="float" office:value="1902" calcext:value-type="float">
            <text:p>1902</text:p>
          </table:table-cell>
          <table:table-cell office:value-type="float" office:value="73.6187534658206" calcext:value-type="float">
            <text:p>73.6187534658206</text:p>
          </table:table-cell>
          <table:table-cell office:value-type="float" office:value="1397.19460432858" calcext:value-type="float">
            <text:p>1397.194604328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58" calcext:value-type="float">
            <text:p>113.58</text:p>
          </table:table-cell>
          <table:table-cell office:value-type="float" office:value="73.7" calcext:value-type="float">
            <text:p>73.7</text:p>
          </table:table-cell>
          <table:table-cell office:value-type="float" office:value="74.8296" calcext:value-type="float">
            <text:p>74.8296</text:p>
          </table:table-cell>
          <table:table-cell office:value-type="float" office:value="1931" calcext:value-type="float">
            <text:p>1931</text:p>
          </table:table-cell>
          <table:table-cell office:value-type="float" office:value="73.6545974088743" calcext:value-type="float">
            <text:p>73.6545974088743</text:p>
          </table:table-cell>
          <table:table-cell office:value-type="float" office:value="1436.99777499292" calcext:value-type="float">
            <text:p>1436.997774992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73.9" calcext:value-type="float">
            <text:p>73.9</text:p>
          </table:table-cell>
          <table:table-cell office:value-type="float" office:value="74.9624" calcext:value-type="float">
            <text:p>74.9624</text:p>
          </table:table-cell>
          <table:table-cell office:value-type="float" office:value="1890" calcext:value-type="float">
            <text:p>1890</text:p>
          </table:table-cell>
          <table:table-cell office:value-type="float" office:value="73.7865802663212" calcext:value-type="float">
            <text:p>73.7865802663212</text:p>
          </table:table-cell>
          <table:table-cell office:value-type="float" office:value="1476.20950169937" calcext:value-type="float">
            <text:p>1476.209501699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91" calcext:value-type="float">
            <text:p>113.91</text:p>
          </table:table-cell>
          <table:table-cell office:value-type="float" office:value="74.1" calcext:value-type="float">
            <text:p>74.1</text:p>
          </table:table-cell>
          <table:table-cell office:value-type="float" office:value="75.096" calcext:value-type="float">
            <text:p>75.096</text:p>
          </table:table-cell>
          <table:table-cell office:value-type="float" office:value="1632" calcext:value-type="float">
            <text:p>1632</text:p>
          </table:table-cell>
          <table:table-cell office:value-type="float" office:value="74.0028731252972" calcext:value-type="float">
            <text:p>74.0028731252972</text:p>
          </table:table-cell>
          <table:table-cell office:value-type="float" office:value="1507.59054958828" calcext:value-type="float">
            <text:p>1507.590549588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08" calcext:value-type="float">
            <text:p>114.08</text:p>
          </table:table-cell>
          <table:table-cell office:value-type="float" office:value="74.6" calcext:value-type="float">
            <text:p>74.6</text:p>
          </table:table-cell>
          <table:table-cell office:value-type="float" office:value="75.2296" calcext:value-type="float">
            <text:p>75.2296</text:p>
          </table:table-cell>
          <table:table-cell office:value-type="float" office:value="1194" calcext:value-type="float">
            <text:p>1194</text:p>
          </table:table-cell>
          <table:table-cell office:value-type="float" office:value="74.3119941392971" calcext:value-type="float">
            <text:p>74.3119941392971</text:p>
          </table:table-cell>
          <table:table-cell office:value-type="float" office:value="1519.16590843824" calcext:value-type="float">
            <text:p>1519.16590843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25" calcext:value-type="float">
            <text:p>114.25</text:p>
          </table:table-cell>
          <table:table-cell office:value-type="float" office:value="74.9" calcext:value-type="float">
            <text:p>74.9</text:p>
          </table:table-cell>
          <table:table-cell office:value-type="float" office:value="75.3632" calcext:value-type="float">
            <text:p>75.3632</text:p>
          </table:table-cell>
          <table:table-cell office:value-type="float" office:value="625" calcext:value-type="float">
            <text:p>625</text:p>
          </table:table-cell>
          <table:table-cell office:value-type="float" office:value="74.6641759546927" calcext:value-type="float">
            <text:p>74.6641759546927</text:p>
          </table:table-cell>
          <table:table-cell office:value-type="float" office:value="1503.23256452635" calcext:value-type="float">
            <text:p>1503.23256452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41" calcext:value-type="float">
            <text:p>114.41</text:p>
          </table:table-cell>
          <table:table-cell office:value-type="float" office:value="75" calcext:value-type="float">
            <text:p>75</text:p>
          </table:table-cell>
          <table:table-cell office:value-type="float" office:value="75.4976" calcext:value-type="float">
            <text:p>75.4976</text:p>
          </table:table-cell>
          <table:table-cell office:value-type="float" office:value="255" calcext:value-type="float">
            <text:p>255</text:p>
          </table:table-cell>
          <table:table-cell office:value-type="float" office:value="74.956957122622" calcext:value-type="float">
            <text:p>74.956957122622</text:p>
          </table:table-cell>
          <table:table-cell office:value-type="float" office:value="1464.75249538626" calcext:value-type="float">
            <text:p>1464.752495386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58" calcext:value-type="float">
            <text:p>114.58</text:p>
          </table:table-cell>
          <table:table-cell office:value-type="float" office:value="75.1" calcext:value-type="float">
            <text:p>75.1</text:p>
          </table:table-cell>
          <table:table-cell office:value-type="float" office:value="75.6304" calcext:value-type="float">
            <text:p>75.6304</text:p>
          </table:table-cell>
          <table:table-cell office:value-type="float" office:value="372" calcext:value-type="float">
            <text:p>372</text:p>
          </table:table-cell>
          <table:table-cell office:value-type="float" office:value="75.1094160118563" calcext:value-type="float">
            <text:p>75.1094160118563</text:p>
          </table:table-cell>
          <table:table-cell office:value-type="float" office:value="1420.6712545147" calcext:value-type="float">
            <text:p>1420.67125451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75" calcext:value-type="float">
            <text:p>114.75</text:p>
          </table:table-cell>
          <table:table-cell office:value-type="float" office:value="75.1" calcext:value-type="float">
            <text:p>75.1</text:p>
          </table:table-cell>
          <table:table-cell office:value-type="float" office:value="75.764" calcext:value-type="float">
            <text:p>75.764</text:p>
          </table:table-cell>
          <table:table-cell office:value-type="float" office:value="624" calcext:value-type="float">
            <text:p>624</text:p>
          </table:table-cell>
          <table:table-cell office:value-type="float" office:value="75.1795323123563" calcext:value-type="float">
            <text:p>75.1795323123563</text:p>
          </table:table-cell>
          <table:table-cell office:value-type="float" office:value="1388.59667137734" calcext:value-type="float">
            <text:p>1388.596671377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91" calcext:value-type="float">
            <text:p>114.91</text:p>
          </table:table-cell>
          <table:table-cell office:value-type="float" office:value="75.1" calcext:value-type="float">
            <text:p>75.1</text:p>
          </table:table-cell>
          <table:table-cell office:value-type="float" office:value="75.8968" calcext:value-type="float">
            <text:p>75.8968</text:p>
          </table:table-cell>
          <table:table-cell office:value-type="float" office:value="980" calcext:value-type="float">
            <text:p>980</text:p>
          </table:table-cell>
          <table:table-cell office:value-type="float" office:value="75.2085722309498" calcext:value-type="float">
            <text:p>75.2085722309498</text:p>
          </table:table-cell>
          <table:table-cell office:value-type="float" office:value="1374.07456542505" calcext:value-type="float">
            <text:p>1374.074565425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08" calcext:value-type="float">
            <text:p>115.08</text:p>
          </table:table-cell>
          <table:table-cell office:value-type="float" office:value="75.1" calcext:value-type="float">
            <text:p>75.1</text:p>
          </table:table-cell>
          <table:table-cell office:value-type="float" office:value="76.0312" calcext:value-type="float">
            <text:p>76.0312</text:p>
          </table:table-cell>
          <table:table-cell office:value-type="float" office:value="1339" calcext:value-type="float">
            <text:p>1339</text:p>
          </table:table-cell>
          <table:table-cell office:value-type="float" office:value="75.2175875229779" calcext:value-type="float">
            <text:p>75.2175875229779</text:p>
          </table:table-cell>
          <table:table-cell office:value-type="float" office:value="1377.12085125104" calcext:value-type="float">
            <text:p>1377.12085125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25" calcext:value-type="float">
            <text:p>115.25</text:p>
          </table:table-cell>
          <table:table-cell office:value-type="float" office:value="75.2" calcext:value-type="float">
            <text:p>75.2</text:p>
          </table:table-cell>
          <table:table-cell office:value-type="float" office:value="76.1648" calcext:value-type="float">
            <text:p>76.1648</text:p>
          </table:table-cell>
          <table:table-cell office:value-type="float" office:value="1522" calcext:value-type="float">
            <text:p>1522</text:p>
          </table:table-cell>
          <table:table-cell office:value-type="float" office:value="75.2797799093401" calcext:value-type="float">
            <text:p>75.2797799093401</text:p>
          </table:table-cell>
          <table:table-cell office:value-type="float" office:value="1394.73852679426" calcext:value-type="float">
            <text:p>1394.738526794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42" calcext:value-type="float">
            <text:p>115.42</text:p>
          </table:table-cell>
          <table:table-cell office:value-type="float" office:value="75.2" calcext:value-type="float">
            <text:p>75.2</text:p>
          </table:table-cell>
          <table:table-cell office:value-type="float" office:value="76.2984" calcext:value-type="float">
            <text:p>76.2984</text:p>
          </table:table-cell>
          <table:table-cell office:value-type="float" office:value="1679" calcext:value-type="float">
            <text:p>1679</text:p>
          </table:table-cell>
          <table:table-cell office:value-type="float" office:value="75.3115011129738" calcext:value-type="float">
            <text:p>75.3115011129738</text:p>
          </table:table-cell>
          <table:table-cell office:value-type="float" office:value="1418.06613808318" calcext:value-type="float">
            <text:p>1418.066138083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58" calcext:value-type="float">
            <text:p>115.58</text:p>
          </table:table-cell>
          <table:table-cell office:value-type="float" office:value="75.2" calcext:value-type="float">
            <text:p>75.2</text:p>
          </table:table-cell>
          <table:table-cell office:value-type="float" office:value="76.4304" calcext:value-type="float">
            <text:p>76.4304</text:p>
          </table:table-cell>
          <table:table-cell office:value-type="float" office:value="1869" calcext:value-type="float">
            <text:p>1869</text:p>
          </table:table-cell>
          <table:table-cell office:value-type="float" office:value="75.3250981430583" calcext:value-type="float">
            <text:p>75.3250981430583</text:p>
          </table:table-cell>
          <table:table-cell office:value-type="float" office:value="1448.81588189726" calcext:value-type="float">
            <text:p>1448.815881897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75" calcext:value-type="float">
            <text:p>115.75</text:p>
          </table:table-cell>
          <table:table-cell office:value-type="float" office:value="75.2" calcext:value-type="float">
            <text:p>75.2</text:p>
          </table:table-cell>
          <table:table-cell office:value-type="float" office:value="76.5648" calcext:value-type="float">
            <text:p>76.5648</text:p>
          </table:table-cell>
          <table:table-cell office:value-type="float" office:value="1942" calcext:value-type="float">
            <text:p>1942</text:p>
          </table:table-cell>
          <table:table-cell office:value-type="float" office:value="75.3335324475514" calcext:value-type="float">
            <text:p>75.3335324475514</text:p>
          </table:table-cell>
          <table:table-cell office:value-type="float" office:value="1486.50823925427" calcext:value-type="float">
            <text:p>1486.50823925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92" calcext:value-type="float">
            <text:p>115.92</text:p>
          </table:table-cell>
          <table:table-cell office:value-type="float" office:value="75.3" calcext:value-type="float">
            <text:p>75.3</text:p>
          </table:table-cell>
          <table:table-cell office:value-type="float" office:value="76.6976" calcext:value-type="float">
            <text:p>76.6976</text:p>
          </table:table-cell>
          <table:table-cell office:value-type="float" office:value="1949" calcext:value-type="float">
            <text:p>1949</text:p>
          </table:table-cell>
          <table:table-cell office:value-type="float" office:value="75.3402885895496" calcext:value-type="float">
            <text:p>75.3402885895496</text:p>
          </table:table-cell>
          <table:table-cell office:value-type="float" office:value="1523.50690032883" calcext:value-type="float">
            <text:p>1523.506900328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08" calcext:value-type="float">
            <text:p>116.08</text:p>
          </table:table-cell>
          <table:table-cell office:value-type="float" office:value="75.5" calcext:value-type="float">
            <text:p>75.5</text:p>
          </table:table-cell>
          <table:table-cell office:value-type="float" office:value="76.8312" calcext:value-type="float">
            <text:p>76.8312</text:p>
          </table:table-cell>
          <table:table-cell office:value-type="float" office:value="1956" calcext:value-type="float">
            <text:p>1956</text:p>
          </table:table-cell>
          <table:table-cell office:value-type="float" office:value="75.4931127600117" calcext:value-type="float">
            <text:p>75.4931127600117</text:p>
          </table:table-cell>
          <table:table-cell office:value-type="float" office:value="1560.02532341065" calcext:value-type="float">
            <text:p>1560.025323410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75.9" calcext:value-type="float">
            <text:p>75.9</text:p>
          </table:table-cell>
          <table:table-cell office:value-type="float" office:value="76.9656" calcext:value-type="float">
            <text:p>76.9656</text:p>
          </table:table-cell>
          <table:table-cell office:value-type="float" office:value="1720" calcext:value-type="float">
            <text:p>1720</text:p>
          </table:table-cell>
          <table:table-cell office:value-type="float" office:value="75.7414360462115" calcext:value-type="float">
            <text:p>75.7414360462115</text:p>
          </table:table-cell>
          <table:table-cell office:value-type="float" office:value="1593.00690599508" calcext:value-type="float">
            <text:p>1593.006905995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42" calcext:value-type="float">
            <text:p>116.42</text:p>
          </table:table-cell>
          <table:table-cell office:value-type="float" office:value="76.3" calcext:value-type="float">
            <text:p>76.3</text:p>
          </table:table-cell>
          <table:table-cell office:value-type="float" office:value="77.0984" calcext:value-type="float">
            <text:p>77.0984</text:p>
          </table:table-cell>
          <table:table-cell office:value-type="float" office:value="1227" calcext:value-type="float">
            <text:p>1227</text:p>
          </table:table-cell>
          <table:table-cell office:value-type="float" office:value="76.0870900608922" calcext:value-type="float">
            <text:p>76.0870900608922</text:p>
          </table:table-cell>
          <table:table-cell office:value-type="float" office:value="1604.15296040871" calcext:value-type="float">
            <text:p>1604.152960408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58" calcext:value-type="float">
            <text:p>116.58</text:p>
          </table:table-cell>
          <table:table-cell office:value-type="float" office:value="76.6" calcext:value-type="float">
            <text:p>76.6</text:p>
          </table:table-cell>
          <table:table-cell office:value-type="float" office:value="77.2312" calcext:value-type="float">
            <text:p>77.2312</text:p>
          </table:table-cell>
          <table:table-cell office:value-type="float" office:value="996" calcext:value-type="float">
            <text:p>996</text:p>
          </table:table-cell>
          <table:table-cell office:value-type="float" office:value="76.4019865472041" calcext:value-type="float">
            <text:p>76.4019865472041</text:p>
          </table:table-cell>
          <table:table-cell office:value-type="float" office:value="1599.61537167504" calcext:value-type="float">
            <text:p>1599.61537167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75" calcext:value-type="float">
            <text:p>116.75</text:p>
          </table:table-cell>
          <table:table-cell office:value-type="float" office:value="76.8" calcext:value-type="float">
            <text:p>76.8</text:p>
          </table:table-cell>
          <table:table-cell office:value-type="float" office:value="77.3648" calcext:value-type="float">
            <text:p>77.3648</text:p>
          </table:table-cell>
          <table:table-cell office:value-type="float" office:value="834" calcext:value-type="float">
            <text:p>834</text:p>
          </table:table-cell>
          <table:table-cell office:value-type="float" office:value="76.6809659255434" calcext:value-type="float">
            <text:p>76.6809659255434</text:p>
          </table:table-cell>
          <table:table-cell office:value-type="float" office:value="1586.21837862263" calcext:value-type="float">
            <text:p>1586.218378622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92" calcext:value-type="float">
            <text:p>116.92</text:p>
          </table:table-cell>
          <table:table-cell office:value-type="float" office:value="76.8" calcext:value-type="float">
            <text:p>76.8</text:p>
          </table:table-cell>
          <table:table-cell office:value-type="float" office:value="77.4976" calcext:value-type="float">
            <text:p>77.4976</text:p>
          </table:table-cell>
          <table:table-cell office:value-type="float" office:value="873" calcext:value-type="float">
            <text:p>873</text:p>
          </table:table-cell>
          <table:table-cell office:value-type="float" office:value="76.8422757274483" calcext:value-type="float">
            <text:p>76.8422757274483</text:p>
          </table:table-cell>
          <table:table-cell office:value-type="float" office:value="1563.643305791" calcext:value-type="float">
            <text:p>1563.643305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08" calcext:value-type="float">
            <text:p>117.08</text:p>
          </table:table-cell>
          <table:table-cell office:value-type="float" office:value="76.8" calcext:value-type="float">
            <text:p>76.8</text:p>
          </table:table-cell>
          <table:table-cell office:value-type="float" office:value="77.632" calcext:value-type="float">
            <text:p>77.632</text:p>
          </table:table-cell>
          <table:table-cell office:value-type="float" office:value="1365" calcext:value-type="float">
            <text:p>1365</text:p>
          </table:table-cell>
          <table:table-cell office:value-type="float" office:value="76.9123992573042" calcext:value-type="float">
            <text:p>76.9123992573042</text:p>
          </table:table-cell>
          <table:table-cell office:value-type="float" office:value="1554.10657847301" calcext:value-type="float">
            <text:p>1554.10657847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25" calcext:value-type="float">
            <text:p>117.25</text:p>
          </table:table-cell>
          <table:table-cell office:value-type="float" office:value="76.8" calcext:value-type="float">
            <text:p>76.8</text:p>
          </table:table-cell>
          <table:table-cell office:value-type="float" office:value="77.7648" calcext:value-type="float">
            <text:p>77.7648</text:p>
          </table:table-cell>
          <table:table-cell office:value-type="float" office:value="1784" calcext:value-type="float">
            <text:p>1784</text:p>
          </table:table-cell>
          <table:table-cell office:value-type="float" office:value="76.9367184798815" calcext:value-type="float">
            <text:p>76.9367184798815</text:p>
          </table:table-cell>
          <table:table-cell office:value-type="float" office:value="1569.01094367921" calcext:value-type="float">
            <text:p>1569.010943679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42" calcext:value-type="float">
            <text:p>117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8984" calcext:value-type="float">
            <text:p>77.8984</text:p>
          </table:table-cell>
          <table:table-cell office:value-type="float" office:value="1592" calcext:value-type="float">
            <text:p>1592</text:p>
          </table:table-cell>
          <table:table-cell office:value-type="float" office:value="76.9473432763096" calcext:value-type="float">
            <text:p>76.9473432763096</text:p>
          </table:table-cell>
          <table:table-cell office:value-type="float" office:value="1591.07463638813" calcext:value-type="float">
            <text:p>1591.074636388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58" calcext:value-type="float">
            <text:p>117.58</text:p>
          </table:table-cell>
          <table:table-cell office:value-type="float" office:value="76.8" calcext:value-type="float">
            <text:p>76.8</text:p>
          </table:table-cell>
          <table:table-cell office:value-type="float" office:value="78.0312" calcext:value-type="float">
            <text:p>78.0312</text:p>
          </table:table-cell>
          <table:table-cell office:value-type="float" office:value="1434" calcext:value-type="float">
            <text:p>1434</text:p>
          </table:table-cell>
          <table:table-cell office:value-type="float" office:value="76.9527782699993" calcext:value-type="float">
            <text:p>76.9527782699993</text:p>
          </table:table-cell>
          <table:table-cell office:value-type="float" office:value="1603.75926757861" calcext:value-type="float">
            <text:p>1603.759267578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75" calcext:value-type="float">
            <text:p>117.75</text:p>
          </table:table-cell>
          <table:table-cell office:value-type="float" office:value="76.9" calcext:value-type="float">
            <text:p>76.9</text:p>
          </table:table-cell>
          <table:table-cell office:value-type="float" office:value="78.1648" calcext:value-type="float">
            <text:p>78.1648</text:p>
          </table:table-cell>
          <table:table-cell office:value-type="float" office:value="1297" calcext:value-type="float">
            <text:p>1297</text:p>
          </table:table-cell>
          <table:table-cell office:value-type="float" office:value="76.970942059331" calcext:value-type="float">
            <text:p>76.970942059331</text:p>
          </table:table-cell>
          <table:table-cell office:value-type="float" office:value="1608.88798571994" calcext:value-type="float">
            <text:p>1608.887985719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92" calcext:value-type="float">
            <text:p>117.92</text:p>
          </table:table-cell>
          <table:table-cell office:value-type="float" office:value="77" calcext:value-type="float">
            <text:p>77</text:p>
          </table:table-cell>
          <table:table-cell office:value-type="float" office:value="78.2976" calcext:value-type="float">
            <text:p>78.2976</text:p>
          </table:table-cell>
          <table:table-cell office:value-type="float" office:value="1223" calcext:value-type="float">
            <text:p>1223</text:p>
          </table:table-cell>
          <table:table-cell office:value-type="float" office:value="77.0553104372802" calcext:value-type="float">
            <text:p>77.0553104372802</text:p>
          </table:table-cell>
          <table:table-cell office:value-type="float" office:value="1607.4825562176" calcext:value-type="float">
            <text:p>1607.4825562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08" calcext:value-type="float">
            <text:p>118.08</text:p>
          </table:table-cell>
          <table:table-cell office:value-type="float" office:value="77.1" calcext:value-type="float">
            <text:p>77.1</text:p>
          </table:table-cell>
          <table:table-cell office:value-type="float" office:value="78.4312" calcext:value-type="float">
            <text:p>78.4312</text:p>
          </table:table-cell>
          <table:table-cell office:value-type="float" office:value="1111" calcext:value-type="float">
            <text:p>1111</text:p>
          </table:table-cell>
          <table:table-cell office:value-type="float" office:value="77.1400676886002" calcext:value-type="float">
            <text:p>77.1400676886002</text:p>
          </table:table-cell>
          <table:table-cell office:value-type="float" office:value="1602.67105842689" calcext:value-type="float">
            <text:p>1602.671058426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25" calcext:value-type="float">
            <text:p>118.25</text:p>
          </table:table-cell>
          <table:table-cell office:value-type="float" office:value="77.1" calcext:value-type="float">
            <text:p>77.1</text:p>
          </table:table-cell>
          <table:table-cell office:value-type="float" office:value="78.5656" calcext:value-type="float">
            <text:p>78.5656</text:p>
          </table:table-cell>
          <table:table-cell office:value-type="float" office:value="960" calcext:value-type="float">
            <text:p>960</text:p>
          </table:table-cell>
          <table:table-cell office:value-type="float" office:value="77.2111459961634" calcext:value-type="float">
            <text:p>77.2111459961634</text:p>
          </table:table-cell>
          <table:table-cell office:value-type="float" office:value="1592.82685403672" calcext:value-type="float">
            <text:p>1592.826854036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42" calcext:value-type="float">
            <text:p>118.42</text:p>
          </table:table-cell>
          <table:table-cell office:value-type="float" office:value="77.1" calcext:value-type="float">
            <text:p>77.1</text:p>
          </table:table-cell>
          <table:table-cell office:value-type="float" office:value="78.6984" calcext:value-type="float">
            <text:p>78.6984</text:p>
          </table:table-cell>
          <table:table-cell office:value-type="float" office:value="880" calcext:value-type="float">
            <text:p>880</text:p>
          </table:table-cell>
          <table:table-cell office:value-type="float" office:value="77.2386351718018" calcext:value-type="float">
            <text:p>77.2386351718018</text:p>
          </table:table-cell>
          <table:table-cell office:value-type="float" office:value="1576.24008052073" calcext:value-type="float">
            <text:p>1576.240080520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58" calcext:value-type="float">
            <text:p>118.58</text:p>
          </table:table-cell>
          <table:table-cell office:value-type="float" office:value="77.1" calcext:value-type="float">
            <text:p>77.1</text:p>
          </table:table-cell>
          <table:table-cell office:value-type="float" office:value="78.8312" calcext:value-type="float">
            <text:p>78.8312</text:p>
          </table:table-cell>
          <table:table-cell office:value-type="float" office:value="827" calcext:value-type="float">
            <text:p>827</text:p>
          </table:table-cell>
          <table:table-cell office:value-type="float" office:value="77.2460632844012" calcext:value-type="float">
            <text:p>77.2460632844012</text:p>
          </table:table-cell>
          <table:table-cell office:value-type="float" office:value="1556.95671322063" calcext:value-type="float">
            <text:p>1556.956713220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75" calcext:value-type="float">
            <text:p>118.75</text:p>
          </table:table-cell>
          <table:table-cell office:value-type="float" office:value="77.1" calcext:value-type="float">
            <text:p>77.1</text:p>
          </table:table-cell>
          <table:table-cell office:value-type="float" office:value="78.9656" calcext:value-type="float">
            <text:p>78.9656</text:p>
          </table:table-cell>
          <table:table-cell office:value-type="float" office:value="788" calcext:value-type="float">
            <text:p>788</text:p>
          </table:table-cell>
          <table:table-cell office:value-type="float" office:value="77.2465099040363" calcext:value-type="float">
            <text:p>77.2465099040363</text:p>
          </table:table-cell>
          <table:table-cell office:value-type="float" office:value="1536.21515925981" calcext:value-type="float">
            <text:p>1536.215159259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92" calcext:value-type="float">
            <text:p>118.92</text:p>
          </table:table-cell>
          <table:table-cell office:value-type="float" office:value="77.1" calcext:value-type="float">
            <text:p>77.1</text:p>
          </table:table-cell>
          <table:table-cell office:value-type="float" office:value="79.0984" calcext:value-type="float">
            <text:p>79.0984</text:p>
          </table:table-cell>
          <table:table-cell office:value-type="float" office:value="746" calcext:value-type="float">
            <text:p>746</text:p>
          </table:table-cell>
          <table:table-cell office:value-type="float" office:value="77.2633048554005" calcext:value-type="float">
            <text:p>77.2633048554005</text:p>
          </table:table-cell>
          <table:table-cell office:value-type="float" office:value="1514.85954325418" calcext:value-type="float">
            <text:p>1514.85954325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08" calcext:value-type="float">
            <text:p>119.08</text:p>
          </table:table-cell>
          <table:table-cell office:value-type="float" office:value="77.2" calcext:value-type="float">
            <text:p>77.2</text:p>
          </table:table-cell>
          <table:table-cell office:value-type="float" office:value="79.232" calcext:value-type="float">
            <text:p>79.232</text:p>
          </table:table-cell>
          <table:table-cell office:value-type="float" office:value="819" calcext:value-type="float">
            <text:p>819</text:p>
          </table:table-cell>
          <table:table-cell office:value-type="float" office:value="77.2479192101848" calcext:value-type="float">
            <text:p>77.2479192101848</text:p>
          </table:table-cell>
          <table:table-cell office:value-type="float" office:value="1492.56500835565" calcext:value-type="float">
            <text:p>1492.56500835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25" calcext:value-type="float">
            <text:p>119.25</text:p>
          </table:table-cell>
          <table:table-cell office:value-type="float" office:value="77.2" calcext:value-type="float">
            <text:p>77.2</text:p>
          </table:table-cell>
          <table:table-cell office:value-type="float" office:value="79.3648" calcext:value-type="float">
            <text:p>79.3648</text:p>
          </table:table-cell>
          <table:table-cell office:value-type="float" office:value="757" calcext:value-type="float">
            <text:p>757</text:p>
          </table:table-cell>
          <table:table-cell office:value-type="float" office:value="77.3021115073364" calcext:value-type="float">
            <text:p>77.3021115073364</text:p>
          </table:table-cell>
          <table:table-cell office:value-type="float" office:value="1474.27601937802" calcext:value-type="float">
            <text:p>1474.276019378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42" calcext:value-type="float">
            <text:p>119.42</text:p>
          </table:table-cell>
          <table:table-cell office:value-type="float" office:value="77.2" calcext:value-type="float">
            <text:p>77.2</text:p>
          </table:table-cell>
          <table:table-cell office:value-type="float" office:value="79.4984" calcext:value-type="float">
            <text:p>79.4984</text:p>
          </table:table-cell>
          <table:table-cell office:value-type="float" office:value="703" calcext:value-type="float">
            <text:p>703</text:p>
          </table:table-cell>
          <table:table-cell office:value-type="float" office:value="77.3227083490395" calcext:value-type="float">
            <text:p>77.3227083490395</text:p>
          </table:table-cell>
          <table:table-cell office:value-type="float" office:value="1453.13099849712" calcext:value-type="float">
            <text:p>1453.130998497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58" calcext:value-type="float">
            <text:p>119.58</text:p>
          </table:table-cell>
          <table:table-cell office:value-type="float" office:value="77.2" calcext:value-type="float">
            <text:p>77.2</text:p>
          </table:table-cell>
          <table:table-cell office:value-type="float" office:value="79.6312" calcext:value-type="float">
            <text:p>79.6312</text:p>
          </table:table-cell>
          <table:table-cell office:value-type="float" office:value="671" calcext:value-type="float">
            <text:p>671</text:p>
          </table:table-cell>
          <table:table-cell office:value-type="float" office:value="77.3274601600621" calcext:value-type="float">
            <text:p>77.3274601600621</text:p>
          </table:table-cell>
          <table:table-cell office:value-type="float" office:value="1430.64339221847" calcext:value-type="float">
            <text:p>1430.643392218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75" calcext:value-type="float">
            <text:p>119.75</text:p>
          </table:table-cell>
          <table:table-cell office:value-type="float" office:value="77.3" calcext:value-type="float">
            <text:p>77.3</text:p>
          </table:table-cell>
          <table:table-cell office:value-type="float" office:value="79.7656" calcext:value-type="float">
            <text:p>79.7656</text:p>
          </table:table-cell>
          <table:table-cell office:value-type="float" office:value="614" calcext:value-type="float">
            <text:p>614</text:p>
          </table:table-cell>
          <table:table-cell office:value-type="float" office:value="77.3808917550243" calcext:value-type="float">
            <text:p>77.3808917550243</text:p>
          </table:table-cell>
          <table:table-cell office:value-type="float" office:value="1407.32859378361" calcext:value-type="float">
            <text:p>1407.328593783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92" calcext:value-type="float">
            <text:p>119.92</text:p>
          </table:table-cell>
          <table:table-cell office:value-type="float" office:value="77.3" calcext:value-type="float">
            <text:p>77.3</text:p>
          </table:table-cell>
          <table:table-cell office:value-type="float" office:value="79.8992" calcext:value-type="float">
            <text:p>79.8992</text:p>
          </table:table-cell>
          <table:table-cell office:value-type="float" office:value="577" calcext:value-type="float">
            <text:p>577</text:p>
          </table:table-cell>
          <table:table-cell office:value-type="float" office:value="77.3980310672257" calcext:value-type="float">
            <text:p>77.3980310672257</text:p>
          </table:table-cell>
          <table:table-cell office:value-type="float" office:value="1384.40998717272" calcext:value-type="float">
            <text:p>1384.409987172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08" calcext:value-type="float">
            <text:p>120.0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549" calcext:value-type="float">
            <text:p>549</text:p>
          </table:table-cell>
          <table:table-cell office:value-type="float" office:value="77.4115339997363" calcext:value-type="float">
            <text:p>77.4115339997363</text:p>
          </table:table-cell>
          <table:table-cell office:value-type="float" office:value="1358.27869113911" calcext:value-type="float">
            <text:p>1358.27869113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25" calcext:value-type="float">
            <text:p>120.2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office:value-type="float" office:value="77.4134387342043" calcext:value-type="float">
            <text:p>77.4134387342043</text:p>
          </table:table-cell>
          <table:table-cell office:value-type="float" office:value="1332.8225047831" calcext:value-type="float">
            <text:p>1332.82250478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42" calcext:value-type="float">
            <text:p>120.4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628" calcext:value-type="float">
            <text:p>628</text:p>
          </table:table-cell>
          <table:table-cell office:value-type="float" office:value="77.4116778254259" calcext:value-type="float">
            <text:p>77.4116778254259</text:p>
          </table:table-cell>
          <table:table-cell office:value-type="float" office:value="1311.60763250462" calcext:value-type="float">
            <text:p>1311.607632504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58" calcext:value-type="float">
            <text:p>120.5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604" calcext:value-type="float">
            <text:p>604</text:p>
          </table:table-cell>
          <table:table-cell office:value-type="float" office:value="77.4089293891725" calcext:value-type="float">
            <text:p>77.4089293891725</text:p>
          </table:table-cell>
          <table:table-cell office:value-type="float" office:value="1290.77978715705" calcext:value-type="float">
            <text:p>1290.779787157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75" calcext:value-type="float">
            <text:p>120.7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581" calcext:value-type="float">
            <text:p>581</text:p>
          </table:table-cell>
          <table:table-cell office:value-type="float" office:value="77.4058212316388" calcext:value-type="float">
            <text:p>77.4058212316388</text:p>
          </table:table-cell>
          <table:table-cell office:value-type="float" office:value="1269.77276318435" calcext:value-type="float">
            <text:p>1269.772763184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92" calcext:value-type="float">
            <text:p>120.9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537" calcext:value-type="float">
            <text:p>537</text:p>
          </table:table-cell>
          <table:table-cell office:value-type="float" office:value="77.4025359916182" calcext:value-type="float">
            <text:p>77.4025359916182</text:p>
          </table:table-cell>
          <table:table-cell office:value-type="float" office:value="1248.40631443448" calcext:value-type="float">
            <text:p>1248.406314434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08" calcext:value-type="float">
            <text:p>121.08</text:p>
          </table:table-cell>
          <table:table-cell office:value-type="float" office:value="77.4" calcext:value-type="float">
            <text:p>77.4</text:p>
          </table:table-cell>
          <table:table-cell office:value-type="float" office:value="80" calcext:value-type="float">
            <text:p>80</text:p>
          </table:table-cell>
          <table:table-cell office:value-type="float" office:value="489" calcext:value-type="float">
            <text:p>489</text:p>
          </table:table-cell>
          <table:table-cell office:value-type="float" office:value="77.4563724439668" calcext:value-type="float">
            <text:p>77.4563724439668</text:p>
          </table:table-cell>
          <table:table-cell office:value-type="float" office:value="1229.06869662013" calcext:value-type="float">
            <text:p>1229.06869662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25" calcext:value-type="float">
            <text:p>121.2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427" calcext:value-type="float">
            <text:p>427</text:p>
          </table:table-cell>
          <table:table-cell office:value-type="float" office:value="77.4811565714406" calcext:value-type="float">
            <text:p>77.4811565714406</text:p>
          </table:table-cell>
          <table:table-cell office:value-type="float" office:value="1204.60351673103" calcext:value-type="float">
            <text:p>1204.60351673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42" calcext:value-type="float">
            <text:p>121.4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528" calcext:value-type="float">
            <text:p>528</text:p>
          </table:table-cell>
          <table:table-cell office:value-type="float" office:value="77.4625805846474" calcext:value-type="float">
            <text:p>77.4625805846474</text:p>
          </table:table-cell>
          <table:table-cell office:value-type="float" office:value="1181.77223923733" calcext:value-type="float">
            <text:p>1181.77223923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58" calcext:value-type="float">
            <text:p>121.5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  <table:table-cell office:value-type="float" office:value="77.4132675139886" calcext:value-type="float">
            <text:p>77.4132675139886</text:p>
          </table:table-cell>
          <table:table-cell office:value-type="float" office:value="1162.83941724806" calcext:value-type="float">
            <text:p>1162.83941724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75" calcext:value-type="float">
            <text:p>121.7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526" calcext:value-type="float">
            <text:p>526</text:p>
          </table:table-cell>
          <table:table-cell office:value-type="float" office:value="77.3940278424176" calcext:value-type="float">
            <text:p>77.3940278424176</text:p>
          </table:table-cell>
          <table:table-cell office:value-type="float" office:value="1144.54759663095" calcext:value-type="float">
            <text:p>1144.54759663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494" calcext:value-type="float">
            <text:p>494</text:p>
          </table:table-cell>
          <table:table-cell office:value-type="float" office:value="77.3856870618649" calcext:value-type="float">
            <text:p>77.3856870618649</text:p>
          </table:table-cell>
          <table:table-cell office:value-type="float" office:value="1126.45404980644" calcext:value-type="float">
            <text:p>1126.454049806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08" calcext:value-type="float">
            <text:p>122.0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77.3808013066925" calcext:value-type="float">
            <text:p>77.3808013066925</text:p>
          </table:table-cell>
          <table:table-cell office:value-type="float" office:value="1106.79897489747" calcext:value-type="float">
            <text:p>1106.798974897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25" calcext:value-type="float">
            <text:p>122.2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409" calcext:value-type="float">
            <text:p>409</text:p>
          </table:table-cell>
          <table:table-cell office:value-type="float" office:value="77.3770246364616" calcext:value-type="float">
            <text:p>77.3770246364616</text:p>
          </table:table-cell>
          <table:table-cell office:value-type="float" office:value="1085.92578255862" calcext:value-type="float">
            <text:p>1085.925782558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42" calcext:value-type="float">
            <text:p>122.4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373" calcext:value-type="float">
            <text:p>373</text:p>
          </table:table-cell>
          <table:table-cell office:value-type="float" office:value="77.3734916531038" calcext:value-type="float">
            <text:p>77.3734916531038</text:p>
          </table:table-cell>
          <table:table-cell office:value-type="float" office:value="1063.95118956129" calcext:value-type="float">
            <text:p>1063.95118956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58" calcext:value-type="float">
            <text:p>122.5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77.3703757993548" calcext:value-type="float">
            <text:p>77.3703757993548</text:p>
          </table:table-cell>
          <table:table-cell office:value-type="float" office:value="1046.51698429989" calcext:value-type="float">
            <text:p>1046.51698429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75" calcext:value-type="float">
            <text:p>122.7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452" calcext:value-type="float">
            <text:p>452</text:p>
          </table:table-cell>
          <table:table-cell office:value-type="float" office:value="77.3674078531557" calcext:value-type="float">
            <text:p>77.3674078531557</text:p>
          </table:table-cell>
          <table:table-cell office:value-type="float" office:value="1029.93114814945" calcext:value-type="float">
            <text:p>1029.93114814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92" calcext:value-type="float">
            <text:p>122.9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office:value-type="float" office:value="77.364542932135" calcext:value-type="float">
            <text:p>77.364542932135</text:p>
          </table:table-cell>
          <table:table-cell office:value-type="float" office:value="1011.3847135569" calcext:value-type="float">
            <text:p>1011.38471355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08" calcext:value-type="float">
            <text:p>123.0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345" calcext:value-type="float">
            <text:p>345</text:p>
          </table:table-cell>
          <table:table-cell office:value-type="float" office:value="77.361554896654" calcext:value-type="float">
            <text:p>77.361554896654</text:p>
          </table:table-cell>
          <table:table-cell office:value-type="float" office:value="991.168532328122" calcext:value-type="float">
            <text:p>991.1685323281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25" calcext:value-type="float">
            <text:p>123.2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77.3583198467277" calcext:value-type="float">
            <text:p>77.3583198467277</text:p>
          </table:table-cell>
          <table:table-cell office:value-type="float" office:value="969.317698771428" calcext:value-type="float">
            <text:p>969.3176987714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42" calcext:value-type="float">
            <text:p>123.4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77.3550847286631" calcext:value-type="float">
            <text:p>77.3550847286631</text:p>
          </table:table-cell>
          <table:table-cell office:value-type="float" office:value="952.626520554763" calcext:value-type="float">
            <text:p>952.626520554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58" calcext:value-type="float">
            <text:p>123.5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7.3526108813141" calcext:value-type="float">
            <text:p>77.3526108813141</text:p>
          </table:table-cell>
          <table:table-cell office:value-type="float" office:value="940.411172361931" calcext:value-type="float">
            <text:p>940.411172361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75" calcext:value-type="float">
            <text:p>123.75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7.3265700191803" calcext:value-type="float">
            <text:p>77.3265700191803</text:p>
          </table:table-cell>
          <table:table-cell office:value-type="float" office:value="976.088063322275" calcext:value-type="float">
            <text:p>976.0880633222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92" calcext:value-type="float">
            <text:p>123.92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7.2846823442308" calcext:value-type="float">
            <text:p>77.2846823442308</text:p>
          </table:table-cell>
          <table:table-cell office:value-type="float" office:value="1007.10430733911" calcext:value-type="float">
            <text:p>1007.10430733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08" calcext:value-type="float">
            <text:p>124.08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7.2711413332869" calcext:value-type="float">
            <text:p>77.2711413332869</text:p>
          </table:table-cell>
          <table:table-cell office:value-type="float" office:value="1040.29845588143" calcext:value-type="float">
            <text:p>1040.298455881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25" calcext:value-type="float">
            <text:p>124.25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7.2698737459392" calcext:value-type="float">
            <text:p>77.2698737459392</text:p>
          </table:table-cell>
          <table:table-cell office:value-type="float" office:value="1072.84697141698" calcext:value-type="float">
            <text:p>1072.846971416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42" calcext:value-type="float">
            <text:p>124.42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7.2175183884576" calcext:value-type="float">
            <text:p>77.2175183884576</text:p>
          </table:table-cell>
          <table:table-cell office:value-type="float" office:value="1103.34073870074" calcext:value-type="float">
            <text:p>1103.340738700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58" calcext:value-type="float">
            <text:p>124.58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7.1925180355226" calcext:value-type="float">
            <text:p>77.1925180355226</text:p>
          </table:table-cell>
          <table:table-cell office:value-type="float" office:value="1132.45896757863" calcext:value-type="float">
            <text:p>1132.458967578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75" calcext:value-type="float">
            <text:p>124.75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7.1867064639849" calcext:value-type="float">
            <text:p>77.1867064639849</text:p>
          </table:table-cell>
          <table:table-cell office:value-type="float" office:value="1160.9060018191" calcext:value-type="float">
            <text:p>1160.9060018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92" calcext:value-type="float">
            <text:p>124.92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18637225458" calcext:value-type="float">
            <text:p>77.18637225458</text:p>
          </table:table-cell>
          <table:table-cell office:value-type="float" office:value="1161.72039346739" calcext:value-type="float">
            <text:p>1161.720393467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08" calcext:value-type="float">
            <text:p>125.08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1856990678194" calcext:value-type="float">
            <text:p>77.1856990678194</text:p>
          </table:table-cell>
          <table:table-cell office:value-type="float" office:value="1155.81049839312" calcext:value-type="float">
            <text:p>1155.81049839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25" calcext:value-type="float">
            <text:p>125.25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1848807859616" calcext:value-type="float">
            <text:p>77.1848807859616</text:p>
          </table:table-cell>
          <table:table-cell office:value-type="float" office:value="1150.22585173733" calcext:value-type="float">
            <text:p>1150.22585173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42" calcext:value-type="float">
            <text:p>125.42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1840155188486" calcext:value-type="float">
            <text:p>77.1840155188486</text:p>
          </table:table-cell>
          <table:table-cell office:value-type="float" office:value="1144.75627081936" calcext:value-type="float">
            <text:p>1144.756270819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58" calcext:value-type="float">
            <text:p>125.58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1831711527733" calcext:value-type="float">
            <text:p>77.1831711527733</text:p>
          </table:table-cell>
          <table:table-cell office:value-type="float" office:value="1139.55787002217" calcext:value-type="float">
            <text:p>1139.557870022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75" calcext:value-type="float">
            <text:p>125.75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1823464629405" calcext:value-type="float">
            <text:p>77.1823464629405</text:p>
          </table:table-cell>
          <table:table-cell office:value-type="float" office:value="1134.52740243711" calcext:value-type="float">
            <text:p>1134.527402437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92" calcext:value-type="float">
            <text:p>125.92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1815506311313" calcext:value-type="float">
            <text:p>77.1815506311313</text:p>
          </table:table-cell>
          <table:table-cell office:value-type="float" office:value="1129.68906963533" calcext:value-type="float">
            <text:p>1129.68906963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08" calcext:value-type="float">
            <text:p>126.08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1897842824568" calcext:value-type="float">
            <text:p>77.1897842824568</text:p>
          </table:table-cell>
          <table:table-cell office:value-type="float" office:value="1125.08052242399" calcext:value-type="float">
            <text:p>1125.080522423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25" calcext:value-type="float">
            <text:p>126.25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2397977569608" calcext:value-type="float">
            <text:p>77.2397977569608</text:p>
          </table:table-cell>
          <table:table-cell office:value-type="float" office:value="1121.24514080576" calcext:value-type="float">
            <text:p>1121.24514080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42" calcext:value-type="float">
            <text:p>126.42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2655948293825" calcext:value-type="float">
            <text:p>77.2655948293825</text:p>
          </table:table-cell>
          <table:table-cell office:value-type="float" office:value="1116.99396398035" calcext:value-type="float">
            <text:p>1116.99396398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58" calcext:value-type="float">
            <text:p>126.58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77.2738776906976" calcext:value-type="float">
            <text:p>77.2738776906976</text:p>
          </table:table-cell>
          <table:table-cell office:value-type="float" office:value="1112.87004320653" calcext:value-type="float">
            <text:p>1112.870043206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75" calcext:value-type="float">
            <text:p>126.75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2763207833485" calcext:value-type="float">
            <text:p>77.2763207833485</text:p>
          </table:table-cell>
          <table:table-cell office:value-type="float" office:value="1111.76314786781" calcext:value-type="float">
            <text:p>1111.76314786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92" calcext:value-type="float">
            <text:p>126.92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2778395634734" calcext:value-type="float">
            <text:p>77.2778395634734</text:p>
          </table:table-cell>
          <table:table-cell office:value-type="float" office:value="1122.0476622247" calcext:value-type="float">
            <text:p>1122.04766222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08" calcext:value-type="float">
            <text:p>127.08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269411831893" calcext:value-type="float">
            <text:p>77.269411831893</text:p>
          </table:table-cell>
          <table:table-cell office:value-type="float" office:value="1131.89170728276" calcext:value-type="float">
            <text:p>1131.891707282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25" calcext:value-type="float">
            <text:p>127.25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2858074353541" calcext:value-type="float">
            <text:p>77.2858074353541</text:p>
          </table:table-cell>
          <table:table-cell office:value-type="float" office:value="1141.42571525193" calcext:value-type="float">
            <text:p>1141.42571525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42" calcext:value-type="float">
            <text:p>127.4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126558818338" calcext:value-type="float">
            <text:p>77.3126558818338</text:p>
          </table:table-cell>
          <table:table-cell office:value-type="float" office:value="1150.80999010444" calcext:value-type="float">
            <text:p>1150.80999010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58" calcext:value-type="float">
            <text:p>127.58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505758317485" calcext:value-type="float">
            <text:p>77.3505758317485</text:p>
          </table:table-cell>
          <table:table-cell office:value-type="float" office:value="1159.73267317301" calcext:value-type="float">
            <text:p>1159.73267317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75" calcext:value-type="float">
            <text:p>127.7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427005295045" calcext:value-type="float">
            <text:p>77.3427005295045</text:p>
          </table:table-cell>
          <table:table-cell office:value-type="float" office:value="1168.19272435281" calcext:value-type="float">
            <text:p>1168.192724352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92" calcext:value-type="float">
            <text:p>127.9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703045276027" calcext:value-type="float">
            <text:p>77.3703045276027</text:p>
          </table:table-cell>
          <table:table-cell office:value-type="float" office:value="1175.73981731667" calcext:value-type="float">
            <text:p>1175.73981731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08" calcext:value-type="float">
            <text:p>128.0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821110337126" calcext:value-type="float">
            <text:p>77.3821110337126</text:p>
          </table:table-cell>
          <table:table-cell office:value-type="float" office:value="1183.58796494943" calcext:value-type="float">
            <text:p>1183.58796494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25" calcext:value-type="float">
            <text:p>128.2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870433705203" calcext:value-type="float">
            <text:p>77.3870433705203</text:p>
          </table:table-cell>
          <table:table-cell office:value-type="float" office:value="1191.19290081309" calcext:value-type="float">
            <text:p>1191.19290081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42" calcext:value-type="float">
            <text:p>128.4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895191561138" calcext:value-type="float">
            <text:p>77.3895191561138</text:p>
          </table:table-cell>
          <table:table-cell office:value-type="float" office:value="1198.53622448447" calcext:value-type="float">
            <text:p>1198.536224484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58" calcext:value-type="float">
            <text:p>128.5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911129328842" calcext:value-type="float">
            <text:p>77.3911129328842</text:p>
          </table:table-cell>
          <table:table-cell office:value-type="float" office:value="1205.59169485084" calcext:value-type="float">
            <text:p>1205.591694850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75" calcext:value-type="float">
            <text:p>128.7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923773116863" calcext:value-type="float">
            <text:p>77.3923773116863</text:p>
          </table:table-cell>
          <table:table-cell office:value-type="float" office:value="1212.37316391851" calcext:value-type="float">
            <text:p>1212.373163918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92" calcext:value-type="float">
            <text:p>128.92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934824314663" calcext:value-type="float">
            <text:p>77.3934824314663</text:p>
          </table:table-cell>
          <table:table-cell office:value-type="float" office:value="1218.77904679363" calcext:value-type="float">
            <text:p>1218.779046793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08" calcext:value-type="float">
            <text:p>129.0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3945211862775" calcext:value-type="float">
            <text:p>77.3945211862775</text:p>
          </table:table-cell>
          <table:table-cell office:value-type="float" office:value="1224.97779920191" calcext:value-type="float">
            <text:p>1224.97779920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25" calcext:value-type="float">
            <text:p>129.25</text:p>
          </table:table-cell>
          <table:table-cell office:value-type="float" office:value="77.4" calcext:value-type="float">
            <text:p>77.4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4745046108111" calcext:value-type="float">
            <text:p>77.4745046108111</text:p>
          </table:table-cell>
          <table:table-cell office:value-type="float" office:value="1231.29405251163" calcext:value-type="float">
            <text:p>1231.294052511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42" calcext:value-type="float">
            <text:p>129.42</text:p>
          </table:table-cell>
          <table:table-cell office:value-type="float" office:value="77.4" calcext:value-type="float">
            <text:p>77.4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77.4883987510884" calcext:value-type="float">
            <text:p>77.4883987510884</text:p>
          </table:table-cell>
          <table:table-cell office:value-type="float" office:value="1236.61127567838" calcext:value-type="float">
            <text:p>1236.611275678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59" calcext:value-type="float">
            <text:p>129.59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77.5171486244716" calcext:value-type="float">
            <text:p>77.5171486244716</text:p>
          </table:table-cell>
          <table:table-cell office:value-type="float" office:value="1242.23466651471" calcext:value-type="float">
            <text:p>1242.234666514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75" calcext:value-type="float">
            <text:p>129.75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77.5311548319116" calcext:value-type="float">
            <text:p>77.5311548319116</text:p>
          </table:table-cell>
          <table:table-cell office:value-type="float" office:value="1290.32606355099" calcext:value-type="float">
            <text:p>1290.326063550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92" calcext:value-type="float">
            <text:p>129.92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77.582476841067" calcext:value-type="float">
            <text:p>77.582476841067</text:p>
          </table:table-cell>
          <table:table-cell office:value-type="float" office:value="1336.7672685032" calcext:value-type="float">
            <text:p>1336.76726850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09" calcext:value-type="float">
            <text:p>130.09</text:p>
          </table:table-cell>
          <table:table-cell office:value-type="float" office:value="77.8" calcext:value-type="float">
            <text:p>77.8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77.6703628234853" calcext:value-type="float">
            <text:p>77.6703628234853</text:p>
          </table:table-cell>
          <table:table-cell office:value-type="float" office:value="1381.09985238498" calcext:value-type="float">
            <text:p>1381.09985238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25" calcext:value-type="float">
            <text:p>130.25</text:p>
          </table:table-cell>
          <table:table-cell office:value-type="float" office:value="78.2" calcext:value-type="float">
            <text:p>78.2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77.9378870954552" calcext:value-type="float">
            <text:p>77.9378870954552</text:p>
          </table:table-cell>
          <table:table-cell office:value-type="float" office:value="1425.39395747958" calcext:value-type="float">
            <text:p>1425.39395747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42" calcext:value-type="float">
            <text:p>130.42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78.2897961690327" calcext:value-type="float">
            <text:p>78.2897961690327</text:p>
          </table:table-cell>
          <table:table-cell office:value-type="float" office:value="1468.40366786123" calcext:value-type="float">
            <text:p>1468.403667861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59" calcext:value-type="float">
            <text:p>130.59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78.6800767809186" calcext:value-type="float">
            <text:p>78.6800767809186</text:p>
          </table:table-cell>
          <table:table-cell office:value-type="float" office:value="1509.49274439008" calcext:value-type="float">
            <text:p>1509.49274439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75" calcext:value-type="float">
            <text:p>130.75</text:p>
          </table:table-cell>
          <table:table-cell office:value-type="float" office:value="79.3" calcext:value-type="float">
            <text:p>79.3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0697884842654" calcext:value-type="float">
            <text:p>79.0697884842654</text:p>
          </table:table-cell>
          <table:table-cell office:value-type="float" office:value="1506.76968663387" calcext:value-type="float">
            <text:p>1506.769686633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92" calcext:value-type="float">
            <text:p>130.92</text:p>
          </table:table-cell>
          <table:table-cell office:value-type="float" office:value="79.8" calcext:value-type="float">
            <text:p>79.8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478174941567" calcext:value-type="float">
            <text:p>79.478174941567</text:p>
          </table:table-cell>
          <table:table-cell office:value-type="float" office:value="1499.08119523204" calcext:value-type="float">
            <text:p>1499.081195232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09" calcext:value-type="float">
            <text:p>131.09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7983993574862" calcext:value-type="float">
            <text:p>79.7983993574862</text:p>
          </table:table-cell>
          <table:table-cell office:value-type="float" office:value="1492.23335234593" calcext:value-type="float">
            <text:p>1492.233352345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25" calcext:value-type="float">
            <text:p>131.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9727669907594" calcext:value-type="float">
            <text:p>79.9727669907594</text:p>
          </table:table-cell>
          <table:table-cell office:value-type="float" office:value="1484.01565913231" calcext:value-type="float">
            <text:p>1484.01565913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42" calcext:value-type="float">
            <text:p>131.4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761107880172" calcext:value-type="float">
            <text:p>80.0761107880172</text:p>
          </table:table-cell>
          <table:table-cell office:value-type="float" office:value="1475.91905866928" calcext:value-type="float">
            <text:p>1475.919058669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59" calcext:value-type="float">
            <text:p>131.5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111386828631" calcext:value-type="float">
            <text:p>80.111386828631</text:p>
          </table:table-cell>
          <table:table-cell office:value-type="float" office:value="1467.69922915489" calcext:value-type="float">
            <text:p>1467.699229154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75" calcext:value-type="float">
            <text:p>131.75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75385481621" calcext:value-type="float">
            <text:p>80.075385481621</text:p>
          </table:table-cell>
          <table:table-cell office:value-type="float" office:value="1459.49066844186" calcext:value-type="float">
            <text:p>1459.49066844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92" calcext:value-type="float">
            <text:p>131.9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923519658823" calcext:value-type="float">
            <text:p>80.0923519658823</text:p>
          </table:table-cell>
          <table:table-cell office:value-type="float" office:value="1451.81241792434" calcext:value-type="float">
            <text:p>1451.812417924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09" calcext:value-type="float">
            <text:p>132.09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73133658018" calcext:value-type="float">
            <text:p>80.073133658018</text:p>
          </table:table-cell>
          <table:table-cell office:value-type="float" office:value="1444.33552595223" calcext:value-type="float">
            <text:p>1444.335525952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25" calcext:value-type="float">
            <text:p>132.25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414942924445" calcext:value-type="float">
            <text:p>80.0414942924445</text:p>
          </table:table-cell>
          <table:table-cell office:value-type="float" office:value="1437.00013846349" calcext:value-type="float">
            <text:p>1437.00013846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42" calcext:value-type="float">
            <text:p>132.4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380843082048" calcext:value-type="float">
            <text:p>80.0380843082048</text:p>
          </table:table-cell>
          <table:table-cell office:value-type="float" office:value="1430.08489268085" calcext:value-type="float">
            <text:p>1430.08489268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59" calcext:value-type="float">
            <text:p>132.59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335544711014" calcext:value-type="float">
            <text:p>80.0335544711014</text:p>
          </table:table-cell>
          <table:table-cell office:value-type="float" office:value="1424.12286688076" calcext:value-type="float">
            <text:p>1424.12286688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75" calcext:value-type="float">
            <text:p>132.75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259428655835" calcext:value-type="float">
            <text:p>80.0259428655835</text:p>
          </table:table-cell>
          <table:table-cell office:value-type="float" office:value="1417.75533203212" calcext:value-type="float">
            <text:p>1417.755332032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92" calcext:value-type="float">
            <text:p>132.9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226568757218" calcext:value-type="float">
            <text:p>80.0226568757218</text:p>
          </table:table-cell>
          <table:table-cell office:value-type="float" office:value="1411.6505571889" calcext:value-type="float">
            <text:p>1411.6505571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09" calcext:value-type="float">
            <text:p>133.09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208725644695" calcext:value-type="float">
            <text:p>80.0208725644695</text:p>
          </table:table-cell>
          <table:table-cell office:value-type="float" office:value="1405.68138231986" calcext:value-type="float">
            <text:p>1405.681382319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25" calcext:value-type="float">
            <text:p>133.25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19673892357" calcext:value-type="float">
            <text:p>80.019673892357</text:p>
          </table:table-cell>
          <table:table-cell office:value-type="float" office:value="1400.04490199498" calcext:value-type="float">
            <text:p>1400.04490199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42" calcext:value-type="float">
            <text:p>133.4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186755405671" calcext:value-type="float">
            <text:p>80.0186755405671</text:p>
          </table:table-cell>
          <table:table-cell office:value-type="float" office:value="1394.55952986978" calcext:value-type="float">
            <text:p>1394.55952986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59" calcext:value-type="float">
            <text:p>133.59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177843441423" calcext:value-type="float">
            <text:p>80.0177843441423</text:p>
          </table:table-cell>
          <table:table-cell office:value-type="float" office:value="1389.34652766239" calcext:value-type="float">
            <text:p>1389.346527662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75" calcext:value-type="float">
            <text:p>133.75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9922549574064" calcext:value-type="float">
            <text:p>79.9922549574064</text:p>
          </table:table-cell>
          <table:table-cell office:value-type="float" office:value="1384.15188985237" calcext:value-type="float">
            <text:p>1384.15188985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92" calcext:value-type="float">
            <text:p>133.92</text:p>
          </table:table-cell>
          <table:table-cell office:value-type="float" office:value="79.8" calcext:value-type="float">
            <text:p>79.8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9980156721581" calcext:value-type="float">
            <text:p>79.9980156721581</text:p>
          </table:table-cell>
          <table:table-cell office:value-type="float" office:value="1379.33690311819" calcext:value-type="float">
            <text:p>1379.33690311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09" calcext:value-type="float">
            <text:p>134.09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.0049320224446" calcext:value-type="float">
            <text:p>80.0049320224446</text:p>
          </table:table-cell>
          <table:table-cell office:value-type="float" office:value="1374.71312770037" calcext:value-type="float">
            <text:p>1374.71312770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25" calcext:value-type="float">
            <text:p>134.25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9778809217415" calcext:value-type="float">
            <text:p>79.9778809217415</text:p>
          </table:table-cell>
          <table:table-cell office:value-type="float" office:value="1370.12460555099" calcext:value-type="float">
            <text:p>1370.124605550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42" calcext:value-type="float">
            <text:p>134.42</text:p>
          </table:table-cell>
          <table:table-cell office:value-type="float" office:value="79.8" calcext:value-type="float">
            <text:p>79.8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9654237000625" calcext:value-type="float">
            <text:p>79.9654237000625</text:p>
          </table:table-cell>
          <table:table-cell office:value-type="float" office:value="1366.03090371454" calcext:value-type="float">
            <text:p>1366.030903714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59" calcext:value-type="float">
            <text:p>134.59</text:p>
          </table:table-cell>
          <table:table-cell office:value-type="float" office:value="79.8" calcext:value-type="float">
            <text:p>79.8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9357377036238" calcext:value-type="float">
            <text:p>79.9357377036238</text:p>
          </table:table-cell>
          <table:table-cell office:value-type="float" office:value="1361.66139582112" calcext:value-type="float">
            <text:p>1361.66139582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75" calcext:value-type="float">
            <text:p>134.75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9620426710916" calcext:value-type="float">
            <text:p>79.9620426710916</text:p>
          </table:table-cell>
          <table:table-cell office:value-type="float" office:value="1357.80828165294" calcext:value-type="float">
            <text:p>1357.808281652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92" calcext:value-type="float">
            <text:p>134.9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79.9755017400505" calcext:value-type="float">
            <text:p>79.9755017400505</text:p>
          </table:table-cell>
          <table:table-cell office:value-type="float" office:value="1354.01467750382" calcext:value-type="float">
            <text:p>1354.014677503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09" calcext:value-type="float">
            <text:p>135.09</text:p>
          </table:table-cell>
          <table:table-cell office:value-type="float" office:value="79.9" calcext:value-type="float">
            <text:p>79.9</text:p>
          </table:table-cell>
          <table:table-cell office:value-type="float" office:value="79.3549999999999" calcext:value-type="float">
            <text:p>79.3549999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79.9987759561933" calcext:value-type="float">
            <text:p>79.9987759561933</text:p>
          </table:table-cell>
          <table:table-cell office:value-type="float" office:value="1350.43656895311" calcext:value-type="float">
            <text:p>1350.43656895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25" calcext:value-type="float">
            <text:p>135.25</text:p>
          </table:table-cell>
          <table:table-cell office:value-type="float" office:value="79.9" calcext:value-type="float">
            <text:p>79.9</text:p>
          </table:table-cell>
          <table:table-cell office:value-type="float" office:value="76.8499999999999" calcext:value-type="float">
            <text:p>76.8499999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80.0063823907152" calcext:value-type="float">
            <text:p>80.0063823907152</text:p>
          </table:table-cell>
          <table:table-cell office:value-type="float" office:value="1346.96002461387" calcext:value-type="float">
            <text:p>1346.960024613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42" calcext:value-type="float">
            <text:p>135.42</text:p>
          </table:table-cell>
          <table:table-cell office:value-type="float" office:value="79.9" calcext:value-type="float">
            <text:p>79.9</text:p>
          </table:table-cell>
          <table:table-cell office:value-type="float" office:value="74.3449999999999" calcext:value-type="float">
            <text:p>74.3449999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80.0087153016684" calcext:value-type="float">
            <text:p>80.0087153016684</text:p>
          </table:table-cell>
          <table:table-cell office:value-type="float" office:value="1343.50873675083" calcext:value-type="float">
            <text:p>1343.50873675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59" calcext:value-type="float">
            <text:p>135.59</text:p>
          </table:table-cell>
          <table:table-cell office:value-type="float" office:value="79.9" calcext:value-type="float">
            <text:p>79.9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75" calcext:value-type="float">
            <text:p>135.75</text:p>
          </table:table-cell>
          <table:table-cell office:value-type="float" office:value="79.9" calcext:value-type="float">
            <text:p>79.9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92" calcext:value-type="float">
            <text:p>135.92</text:p>
          </table:table-cell>
          <table:table-cell office:value-type="float" office:value="79.9" calcext:value-type="float">
            <text:p>79.9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09" calcext:value-type="float">
            <text:p>136.09</text:p>
          </table:table-cell>
          <table:table-cell office:value-type="float" office:value="78.1" calcext:value-type="float">
            <text:p>78.1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25" calcext:value-type="float">
            <text:p>136.25</text:p>
          </table:table-cell>
          <table:table-cell office:value-type="float" office:value="58.7" calcext:value-type="float">
            <text:p>58.7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42" calcext:value-type="float">
            <text:p>136.42</text:p>
          </table:table-cell>
          <table:table-cell office:value-type="float" office:value="52.7" calcext:value-type="float">
            <text:p>52.7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59" calcext:value-type="float">
            <text:p>136.59</text:p>
          </table:table-cell>
          <table:table-cell office:value-type="float" office:value="50.2" calcext:value-type="float">
            <text:p>50.2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75" calcext:value-type="float">
            <text:p>136.75</text:p>
          </table:table-cell>
          <table:table-cell office:value-type="float" office:value="48.4" calcext:value-type="float">
            <text:p>48.4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92" calcext:value-type="float">
            <text:p>136.92</text:p>
          </table:table-cell>
          <table:table-cell office:value-type="float" office:value="46.7" calcext:value-type="float">
            <text:p>46.7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09" calcext:value-type="float">
            <text:p>137.09</text:p>
          </table:table-cell>
          <table:table-cell office:value-type="float" office:value="45.1" calcext:value-type="float">
            <text:p>45.1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25" calcext:value-type="float">
            <text:p>137.25</text:p>
          </table:table-cell>
          <table:table-cell office:value-type="float" office:value="43.7" calcext:value-type="float">
            <text:p>43.7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42" calcext:value-type="float">
            <text:p>137.42</text:p>
          </table:table-cell>
          <table:table-cell office:value-type="float" office:value="42.2" calcext:value-type="float">
            <text:p>42.2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59" calcext:value-type="float">
            <text:p>137.59</text:p>
          </table:table-cell>
          <table:table-cell office:value-type="float" office:value="40.8" calcext:value-type="float">
            <text:p>40.8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75" calcext:value-type="float">
            <text:p>137.75</text:p>
          </table:table-cell>
          <table:table-cell office:value-type="float" office:value="39.5" calcext:value-type="float">
            <text:p>39.5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92" calcext:value-type="float">
            <text:p>137.92</text:p>
          </table:table-cell>
          <table:table-cell office:value-type="float" office:value="38.4" calcext:value-type="float">
            <text:p>38.4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09" calcext:value-type="float">
            <text:p>138.09</text:p>
          </table:table-cell>
          <table:table-cell office:value-type="float" office:value="37.2" calcext:value-type="float">
            <text:p>37.2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25" calcext:value-type="float">
            <text:p>138.25</text:p>
          </table:table-cell>
          <table:table-cell office:value-type="float" office:value="36.1" calcext:value-type="float">
            <text:p>36.1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42" calcext:value-type="float">
            <text:p>138.42</text:p>
          </table:table-cell>
          <table:table-cell office:value-type="float" office:value="35" calcext:value-type="float">
            <text:p>35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59" calcext:value-type="float">
            <text:p>138.59</text:p>
          </table:table-cell>
          <table:table-cell office:value-type="float" office:value="34.2" calcext:value-type="float">
            <text:p>34.2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75" calcext:value-type="float">
            <text:p>138.75</text:p>
          </table:table-cell>
          <table:table-cell office:value-type="float" office:value="33.3" calcext:value-type="float">
            <text:p>33.3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92" calcext:value-type="float">
            <text:p>138.92</text:p>
          </table:table-cell>
          <table:table-cell office:value-type="float" office:value="32.4" calcext:value-type="float">
            <text:p>32.4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09" calcext:value-type="float">
            <text:p>139.09</text:p>
          </table:table-cell>
          <table:table-cell office:value-type="float" office:value="31.6" calcext:value-type="float">
            <text:p>31.6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25" calcext:value-type="float">
            <text:p>139.25</text:p>
          </table:table-cell>
          <table:table-cell office:value-type="float" office:value="30.9" calcext:value-type="float">
            <text:p>30.9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42" calcext:value-type="float">
            <text:p>139.42</text:p>
          </table:table-cell>
          <table:table-cell office:value-type="float" office:value="30.2" calcext:value-type="float">
            <text:p>30.2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59" calcext:value-type="float">
            <text:p>139.59</text:p>
          </table:table-cell>
          <table:table-cell office:value-type="float" office:value="29.6" calcext:value-type="float">
            <text:p>29.6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75" calcext:value-type="float">
            <text:p>139.75</text:p>
          </table:table-cell>
          <table:table-cell office:value-type="float" office:value="29" calcext:value-type="float">
            <text:p>29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92" calcext:value-type="float">
            <text:p>139.92</text:p>
          </table:table-cell>
          <table:table-cell office:value-type="float" office:value="28.5" calcext:value-type="float">
            <text:p>28.5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09" calcext:value-type="float">
            <text:p>140.09</text:p>
          </table:table-cell>
          <table:table-cell office:value-type="float" office:value="28" calcext:value-type="float">
            <text:p>28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25" calcext:value-type="float">
            <text:p>140.25</text:p>
          </table:table-cell>
          <table:table-cell office:value-type="float" office:value="27.5" calcext:value-type="float">
            <text:p>27.5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42" calcext:value-type="float">
            <text:p>140.42</text:p>
          </table:table-cell>
          <table:table-cell office:value-type="float" office:value="26.9" calcext:value-type="float">
            <text:p>26.9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59" calcext:value-type="float">
            <text:p>140.59</text:p>
          </table:table-cell>
          <table:table-cell office:value-type="float" office:value="26.5" calcext:value-type="float">
            <text:p>26.5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75" calcext:value-type="float">
            <text:p>140.75</text:p>
          </table:table-cell>
          <table:table-cell office:value-type="float" office:value="26.1" calcext:value-type="float">
            <text:p>26.1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92" calcext:value-type="float">
            <text:p>140.92</text:p>
          </table:table-cell>
          <table:table-cell office:value-type="float" office:value="25.7" calcext:value-type="float">
            <text:p>25.7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09" calcext:value-type="float">
            <text:p>141.09</text:p>
          </table:table-cell>
          <table:table-cell office:value-type="float" office:value="25.3" calcext:value-type="float">
            <text:p>25.3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26" calcext:value-type="float">
            <text:p>141.26</text:p>
          </table:table-cell>
          <table:table-cell office:value-type="float" office:value="25" calcext:value-type="float">
            <text:p>25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42" calcext:value-type="float">
            <text:p>141.42</text:p>
          </table:table-cell>
          <table:table-cell office:value-type="float" office:value="24.7" calcext:value-type="float">
            <text:p>24.7</text:p>
          </table:table-cell>
          <table:table-cell office:value-type="float" office:value="73.9999999999999" calcext:value-type="float">
            <text:p>73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80.0088554467298" calcext:value-type="float">
            <text:p>80.0088554467298</text:p>
          </table:table-cell>
          <table:table-cell office:value-type="float" office:value="1342.99190177549" calcext:value-type="float">
            <text:p>1342.99190177549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6T14:16:38.388000000</dc:date>
    <meta:editing-duration>PT14M51S</meta:editing-duration>
    <meta:editing-cycles>2</meta:editing-cycles>
    <meta:generator>LibreOffice/6.0.2.1$Windows_X86_64 LibreOffice_project/f7f06a8f319e4b62f9bc5095aa112a65d2f3ac89</meta:generator>
    <meta:document-statistic meta:table-count="1" meta:cell-count="59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98cm" svg:height="13.787cm" xlink:href=".." xlink:type="simple" chart:class="chart:scatter" chart:style-name="ch1">
        <chart:legend chart:legend-position="end" svg:x="23.674cm" svg:y="6.345cm" style:legend-expansion="high" chart:style-name="ch2"/>
        <chart:plot-area chart:style-name="ch3" table:cell-range-address="temperature20200426_074339.A1:temperature20200426_074339.C811" chart:data-source-has-labels="both" svg:x="0.583cm" svg:y="0.275cm" svg:width="22.508cm" svg:height="13.237cm">
          <chartooo:coordinate-region svg:x="1.204cm" svg:y="0.474cm" svg:width="21.607cm" svg:height="12.391cm"/>
          <chart:axis chart:dimension="x" chart:name="primary-x" chart:style-name="ch4" chartooo:axis-type="auto">
            <chart:categories table:cell-range-address="temperature20200426_074339.A2:temperature20200426_074339.A8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erature20200426_074339.B2:temperature20200426_074339.B811" chart:label-cell-address="temperature20200426_074339.B1:temperature20200426_074339.B1" chart:class="chart:scatter">
            <chart:domain table:cell-range-address="temperature20200426_074339.A2:temperature20200426_074339.A811"/>
            <chart:data-point chart:repeated="810"/>
          </chart:series>
          <chart:series chart:style-name="ch7" chart:values-cell-range-address="temperature20200426_074339.C2:temperature20200426_074339.C811" chart:label-cell-address="temperature20200426_074339.C1:temperature20200426_074339.C1" chart:class="chart:scatter">
            <chart:data-point chart:repeated="8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[°C]</text:p>
                <draw:g>
                  <svg:desc>temperature20200426_074339.B1:temperature20200426_074339.B1</svg:desc>
                </draw:g>
              </table:table-cell>
              <table:table-cell office:value-type="string">
                <text:p>Reference Temperature[°C]</text:p>
                <draw:g>
                  <svg:desc>temperature20200426_074339.C1:temperature20200426_074339.C1</svg:desc>
                </draw:g>
              </table:table-cell>
            </table:table-row>
          </table:table-header-rows>
          <table:table-rows>
            <table:table-row>
              <table:table-cell office:value-type="float" office:value="0.03">
                <text:p>0.03</text:p>
                <draw:g>
                  <svg:desc>temperature20200426_074339.A2:temperature20200426_074339.A811</svg:desc>
                </draw:g>
              </table:table-cell>
              <table:table-cell office:value-type="float" office:value="17">
                <text:p>17</text:p>
                <draw:g>
                  <svg:desc>temperature20200426_074339.B2:temperature20200426_074339.B811</svg:desc>
                </draw:g>
              </table:table-cell>
              <table:table-cell office:value-type="float" office:value="55">
                <text:p>55</text:p>
                <draw:g>
                  <svg:desc>temperature20200426_074339.C2:temperature20200426_074339.C81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55.4">
                <text:p>55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55.5">
                <text:p>5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55.4">
                <text:p>55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55.4">
                <text:p>55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5.4">
                <text:p>55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55.4">
                <text:p>55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5.4">
                <text:p>55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03">
                <text:p>7.03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53">
                <text:p>7.53</text:p>
              </table:table-cell>
              <table:table-cell office:value-type="float" office:value="55.3">
                <text:p>55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55.2">
                <text:p>55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55.2">
                <text:p>55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.03">
                <text:p>8.03</text:p>
              </table:table-cell>
              <table:table-cell office:value-type="float" office:value="55.2">
                <text:p>55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.53">
                <text:p>8.53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55.2">
                <text:p>55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.53">
                <text:p>9.53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.87">
                <text:p>9.8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.03">
                <text:p>10.03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.37">
                <text:p>10.3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.87">
                <text:p>11.8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.03">
                <text:p>12.03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.37">
                <text:p>12.3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.53">
                <text:p>12.53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.87">
                <text:p>12.87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.03">
                <text:p>13.0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.37">
                <text:p>13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.53">
                <text:p>13.5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.87">
                <text:p>13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.03">
                <text:p>14.0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.37">
                <text:p>14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.53">
                <text:p>14.53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.87">
                <text:p>14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.03">
                <text:p>15.0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.37">
                <text:p>15.3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.53">
                <text:p>15.5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.87">
                <text:p>15.8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.03">
                <text:p>16.03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.37">
                <text:p>16.3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.53">
                <text:p>16.53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.87">
                <text:p>16.8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.03">
                <text:p>17.03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.37">
                <text:p>17.3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.53">
                <text:p>17.5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.87">
                <text:p>17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8.04">
                <text:p>18.04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8.37">
                <text:p>18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8.54">
                <text:p>18.54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8.87">
                <text:p>18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04">
                <text:p>19.04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37">
                <text:p>19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54">
                <text:p>19.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87">
                <text:p>19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.04">
                <text:p>20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.37">
                <text:p>20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.54">
                <text:p>20.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.87">
                <text:p>20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.04">
                <text:p>21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.37">
                <text:p>21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.54">
                <text:p>21.54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.87">
                <text:p>21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.04">
                <text:p>22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.37">
                <text:p>22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.54">
                <text:p>22.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.87">
                <text:p>22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3.04">
                <text:p>23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3.37">
                <text:p>23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3.54">
                <text:p>23.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3.87">
                <text:p>23.8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4.04">
                <text:p>24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4.37">
                <text:p>24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4.54">
                <text:p>24.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4.87">
                <text:p>24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04">
                <text:p>25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37">
                <text:p>25.3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54">
                <text:p>25.54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71">
                <text:p>25.7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87">
                <text:p>25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.04">
                <text:p>26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.21">
                <text:p>26.21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.37">
                <text:p>26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.54">
                <text:p>26.54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.71">
                <text:p>26.7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.87">
                <text:p>26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7.04">
                <text:p>27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7.21">
                <text:p>27.2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7.37">
                <text:p>27.3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7.54">
                <text:p>27.54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7.71">
                <text:p>27.71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7.87">
                <text:p>27.87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8.04">
                <text:p>28.04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8.21">
                <text:p>28.2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8.37">
                <text:p>28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8.54">
                <text:p>28.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8.71">
                <text:p>28.7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8.87">
                <text:p>28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.04">
                <text:p>29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.21">
                <text:p>29.21</text:p>
              </table:table-cell>
              <table:table-cell office:value-type="float" office:value="55.1">
                <text:p>55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.37">
                <text:p>29.3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.54">
                <text:p>29.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.71">
                <text:p>29.7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.87">
                <text:p>29.8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0.04">
                <text:p>30.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0.21">
                <text:p>30.21</text:p>
              </table:table-cell>
              <table:table-cell office:value-type="float" office:value="55">
                <text:p>55</text:p>
              </table:table-cell>
              <table:table-cell office:value-type="float" office:value="55.1155">
                <text:p>55.1155</text:p>
              </table:table-cell>
            </table:table-row>
            <table:table-row>
              <table:table-cell office:value-type="float" office:value="30.37">
                <text:p>30.37</text:p>
              </table:table-cell>
              <table:table-cell office:value-type="float" office:value="55.1">
                <text:p>55.1</text:p>
              </table:table-cell>
              <table:table-cell office:value-type="float" office:value="55.2317">
                <text:p>55.2317</text:p>
              </table:table-cell>
            </table:table-row>
            <table:table-row>
              <table:table-cell office:value-type="float" office:value="30.54">
                <text:p>30.54</text:p>
              </table:table-cell>
              <table:table-cell office:value-type="float" office:value="55.1">
                <text:p>55.1</text:p>
              </table:table-cell>
              <table:table-cell office:value-type="float" office:value="55.3479">
                <text:p>55.3479</text:p>
              </table:table-cell>
            </table:table-row>
            <table:table-row>
              <table:table-cell office:value-type="float" office:value="30.71">
                <text:p>30.71</text:p>
              </table:table-cell>
              <table:table-cell office:value-type="float" office:value="55.1">
                <text:p>55.1</text:p>
              </table:table-cell>
              <table:table-cell office:value-type="float" office:value="55.4648">
                <text:p>55.4648</text:p>
              </table:table-cell>
            </table:table-row>
            <table:table-row>
              <table:table-cell office:value-type="float" office:value="30.87">
                <text:p>30.87</text:p>
              </table:table-cell>
              <table:table-cell office:value-type="float" office:value="55.1">
                <text:p>55.1</text:p>
              </table:table-cell>
              <table:table-cell office:value-type="float" office:value="55.5817">
                <text:p>55.5817</text:p>
              </table:table-cell>
            </table:table-row>
            <table:table-row>
              <table:table-cell office:value-type="float" office:value="31.04">
                <text:p>31.04</text:p>
              </table:table-cell>
              <table:table-cell office:value-type="float" office:value="55.2">
                <text:p>55.2</text:p>
              </table:table-cell>
              <table:table-cell office:value-type="float" office:value="55.6986">
                <text:p>55.6986</text:p>
              </table:table-cell>
            </table:table-row>
            <table:table-row>
              <table:table-cell office:value-type="float" office:value="31.21">
                <text:p>31.21</text:p>
              </table:table-cell>
              <table:table-cell office:value-type="float" office:value="55.2">
                <text:p>55.2</text:p>
              </table:table-cell>
              <table:table-cell office:value-type="float" office:value="55.8148">
                <text:p>55.8148</text:p>
              </table:table-cell>
            </table:table-row>
            <table:table-row>
              <table:table-cell office:value-type="float" office:value="31.37">
                <text:p>31.37</text:p>
              </table:table-cell>
              <table:table-cell office:value-type="float" office:value="55.3">
                <text:p>55.3</text:p>
              </table:table-cell>
              <table:table-cell office:value-type="float" office:value="55.9317">
                <text:p>55.9317</text:p>
              </table:table-cell>
            </table:table-row>
            <table:table-row>
              <table:table-cell office:value-type="float" office:value="31.54">
                <text:p>31.54</text:p>
              </table:table-cell>
              <table:table-cell office:value-type="float" office:value="55.3">
                <text:p>55.3</text:p>
              </table:table-cell>
              <table:table-cell office:value-type="float" office:value="56.0479">
                <text:p>56.0479</text:p>
              </table:table-cell>
            </table:table-row>
            <table:table-row>
              <table:table-cell office:value-type="float" office:value="31.71">
                <text:p>31.71</text:p>
              </table:table-cell>
              <table:table-cell office:value-type="float" office:value="55.3">
                <text:p>55.3</text:p>
              </table:table-cell>
              <table:table-cell office:value-type="float" office:value="56.1655">
                <text:p>56.1655</text:p>
              </table:table-cell>
            </table:table-row>
            <table:table-row>
              <table:table-cell office:value-type="float" office:value="31.87">
                <text:p>31.87</text:p>
              </table:table-cell>
              <table:table-cell office:value-type="float" office:value="55.4">
                <text:p>55.4</text:p>
              </table:table-cell>
              <table:table-cell office:value-type="float" office:value="56.2824">
                <text:p>56.2824</text:p>
              </table:table-cell>
            </table:table-row>
            <table:table-row>
              <table:table-cell office:value-type="float" office:value="32.04">
                <text:p>32.04</text:p>
              </table:table-cell>
              <table:table-cell office:value-type="float" office:value="55.4">
                <text:p>55.4</text:p>
              </table:table-cell>
              <table:table-cell office:value-type="float" office:value="56.3986">
                <text:p>56.3986</text:p>
              </table:table-cell>
            </table:table-row>
            <table:table-row>
              <table:table-cell office:value-type="float" office:value="32.21">
                <text:p>32.21</text:p>
              </table:table-cell>
              <table:table-cell office:value-type="float" office:value="55.5">
                <text:p>55.5</text:p>
              </table:table-cell>
              <table:table-cell office:value-type="float" office:value="56.5155">
                <text:p>56.5155</text:p>
              </table:table-cell>
            </table:table-row>
            <table:table-row>
              <table:table-cell office:value-type="float" office:value="32.37">
                <text:p>32.37</text:p>
              </table:table-cell>
              <table:table-cell office:value-type="float" office:value="55.6">
                <text:p>55.6</text:p>
              </table:table-cell>
              <table:table-cell office:value-type="float" office:value="56.6331">
                <text:p>56.6331</text:p>
              </table:table-cell>
            </table:table-row>
            <table:table-row>
              <table:table-cell office:value-type="float" office:value="32.54">
                <text:p>32.54</text:p>
              </table:table-cell>
              <table:table-cell office:value-type="float" office:value="55.6">
                <text:p>55.6</text:p>
              </table:table-cell>
              <table:table-cell office:value-type="float" office:value="56.7493">
                <text:p>56.7493</text:p>
              </table:table-cell>
            </table:table-row>
            <table:table-row>
              <table:table-cell office:value-type="float" office:value="32.71">
                <text:p>32.71</text:p>
              </table:table-cell>
              <table:table-cell office:value-type="float" office:value="55.7">
                <text:p>55.7</text:p>
              </table:table-cell>
              <table:table-cell office:value-type="float" office:value="56.8655">
                <text:p>56.8655</text:p>
              </table:table-cell>
            </table:table-row>
            <table:table-row>
              <table:table-cell office:value-type="float" office:value="32.88">
                <text:p>32.88</text:p>
              </table:table-cell>
              <table:table-cell office:value-type="float" office:value="55.8">
                <text:p>55.8</text:p>
              </table:table-cell>
              <table:table-cell office:value-type="float" office:value="56.9824">
                <text:p>56.9824</text:p>
              </table:table-cell>
            </table:table-row>
            <table:table-row>
              <table:table-cell office:value-type="float" office:value="33.04">
                <text:p>33.04</text:p>
              </table:table-cell>
              <table:table-cell office:value-type="float" office:value="55.9">
                <text:p>55.9</text:p>
              </table:table-cell>
              <table:table-cell office:value-type="float" office:value="57.0993">
                <text:p>57.0993</text:p>
              </table:table-cell>
            </table:table-row>
            <table:table-row>
              <table:table-cell office:value-type="float" office:value="33.21">
                <text:p>33.21</text:p>
              </table:table-cell>
              <table:table-cell office:value-type="float" office:value="56">
                <text:p>56</text:p>
              </table:table-cell>
              <table:table-cell office:value-type="float" office:value="57.2162">
                <text:p>57.2162</text:p>
              </table:table-cell>
            </table:table-row>
            <table:table-row>
              <table:table-cell office:value-type="float" office:value="33.38">
                <text:p>33.38</text:p>
              </table:table-cell>
              <table:table-cell office:value-type="float" office:value="56.1">
                <text:p>56.1</text:p>
              </table:table-cell>
              <table:table-cell office:value-type="float" office:value="57.3331">
                <text:p>57.3331</text:p>
              </table:table-cell>
            </table:table-row>
            <table:table-row>
              <table:table-cell office:value-type="float" office:value="33.54">
                <text:p>33.54</text:p>
              </table:table-cell>
              <table:table-cell office:value-type="float" office:value="56.2">
                <text:p>56.2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float" office:value="33.71">
                <text:p>33.71</text:p>
              </table:table-cell>
              <table:table-cell office:value-type="float" office:value="56.2">
                <text:p>56.2</text:p>
              </table:table-cell>
              <table:table-cell office:value-type="float" office:value="57.5669">
                <text:p>57.5669</text:p>
              </table:table-cell>
            </table:table-row>
            <table:table-row>
              <table:table-cell office:value-type="float" office:value="33.88">
                <text:p>33.88</text:p>
              </table:table-cell>
              <table:table-cell office:value-type="float" office:value="56.3">
                <text:p>56.3</text:p>
              </table:table-cell>
              <table:table-cell office:value-type="float" office:value="57.6838">
                <text:p>57.6838</text:p>
              </table:table-cell>
            </table:table-row>
            <table:table-row>
              <table:table-cell office:value-type="float" office:value="34.04">
                <text:p>34.04</text:p>
              </table:table-cell>
              <table:table-cell office:value-type="float" office:value="56.4">
                <text:p>56.4</text:p>
              </table:table-cell>
              <table:table-cell office:value-type="float" office:value="57.7993">
                <text:p>57.7993</text:p>
              </table:table-cell>
            </table:table-row>
            <table:table-row>
              <table:table-cell office:value-type="float" office:value="34.21">
                <text:p>34.21</text:p>
              </table:table-cell>
              <table:table-cell office:value-type="float" office:value="56.6">
                <text:p>56.6</text:p>
              </table:table-cell>
              <table:table-cell office:value-type="float" office:value="57.9169">
                <text:p>57.9169</text:p>
              </table:table-cell>
            </table:table-row>
            <table:table-row>
              <table:table-cell office:value-type="float" office:value="34.38">
                <text:p>34.38</text:p>
              </table:table-cell>
              <table:table-cell office:value-type="float" office:value="56.7">
                <text:p>56.7</text:p>
              </table:table-cell>
              <table:table-cell office:value-type="float" office:value="58.0331">
                <text:p>58.0331</text:p>
              </table:table-cell>
            </table:table-row>
            <table:table-row>
              <table:table-cell office:value-type="float" office:value="34.54">
                <text:p>34.54</text:p>
              </table:table-cell>
              <table:table-cell office:value-type="float" office:value="56.8">
                <text:p>56.8</text:p>
              </table:table-cell>
              <table:table-cell office:value-type="float" office:value="58.1507">
                <text:p>58.1507</text:p>
              </table:table-cell>
            </table:table-row>
            <table:table-row>
              <table:table-cell office:value-type="float" office:value="34.71">
                <text:p>34.71</text:p>
              </table:table-cell>
              <table:table-cell office:value-type="float" office:value="56.9">
                <text:p>56.9</text:p>
              </table:table-cell>
              <table:table-cell office:value-type="float" office:value="58.2669">
                <text:p>58.2669</text:p>
              </table:table-cell>
            </table:table-row>
            <table:table-row>
              <table:table-cell office:value-type="float" office:value="34.88">
                <text:p>34.88</text:p>
              </table:table-cell>
              <table:table-cell office:value-type="float" office:value="57">
                <text:p>57</text:p>
              </table:table-cell>
              <table:table-cell office:value-type="float" office:value="58.3831">
                <text:p>58.3831</text:p>
              </table:table-cell>
            </table:table-row>
            <table:table-row>
              <table:table-cell office:value-type="float" office:value="35.04">
                <text:p>35.04</text:p>
              </table:table-cell>
              <table:table-cell office:value-type="float" office:value="57.1">
                <text:p>57.1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35.21">
                <text:p>35.21</text:p>
              </table:table-cell>
              <table:table-cell office:value-type="float" office:value="57.3">
                <text:p>57.3</text:p>
              </table:table-cell>
              <table:table-cell office:value-type="float" office:value="58.6162">
                <text:p>58.6162</text:p>
              </table:table-cell>
            </table:table-row>
            <table:table-row>
              <table:table-cell office:value-type="float" office:value="35.38">
                <text:p>35.38</text:p>
              </table:table-cell>
              <table:table-cell office:value-type="float" office:value="57.4">
                <text:p>57.4</text:p>
              </table:table-cell>
              <table:table-cell office:value-type="float" office:value="58.7338">
                <text:p>58.7338</text:p>
              </table:table-cell>
            </table:table-row>
            <table:table-row>
              <table:table-cell office:value-type="float" office:value="35.54">
                <text:p>35.54</text:p>
              </table:table-cell>
              <table:table-cell office:value-type="float" office:value="57.5">
                <text:p>57.5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35.71">
                <text:p>35.71</text:p>
              </table:table-cell>
              <table:table-cell office:value-type="float" office:value="57.6">
                <text:p>57.6</text:p>
              </table:table-cell>
              <table:table-cell office:value-type="float" office:value="58.9669">
                <text:p>58.9669</text:p>
              </table:table-cell>
            </table:table-row>
            <table:table-row>
              <table:table-cell office:value-type="float" office:value="35.88">
                <text:p>35.88</text:p>
              </table:table-cell>
              <table:table-cell office:value-type="float" office:value="57.7">
                <text:p>57.7</text:p>
              </table:table-cell>
              <table:table-cell office:value-type="float" office:value="59.0838">
                <text:p>59.0838</text:p>
              </table:table-cell>
            </table:table-row>
            <table:table-row>
              <table:table-cell office:value-type="float" office:value="36.04">
                <text:p>36.04</text:p>
              </table:table-cell>
              <table:table-cell office:value-type="float" office:value="57.8">
                <text:p>57.8</text:p>
              </table:table-cell>
              <table:table-cell office:value-type="float" office:value="59.2007">
                <text:p>59.2007</text:p>
              </table:table-cell>
            </table:table-row>
            <table:table-row>
              <table:table-cell office:value-type="float" office:value="36.21">
                <text:p>36.21</text:p>
              </table:table-cell>
              <table:table-cell office:value-type="float" office:value="58">
                <text:p>58</text:p>
              </table:table-cell>
              <table:table-cell office:value-type="float" office:value="59.3169">
                <text:p>59.3169</text:p>
              </table:table-cell>
            </table:table-row>
            <table:table-row>
              <table:table-cell office:value-type="float" office:value="36.38">
                <text:p>36.38</text:p>
              </table:table-cell>
              <table:table-cell office:value-type="float" office:value="58">
                <text:p>58</text:p>
              </table:table-cell>
              <table:table-cell office:value-type="float" office:value="59.4331">
                <text:p>59.4331</text:p>
              </table:table-cell>
            </table:table-row>
            <table:table-row>
              <table:table-cell office:value-type="float" office:value="36.54">
                <text:p>36.54</text:p>
              </table:table-cell>
              <table:table-cell office:value-type="float" office:value="58.2">
                <text:p>58.2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float" office:value="36.71">
                <text:p>36.71</text:p>
              </table:table-cell>
              <table:table-cell office:value-type="float" office:value="58.3">
                <text:p>58.3</text:p>
              </table:table-cell>
              <table:table-cell office:value-type="float" office:value="59.6676">
                <text:p>59.6676</text:p>
              </table:table-cell>
            </table:table-row>
            <table:table-row>
              <table:table-cell office:value-type="float" office:value="36.88">
                <text:p>36.88</text:p>
              </table:table-cell>
              <table:table-cell office:value-type="float" office:value="58.5">
                <text:p>58.5</text:p>
              </table:table-cell>
              <table:table-cell office:value-type="float" office:value="59.7838">
                <text:p>59.7838</text:p>
              </table:table-cell>
            </table:table-row>
            <table:table-row>
              <table:table-cell office:value-type="float" office:value="37.04">
                <text:p>37.04</text:p>
              </table:table-cell>
              <table:table-cell office:value-type="float" office:value="58.5">
                <text:p>58.5</text:p>
              </table:table-cell>
              <table:table-cell office:value-type="float" office:value="59.9014">
                <text:p>59.9014</text:p>
              </table:table-cell>
            </table:table-row>
            <table:table-row>
              <table:table-cell office:value-type="float" office:value="37.21">
                <text:p>37.21</text:p>
              </table:table-cell>
              <table:table-cell office:value-type="float" office:value="58.7">
                <text:p>58.7</text:p>
              </table:table-cell>
              <table:table-cell office:value-type="float" office:value="60.0176">
                <text:p>60.0176</text:p>
              </table:table-cell>
            </table:table-row>
            <table:table-row>
              <table:table-cell office:value-type="float" office:value="37.38">
                <text:p>37.38</text:p>
              </table:table-cell>
              <table:table-cell office:value-type="float" office:value="58.8">
                <text:p>58.8</text:p>
              </table:table-cell>
              <table:table-cell office:value-type="float" office:value="60.1345">
                <text:p>60.1345</text:p>
              </table:table-cell>
            </table:table-row>
            <table:table-row>
              <table:table-cell office:value-type="float" office:value="37.54">
                <text:p>37.54</text:p>
              </table:table-cell>
              <table:table-cell office:value-type="float" office:value="58.9">
                <text:p>58.9</text:p>
              </table:table-cell>
              <table:table-cell office:value-type="float" office:value="60.2507">
                <text:p>60.2507</text:p>
              </table:table-cell>
            </table:table-row>
            <table:table-row>
              <table:table-cell office:value-type="float" office:value="37.71">
                <text:p>37.71</text:p>
              </table:table-cell>
              <table:table-cell office:value-type="float" office:value="59.1">
                <text:p>59.1</text:p>
              </table:table-cell>
              <table:table-cell office:value-type="float" office:value="60.3676">
                <text:p>60.3676</text:p>
              </table:table-cell>
            </table:table-row>
            <table:table-row>
              <table:table-cell office:value-type="float" office:value="37.88">
                <text:p>37.88</text:p>
              </table:table-cell>
              <table:table-cell office:value-type="float" office:value="59.1">
                <text:p>59.1</text:p>
              </table:table-cell>
              <table:table-cell office:value-type="float" office:value="60.4838">
                <text:p>60.4838</text:p>
              </table:table-cell>
            </table:table-row>
            <table:table-row>
              <table:table-cell office:value-type="float" office:value="38.04">
                <text:p>38.04</text:p>
              </table:table-cell>
              <table:table-cell office:value-type="float" office:value="59.3">
                <text:p>59.3</text:p>
              </table:table-cell>
              <table:table-cell office:value-type="float" office:value="60.6007">
                <text:p>60.6007</text:p>
              </table:table-cell>
            </table:table-row>
            <table:table-row>
              <table:table-cell office:value-type="float" office:value="38.21">
                <text:p>38.21</text:p>
              </table:table-cell>
              <table:table-cell office:value-type="float" office:value="59.4">
                <text:p>59.4</text:p>
              </table:table-cell>
              <table:table-cell office:value-type="float" office:value="60.7183">
                <text:p>60.7183</text:p>
              </table:table-cell>
            </table:table-row>
            <table:table-row>
              <table:table-cell office:value-type="float" office:value="38.38">
                <text:p>38.38</text:p>
              </table:table-cell>
              <table:table-cell office:value-type="float" office:value="59.5">
                <text:p>59.5</text:p>
              </table:table-cell>
              <table:table-cell office:value-type="float" office:value="60.8345">
                <text:p>60.8345</text:p>
              </table:table-cell>
            </table:table-row>
            <table:table-row>
              <table:table-cell office:value-type="float" office:value="38.55">
                <text:p>38.55</text:p>
              </table:table-cell>
              <table:table-cell office:value-type="float" office:value="59.7">
                <text:p>59.7</text:p>
              </table:table-cell>
              <table:table-cell office:value-type="float" office:value="60.9514">
                <text:p>60.9514</text:p>
              </table:table-cell>
            </table:table-row>
            <table:table-row>
              <table:table-cell office:value-type="float" office:value="38.71">
                <text:p>38.71</text:p>
              </table:table-cell>
              <table:table-cell office:value-type="float" office:value="59.8">
                <text:p>59.8</text:p>
              </table:table-cell>
              <table:table-cell office:value-type="float" office:value="61.069">
                <text:p>61.069</text:p>
              </table:table-cell>
            </table:table-row>
            <table:table-row>
              <table:table-cell office:value-type="float" office:value="38.88">
                <text:p>38.88</text:p>
              </table:table-cell>
              <table:table-cell office:value-type="float" office:value="59.9">
                <text:p>59.9</text:p>
              </table:table-cell>
              <table:table-cell office:value-type="float" office:value="61.1852">
                <text:p>61.1852</text:p>
              </table:table-cell>
            </table:table-row>
            <table:table-row>
              <table:table-cell office:value-type="float" office:value="39.05">
                <text:p>39.05</text:p>
              </table:table-cell>
              <table:table-cell office:value-type="float" office:value="60">
                <text:p>60</text:p>
              </table:table-cell>
              <table:table-cell office:value-type="float" office:value="61.3014">
                <text:p>61.3014</text:p>
              </table:table-cell>
            </table:table-row>
            <table:table-row>
              <table:table-cell office:value-type="float" office:value="39.21">
                <text:p>39.21</text:p>
              </table:table-cell>
              <table:table-cell office:value-type="float" office:value="60.2">
                <text:p>60.2</text:p>
              </table:table-cell>
              <table:table-cell office:value-type="float" office:value="61.419">
                <text:p>61.419</text:p>
              </table:table-cell>
            </table:table-row>
            <table:table-row>
              <table:table-cell office:value-type="float" office:value="39.38">
                <text:p>39.38</text:p>
              </table:table-cell>
              <table:table-cell office:value-type="float" office:value="60.2">
                <text:p>60.2</text:p>
              </table:table-cell>
              <table:table-cell office:value-type="float" office:value="61.5352">
                <text:p>61.5352</text:p>
              </table:table-cell>
            </table:table-row>
            <table:table-row>
              <table:table-cell office:value-type="float" office:value="39.55">
                <text:p>39.55</text:p>
              </table:table-cell>
              <table:table-cell office:value-type="float" office:value="60.3">
                <text:p>60.3</text:p>
              </table:table-cell>
              <table:table-cell office:value-type="float" office:value="61.6521">
                <text:p>61.6521</text:p>
              </table:table-cell>
            </table:table-row>
            <table:table-row>
              <table:table-cell office:value-type="float" office:value="39.71">
                <text:p>39.71</text:p>
              </table:table-cell>
              <table:table-cell office:value-type="float" office:value="60.4">
                <text:p>60.4</text:p>
              </table:table-cell>
              <table:table-cell office:value-type="float" office:value="61.769">
                <text:p>61.769</text:p>
              </table:table-cell>
            </table:table-row>
            <table:table-row>
              <table:table-cell office:value-type="float" office:value="39.88">
                <text:p>39.88</text:p>
              </table:table-cell>
              <table:table-cell office:value-type="float" office:value="60.5">
                <text:p>60.5</text:p>
              </table:table-cell>
              <table:table-cell office:value-type="float" office:value="61.8852">
                <text:p>61.8852</text:p>
              </table:table-cell>
            </table:table-row>
            <table:table-row>
              <table:table-cell office:value-type="float" office:value="40.05">
                <text:p>40.05</text:p>
              </table:table-cell>
              <table:table-cell office:value-type="float" office:value="60.6">
                <text:p>60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.21">
                <text:p>40.21</text:p>
              </table:table-cell>
              <table:table-cell office:value-type="float" office:value="60.7">
                <text:p>60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.38">
                <text:p>40.38</text:p>
              </table:table-cell>
              <table:table-cell office:value-type="float" office:value="60.7">
                <text:p>60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.55">
                <text:p>40.55</text:p>
              </table:table-cell>
              <table:table-cell office:value-type="float" office:value="60.8">
                <text:p>60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.71">
                <text:p>40.71</text:p>
              </table:table-cell>
              <table:table-cell office:value-type="float" office:value="60.9">
                <text:p>60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.88">
                <text:p>40.88</text:p>
              </table:table-cell>
              <table:table-cell office:value-type="float" office:value="60.9">
                <text:p>60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.05">
                <text:p>41.05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.21">
                <text:p>41.21</text:p>
              </table:table-cell>
              <table:table-cell office:value-type="float" office:value="61.1">
                <text:p>61.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.38">
                <text:p>41.38</text:p>
              </table:table-cell>
              <table:table-cell office:value-type="float" office:value="61.1">
                <text:p>61.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.55">
                <text:p>41.55</text:p>
              </table:table-cell>
              <table:table-cell office:value-type="float" office:value="61.2">
                <text:p>61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.71">
                <text:p>41.71</text:p>
              </table:table-cell>
              <table:table-cell office:value-type="float" office:value="61.2">
                <text:p>61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.88">
                <text:p>41.88</text:p>
              </table:table-cell>
              <table:table-cell office:value-type="float" office:value="61.3">
                <text:p>61.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.05">
                <text:p>42.05</text:p>
              </table:table-cell>
              <table:table-cell office:value-type="float" office:value="61.3">
                <text:p>61.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.21">
                <text:p>42.21</text:p>
              </table:table-cell>
              <table:table-cell office:value-type="float" office:value="61.4">
                <text:p>61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.38">
                <text:p>42.38</text:p>
              </table:table-cell>
              <table:table-cell office:value-type="float" office:value="61.4">
                <text:p>61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.55">
                <text:p>42.55</text:p>
              </table:table-cell>
              <table:table-cell office:value-type="float" office:value="61.4">
                <text:p>61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.71">
                <text:p>42.71</text:p>
              </table:table-cell>
              <table:table-cell office:value-type="float" office:value="61.4">
                <text:p>61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.88">
                <text:p>42.88</text:p>
              </table:table-cell>
              <table:table-cell office:value-type="float" office:value="61.4">
                <text:p>61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.05">
                <text:p>43.05</text:p>
              </table:table-cell>
              <table:table-cell office:value-type="float" office:value="61.5">
                <text:p>61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.21">
                <text:p>43.21</text:p>
              </table:table-cell>
              <table:table-cell office:value-type="float" office:value="61.6">
                <text:p>61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.38">
                <text:p>43.38</text:p>
              </table:table-cell>
              <table:table-cell office:value-type="float" office:value="61.6">
                <text:p>61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.55">
                <text:p>43.55</text:p>
              </table:table-cell>
              <table:table-cell office:value-type="float" office:value="61.6">
                <text:p>61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.71">
                <text:p>43.71</text:p>
              </table:table-cell>
              <table:table-cell office:value-type="float" office:value="61.6">
                <text:p>61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.88">
                <text:p>43.88</text:p>
              </table:table-cell>
              <table:table-cell office:value-type="float" office:value="61.6">
                <text:p>61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.05">
                <text:p>44.05</text:p>
              </table:table-cell>
              <table:table-cell office:value-type="float" office:value="61.6">
                <text:p>61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.21">
                <text:p>44.21</text:p>
              </table:table-cell>
              <table:table-cell office:value-type="float" office:value="61.7">
                <text:p>61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.38">
                <text:p>44.38</text:p>
              </table:table-cell>
              <table:table-cell office:value-type="float" office:value="61.7">
                <text:p>61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.55">
                <text:p>44.55</text:p>
              </table:table-cell>
              <table:table-cell office:value-type="float" office:value="61.7">
                <text:p>61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.72">
                <text:p>44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.88">
                <text:p>44.8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.05">
                <text:p>45.05</text:p>
              </table:table-cell>
              <table:table-cell office:value-type="float" office:value="61.7">
                <text:p>61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.22">
                <text:p>45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.38">
                <text:p>45.3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.55">
                <text:p>45.5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.72">
                <text:p>45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.88">
                <text:p>45.8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6.05">
                <text:p>46.05</text:p>
              </table:table-cell>
              <table:table-cell office:value-type="float" office:value="61.7">
                <text:p>61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6.22">
                <text:p>46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6.38">
                <text:p>46.3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6.55">
                <text:p>46.5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6.72">
                <text:p>46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6.88">
                <text:p>46.8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7.05">
                <text:p>47.0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7.22">
                <text:p>47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7.38">
                <text:p>47.3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7.55">
                <text:p>47.5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7.72">
                <text:p>47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7.88">
                <text:p>47.8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.05">
                <text:p>48.0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.22">
                <text:p>48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.38">
                <text:p>48.3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.55">
                <text:p>48.5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.72">
                <text:p>48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.88">
                <text:p>48.8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.05">
                <text:p>49.0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.22">
                <text:p>49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.38">
                <text:p>49.3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.55">
                <text:p>49.5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.72">
                <text:p>49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.88">
                <text:p>49.88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.05">
                <text:p>50.0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.22">
                <text:p>50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.38">
                <text:p>50.38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.55">
                <text:p>50.5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.72">
                <text:p>50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.88">
                <text:p>50.88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.05">
                <text:p>51.0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.22">
                <text:p>51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.38">
                <text:p>51.38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.55">
                <text:p>51.5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.72">
                <text:p>51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.88">
                <text:p>51.8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.05">
                <text:p>52.0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.22">
                <text:p>52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.38">
                <text:p>52.38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.55">
                <text:p>52.5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.72">
                <text:p>52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.88">
                <text:p>52.88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3.05">
                <text:p>53.0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3.22">
                <text:p>53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3.38">
                <text:p>53.38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3.55">
                <text:p>53.5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3.72">
                <text:p>53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3.88">
                <text:p>53.8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4.05">
                <text:p>54.0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4.22">
                <text:p>54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4.38">
                <text:p>54.38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4.55">
                <text:p>54.5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4.72">
                <text:p>54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4.89">
                <text:p>54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5.05">
                <text:p>55.0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5.22">
                <text:p>55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5.39">
                <text:p>55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5.55">
                <text:p>55.5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5.72">
                <text:p>55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5.89">
                <text:p>55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6.05">
                <text:p>56.0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6.22">
                <text:p>56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6.39">
                <text:p>56.3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6.55">
                <text:p>56.5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6.72">
                <text:p>56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6.89">
                <text:p>56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7.05">
                <text:p>57.0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7.22">
                <text:p>57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7.39">
                <text:p>57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7.55">
                <text:p>57.5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7.72">
                <text:p>57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7.89">
                <text:p>57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8.05">
                <text:p>58.0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8.22">
                <text:p>58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8.39">
                <text:p>58.3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8.55">
                <text:p>58.5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8.72">
                <text:p>58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8.89">
                <text:p>58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9.05">
                <text:p>59.0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9.22">
                <text:p>59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9.39">
                <text:p>59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9.55">
                <text:p>59.5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9.72">
                <text:p>59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9.89">
                <text:p>59.8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0.05">
                <text:p>60.05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0.22">
                <text:p>60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0.39">
                <text:p>60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0.55">
                <text:p>60.5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0.72">
                <text:p>60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0.89">
                <text:p>60.8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1.05">
                <text:p>61.05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1.22">
                <text:p>61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1.39">
                <text:p>61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1.56">
                <text:p>61.56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1.72">
                <text:p>61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1.89">
                <text:p>61.8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2.06">
                <text:p>62.0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2.22">
                <text:p>62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2.39">
                <text:p>62.3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2.56">
                <text:p>62.5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2.72">
                <text:p>62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2.89">
                <text:p>62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.06">
                <text:p>63.0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.22">
                <text:p>63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.39">
                <text:p>63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.56">
                <text:p>63.5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.72">
                <text:p>63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.89">
                <text:p>63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.06">
                <text:p>64.0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.22">
                <text:p>64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.39">
                <text:p>64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.56">
                <text:p>64.5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.72">
                <text:p>64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.89">
                <text:p>64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.06">
                <text:p>65.0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.22">
                <text:p>65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.39">
                <text:p>65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.56">
                <text:p>65.5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.72">
                <text:p>65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.89">
                <text:p>65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6.06">
                <text:p>66.0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6.22">
                <text:p>66.2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6.39">
                <text:p>66.3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6.56">
                <text:p>66.5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6.72">
                <text:p>66.7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6.89">
                <text:p>66.8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7.06">
                <text:p>67.06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7.22">
                <text:p>67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7.39">
                <text:p>67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7.56">
                <text:p>67.56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7.72">
                <text:p>67.72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7.89">
                <text:p>67.8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8.06">
                <text:p>68.06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8.22">
                <text:p>68.22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8.39">
                <text:p>68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8.56">
                <text:p>68.56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8.73">
                <text:p>68.73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8.89">
                <text:p>68.89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9.06">
                <text:p>69.06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9.23">
                <text:p>69.23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9.39">
                <text:p>69.3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9.56">
                <text:p>69.56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9.73">
                <text:p>69.73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9.89">
                <text:p>69.89</text:p>
              </table:table-cell>
              <table:table-cell office:value-type="float" office:value="61.9">
                <text:p>61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0.06">
                <text:p>70.06</text:p>
              </table:table-cell>
              <table:table-cell office:value-type="float" office:value="61.9">
                <text:p>61.9</text:p>
              </table:table-cell>
              <table:table-cell office:value-type="float" office:value="62.017">
                <text:p>62.017</text:p>
              </table:table-cell>
            </table:table-row>
            <table:table-row>
              <table:table-cell office:value-type="float" office:value="70.23">
                <text:p>70.23</text:p>
              </table:table-cell>
              <table:table-cell office:value-type="float" office:value="62">
                <text:p>62</text:p>
              </table:table-cell>
              <table:table-cell office:value-type="float" office:value="62.182">
                <text:p>62.182</text:p>
              </table:table-cell>
            </table:table-row>
            <table:table-row>
              <table:table-cell office:value-type="float" office:value="70.39">
                <text:p>70.39</text:p>
              </table:table-cell>
              <table:table-cell office:value-type="float" office:value="62">
                <text:p>62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float" office:value="70.56">
                <text:p>70.56</text:p>
              </table:table-cell>
              <table:table-cell office:value-type="float" office:value="62">
                <text:p>62</text:p>
              </table:table-cell>
              <table:table-cell office:value-type="float" office:value="62.516">
                <text:p>62.516</text:p>
              </table:table-cell>
            </table:table-row>
            <table:table-row>
              <table:table-cell office:value-type="float" office:value="70.73">
                <text:p>70.73</text:p>
              </table:table-cell>
              <table:table-cell office:value-type="float" office:value="62.1">
                <text:p>62.1</text:p>
              </table:table-cell>
              <table:table-cell office:value-type="float" office:value="62.683">
                <text:p>62.683</text:p>
              </table:table-cell>
            </table:table-row>
            <table:table-row>
              <table:table-cell office:value-type="float" office:value="70.89">
                <text:p>70.89</text:p>
              </table:table-cell>
              <table:table-cell office:value-type="float" office:value="62.1">
                <text:p>62.1</text:p>
              </table:table-cell>
              <table:table-cell office:value-type="float" office:value="62.851">
                <text:p>62.851</text:p>
              </table:table-cell>
            </table:table-row>
            <table:table-row>
              <table:table-cell office:value-type="float" office:value="71.06">
                <text:p>71.06</text:p>
              </table:table-cell>
              <table:table-cell office:value-type="float" office:value="62.1">
                <text:p>62.1</text:p>
              </table:table-cell>
              <table:table-cell office:value-type="float" office:value="63.016">
                <text:p>63.016</text:p>
              </table:table-cell>
            </table:table-row>
            <table:table-row>
              <table:table-cell office:value-type="float" office:value="71.23">
                <text:p>71.23</text:p>
              </table:table-cell>
              <table:table-cell office:value-type="float" office:value="62.1">
                <text:p>62.1</text:p>
              </table:table-cell>
              <table:table-cell office:value-type="float" office:value="63.184">
                <text:p>63.184</text:p>
              </table:table-cell>
            </table:table-row>
            <table:table-row>
              <table:table-cell office:value-type="float" office:value="71.39">
                <text:p>71.39</text:p>
              </table:table-cell>
              <table:table-cell office:value-type="float" office:value="62.2">
                <text:p>62.2</text:p>
              </table:table-cell>
              <table:table-cell office:value-type="float" office:value="63.349">
                <text:p>63.349</text:p>
              </table:table-cell>
            </table:table-row>
            <table:table-row>
              <table:table-cell office:value-type="float" office:value="71.56">
                <text:p>71.56</text:p>
              </table:table-cell>
              <table:table-cell office:value-type="float" office:value="62.3">
                <text:p>62.3</text:p>
              </table:table-cell>
              <table:table-cell office:value-type="float" office:value="63.516">
                <text:p>63.516</text:p>
              </table:table-cell>
            </table:table-row>
            <table:table-row>
              <table:table-cell office:value-type="float" office:value="71.73">
                <text:p>71.73</text:p>
              </table:table-cell>
              <table:table-cell office:value-type="float" office:value="62.4">
                <text:p>62.4</text:p>
              </table:table-cell>
              <table:table-cell office:value-type="float" office:value="63.684">
                <text:p>63.684</text:p>
              </table:table-cell>
            </table:table-row>
            <table:table-row>
              <table:table-cell office:value-type="float" office:value="71.89">
                <text:p>71.89</text:p>
              </table:table-cell>
              <table:table-cell office:value-type="float" office:value="62.4">
                <text:p>62.4</text:p>
              </table:table-cell>
              <table:table-cell office:value-type="float" office:value="63.85">
                <text:p>63.85</text:p>
              </table:table-cell>
            </table:table-row>
            <table:table-row>
              <table:table-cell office:value-type="float" office:value="72.06">
                <text:p>72.06</text:p>
              </table:table-cell>
              <table:table-cell office:value-type="float" office:value="62.5">
                <text:p>62.5</text:p>
              </table:table-cell>
              <table:table-cell office:value-type="float" office:value="64.018">
                <text:p>64.018</text:p>
              </table:table-cell>
            </table:table-row>
            <table:table-row>
              <table:table-cell office:value-type="float" office:value="72.23">
                <text:p>72.23</text:p>
              </table:table-cell>
              <table:table-cell office:value-type="float" office:value="62.6">
                <text:p>62.6</text:p>
              </table:table-cell>
              <table:table-cell office:value-type="float" office:value="64.184">
                <text:p>64.184</text:p>
              </table:table-cell>
            </table:table-row>
            <table:table-row>
              <table:table-cell office:value-type="float" office:value="72.39">
                <text:p>72.39</text:p>
              </table:table-cell>
              <table:table-cell office:value-type="float" office:value="62.6">
                <text:p>62.6</text:p>
              </table:table-cell>
              <table:table-cell office:value-type="float" office:value="64.351">
                <text:p>64.351</text:p>
              </table:table-cell>
            </table:table-row>
            <table:table-row>
              <table:table-cell office:value-type="float" office:value="72.56">
                <text:p>72.56</text:p>
              </table:table-cell>
              <table:table-cell office:value-type="float" office:value="62.7">
                <text:p>62.7</text:p>
              </table:table-cell>
              <table:table-cell office:value-type="float" office:value="64.517">
                <text:p>64.517</text:p>
              </table:table-cell>
            </table:table-row>
            <table:table-row>
              <table:table-cell office:value-type="float" office:value="72.73">
                <text:p>72.73</text:p>
              </table:table-cell>
              <table:table-cell office:value-type="float" office:value="62.8">
                <text:p>62.8</text:p>
              </table:table-cell>
              <table:table-cell office:value-type="float" office:value="64.684">
                <text:p>64.684</text:p>
              </table:table-cell>
            </table:table-row>
            <table:table-row>
              <table:table-cell office:value-type="float" office:value="72.89">
                <text:p>72.89</text:p>
              </table:table-cell>
              <table:table-cell office:value-type="float" office:value="62.9">
                <text:p>62.9</text:p>
              </table:table-cell>
              <table:table-cell office:value-type="float" office:value="64.851">
                <text:p>64.851</text:p>
              </table:table-cell>
            </table:table-row>
            <table:table-row>
              <table:table-cell office:value-type="float" office:value="73.06">
                <text:p>73.06</text:p>
              </table:table-cell>
              <table:table-cell office:value-type="float" office:value="63">
                <text:p>63</text:p>
              </table:table-cell>
              <table:table-cell office:value-type="float" office:value="65.018">
                <text:p>65.018</text:p>
              </table:table-cell>
            </table:table-row>
            <table:table-row>
              <table:table-cell office:value-type="float" office:value="73.23">
                <text:p>73.23</text:p>
              </table:table-cell>
              <table:table-cell office:value-type="float" office:value="63.1">
                <text:p>63.1</text:p>
              </table:table-cell>
              <table:table-cell office:value-type="float" office:value="65.184">
                <text:p>65.184</text:p>
              </table:table-cell>
            </table:table-row>
            <table:table-row>
              <table:table-cell office:value-type="float" office:value="73.39">
                <text:p>73.39</text:p>
              </table:table-cell>
              <table:table-cell office:value-type="float" office:value="63.2">
                <text:p>63.2</text:p>
              </table:table-cell>
              <table:table-cell office:value-type="float" office:value="65.352">
                <text:p>65.352</text:p>
              </table:table-cell>
            </table:table-row>
            <table:table-row>
              <table:table-cell office:value-type="float" office:value="73.56">
                <text:p>73.56</text:p>
              </table:table-cell>
              <table:table-cell office:value-type="float" office:value="63.3">
                <text:p>63.3</text:p>
              </table:table-cell>
              <table:table-cell office:value-type="float" office:value="65.518">
                <text:p>65.518</text:p>
              </table:table-cell>
            </table:table-row>
            <table:table-row>
              <table:table-cell office:value-type="float" office:value="73.73">
                <text:p>73.73</text:p>
              </table:table-cell>
              <table:table-cell office:value-type="float" office:value="63.3">
                <text:p>63.3</text:p>
              </table:table-cell>
              <table:table-cell office:value-type="float" office:value="65.685">
                <text:p>65.685</text:p>
              </table:table-cell>
            </table:table-row>
            <table:table-row>
              <table:table-cell office:value-type="float" office:value="73.89">
                <text:p>73.89</text:p>
              </table:table-cell>
              <table:table-cell office:value-type="float" office:value="63.4">
                <text:p>63.4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float" office:value="74.06">
                <text:p>74.06</text:p>
              </table:table-cell>
              <table:table-cell office:value-type="float" office:value="63.6">
                <text:p>63.6</text:p>
              </table:table-cell>
              <table:table-cell office:value-type="float" office:value="66.019">
                <text:p>66.019</text:p>
              </table:table-cell>
            </table:table-row>
            <table:table-row>
              <table:table-cell office:value-type="float" office:value="74.23">
                <text:p>74.23</text:p>
              </table:table-cell>
              <table:table-cell office:value-type="float" office:value="63.7">
                <text:p>63.7</text:p>
              </table:table-cell>
              <table:table-cell office:value-type="float" office:value="66.186">
                <text:p>66.186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63.8">
                <text:p>63.8</text:p>
              </table:table-cell>
              <table:table-cell office:value-type="float" office:value="66.353">
                <text:p>66.353</text:p>
              </table:table-cell>
            </table:table-row>
            <table:table-row>
              <table:table-cell office:value-type="float" office:value="74.56">
                <text:p>74.56</text:p>
              </table:table-cell>
              <table:table-cell office:value-type="float" office:value="63.9">
                <text:p>63.9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float" office:value="74.73">
                <text:p>74.73</text:p>
              </table:table-cell>
              <table:table-cell office:value-type="float" office:value="64">
                <text:p>64</text:p>
              </table:table-cell>
              <table:table-cell office:value-type="float" office:value="66.687">
                <text:p>66.687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64.1">
                <text:p>64.1</text:p>
              </table:table-cell>
              <table:table-cell office:value-type="float" office:value="66.853">
                <text:p>66.853</text:p>
              </table:table-cell>
            </table:table-row>
            <table:table-row>
              <table:table-cell office:value-type="float" office:value="75.06">
                <text:p>75.06</text:p>
              </table:table-cell>
              <table:table-cell office:value-type="float" office:value="64.2">
                <text:p>64.2</text:p>
              </table:table-cell>
              <table:table-cell office:value-type="float" office:value="67.019">
                <text:p>67.019</text:p>
              </table:table-cell>
            </table:table-row>
            <table:table-row>
              <table:table-cell office:value-type="float" office:value="75.23">
                <text:p>75.23</text:p>
              </table:table-cell>
              <table:table-cell office:value-type="float" office:value="64.3">
                <text:p>64.3</text:p>
              </table:table-cell>
              <table:table-cell office:value-type="float" office:value="67.186">
                <text:p>67.186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64.5">
                <text:p>64.5</text:p>
              </table:table-cell>
              <table:table-cell office:value-type="float" office:value="67.353">
                <text:p>67.353</text:p>
              </table:table-cell>
            </table:table-row>
            <table:table-row>
              <table:table-cell office:value-type="float" office:value="75.56">
                <text:p>75.56</text:p>
              </table:table-cell>
              <table:table-cell office:value-type="float" office:value="64.5">
                <text:p>64.5</text:p>
              </table:table-cell>
              <table:table-cell office:value-type="float" office:value="67.521">
                <text:p>67.521</text:p>
              </table:table-cell>
            </table:table-row>
            <table:table-row>
              <table:table-cell office:value-type="float" office:value="75.73">
                <text:p>75.73</text:p>
              </table:table-cell>
              <table:table-cell office:value-type="float" office:value="64.7">
                <text:p>64.7</text:p>
              </table:table-cell>
              <table:table-cell office:value-type="float" office:value="67.686">
                <text:p>67.686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64.8">
                <text:p>64.8</text:p>
              </table:table-cell>
              <table:table-cell office:value-type="float" office:value="67.854">
                <text:p>67.854</text:p>
              </table:table-cell>
            </table:table-row>
            <table:table-row>
              <table:table-cell office:value-type="float" office:value="76.06">
                <text:p>76.06</text:p>
              </table:table-cell>
              <table:table-cell office:value-type="float" office:value="64.9">
                <text:p>64.9</text:p>
              </table:table-cell>
              <table:table-cell office:value-type="float" office:value="68.02">
                <text:p>68.02</text:p>
              </table:table-cell>
            </table:table-row>
            <table:table-row>
              <table:table-cell office:value-type="float" office:value="76.23">
                <text:p>76.23</text:p>
              </table:table-cell>
              <table:table-cell office:value-type="float" office:value="65">
                <text:p>65</text:p>
              </table:table-cell>
              <table:table-cell office:value-type="float" office:value="68.187">
                <text:p>68.187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65.1">
                <text:p>65.1</text:p>
              </table:table-cell>
              <table:table-cell office:value-type="float" office:value="68.354">
                <text:p>68.354</text:p>
              </table:table-cell>
            </table:table-row>
            <table:table-row>
              <table:table-cell office:value-type="float" office:value="76.56">
                <text:p>76.56</text:p>
              </table:table-cell>
              <table:table-cell office:value-type="float" office:value="65.4">
                <text:p>65.4</text:p>
              </table:table-cell>
              <table:table-cell office:value-type="float" office:value="68.52">
                <text:p>68.52</text:p>
              </table:table-cell>
            </table:table-row>
            <table:table-row>
              <table:table-cell office:value-type="float" office:value="76.73">
                <text:p>76.73</text:p>
              </table:table-cell>
              <table:table-cell office:value-type="float" office:value="65.9">
                <text:p>65.9</text:p>
              </table:table-cell>
              <table:table-cell office:value-type="float" office:value="68.687">
                <text:p>68.687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66.4">
                <text:p>66.4</text:p>
              </table:table-cell>
              <table:table-cell office:value-type="float" office:value="68.853">
                <text:p>68.853</text:p>
              </table:table-cell>
            </table:table-row>
            <table:table-row>
              <table:table-cell office:value-type="float" office:value="77.06">
                <text:p>77.06</text:p>
              </table:table-cell>
              <table:table-cell office:value-type="float" office:value="66.8">
                <text:p>66.8</text:p>
              </table:table-cell>
              <table:table-cell office:value-type="float" office:value="69.021">
                <text:p>69.021</text:p>
              </table:table-cell>
            </table:table-row>
            <table:table-row>
              <table:table-cell office:value-type="float" office:value="77.23">
                <text:p>77.23</text:p>
              </table:table-cell>
              <table:table-cell office:value-type="float" office:value="67.3">
                <text:p>67.3</text:p>
              </table:table-cell>
              <table:table-cell office:value-type="float" office:value="69.188">
                <text:p>69.188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67.8">
                <text:p>67.8</text:p>
              </table:table-cell>
              <table:table-cell office:value-type="float" office:value="69.354">
                <text:p>69.354</text:p>
              </table:table-cell>
            </table:table-row>
            <table:table-row>
              <table:table-cell office:value-type="float" office:value="77.56">
                <text:p>77.56</text:p>
              </table:table-cell>
              <table:table-cell office:value-type="float" office:value="68.3">
                <text:p>68.3</text:p>
              </table:table-cell>
              <table:table-cell office:value-type="float" office:value="69.521">
                <text:p>69.521</text:p>
              </table:table-cell>
            </table:table-row>
            <table:table-row>
              <table:table-cell office:value-type="float" office:value="77.73">
                <text:p>77.73</text:p>
              </table:table-cell>
              <table:table-cell office:value-type="float" office:value="68.8">
                <text:p>68.8</text:p>
              </table:table-cell>
              <table:table-cell office:value-type="float" office:value="69.688">
                <text:p>69.688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69">
                <text:p>69</text:p>
              </table:table-cell>
              <table:table-cell office:value-type="float" office:value="69.855">
                <text:p>69.855</text:p>
              </table:table-cell>
            </table:table-row>
            <table:table-row>
              <table:table-cell office:value-type="float" office:value="78.06">
                <text:p>78.06</text:p>
              </table:table-cell>
              <table:table-cell office:value-type="float" office:value="69.2">
                <text:p>69.2</text:p>
              </table:table-cell>
              <table:table-cell office:value-type="float" office:value="70.021">
                <text:p>70.021</text:p>
              </table:table-cell>
            </table:table-row>
            <table:table-row>
              <table:table-cell office:value-type="float" office:value="78.23">
                <text:p>78.23</text:p>
              </table:table-cell>
              <table:table-cell office:value-type="float" office:value="69.2">
                <text:p>69.2</text:p>
              </table:table-cell>
              <table:table-cell office:value-type="float" office:value="70.189">
                <text:p>70.189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69.3">
                <text:p>69.3</text:p>
              </table:table-cell>
              <table:table-cell office:value-type="float" office:value="70.355">
                <text:p>70.355</text:p>
              </table:table-cell>
            </table:table-row>
            <table:table-row>
              <table:table-cell office:value-type="float" office:value="78.56">
                <text:p>78.56</text:p>
              </table:table-cell>
              <table:table-cell office:value-type="float" office:value="69.4">
                <text:p>69.4</text:p>
              </table:table-cell>
              <table:table-cell office:value-type="float" office:value="70.522">
                <text:p>70.522</text:p>
              </table:table-cell>
            </table:table-row>
            <table:table-row>
              <table:table-cell office:value-type="float" office:value="78.73">
                <text:p>78.73</text:p>
              </table:table-cell>
              <table:table-cell office:value-type="float" office:value="69.4">
                <text:p>69.4</text:p>
              </table:table-cell>
              <table:table-cell office:value-type="float" office:value="70.688">
                <text:p>70.688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69.6">
                <text:p>69.6</text:p>
              </table:table-cell>
              <table:table-cell office:value-type="float" office:value="70.855">
                <text:p>70.855</text:p>
              </table:table-cell>
            </table:table-row>
            <table:table-row>
              <table:table-cell office:value-type="float" office:value="79.07">
                <text:p>79.07</text:p>
              </table:table-cell>
              <table:table-cell office:value-type="float" office:value="69.6">
                <text:p>69.6</text:p>
              </table:table-cell>
              <table:table-cell office:value-type="float" office:value="71.023">
                <text:p>71.023</text:p>
              </table:table-cell>
            </table:table-row>
            <table:table-row>
              <table:table-cell office:value-type="float" office:value="79.23">
                <text:p>79.23</text:p>
              </table:table-cell>
              <table:table-cell office:value-type="float" office:value="69.6">
                <text:p>69.6</text:p>
              </table:table-cell>
              <table:table-cell office:value-type="float" office:value="71.188">
                <text:p>71.188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69.7">
                <text:p>69.7</text:p>
              </table:table-cell>
              <table:table-cell office:value-type="float" office:value="71.356">
                <text:p>71.356</text:p>
              </table:table-cell>
            </table:table-row>
            <table:table-row>
              <table:table-cell office:value-type="float" office:value="79.57">
                <text:p>79.57</text:p>
              </table:table-cell>
              <table:table-cell office:value-type="float" office:value="69.7">
                <text:p>69.7</text:p>
              </table:table-cell>
              <table:table-cell office:value-type="float" office:value="71.523">
                <text:p>71.523</text:p>
              </table:table-cell>
            </table:table-row>
            <table:table-row>
              <table:table-cell office:value-type="float" office:value="79.73">
                <text:p>79.73</text:p>
              </table:table-cell>
              <table:table-cell office:value-type="float" office:value="69.8">
                <text:p>69.8</text:p>
              </table:table-cell>
              <table:table-cell office:value-type="float" office:value="71.689">
                <text:p>71.689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69.9">
                <text:p>69.9</text:p>
              </table:table-cell>
              <table:table-cell office:value-type="float" office:value="71.856">
                <text:p>71.856</text:p>
              </table:table-cell>
            </table:table-row>
            <table:table-row>
              <table:table-cell office:value-type="float" office:value="80.07">
                <text:p>80.07</text:p>
              </table:table-cell>
              <table:table-cell office:value-type="float" office:value="69.9">
                <text:p>69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0.23">
                <text:p>80.23</text:p>
              </table:table-cell>
              <table:table-cell office:value-type="float" office:value="69.9">
                <text:p>69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69.9">
                <text:p>69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0.57">
                <text:p>80.57</text:p>
              </table:table-cell>
              <table:table-cell office:value-type="float" office:value="69.9">
                <text:p>69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0.73">
                <text:p>80.7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70.1">
                <text:p>70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1.07">
                <text:p>81.07</text:p>
              </table:table-cell>
              <table:table-cell office:value-type="float" office:value="70.1">
                <text:p>70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1.23">
                <text:p>81.23</text:p>
              </table:table-cell>
              <table:table-cell office:value-type="float" office:value="70.2">
                <text:p>70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70.2">
                <text:p>70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1.57">
                <text:p>81.57</text:p>
              </table:table-cell>
              <table:table-cell office:value-type="float" office:value="70.3">
                <text:p>70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1.73">
                <text:p>81.73</text:p>
              </table:table-cell>
              <table:table-cell office:value-type="float" office:value="70.3">
                <text:p>70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70.3">
                <text:p>70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2.07">
                <text:p>82.07</text:p>
              </table:table-cell>
              <table:table-cell office:value-type="float" office:value="70.4">
                <text:p>70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2.23">
                <text:p>82.23</text:p>
              </table:table-cell>
              <table:table-cell office:value-type="float" office:value="70.4">
                <text:p>70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70.4">
                <text:p>70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2.57">
                <text:p>82.57</text:p>
              </table:table-cell>
              <table:table-cell office:value-type="float" office:value="70.5">
                <text:p>70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2.73">
                <text:p>82.73</text:p>
              </table:table-cell>
              <table:table-cell office:value-type="float" office:value="70.5">
                <text:p>70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70.6">
                <text:p>70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3.07">
                <text:p>83.07</text:p>
              </table:table-cell>
              <table:table-cell office:value-type="float" office:value="70.6">
                <text:p>70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3.23">
                <text:p>83.23</text:p>
              </table:table-cell>
              <table:table-cell office:value-type="float" office:value="70.6">
                <text:p>70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70.6">
                <text:p>70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3.57">
                <text:p>83.57</text:p>
              </table:table-cell>
              <table:table-cell office:value-type="float" office:value="70.7">
                <text:p>70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3.73">
                <text:p>83.73</text:p>
              </table:table-cell>
              <table:table-cell office:value-type="float" office:value="70.8">
                <text:p>70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70.8">
                <text:p>70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.07">
                <text:p>84.07</text:p>
              </table:table-cell>
              <table:table-cell office:value-type="float" office:value="70.8">
                <text:p>70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.23">
                <text:p>84.23</text:p>
              </table:table-cell>
              <table:table-cell office:value-type="float" office:value="70.8">
                <text:p>70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70.8">
                <text:p>70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.57">
                <text:p>84.57</text:p>
              </table:table-cell>
              <table:table-cell office:value-type="float" office:value="70.8">
                <text:p>70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.73">
                <text:p>84.73</text:p>
              </table:table-cell>
              <table:table-cell office:value-type="float" office:value="70.9">
                <text:p>70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70.9">
                <text:p>70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5.07">
                <text:p>85.07</text:p>
              </table:table-cell>
              <table:table-cell office:value-type="float" office:value="70.9">
                <text:p>70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5.23">
                <text:p>85.2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5.57">
                <text:p>85.57</text:p>
              </table:table-cell>
              <table:table-cell office:value-type="float" office:value="70.9">
                <text:p>70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5.73">
                <text:p>85.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6.07">
                <text:p>86.07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6.23">
                <text:p>86.23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6.57">
                <text:p>86.57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6.73">
                <text:p>86.73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.07">
                <text:p>87.07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.23">
                <text:p>87.23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71.2">
                <text:p>71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.57">
                <text:p>87.57</text:p>
              </table:table-cell>
              <table:table-cell office:value-type="float" office:value="71.2">
                <text:p>71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.73">
                <text:p>87.73</text:p>
              </table:table-cell>
              <table:table-cell office:value-type="float" office:value="71.2">
                <text:p>71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8.07">
                <text:p>88.07</text:p>
              </table:table-cell>
              <table:table-cell office:value-type="float" office:value="71.2">
                <text:p>71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8.23">
                <text:p>88.23</text:p>
              </table:table-cell>
              <table:table-cell office:value-type="float" office:value="71.2">
                <text:p>71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71.2">
                <text:p>71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8.57">
                <text:p>88.57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8.73">
                <text:p>88.73</text:p>
              </table:table-cell>
              <table:table-cell office:value-type="float" office:value="71.2">
                <text:p>71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9.07">
                <text:p>89.07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9.23">
                <text:p>89.23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9.57">
                <text:p>89.5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9.73">
                <text:p>89.73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0.07">
                <text:p>90.07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0.23">
                <text:p>90.23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0.57">
                <text:p>90.57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0.73">
                <text:p>90.73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.07">
                <text:p>91.0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.24">
                <text:p>91.2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.57">
                <text:p>91.5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.74">
                <text:p>91.7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2.07">
                <text:p>92.0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2.24">
                <text:p>92.2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2.57">
                <text:p>92.5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2.74">
                <text:p>92.7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3.07">
                <text:p>93.0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3.24">
                <text:p>93.2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3.57">
                <text:p>93.5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3.74">
                <text:p>93.7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4.07">
                <text:p>94.0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4.24">
                <text:p>94.2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4.57">
                <text:p>94.5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4.74">
                <text:p>94.7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.07">
                <text:p>95.0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.24">
                <text:p>95.2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.57">
                <text:p>95.5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.74">
                <text:p>95.7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.07">
                <text:p>96.07</text:p>
              </table:table-cell>
              <table:table-cell office:value-type="float" office:value="71.4">
                <text:p>71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.24">
                <text:p>96.2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.57">
                <text:p>96.5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.74">
                <text:p>96.7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7.07">
                <text:p>97.0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7.24">
                <text:p>97.2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7.57">
                <text:p>97.5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7.74">
                <text:p>97.7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8.07">
                <text:p>98.0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8.24">
                <text:p>98.2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8.41">
                <text:p>98.4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8.57">
                <text:p>98.5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8.74">
                <text:p>98.7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8.91">
                <text:p>98.9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.07">
                <text:p>99.0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.24">
                <text:p>99.2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.41">
                <text:p>99.4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.57">
                <text:p>99.5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.74">
                <text:p>99.7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.91">
                <text:p>99.9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0.07">
                <text:p>100.0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0.24">
                <text:p>100.2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0.41">
                <text:p>100.4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0.57">
                <text:p>100.57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0.74">
                <text:p>100.7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0.91">
                <text:p>100.9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1.07">
                <text:p>101.0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1.24">
                <text:p>101.2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1.41">
                <text:p>101.4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1.57">
                <text:p>101.57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1.74">
                <text:p>101.7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1.91">
                <text:p>101.9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.07">
                <text:p>102.07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.24">
                <text:p>102.2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.41">
                <text:p>102.4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.57">
                <text:p>102.57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.74">
                <text:p>102.74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.91">
                <text:p>102.9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3.07">
                <text:p>103.07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3.24">
                <text:p>103.2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3.41">
                <text:p>103.4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3.57">
                <text:p>103.57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3.74">
                <text:p>103.7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3.91">
                <text:p>103.9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4.07">
                <text:p>104.07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4.24">
                <text:p>104.2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4.41">
                <text:p>104.4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4.58">
                <text:p>104.58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4.74">
                <text:p>104.7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4.91">
                <text:p>104.9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5.08">
                <text:p>105.08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5.24">
                <text:p>105.2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5.41">
                <text:p>105.4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5.58">
                <text:p>105.58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5.74">
                <text:p>105.7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5.91">
                <text:p>105.9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6.08">
                <text:p>106.08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6.24">
                <text:p>106.2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6.41">
                <text:p>106.4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6.58">
                <text:p>106.58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6.74">
                <text:p>106.7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6.91">
                <text:p>106.9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7.08">
                <text:p>107.08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7.24">
                <text:p>107.2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7.41">
                <text:p>107.41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7.58">
                <text:p>107.58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7.74">
                <text:p>107.74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7.91">
                <text:p>107.91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.08">
                <text:p>108.08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.24">
                <text:p>108.24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.41">
                <text:p>108.41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.58">
                <text:p>108.58</text:p>
              </table:table-cell>
              <table:table-cell office:value-type="float" office:value="71.6">
                <text:p>71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.74">
                <text:p>108.74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.91">
                <text:p>108.91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9.08">
                <text:p>109.08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9.24">
                <text:p>109.24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9.41">
                <text:p>109.41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9.58">
                <text:p>109.58</text:p>
              </table:table-cell>
              <table:table-cell office:value-type="float" office:value="71.8">
                <text:p>71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9.74">
                <text:p>109.74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9.91">
                <text:p>109.91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0.08">
                <text:p>110.08</text:p>
              </table:table-cell>
              <table:table-cell office:value-type="float" office:value="71.8">
                <text:p>71.8</text:p>
              </table:table-cell>
              <table:table-cell office:value-type="float" office:value="72.0288">
                <text:p>72.0288</text:p>
              </table:table-cell>
            </table:table-row>
            <table:table-row>
              <table:table-cell office:value-type="float" office:value="110.25">
                <text:p>110.25</text:p>
              </table:table-cell>
              <table:table-cell office:value-type="float" office:value="71.9">
                <text:p>71.9</text:p>
              </table:table-cell>
              <table:table-cell office:value-type="float" office:value="72.1624">
                <text:p>72.1624</text:p>
              </table:table-cell>
            </table:table-row>
            <table:table-row>
              <table:table-cell office:value-type="float" office:value="110.41">
                <text:p>110.41</text:p>
              </table:table-cell>
              <table:table-cell office:value-type="float" office:value="71.9">
                <text:p>71.9</text:p>
              </table:table-cell>
              <table:table-cell office:value-type="float" office:value="72.2952">
                <text:p>72.2952</text:p>
              </table:table-cell>
            </table:table-row>
            <table:table-row>
              <table:table-cell office:value-type="float" office:value="110.58">
                <text:p>110.58</text:p>
              </table:table-cell>
              <table:table-cell office:value-type="float" office:value="71.9">
                <text:p>71.9</text:p>
              </table:table-cell>
              <table:table-cell office:value-type="float" office:value="72.4288">
                <text:p>72.4288</text:p>
              </table:table-cell>
            </table:table-row>
            <table:table-row>
              <table:table-cell office:value-type="float" office:value="110.75">
                <text:p>110.75</text:p>
              </table:table-cell>
              <table:table-cell office:value-type="float" office:value="71.9">
                <text:p>71.9</text:p>
              </table:table-cell>
              <table:table-cell office:value-type="float" office:value="72.5616">
                <text:p>72.5616</text:p>
              </table:table-cell>
            </table:table-row>
            <table:table-row>
              <table:table-cell office:value-type="float" office:value="110.91">
                <text:p>110.91</text:p>
              </table:table-cell>
              <table:table-cell office:value-type="float" office:value="72">
                <text:p>72</text:p>
              </table:table-cell>
              <table:table-cell office:value-type="float" office:value="72.6952">
                <text:p>72.6952</text:p>
              </table:table-cell>
            </table:table-row>
            <table:table-row>
              <table:table-cell office:value-type="float" office:value="111.08">
                <text:p>111.08</text:p>
              </table:table-cell>
              <table:table-cell office:value-type="float" office:value="72.1">
                <text:p>72.1</text:p>
              </table:table-cell>
              <table:table-cell office:value-type="float" office:value="72.8288">
                <text:p>72.8288</text:p>
              </table:table-cell>
            </table:table-row>
            <table:table-row>
              <table:table-cell office:value-type="float" office:value="111.25">
                <text:p>111.25</text:p>
              </table:table-cell>
              <table:table-cell office:value-type="float" office:value="72.2">
                <text:p>72.2</text:p>
              </table:table-cell>
              <table:table-cell office:value-type="float" office:value="72.9624">
                <text:p>72.9624</text:p>
              </table:table-cell>
            </table:table-row>
            <table:table-row>
              <table:table-cell office:value-type="float" office:value="111.41">
                <text:p>111.41</text:p>
              </table:table-cell>
              <table:table-cell office:value-type="float" office:value="72.4">
                <text:p>72.4</text:p>
              </table:table-cell>
              <table:table-cell office:value-type="float" office:value="73.096">
                <text:p>73.096</text:p>
              </table:table-cell>
            </table:table-row>
            <table:table-row>
              <table:table-cell office:value-type="float" office:value="111.58">
                <text:p>111.58</text:p>
              </table:table-cell>
              <table:table-cell office:value-type="float" office:value="72.6">
                <text:p>72.6</text:p>
              </table:table-cell>
              <table:table-cell office:value-type="float" office:value="73.2288">
                <text:p>73.2288</text:p>
              </table:table-cell>
            </table:table-row>
            <table:table-row>
              <table:table-cell office:value-type="float" office:value="111.75">
                <text:p>111.75</text:p>
              </table:table-cell>
              <table:table-cell office:value-type="float" office:value="72.8">
                <text:p>72.8</text:p>
              </table:table-cell>
              <table:table-cell office:value-type="float" office:value="73.3624">
                <text:p>73.3624</text:p>
              </table:table-cell>
            </table:table-row>
            <table:table-row>
              <table:table-cell office:value-type="float" office:value="111.91">
                <text:p>111.91</text:p>
              </table:table-cell>
              <table:table-cell office:value-type="float" office:value="73.1">
                <text:p>73.1</text:p>
              </table:table-cell>
              <table:table-cell office:value-type="float" office:value="73.496">
                <text:p>73.496</text:p>
              </table:table-cell>
            </table:table-row>
            <table:table-row>
              <table:table-cell office:value-type="float" office:value="112.08">
                <text:p>112.08</text:p>
              </table:table-cell>
              <table:table-cell office:value-type="float" office:value="73.2">
                <text:p>73.2</text:p>
              </table:table-cell>
              <table:table-cell office:value-type="float" office:value="73.6288">
                <text:p>73.6288</text:p>
              </table:table-cell>
            </table:table-row>
            <table:table-row>
              <table:table-cell office:value-type="float" office:value="112.25">
                <text:p>112.25</text:p>
              </table:table-cell>
              <table:table-cell office:value-type="float" office:value="73.4">
                <text:p>73.4</text:p>
              </table:table-cell>
              <table:table-cell office:value-type="float" office:value="73.7624">
                <text:p>73.7624</text:p>
              </table:table-cell>
            </table:table-row>
            <table:table-row>
              <table:table-cell office:value-type="float" office:value="112.41">
                <text:p>112.41</text:p>
              </table:table-cell>
              <table:table-cell office:value-type="float" office:value="73.4">
                <text:p>73.4</text:p>
              </table:table-cell>
              <table:table-cell office:value-type="float" office:value="73.8952">
                <text:p>73.8952</text:p>
              </table:table-cell>
            </table:table-row>
            <table:table-row>
              <table:table-cell office:value-type="float" office:value="112.58">
                <text:p>112.58</text:p>
              </table:table-cell>
              <table:table-cell office:value-type="float" office:value="73.4">
                <text:p>73.4</text:p>
              </table:table-cell>
              <table:table-cell office:value-type="float" office:value="74.0296">
                <text:p>74.0296</text:p>
              </table:table-cell>
            </table:table-row>
            <table:table-row>
              <table:table-cell office:value-type="float" office:value="112.75">
                <text:p>112.75</text:p>
              </table:table-cell>
              <table:table-cell office:value-type="float" office:value="73.4">
                <text:p>73.4</text:p>
              </table:table-cell>
              <table:table-cell office:value-type="float" office:value="74.1632">
                <text:p>74.1632</text:p>
              </table:table-cell>
            </table:table-row>
            <table:table-row>
              <table:table-cell office:value-type="float" office:value="112.91">
                <text:p>112.91</text:p>
              </table:table-cell>
              <table:table-cell office:value-type="float" office:value="73.4">
                <text:p>73.4</text:p>
              </table:table-cell>
              <table:table-cell office:value-type="float" office:value="74.2968">
                <text:p>74.2968</text:p>
              </table:table-cell>
            </table:table-row>
            <table:table-row>
              <table:table-cell office:value-type="float" office:value="113.08">
                <text:p>113.08</text:p>
              </table:table-cell>
              <table:table-cell office:value-type="float" office:value="73.5">
                <text:p>73.5</text:p>
              </table:table-cell>
              <table:table-cell office:value-type="float" office:value="74.4296">
                <text:p>74.4296</text:p>
              </table:table-cell>
            </table:table-row>
            <table:table-row>
              <table:table-cell office:value-type="float" office:value="113.25">
                <text:p>113.25</text:p>
              </table:table-cell>
              <table:table-cell office:value-type="float" office:value="73.5">
                <text:p>73.5</text:p>
              </table:table-cell>
              <table:table-cell office:value-type="float" office:value="74.5632">
                <text:p>74.5632</text:p>
              </table:table-cell>
            </table:table-row>
            <table:table-row>
              <table:table-cell office:value-type="float" office:value="113.41">
                <text:p>113.41</text:p>
              </table:table-cell>
              <table:table-cell office:value-type="float" office:value="73.5">
                <text:p>73.5</text:p>
              </table:table-cell>
              <table:table-cell office:value-type="float" office:value="74.6968">
                <text:p>74.6968</text:p>
              </table:table-cell>
            </table:table-row>
            <table:table-row>
              <table:table-cell office:value-type="float" office:value="113.58">
                <text:p>113.58</text:p>
              </table:table-cell>
              <table:table-cell office:value-type="float" office:value="73.7">
                <text:p>73.7</text:p>
              </table:table-cell>
              <table:table-cell office:value-type="float" office:value="74.8296">
                <text:p>74.8296</text:p>
              </table:table-cell>
            </table:table-row>
            <table:table-row>
              <table:table-cell office:value-type="float" office:value="113.75">
                <text:p>113.75</text:p>
              </table:table-cell>
              <table:table-cell office:value-type="float" office:value="73.9">
                <text:p>73.9</text:p>
              </table:table-cell>
              <table:table-cell office:value-type="float" office:value="74.9624">
                <text:p>74.9624</text:p>
              </table:table-cell>
            </table:table-row>
            <table:table-row>
              <table:table-cell office:value-type="float" office:value="113.91">
                <text:p>113.91</text:p>
              </table:table-cell>
              <table:table-cell office:value-type="float" office:value="74.1">
                <text:p>74.1</text:p>
              </table:table-cell>
              <table:table-cell office:value-type="float" office:value="75.096">
                <text:p>75.096</text:p>
              </table:table-cell>
            </table:table-row>
            <table:table-row>
              <table:table-cell office:value-type="float" office:value="114.08">
                <text:p>114.08</text:p>
              </table:table-cell>
              <table:table-cell office:value-type="float" office:value="74.6">
                <text:p>74.6</text:p>
              </table:table-cell>
              <table:table-cell office:value-type="float" office:value="75.2296">
                <text:p>75.2296</text:p>
              </table:table-cell>
            </table:table-row>
            <table:table-row>
              <table:table-cell office:value-type="float" office:value="114.25">
                <text:p>114.25</text:p>
              </table:table-cell>
              <table:table-cell office:value-type="float" office:value="74.9">
                <text:p>74.9</text:p>
              </table:table-cell>
              <table:table-cell office:value-type="float" office:value="75.3632">
                <text:p>75.3632</text:p>
              </table:table-cell>
            </table:table-row>
            <table:table-row>
              <table:table-cell office:value-type="float" office:value="114.41">
                <text:p>114.41</text:p>
              </table:table-cell>
              <table:table-cell office:value-type="float" office:value="75">
                <text:p>75</text:p>
              </table:table-cell>
              <table:table-cell office:value-type="float" office:value="75.4976">
                <text:p>75.4976</text:p>
              </table:table-cell>
            </table:table-row>
            <table:table-row>
              <table:table-cell office:value-type="float" office:value="114.58">
                <text:p>114.58</text:p>
              </table:table-cell>
              <table:table-cell office:value-type="float" office:value="75.1">
                <text:p>75.1</text:p>
              </table:table-cell>
              <table:table-cell office:value-type="float" office:value="75.6304">
                <text:p>75.6304</text:p>
              </table:table-cell>
            </table:table-row>
            <table:table-row>
              <table:table-cell office:value-type="float" office:value="114.75">
                <text:p>114.75</text:p>
              </table:table-cell>
              <table:table-cell office:value-type="float" office:value="75.1">
                <text:p>75.1</text:p>
              </table:table-cell>
              <table:table-cell office:value-type="float" office:value="75.764">
                <text:p>75.764</text:p>
              </table:table-cell>
            </table:table-row>
            <table:table-row>
              <table:table-cell office:value-type="float" office:value="114.91">
                <text:p>114.91</text:p>
              </table:table-cell>
              <table:table-cell office:value-type="float" office:value="75.1">
                <text:p>75.1</text:p>
              </table:table-cell>
              <table:table-cell office:value-type="float" office:value="75.8968">
                <text:p>75.8968</text:p>
              </table:table-cell>
            </table:table-row>
            <table:table-row>
              <table:table-cell office:value-type="float" office:value="115.08">
                <text:p>115.08</text:p>
              </table:table-cell>
              <table:table-cell office:value-type="float" office:value="75.1">
                <text:p>75.1</text:p>
              </table:table-cell>
              <table:table-cell office:value-type="float" office:value="76.0312">
                <text:p>76.0312</text:p>
              </table:table-cell>
            </table:table-row>
            <table:table-row>
              <table:table-cell office:value-type="float" office:value="115.25">
                <text:p>115.25</text:p>
              </table:table-cell>
              <table:table-cell office:value-type="float" office:value="75.2">
                <text:p>75.2</text:p>
              </table:table-cell>
              <table:table-cell office:value-type="float" office:value="76.1648">
                <text:p>76.1648</text:p>
              </table:table-cell>
            </table:table-row>
            <table:table-row>
              <table:table-cell office:value-type="float" office:value="115.42">
                <text:p>115.42</text:p>
              </table:table-cell>
              <table:table-cell office:value-type="float" office:value="75.2">
                <text:p>75.2</text:p>
              </table:table-cell>
              <table:table-cell office:value-type="float" office:value="76.2984">
                <text:p>76.2984</text:p>
              </table:table-cell>
            </table:table-row>
            <table:table-row>
              <table:table-cell office:value-type="float" office:value="115.58">
                <text:p>115.58</text:p>
              </table:table-cell>
              <table:table-cell office:value-type="float" office:value="75.2">
                <text:p>75.2</text:p>
              </table:table-cell>
              <table:table-cell office:value-type="float" office:value="76.4304">
                <text:p>76.4304</text:p>
              </table:table-cell>
            </table:table-row>
            <table:table-row>
              <table:table-cell office:value-type="float" office:value="115.75">
                <text:p>115.75</text:p>
              </table:table-cell>
              <table:table-cell office:value-type="float" office:value="75.2">
                <text:p>75.2</text:p>
              </table:table-cell>
              <table:table-cell office:value-type="float" office:value="76.5648">
                <text:p>76.5648</text:p>
              </table:table-cell>
            </table:table-row>
            <table:table-row>
              <table:table-cell office:value-type="float" office:value="115.92">
                <text:p>115.92</text:p>
              </table:table-cell>
              <table:table-cell office:value-type="float" office:value="75.3">
                <text:p>75.3</text:p>
              </table:table-cell>
              <table:table-cell office:value-type="float" office:value="76.6976">
                <text:p>76.6976</text:p>
              </table:table-cell>
            </table:table-row>
            <table:table-row>
              <table:table-cell office:value-type="float" office:value="116.08">
                <text:p>116.08</text:p>
              </table:table-cell>
              <table:table-cell office:value-type="float" office:value="75.5">
                <text:p>75.5</text:p>
              </table:table-cell>
              <table:table-cell office:value-type="float" office:value="76.8312">
                <text:p>76.8312</text:p>
              </table:table-cell>
            </table:table-row>
            <table:table-row>
              <table:table-cell office:value-type="float" office:value="116.25">
                <text:p>116.25</text:p>
              </table:table-cell>
              <table:table-cell office:value-type="float" office:value="75.9">
                <text:p>75.9</text:p>
              </table:table-cell>
              <table:table-cell office:value-type="float" office:value="76.9656">
                <text:p>76.9656</text:p>
              </table:table-cell>
            </table:table-row>
            <table:table-row>
              <table:table-cell office:value-type="float" office:value="116.42">
                <text:p>116.42</text:p>
              </table:table-cell>
              <table:table-cell office:value-type="float" office:value="76.3">
                <text:p>76.3</text:p>
              </table:table-cell>
              <table:table-cell office:value-type="float" office:value="77.0984">
                <text:p>77.0984</text:p>
              </table:table-cell>
            </table:table-row>
            <table:table-row>
              <table:table-cell office:value-type="float" office:value="116.58">
                <text:p>116.58</text:p>
              </table:table-cell>
              <table:table-cell office:value-type="float" office:value="76.6">
                <text:p>76.6</text:p>
              </table:table-cell>
              <table:table-cell office:value-type="float" office:value="77.2312">
                <text:p>77.2312</text:p>
              </table:table-cell>
            </table:table-row>
            <table:table-row>
              <table:table-cell office:value-type="float" office:value="116.75">
                <text:p>116.75</text:p>
              </table:table-cell>
              <table:table-cell office:value-type="float" office:value="76.8">
                <text:p>76.8</text:p>
              </table:table-cell>
              <table:table-cell office:value-type="float" office:value="77.3648">
                <text:p>77.3648</text:p>
              </table:table-cell>
            </table:table-row>
            <table:table-row>
              <table:table-cell office:value-type="float" office:value="116.92">
                <text:p>116.92</text:p>
              </table:table-cell>
              <table:table-cell office:value-type="float" office:value="76.8">
                <text:p>76.8</text:p>
              </table:table-cell>
              <table:table-cell office:value-type="float" office:value="77.4976">
                <text:p>77.4976</text:p>
              </table:table-cell>
            </table:table-row>
            <table:table-row>
              <table:table-cell office:value-type="float" office:value="117.08">
                <text:p>117.08</text:p>
              </table:table-cell>
              <table:table-cell office:value-type="float" office:value="76.8">
                <text:p>76.8</text:p>
              </table:table-cell>
              <table:table-cell office:value-type="float" office:value="77.632">
                <text:p>77.632</text:p>
              </table:table-cell>
            </table:table-row>
            <table:table-row>
              <table:table-cell office:value-type="float" office:value="117.25">
                <text:p>117.25</text:p>
              </table:table-cell>
              <table:table-cell office:value-type="float" office:value="76.8">
                <text:p>76.8</text:p>
              </table:table-cell>
              <table:table-cell office:value-type="float" office:value="77.7648">
                <text:p>77.7648</text:p>
              </table:table-cell>
            </table:table-row>
            <table:table-row>
              <table:table-cell office:value-type="float" office:value="117.42">
                <text:p>117.42</text:p>
              </table:table-cell>
              <table:table-cell office:value-type="float" office:value="76.8">
                <text:p>76.8</text:p>
              </table:table-cell>
              <table:table-cell office:value-type="float" office:value="77.8984">
                <text:p>77.8984</text:p>
              </table:table-cell>
            </table:table-row>
            <table:table-row>
              <table:table-cell office:value-type="float" office:value="117.58">
                <text:p>117.58</text:p>
              </table:table-cell>
              <table:table-cell office:value-type="float" office:value="76.8">
                <text:p>76.8</text:p>
              </table:table-cell>
              <table:table-cell office:value-type="float" office:value="78.0312">
                <text:p>78.0312</text:p>
              </table:table-cell>
            </table:table-row>
            <table:table-row>
              <table:table-cell office:value-type="float" office:value="117.75">
                <text:p>117.75</text:p>
              </table:table-cell>
              <table:table-cell office:value-type="float" office:value="76.9">
                <text:p>76.9</text:p>
              </table:table-cell>
              <table:table-cell office:value-type="float" office:value="78.1648">
                <text:p>78.1648</text:p>
              </table:table-cell>
            </table:table-row>
            <table:table-row>
              <table:table-cell office:value-type="float" office:value="117.92">
                <text:p>117.92</text:p>
              </table:table-cell>
              <table:table-cell office:value-type="float" office:value="77">
                <text:p>77</text:p>
              </table:table-cell>
              <table:table-cell office:value-type="float" office:value="78.2976">
                <text:p>78.2976</text:p>
              </table:table-cell>
            </table:table-row>
            <table:table-row>
              <table:table-cell office:value-type="float" office:value="118.08">
                <text:p>118.08</text:p>
              </table:table-cell>
              <table:table-cell office:value-type="float" office:value="77.1">
                <text:p>77.1</text:p>
              </table:table-cell>
              <table:table-cell office:value-type="float" office:value="78.4312">
                <text:p>78.4312</text:p>
              </table:table-cell>
            </table:table-row>
            <table:table-row>
              <table:table-cell office:value-type="float" office:value="118.25">
                <text:p>118.25</text:p>
              </table:table-cell>
              <table:table-cell office:value-type="float" office:value="77.1">
                <text:p>77.1</text:p>
              </table:table-cell>
              <table:table-cell office:value-type="float" office:value="78.5656">
                <text:p>78.5656</text:p>
              </table:table-cell>
            </table:table-row>
            <table:table-row>
              <table:table-cell office:value-type="float" office:value="118.42">
                <text:p>118.42</text:p>
              </table:table-cell>
              <table:table-cell office:value-type="float" office:value="77.1">
                <text:p>77.1</text:p>
              </table:table-cell>
              <table:table-cell office:value-type="float" office:value="78.6984">
                <text:p>78.6984</text:p>
              </table:table-cell>
            </table:table-row>
            <table:table-row>
              <table:table-cell office:value-type="float" office:value="118.58">
                <text:p>118.58</text:p>
              </table:table-cell>
              <table:table-cell office:value-type="float" office:value="77.1">
                <text:p>77.1</text:p>
              </table:table-cell>
              <table:table-cell office:value-type="float" office:value="78.8312">
                <text:p>78.8312</text:p>
              </table:table-cell>
            </table:table-row>
            <table:table-row>
              <table:table-cell office:value-type="float" office:value="118.75">
                <text:p>118.75</text:p>
              </table:table-cell>
              <table:table-cell office:value-type="float" office:value="77.1">
                <text:p>77.1</text:p>
              </table:table-cell>
              <table:table-cell office:value-type="float" office:value="78.9656">
                <text:p>78.9656</text:p>
              </table:table-cell>
            </table:table-row>
            <table:table-row>
              <table:table-cell office:value-type="float" office:value="118.92">
                <text:p>118.92</text:p>
              </table:table-cell>
              <table:table-cell office:value-type="float" office:value="77.1">
                <text:p>77.1</text:p>
              </table:table-cell>
              <table:table-cell office:value-type="float" office:value="79.0984">
                <text:p>79.0984</text:p>
              </table:table-cell>
            </table:table-row>
            <table:table-row>
              <table:table-cell office:value-type="float" office:value="119.08">
                <text:p>119.08</text:p>
              </table:table-cell>
              <table:table-cell office:value-type="float" office:value="77.2">
                <text:p>77.2</text:p>
              </table:table-cell>
              <table:table-cell office:value-type="float" office:value="79.232">
                <text:p>79.232</text:p>
              </table:table-cell>
            </table:table-row>
            <table:table-row>
              <table:table-cell office:value-type="float" office:value="119.25">
                <text:p>119.25</text:p>
              </table:table-cell>
              <table:table-cell office:value-type="float" office:value="77.2">
                <text:p>77.2</text:p>
              </table:table-cell>
              <table:table-cell office:value-type="float" office:value="79.3648">
                <text:p>79.3648</text:p>
              </table:table-cell>
            </table:table-row>
            <table:table-row>
              <table:table-cell office:value-type="float" office:value="119.42">
                <text:p>119.42</text:p>
              </table:table-cell>
              <table:table-cell office:value-type="float" office:value="77.2">
                <text:p>77.2</text:p>
              </table:table-cell>
              <table:table-cell office:value-type="float" office:value="79.4984">
                <text:p>79.4984</text:p>
              </table:table-cell>
            </table:table-row>
            <table:table-row>
              <table:table-cell office:value-type="float" office:value="119.58">
                <text:p>119.58</text:p>
              </table:table-cell>
              <table:table-cell office:value-type="float" office:value="77.2">
                <text:p>77.2</text:p>
              </table:table-cell>
              <table:table-cell office:value-type="float" office:value="79.6312">
                <text:p>79.6312</text:p>
              </table:table-cell>
            </table:table-row>
            <table:table-row>
              <table:table-cell office:value-type="float" office:value="119.75">
                <text:p>119.75</text:p>
              </table:table-cell>
              <table:table-cell office:value-type="float" office:value="77.3">
                <text:p>77.3</text:p>
              </table:table-cell>
              <table:table-cell office:value-type="float" office:value="79.7656">
                <text:p>79.7656</text:p>
              </table:table-cell>
            </table:table-row>
            <table:table-row>
              <table:table-cell office:value-type="float" office:value="119.92">
                <text:p>119.92</text:p>
              </table:table-cell>
              <table:table-cell office:value-type="float" office:value="77.3">
                <text:p>77.3</text:p>
              </table:table-cell>
              <table:table-cell office:value-type="float" office:value="79.8992">
                <text:p>79.8992</text:p>
              </table:table-cell>
            </table:table-row>
            <table:table-row>
              <table:table-cell office:value-type="float" office:value="120.08">
                <text:p>120.0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0.25">
                <text:p>120.2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0.42">
                <text:p>120.4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0.58">
                <text:p>120.5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0.75">
                <text:p>120.7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0.92">
                <text:p>120.9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1.08">
                <text:p>121.08</text:p>
              </table:table-cell>
              <table:table-cell office:value-type="float" office:value="77.4">
                <text:p>77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1.25">
                <text:p>121.2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1.42">
                <text:p>121.4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1.58">
                <text:p>121.5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1.75">
                <text:p>121.7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1.92">
                <text:p>121.9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2.08">
                <text:p>122.0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2.25">
                <text:p>122.2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2.42">
                <text:p>122.4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2.58">
                <text:p>122.5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2.75">
                <text:p>122.7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2.92">
                <text:p>122.9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3.08">
                <text:p>123.0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3.25">
                <text:p>123.2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3.42">
                <text:p>123.4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3.58">
                <text:p>123.5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3.75">
                <text:p>123.75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3.92">
                <text:p>123.92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4.08">
                <text:p>124.08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4.25">
                <text:p>124.25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4.42">
                <text:p>124.42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4.58">
                <text:p>124.58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4.92">
                <text:p>124.92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5.08">
                <text:p>125.08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5.25">
                <text:p>125.25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5.42">
                <text:p>125.42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5.58">
                <text:p>125.58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5.75">
                <text:p>125.75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5.92">
                <text:p>125.92</text:p>
              </table:table-cell>
              <table:table-cell office:value-type="float" office:value="77.1">
                <text:p>77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6.08">
                <text:p>126.08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6.25">
                <text:p>126.25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6.42">
                <text:p>126.42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6.58">
                <text:p>126.58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6.75">
                <text:p>126.75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6.92">
                <text:p>126.92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7.08">
                <text:p>127.08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7.25">
                <text:p>127.25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7.42">
                <text:p>127.4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7.58">
                <text:p>127.58</text:p>
              </table:table-cell>
              <table:table-cell office:value-type="float" office:value="77.2">
                <text:p>7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7.75">
                <text:p>127.7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7.92">
                <text:p>127.9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8.08">
                <text:p>128.0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8.25">
                <text:p>128.2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8.42">
                <text:p>128.4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8.58">
                <text:p>128.5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8.75">
                <text:p>128.75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8.92">
                <text:p>128.92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.08">
                <text:p>129.08</text:p>
              </table:table-cell>
              <table:table-cell office:value-type="float" office:value="77.3">
                <text:p>7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.25">
                <text:p>129.25</text:p>
              </table:table-cell>
              <table:table-cell office:value-type="float" office:value="77.4">
                <text:p>77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.42">
                <text:p>129.42</text:p>
              </table:table-cell>
              <table:table-cell office:value-type="float" office:value="77.4">
                <text:p>77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.59">
                <text:p>129.59</text:p>
              </table:table-cell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.75">
                <text:p>129.75</text:p>
              </table:table-cell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.92">
                <text:p>129.92</text:p>
              </table:table-cell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0.09">
                <text:p>130.09</text:p>
              </table:table-cell>
              <table:table-cell office:value-type="float" office:value="77.8">
                <text:p>77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0.25">
                <text:p>130.25</text:p>
              </table:table-cell>
              <table:table-cell office:value-type="float" office:value="78.2">
                <text:p>78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0.42">
                <text:p>130.42</text:p>
              </table:table-cell>
              <table:table-cell office:value-type="float" office:value="78.6">
                <text:p>78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0.59">
                <text:p>130.59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0.75">
                <text:p>130.75</text:p>
              </table:table-cell>
              <table:table-cell office:value-type="float" office:value="79.3">
                <text:p>79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0.92">
                <text:p>130.92</text:p>
              </table:table-cell>
              <table:table-cell office:value-type="float" office:value="79.8">
                <text:p>79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1.09">
                <text:p>131.09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1.25">
                <text:p>131.2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1.42">
                <text:p>131.42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1.59">
                <text:p>131.5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1.75">
                <text:p>131.75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1.92">
                <text:p>131.92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2.09">
                <text:p>132.09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2.25">
                <text:p>132.25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2.42">
                <text:p>132.42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2.59">
                <text:p>132.59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2.75">
                <text:p>132.75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2.92">
                <text:p>132.92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3.09">
                <text:p>133.09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3.25">
                <text:p>133.25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3.42">
                <text:p>133.42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3.59">
                <text:p>133.59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3.75">
                <text:p>133.75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3.92">
                <text:p>133.92</text:p>
              </table:table-cell>
              <table:table-cell office:value-type="float" office:value="79.8">
                <text:p>79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4.09">
                <text:p>134.09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4.25">
                <text:p>134.25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4.42">
                <text:p>134.42</text:p>
              </table:table-cell>
              <table:table-cell office:value-type="float" office:value="79.8">
                <text:p>79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4.59">
                <text:p>134.59</text:p>
              </table:table-cell>
              <table:table-cell office:value-type="float" office:value="79.8">
                <text:p>79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4.75">
                <text:p>134.75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4.92">
                <text:p>134.92</text:p>
              </table:table-cell>
              <table:table-cell office:value-type="float" office:value="79.9">
                <text:p>79.9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